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3.2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  <table:table-cell office:value-type="string" calcext:value-type="string">
            <text:p>type</text:p>
          </table:table-cell>
          <table:table-cell office:value-type="string" calcext:value-type="string">
            <text:p>“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uleNameSchema</text:p>
          </table:table-cell>
          <table:table-cell office:value-type="string" calcext:value-type="string">
            <text:p>moduleDescriptionSchema</text:p>
          </table:table-cell>
          <table:table-cell office:value-type="string" calcext:value-type="string">
            <text:p>moduleLinkSchema</text:p>
          </table:table-cell>
          <table:table-cell office:value-type="string" calcext:value-type="string">
            <text:p>moduleIsValidSchema</text:p>
          </table:table-cell>
          <table:table-cell office:value-type="string" calcext:value-type="string">
            <text:p>modulePermissionSchema</text:p>
          </table:table-cell>
          <table:table-cell/>
        </table:table-row>
        <table:table-row table:style-name="ro1">
          <table:table-cell office:value-type="string" calcext:value-type="string">
            <text:p>4231-1231-123111-123132</text:p>
          </table:table-cell>
          <table:table-cell office:value-type="string" calcext:value-type="string">
            <text:p>cosa1</text:p>
          </table:table-cell>
          <table:table-cell office:value-type="string" calcext:value-type="string">
            <text:p>desc123</text:p>
          </table:table-cell>
          <table:table-cell office:value-type="string" calcext:value-type="string">
            <text:p>link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] &amp; CHAR(34) &amp; CHAR(44) &amp; CHAR(123) &amp; CHAR(34) &amp; [.$B$3] &amp; CHAR(34) &amp; CHAR(58) &amp; CHAR(34) &amp; [.B4] &amp; CHAR(34) &amp; CHAR(44) &amp; CHAR(34) &amp; [.$C$3]  &amp; CHAR(34) &amp; CHAR(58) &amp; CHAR(34) &amp; [.C4] &amp; CHAR(34) &amp; CHAR(44) &amp; CHAR(34) &amp;  [.$D$3] &amp; CHAR(34) &amp; CHAR(58) &amp; CHAR(34) &amp; [.D4] &amp; CHAR(34) &amp; CHAR(44) &amp; CHAR(34) &amp; [.$E$3] &amp; CHAR(34) &amp; CHAR(58) &amp; CHAR(34) &amp; [.E4] &amp; CHAR(34) &amp; CHAR(44) &amp; CHAR(34) &amp; [.$F$3] &amp; CHAR(34) &amp; CHAR(58) &amp;  [.F4]  &amp; CHAR(44) &amp; CHAR(34) &amp; [.$E$1] &amp; CHAR(34) &amp; CHAR(58) &amp; CHAR(34) &amp; [.$E$2] &amp; CHAR(34) &amp; CHAR(125) &amp; CHAR(41) &amp; CHAR(44))" office:value-type="string" office:string-value="(&quot;4231-1231-123111-123132&quot;,{&quot;moduleNameSchema&quot;:&quot;cosa1&quot;,&quot;moduleDescriptionSchema&quot;:&quot;desc123&quot;,&quot;moduleLinkSchema&quot;:&quot;link123&quot;,&quot;moduleIsValidSchema&quot;:&quot;true&quot;,&quot;modulePermissionSchema&quot;:[“read”, “delete”],&quot;type&quot;:&quot;module&quot;})," calcext:value-type="string">
            <text:p>("4231-1231-123111-123132",{"moduleNameSchema":"cosa1","moduleDescriptionSchema":"desc123","moduleLinkSchema":"link12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33</text:p>
          </table:table-cell>
          <table:table-cell office:value-type="string" calcext:value-type="string">
            <text:p>cosa2</text:p>
          </table:table-cell>
          <table:table-cell office:value-type="string" calcext:value-type="string">
            <text:p>desc124</text:p>
          </table:table-cell>
          <table:table-cell office:value-type="string" calcext:value-type="string">
            <text:p>link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] &amp; CHAR(34) &amp; CHAR(44) &amp; CHAR(123) &amp; CHAR(34) &amp; [.$B$3] &amp; CHAR(34) &amp; CHAR(58) &amp; CHAR(34) &amp; [.B5] &amp; CHAR(34) &amp; CHAR(44) &amp; CHAR(34) &amp; [.$C$3]  &amp; CHAR(34) &amp; CHAR(58) &amp; CHAR(34) &amp; [.C5] &amp; CHAR(34) &amp; CHAR(44) &amp; CHAR(34) &amp;  [.$D$3] &amp; CHAR(34) &amp; CHAR(58) &amp; CHAR(34) &amp; [.D5] &amp; CHAR(34) &amp; CHAR(44) &amp; CHAR(34) &amp; [.$E$3] &amp; CHAR(34) &amp; CHAR(58) &amp; CHAR(34) &amp; [.E5] &amp; CHAR(34) &amp; CHAR(44) &amp; CHAR(34) &amp; [.$F$3] &amp; CHAR(34) &amp; CHAR(58) &amp;  [.F5]  &amp; CHAR(44) &amp; CHAR(34) &amp; [.$E$1] &amp; CHAR(34) &amp; CHAR(58) &amp; CHAR(34) &amp; [.$E$2] &amp; CHAR(34) &amp; CHAR(125) &amp; CHAR(41) &amp; CHAR(44))" office:value-type="string" office:string-value="(&quot;4231-1231-123111-123133&quot;,{&quot;moduleNameSchema&quot;:&quot;cosa2&quot;,&quot;moduleDescriptionSchema&quot;:&quot;desc124&quot;,&quot;moduleLinkSchema&quot;:&quot;link124&quot;,&quot;moduleIsValidSchema&quot;:&quot;true&quot;,&quot;modulePermissionSchema&quot;:[“read”, “delete”],&quot;type&quot;:&quot;module&quot;})," calcext:value-type="string">
            <text:p>("4231-1231-123111-123133",{"moduleNameSchema":"cosa2","moduleDescriptionSchema":"desc124","moduleLinkSchema":"link12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34</text:p>
          </table:table-cell>
          <table:table-cell office:value-type="string" calcext:value-type="string">
            <text:p>cosa3</text:p>
          </table:table-cell>
          <table:table-cell office:value-type="string" calcext:value-type="string">
            <text:p>desc125</text:p>
          </table:table-cell>
          <table:table-cell office:value-type="string" calcext:value-type="string">
            <text:p>link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] &amp; CHAR(34) &amp; CHAR(44) &amp; CHAR(123) &amp; CHAR(34) &amp; [.$B$3] &amp; CHAR(34) &amp; CHAR(58) &amp; CHAR(34) &amp; [.B6] &amp; CHAR(34) &amp; CHAR(44) &amp; CHAR(34) &amp; [.$C$3]  &amp; CHAR(34) &amp; CHAR(58) &amp; CHAR(34) &amp; [.C6] &amp; CHAR(34) &amp; CHAR(44) &amp; CHAR(34) &amp;  [.$D$3] &amp; CHAR(34) &amp; CHAR(58) &amp; CHAR(34) &amp; [.D6] &amp; CHAR(34) &amp; CHAR(44) &amp; CHAR(34) &amp; [.$E$3] &amp; CHAR(34) &amp; CHAR(58) &amp; CHAR(34) &amp; [.E6] &amp; CHAR(34) &amp; CHAR(44) &amp; CHAR(34) &amp; [.$F$3] &amp; CHAR(34) &amp; CHAR(58) &amp;  [.F6]  &amp; CHAR(44) &amp; CHAR(34) &amp; [.$E$1] &amp; CHAR(34) &amp; CHAR(58) &amp; CHAR(34) &amp; [.$E$2] &amp; CHAR(34) &amp; CHAR(125) &amp; CHAR(41) &amp; CHAR(44))" office:value-type="string" office:string-value="(&quot;4231-1231-123111-123134&quot;,{&quot;moduleNameSchema&quot;:&quot;cosa3&quot;,&quot;moduleDescriptionSchema&quot;:&quot;desc125&quot;,&quot;moduleLinkSchema&quot;:&quot;link125&quot;,&quot;moduleIsValidSchema&quot;:&quot;true&quot;,&quot;modulePermissionSchema&quot;:[“read”, “delete”],&quot;type&quot;:&quot;module&quot;})," calcext:value-type="string">
            <text:p>("4231-1231-123111-123134",{"moduleNameSchema":"cosa3","moduleDescriptionSchema":"desc125","moduleLinkSchema":"link12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35</text:p>
          </table:table-cell>
          <table:table-cell office:value-type="string" calcext:value-type="string">
            <text:p>cosa4</text:p>
          </table:table-cell>
          <table:table-cell office:value-type="string" calcext:value-type="string">
            <text:p>desc126</text:p>
          </table:table-cell>
          <table:table-cell office:value-type="string" calcext:value-type="string">
            <text:p>link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] &amp; CHAR(34) &amp; CHAR(44) &amp; CHAR(123) &amp; CHAR(34) &amp; [.$B$3] &amp; CHAR(34) &amp; CHAR(58) &amp; CHAR(34) &amp; [.B7] &amp; CHAR(34) &amp; CHAR(44) &amp; CHAR(34) &amp; [.$C$3]  &amp; CHAR(34) &amp; CHAR(58) &amp; CHAR(34) &amp; [.C7] &amp; CHAR(34) &amp; CHAR(44) &amp; CHAR(34) &amp;  [.$D$3] &amp; CHAR(34) &amp; CHAR(58) &amp; CHAR(34) &amp; [.D7] &amp; CHAR(34) &amp; CHAR(44) &amp; CHAR(34) &amp; [.$E$3] &amp; CHAR(34) &amp; CHAR(58) &amp; CHAR(34) &amp; [.E7] &amp; CHAR(34) &amp; CHAR(44) &amp; CHAR(34) &amp; [.$F$3] &amp; CHAR(34) &amp; CHAR(58) &amp;  [.F7]  &amp; CHAR(44) &amp; CHAR(34) &amp; [.$E$1] &amp; CHAR(34) &amp; CHAR(58) &amp; CHAR(34) &amp; [.$E$2] &amp; CHAR(34) &amp; CHAR(125) &amp; CHAR(41) &amp; CHAR(44))" office:value-type="string" office:string-value="(&quot;4231-1231-123111-123135&quot;,{&quot;moduleNameSchema&quot;:&quot;cosa4&quot;,&quot;moduleDescriptionSchema&quot;:&quot;desc126&quot;,&quot;moduleLinkSchema&quot;:&quot;link126&quot;,&quot;moduleIsValidSchema&quot;:&quot;true&quot;,&quot;modulePermissionSchema&quot;:[“read”, “delete”],&quot;type&quot;:&quot;module&quot;})," calcext:value-type="string">
            <text:p>("4231-1231-123111-123135",{"moduleNameSchema":"cosa4","moduleDescriptionSchema":"desc126","moduleLinkSchema":"link12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36</text:p>
          </table:table-cell>
          <table:table-cell office:value-type="string" calcext:value-type="string">
            <text:p>cosa5</text:p>
          </table:table-cell>
          <table:table-cell office:value-type="string" calcext:value-type="string">
            <text:p>desc127</text:p>
          </table:table-cell>
          <table:table-cell office:value-type="string" calcext:value-type="string">
            <text:p>link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] &amp; CHAR(34) &amp; CHAR(44) &amp; CHAR(123) &amp; CHAR(34) &amp; [.$B$3] &amp; CHAR(34) &amp; CHAR(58) &amp; CHAR(34) &amp; [.B8] &amp; CHAR(34) &amp; CHAR(44) &amp; CHAR(34) &amp; [.$C$3]  &amp; CHAR(34) &amp; CHAR(58) &amp; CHAR(34) &amp; [.C8] &amp; CHAR(34) &amp; CHAR(44) &amp; CHAR(34) &amp;  [.$D$3] &amp; CHAR(34) &amp; CHAR(58) &amp; CHAR(34) &amp; [.D8] &amp; CHAR(34) &amp; CHAR(44) &amp; CHAR(34) &amp; [.$E$3] &amp; CHAR(34) &amp; CHAR(58) &amp; CHAR(34) &amp; [.E8] &amp; CHAR(34) &amp; CHAR(44) &amp; CHAR(34) &amp; [.$F$3] &amp; CHAR(34) &amp; CHAR(58) &amp;  [.F8]  &amp; CHAR(44) &amp; CHAR(34) &amp; [.$E$1] &amp; CHAR(34) &amp; CHAR(58) &amp; CHAR(34) &amp; [.$E$2] &amp; CHAR(34) &amp; CHAR(125) &amp; CHAR(41) &amp; CHAR(44))" office:value-type="string" office:string-value="(&quot;4231-1231-123111-123136&quot;,{&quot;moduleNameSchema&quot;:&quot;cosa5&quot;,&quot;moduleDescriptionSchema&quot;:&quot;desc127&quot;,&quot;moduleLinkSchema&quot;:&quot;link127&quot;,&quot;moduleIsValidSchema&quot;:&quot;true&quot;,&quot;modulePermissionSchema&quot;:[“read”, “delete”],&quot;type&quot;:&quot;module&quot;})," calcext:value-type="string">
            <text:p>("4231-1231-123111-123136",{"moduleNameSchema":"cosa5","moduleDescriptionSchema":"desc127","moduleLinkSchema":"link12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37</text:p>
          </table:table-cell>
          <table:table-cell office:value-type="string" calcext:value-type="string">
            <text:p>cosa6</text:p>
          </table:table-cell>
          <table:table-cell office:value-type="string" calcext:value-type="string">
            <text:p>desc128</text:p>
          </table:table-cell>
          <table:table-cell office:value-type="string" calcext:value-type="string">
            <text:p>link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] &amp; CHAR(34) &amp; CHAR(44) &amp; CHAR(123) &amp; CHAR(34) &amp; [.$B$3] &amp; CHAR(34) &amp; CHAR(58) &amp; CHAR(34) &amp; [.B9] &amp; CHAR(34) &amp; CHAR(44) &amp; CHAR(34) &amp; [.$C$3]  &amp; CHAR(34) &amp; CHAR(58) &amp; CHAR(34) &amp; [.C9] &amp; CHAR(34) &amp; CHAR(44) &amp; CHAR(34) &amp;  [.$D$3] &amp; CHAR(34) &amp; CHAR(58) &amp; CHAR(34) &amp; [.D9] &amp; CHAR(34) &amp; CHAR(44) &amp; CHAR(34) &amp; [.$E$3] &amp; CHAR(34) &amp; CHAR(58) &amp; CHAR(34) &amp; [.E9] &amp; CHAR(34) &amp; CHAR(44) &amp; CHAR(34) &amp; [.$F$3] &amp; CHAR(34) &amp; CHAR(58) &amp;  [.F9]  &amp; CHAR(44) &amp; CHAR(34) &amp; [.$E$1] &amp; CHAR(34) &amp; CHAR(58) &amp; CHAR(34) &amp; [.$E$2] &amp; CHAR(34) &amp; CHAR(125) &amp; CHAR(41) &amp; CHAR(44))" office:value-type="string" office:string-value="(&quot;4231-1231-123111-123137&quot;,{&quot;moduleNameSchema&quot;:&quot;cosa6&quot;,&quot;moduleDescriptionSchema&quot;:&quot;desc128&quot;,&quot;moduleLinkSchema&quot;:&quot;link128&quot;,&quot;moduleIsValidSchema&quot;:&quot;true&quot;,&quot;modulePermissionSchema&quot;:[“read”, “delete”],&quot;type&quot;:&quot;module&quot;})," calcext:value-type="string">
            <text:p>("4231-1231-123111-123137",{"moduleNameSchema":"cosa6","moduleDescriptionSchema":"desc128","moduleLinkSchema":"link12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38</text:p>
          </table:table-cell>
          <table:table-cell office:value-type="string" calcext:value-type="string">
            <text:p>cosa7</text:p>
          </table:table-cell>
          <table:table-cell office:value-type="string" calcext:value-type="string">
            <text:p>desc129</text:p>
          </table:table-cell>
          <table:table-cell office:value-type="string" calcext:value-type="string">
            <text:p>link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] &amp; CHAR(34) &amp; CHAR(44) &amp; CHAR(123) &amp; CHAR(34) &amp; [.$B$3] &amp; CHAR(34) &amp; CHAR(58) &amp; CHAR(34) &amp; [.B10] &amp; CHAR(34) &amp; CHAR(44) &amp; CHAR(34) &amp; [.$C$3]  &amp; CHAR(34) &amp; CHAR(58) &amp; CHAR(34) &amp; [.C10] &amp; CHAR(34) &amp; CHAR(44) &amp; CHAR(34) &amp;  [.$D$3] &amp; CHAR(34) &amp; CHAR(58) &amp; CHAR(34) &amp; [.D10] &amp; CHAR(34) &amp; CHAR(44) &amp; CHAR(34) &amp; [.$E$3] &amp; CHAR(34) &amp; CHAR(58) &amp; CHAR(34) &amp; [.E10] &amp; CHAR(34) &amp; CHAR(44) &amp; CHAR(34) &amp; [.$F$3] &amp; CHAR(34) &amp; CHAR(58) &amp;  [.F10]  &amp; CHAR(44) &amp; CHAR(34) &amp; [.$E$1] &amp; CHAR(34) &amp; CHAR(58) &amp; CHAR(34) &amp; [.$E$2] &amp; CHAR(34) &amp; CHAR(125) &amp; CHAR(41) &amp; CHAR(44))" office:value-type="string" office:string-value="(&quot;4231-1231-123111-123138&quot;,{&quot;moduleNameSchema&quot;:&quot;cosa7&quot;,&quot;moduleDescriptionSchema&quot;:&quot;desc129&quot;,&quot;moduleLinkSchema&quot;:&quot;link129&quot;,&quot;moduleIsValidSchema&quot;:&quot;true&quot;,&quot;modulePermissionSchema&quot;:[“read”, “delete”],&quot;type&quot;:&quot;module&quot;})," calcext:value-type="string">
            <text:p>("4231-1231-123111-123138",{"moduleNameSchema":"cosa7","moduleDescriptionSchema":"desc129","moduleLinkSchema":"link12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39</text:p>
          </table:table-cell>
          <table:table-cell office:value-type="string" calcext:value-type="string">
            <text:p>cosa8</text:p>
          </table:table-cell>
          <table:table-cell office:value-type="string" calcext:value-type="string">
            <text:p>desc130</text:p>
          </table:table-cell>
          <table:table-cell office:value-type="string" calcext:value-type="string">
            <text:p>link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] &amp; CHAR(34) &amp; CHAR(44) &amp; CHAR(123) &amp; CHAR(34) &amp; [.$B$3] &amp; CHAR(34) &amp; CHAR(58) &amp; CHAR(34) &amp; [.B11] &amp; CHAR(34) &amp; CHAR(44) &amp; CHAR(34) &amp; [.$C$3]  &amp; CHAR(34) &amp; CHAR(58) &amp; CHAR(34) &amp; [.C11] &amp; CHAR(34) &amp; CHAR(44) &amp; CHAR(34) &amp;  [.$D$3] &amp; CHAR(34) &amp; CHAR(58) &amp; CHAR(34) &amp; [.D11] &amp; CHAR(34) &amp; CHAR(44) &amp; CHAR(34) &amp; [.$E$3] &amp; CHAR(34) &amp; CHAR(58) &amp; CHAR(34) &amp; [.E11] &amp; CHAR(34) &amp; CHAR(44) &amp; CHAR(34) &amp; [.$F$3] &amp; CHAR(34) &amp; CHAR(58) &amp;  [.F11]  &amp; CHAR(44) &amp; CHAR(34) &amp; [.$E$1] &amp; CHAR(34) &amp; CHAR(58) &amp; CHAR(34) &amp; [.$E$2] &amp; CHAR(34) &amp; CHAR(125) &amp; CHAR(41) &amp; CHAR(44))" office:value-type="string" office:string-value="(&quot;4231-1231-123111-123139&quot;,{&quot;moduleNameSchema&quot;:&quot;cosa8&quot;,&quot;moduleDescriptionSchema&quot;:&quot;desc130&quot;,&quot;moduleLinkSchema&quot;:&quot;link130&quot;,&quot;moduleIsValidSchema&quot;:&quot;true&quot;,&quot;modulePermissionSchema&quot;:[“read”, “delete”],&quot;type&quot;:&quot;module&quot;})," calcext:value-type="string">
            <text:p>("4231-1231-123111-123139",{"moduleNameSchema":"cosa8","moduleDescriptionSchema":"desc130","moduleLinkSchema":"link13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0</text:p>
          </table:table-cell>
          <table:table-cell office:value-type="string" calcext:value-type="string">
            <text:p>cosa9</text:p>
          </table:table-cell>
          <table:table-cell office:value-type="string" calcext:value-type="string">
            <text:p>desc131</text:p>
          </table:table-cell>
          <table:table-cell office:value-type="string" calcext:value-type="string">
            <text:p>link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] &amp; CHAR(34) &amp; CHAR(44) &amp; CHAR(123) &amp; CHAR(34) &amp; [.$B$3] &amp; CHAR(34) &amp; CHAR(58) &amp; CHAR(34) &amp; [.B12] &amp; CHAR(34) &amp; CHAR(44) &amp; CHAR(34) &amp; [.$C$3]  &amp; CHAR(34) &amp; CHAR(58) &amp; CHAR(34) &amp; [.C12] &amp; CHAR(34) &amp; CHAR(44) &amp; CHAR(34) &amp;  [.$D$3] &amp; CHAR(34) &amp; CHAR(58) &amp; CHAR(34) &amp; [.D12] &amp; CHAR(34) &amp; CHAR(44) &amp; CHAR(34) &amp; [.$E$3] &amp; CHAR(34) &amp; CHAR(58) &amp; CHAR(34) &amp; [.E12] &amp; CHAR(34) &amp; CHAR(44) &amp; CHAR(34) &amp; [.$F$3] &amp; CHAR(34) &amp; CHAR(58) &amp;  [.F12]  &amp; CHAR(44) &amp; CHAR(34) &amp; [.$E$1] &amp; CHAR(34) &amp; CHAR(58) &amp; CHAR(34) &amp; [.$E$2] &amp; CHAR(34) &amp; CHAR(125) &amp; CHAR(41) &amp; CHAR(44))" office:value-type="string" office:string-value="(&quot;4231-1231-123111-123140&quot;,{&quot;moduleNameSchema&quot;:&quot;cosa9&quot;,&quot;moduleDescriptionSchema&quot;:&quot;desc131&quot;,&quot;moduleLinkSchema&quot;:&quot;link131&quot;,&quot;moduleIsValidSchema&quot;:&quot;true&quot;,&quot;modulePermissionSchema&quot;:[“read”, “delete”],&quot;type&quot;:&quot;module&quot;})," calcext:value-type="string">
            <text:p>("4231-1231-123111-123140",{"moduleNameSchema":"cosa9","moduleDescriptionSchema":"desc131","moduleLinkSchema":"link13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1</text:p>
          </table:table-cell>
          <table:table-cell office:value-type="string" calcext:value-type="string">
            <text:p>cosa10</text:p>
          </table:table-cell>
          <table:table-cell office:value-type="string" calcext:value-type="string">
            <text:p>desc132</text:p>
          </table:table-cell>
          <table:table-cell office:value-type="string" calcext:value-type="string">
            <text:p>link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] &amp; CHAR(34) &amp; CHAR(44) &amp; CHAR(123) &amp; CHAR(34) &amp; [.$B$3] &amp; CHAR(34) &amp; CHAR(58) &amp; CHAR(34) &amp; [.B13] &amp; CHAR(34) &amp; CHAR(44) &amp; CHAR(34) &amp; [.$C$3]  &amp; CHAR(34) &amp; CHAR(58) &amp; CHAR(34) &amp; [.C13] &amp; CHAR(34) &amp; CHAR(44) &amp; CHAR(34) &amp;  [.$D$3] &amp; CHAR(34) &amp; CHAR(58) &amp; CHAR(34) &amp; [.D13] &amp; CHAR(34) &amp; CHAR(44) &amp; CHAR(34) &amp; [.$E$3] &amp; CHAR(34) &amp; CHAR(58) &amp; CHAR(34) &amp; [.E13] &amp; CHAR(34) &amp; CHAR(44) &amp; CHAR(34) &amp; [.$F$3] &amp; CHAR(34) &amp; CHAR(58) &amp;  [.F13]  &amp; CHAR(44) &amp; CHAR(34) &amp; [.$E$1] &amp; CHAR(34) &amp; CHAR(58) &amp; CHAR(34) &amp; [.$E$2] &amp; CHAR(34) &amp; CHAR(125) &amp; CHAR(41) &amp; CHAR(44))" office:value-type="string" office:string-value="(&quot;4231-1231-123111-123141&quot;,{&quot;moduleNameSchema&quot;:&quot;cosa10&quot;,&quot;moduleDescriptionSchema&quot;:&quot;desc132&quot;,&quot;moduleLinkSchema&quot;:&quot;link132&quot;,&quot;moduleIsValidSchema&quot;:&quot;true&quot;,&quot;modulePermissionSchema&quot;:[“read”, “delete”],&quot;type&quot;:&quot;module&quot;})," calcext:value-type="string">
            <text:p>("4231-1231-123111-123141",{"moduleNameSchema":"cosa10","moduleDescriptionSchema":"desc132","moduleLinkSchema":"link13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2</text:p>
          </table:table-cell>
          <table:table-cell office:value-type="string" calcext:value-type="string">
            <text:p>cosa11</text:p>
          </table:table-cell>
          <table:table-cell office:value-type="string" calcext:value-type="string">
            <text:p>desc133</text:p>
          </table:table-cell>
          <table:table-cell office:value-type="string" calcext:value-type="string">
            <text:p>link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] &amp; CHAR(34) &amp; CHAR(44) &amp; CHAR(123) &amp; CHAR(34) &amp; [.$B$3] &amp; CHAR(34) &amp; CHAR(58) &amp; CHAR(34) &amp; [.B14] &amp; CHAR(34) &amp; CHAR(44) &amp; CHAR(34) &amp; [.$C$3]  &amp; CHAR(34) &amp; CHAR(58) &amp; CHAR(34) &amp; [.C14] &amp; CHAR(34) &amp; CHAR(44) &amp; CHAR(34) &amp;  [.$D$3] &amp; CHAR(34) &amp; CHAR(58) &amp; CHAR(34) &amp; [.D14] &amp; CHAR(34) &amp; CHAR(44) &amp; CHAR(34) &amp; [.$E$3] &amp; CHAR(34) &amp; CHAR(58) &amp; CHAR(34) &amp; [.E14] &amp; CHAR(34) &amp; CHAR(44) &amp; CHAR(34) &amp; [.$F$3] &amp; CHAR(34) &amp; CHAR(58) &amp;  [.F14]  &amp; CHAR(44) &amp; CHAR(34) &amp; [.$E$1] &amp; CHAR(34) &amp; CHAR(58) &amp; CHAR(34) &amp; [.$E$2] &amp; CHAR(34) &amp; CHAR(125) &amp; CHAR(41) &amp; CHAR(44))" office:value-type="string" office:string-value="(&quot;4231-1231-123111-123142&quot;,{&quot;moduleNameSchema&quot;:&quot;cosa11&quot;,&quot;moduleDescriptionSchema&quot;:&quot;desc133&quot;,&quot;moduleLinkSchema&quot;:&quot;link133&quot;,&quot;moduleIsValidSchema&quot;:&quot;true&quot;,&quot;modulePermissionSchema&quot;:[“read”, “delete”],&quot;type&quot;:&quot;module&quot;})," calcext:value-type="string">
            <text:p>("4231-1231-123111-123142",{"moduleNameSchema":"cosa11","moduleDescriptionSchema":"desc133","moduleLinkSchema":"link13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3</text:p>
          </table:table-cell>
          <table:table-cell office:value-type="string" calcext:value-type="string">
            <text:p>cosa12</text:p>
          </table:table-cell>
          <table:table-cell office:value-type="string" calcext:value-type="string">
            <text:p>desc134</text:p>
          </table:table-cell>
          <table:table-cell office:value-type="string" calcext:value-type="string">
            <text:p>link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5] &amp; CHAR(34) &amp; CHAR(44) &amp; CHAR(123) &amp; CHAR(34) &amp; [.$B$3] &amp; CHAR(34) &amp; CHAR(58) &amp; CHAR(34) &amp; [.B15] &amp; CHAR(34) &amp; CHAR(44) &amp; CHAR(34) &amp; [.$C$3]  &amp; CHAR(34) &amp; CHAR(58) &amp; CHAR(34) &amp; [.C15] &amp; CHAR(34) &amp; CHAR(44) &amp; CHAR(34) &amp;  [.$D$3] &amp; CHAR(34) &amp; CHAR(58) &amp; CHAR(34) &amp; [.D15] &amp; CHAR(34) &amp; CHAR(44) &amp; CHAR(34) &amp; [.$E$3] &amp; CHAR(34) &amp; CHAR(58) &amp; CHAR(34) &amp; [.E15] &amp; CHAR(34) &amp; CHAR(44) &amp; CHAR(34) &amp; [.$F$3] &amp; CHAR(34) &amp; CHAR(58) &amp;  [.F15]  &amp; CHAR(44) &amp; CHAR(34) &amp; [.$E$1] &amp; CHAR(34) &amp; CHAR(58) &amp; CHAR(34) &amp; [.$E$2] &amp; CHAR(34) &amp; CHAR(125) &amp; CHAR(41) &amp; CHAR(44))" office:value-type="string" office:string-value="(&quot;4231-1231-123111-123143&quot;,{&quot;moduleNameSchema&quot;:&quot;cosa12&quot;,&quot;moduleDescriptionSchema&quot;:&quot;desc134&quot;,&quot;moduleLinkSchema&quot;:&quot;link134&quot;,&quot;moduleIsValidSchema&quot;:&quot;true&quot;,&quot;modulePermissionSchema&quot;:[“read”, “delete”],&quot;type&quot;:&quot;module&quot;})," calcext:value-type="string">
            <text:p>("4231-1231-123111-123143",{"moduleNameSchema":"cosa12","moduleDescriptionSchema":"desc134","moduleLinkSchema":"link13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4</text:p>
          </table:table-cell>
          <table:table-cell office:value-type="string" calcext:value-type="string">
            <text:p>cosa13</text:p>
          </table:table-cell>
          <table:table-cell office:value-type="string" calcext:value-type="string">
            <text:p>desc135</text:p>
          </table:table-cell>
          <table:table-cell office:value-type="string" calcext:value-type="string">
            <text:p>link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6] &amp; CHAR(34) &amp; CHAR(44) &amp; CHAR(123) &amp; CHAR(34) &amp; [.$B$3] &amp; CHAR(34) &amp; CHAR(58) &amp; CHAR(34) &amp; [.B16] &amp; CHAR(34) &amp; CHAR(44) &amp; CHAR(34) &amp; [.$C$3]  &amp; CHAR(34) &amp; CHAR(58) &amp; CHAR(34) &amp; [.C16] &amp; CHAR(34) &amp; CHAR(44) &amp; CHAR(34) &amp;  [.$D$3] &amp; CHAR(34) &amp; CHAR(58) &amp; CHAR(34) &amp; [.D16] &amp; CHAR(34) &amp; CHAR(44) &amp; CHAR(34) &amp; [.$E$3] &amp; CHAR(34) &amp; CHAR(58) &amp; CHAR(34) &amp; [.E16] &amp; CHAR(34) &amp; CHAR(44) &amp; CHAR(34) &amp; [.$F$3] &amp; CHAR(34) &amp; CHAR(58) &amp;  [.F16]  &amp; CHAR(44) &amp; CHAR(34) &amp; [.$E$1] &amp; CHAR(34) &amp; CHAR(58) &amp; CHAR(34) &amp; [.$E$2] &amp; CHAR(34) &amp; CHAR(125) &amp; CHAR(41) &amp; CHAR(44))" office:value-type="string" office:string-value="(&quot;4231-1231-123111-123144&quot;,{&quot;moduleNameSchema&quot;:&quot;cosa13&quot;,&quot;moduleDescriptionSchema&quot;:&quot;desc135&quot;,&quot;moduleLinkSchema&quot;:&quot;link135&quot;,&quot;moduleIsValidSchema&quot;:&quot;true&quot;,&quot;modulePermissionSchema&quot;:[“read”, “delete”],&quot;type&quot;:&quot;module&quot;})," calcext:value-type="string">
            <text:p>("4231-1231-123111-123144",{"moduleNameSchema":"cosa13","moduleDescriptionSchema":"desc135","moduleLinkSchema":"link13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5</text:p>
          </table:table-cell>
          <table:table-cell office:value-type="string" calcext:value-type="string">
            <text:p>cosa14</text:p>
          </table:table-cell>
          <table:table-cell office:value-type="string" calcext:value-type="string">
            <text:p>desc136</text:p>
          </table:table-cell>
          <table:table-cell office:value-type="string" calcext:value-type="string">
            <text:p>link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7] &amp; CHAR(34) &amp; CHAR(44) &amp; CHAR(123) &amp; CHAR(34) &amp; [.$B$3] &amp; CHAR(34) &amp; CHAR(58) &amp; CHAR(34) &amp; [.B17] &amp; CHAR(34) &amp; CHAR(44) &amp; CHAR(34) &amp; [.$C$3]  &amp; CHAR(34) &amp; CHAR(58) &amp; CHAR(34) &amp; [.C17] &amp; CHAR(34) &amp; CHAR(44) &amp; CHAR(34) &amp;  [.$D$3] &amp; CHAR(34) &amp; CHAR(58) &amp; CHAR(34) &amp; [.D17] &amp; CHAR(34) &amp; CHAR(44) &amp; CHAR(34) &amp; [.$E$3] &amp; CHAR(34) &amp; CHAR(58) &amp; CHAR(34) &amp; [.E17] &amp; CHAR(34) &amp; CHAR(44) &amp; CHAR(34) &amp; [.$F$3] &amp; CHAR(34) &amp; CHAR(58) &amp;  [.F17]  &amp; CHAR(44) &amp; CHAR(34) &amp; [.$E$1] &amp; CHAR(34) &amp; CHAR(58) &amp; CHAR(34) &amp; [.$E$2] &amp; CHAR(34) &amp; CHAR(125) &amp; CHAR(41) &amp; CHAR(44))" office:value-type="string" office:string-value="(&quot;4231-1231-123111-123145&quot;,{&quot;moduleNameSchema&quot;:&quot;cosa14&quot;,&quot;moduleDescriptionSchema&quot;:&quot;desc136&quot;,&quot;moduleLinkSchema&quot;:&quot;link136&quot;,&quot;moduleIsValidSchema&quot;:&quot;true&quot;,&quot;modulePermissionSchema&quot;:[“read”, “delete”],&quot;type&quot;:&quot;module&quot;})," calcext:value-type="string">
            <text:p>("4231-1231-123111-123145",{"moduleNameSchema":"cosa14","moduleDescriptionSchema":"desc136","moduleLinkSchema":"link13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6</text:p>
          </table:table-cell>
          <table:table-cell office:value-type="string" calcext:value-type="string">
            <text:p>cosa15</text:p>
          </table:table-cell>
          <table:table-cell office:value-type="string" calcext:value-type="string">
            <text:p>desc137</text:p>
          </table:table-cell>
          <table:table-cell office:value-type="string" calcext:value-type="string">
            <text:p>link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8] &amp; CHAR(34) &amp; CHAR(44) &amp; CHAR(123) &amp; CHAR(34) &amp; [.$B$3] &amp; CHAR(34) &amp; CHAR(58) &amp; CHAR(34) &amp; [.B18] &amp; CHAR(34) &amp; CHAR(44) &amp; CHAR(34) &amp; [.$C$3]  &amp; CHAR(34) &amp; CHAR(58) &amp; CHAR(34) &amp; [.C18] &amp; CHAR(34) &amp; CHAR(44) &amp; CHAR(34) &amp;  [.$D$3] &amp; CHAR(34) &amp; CHAR(58) &amp; CHAR(34) &amp; [.D18] &amp; CHAR(34) &amp; CHAR(44) &amp; CHAR(34) &amp; [.$E$3] &amp; CHAR(34) &amp; CHAR(58) &amp; CHAR(34) &amp; [.E18] &amp; CHAR(34) &amp; CHAR(44) &amp; CHAR(34) &amp; [.$F$3] &amp; CHAR(34) &amp; CHAR(58) &amp;  [.F18]  &amp; CHAR(44) &amp; CHAR(34) &amp; [.$E$1] &amp; CHAR(34) &amp; CHAR(58) &amp; CHAR(34) &amp; [.$E$2] &amp; CHAR(34) &amp; CHAR(125) &amp; CHAR(41) &amp; CHAR(44))" office:value-type="string" office:string-value="(&quot;4231-1231-123111-123146&quot;,{&quot;moduleNameSchema&quot;:&quot;cosa15&quot;,&quot;moduleDescriptionSchema&quot;:&quot;desc137&quot;,&quot;moduleLinkSchema&quot;:&quot;link137&quot;,&quot;moduleIsValidSchema&quot;:&quot;true&quot;,&quot;modulePermissionSchema&quot;:[“read”, “delete”],&quot;type&quot;:&quot;module&quot;})," calcext:value-type="string">
            <text:p>("4231-1231-123111-123146",{"moduleNameSchema":"cosa15","moduleDescriptionSchema":"desc137","moduleLinkSchema":"link13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7</text:p>
          </table:table-cell>
          <table:table-cell office:value-type="string" calcext:value-type="string">
            <text:p>cosa16</text:p>
          </table:table-cell>
          <table:table-cell office:value-type="string" calcext:value-type="string">
            <text:p>desc138</text:p>
          </table:table-cell>
          <table:table-cell office:value-type="string" calcext:value-type="string">
            <text:p>link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9] &amp; CHAR(34) &amp; CHAR(44) &amp; CHAR(123) &amp; CHAR(34) &amp; [.$B$3] &amp; CHAR(34) &amp; CHAR(58) &amp; CHAR(34) &amp; [.B19] &amp; CHAR(34) &amp; CHAR(44) &amp; CHAR(34) &amp; [.$C$3]  &amp; CHAR(34) &amp; CHAR(58) &amp; CHAR(34) &amp; [.C19] &amp; CHAR(34) &amp; CHAR(44) &amp; CHAR(34) &amp;  [.$D$3] &amp; CHAR(34) &amp; CHAR(58) &amp; CHAR(34) &amp; [.D19] &amp; CHAR(34) &amp; CHAR(44) &amp; CHAR(34) &amp; [.$E$3] &amp; CHAR(34) &amp; CHAR(58) &amp; CHAR(34) &amp; [.E19] &amp; CHAR(34) &amp; CHAR(44) &amp; CHAR(34) &amp; [.$F$3] &amp; CHAR(34) &amp; CHAR(58) &amp;  [.F19]  &amp; CHAR(44) &amp; CHAR(34) &amp; [.$E$1] &amp; CHAR(34) &amp; CHAR(58) &amp; CHAR(34) &amp; [.$E$2] &amp; CHAR(34) &amp; CHAR(125) &amp; CHAR(41) &amp; CHAR(44))" office:value-type="string" office:string-value="(&quot;4231-1231-123111-123147&quot;,{&quot;moduleNameSchema&quot;:&quot;cosa16&quot;,&quot;moduleDescriptionSchema&quot;:&quot;desc138&quot;,&quot;moduleLinkSchema&quot;:&quot;link138&quot;,&quot;moduleIsValidSchema&quot;:&quot;true&quot;,&quot;modulePermissionSchema&quot;:[“read”, “delete”],&quot;type&quot;:&quot;module&quot;})," calcext:value-type="string">
            <text:p>("4231-1231-123111-123147",{"moduleNameSchema":"cosa16","moduleDescriptionSchema":"desc138","moduleLinkSchema":"link13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8</text:p>
          </table:table-cell>
          <table:table-cell office:value-type="string" calcext:value-type="string">
            <text:p>cosa17</text:p>
          </table:table-cell>
          <table:table-cell office:value-type="string" calcext:value-type="string">
            <text:p>desc139</text:p>
          </table:table-cell>
          <table:table-cell office:value-type="string" calcext:value-type="string">
            <text:p>link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0] &amp; CHAR(34) &amp; CHAR(44) &amp; CHAR(123) &amp; CHAR(34) &amp; [.$B$3] &amp; CHAR(34) &amp; CHAR(58) &amp; CHAR(34) &amp; [.B20] &amp; CHAR(34) &amp; CHAR(44) &amp; CHAR(34) &amp; [.$C$3]  &amp; CHAR(34) &amp; CHAR(58) &amp; CHAR(34) &amp; [.C20] &amp; CHAR(34) &amp; CHAR(44) &amp; CHAR(34) &amp;  [.$D$3] &amp; CHAR(34) &amp; CHAR(58) &amp; CHAR(34) &amp; [.D20] &amp; CHAR(34) &amp; CHAR(44) &amp; CHAR(34) &amp; [.$E$3] &amp; CHAR(34) &amp; CHAR(58) &amp; CHAR(34) &amp; [.E20] &amp; CHAR(34) &amp; CHAR(44) &amp; CHAR(34) &amp; [.$F$3] &amp; CHAR(34) &amp; CHAR(58) &amp;  [.F20]  &amp; CHAR(44) &amp; CHAR(34) &amp; [.$E$1] &amp; CHAR(34) &amp; CHAR(58) &amp; CHAR(34) &amp; [.$E$2] &amp; CHAR(34) &amp; CHAR(125) &amp; CHAR(41) &amp; CHAR(44))" office:value-type="string" office:string-value="(&quot;4231-1231-123111-123148&quot;,{&quot;moduleNameSchema&quot;:&quot;cosa17&quot;,&quot;moduleDescriptionSchema&quot;:&quot;desc139&quot;,&quot;moduleLinkSchema&quot;:&quot;link139&quot;,&quot;moduleIsValidSchema&quot;:&quot;true&quot;,&quot;modulePermissionSchema&quot;:[“read”, “delete”],&quot;type&quot;:&quot;module&quot;})," calcext:value-type="string">
            <text:p>("4231-1231-123111-123148",{"moduleNameSchema":"cosa17","moduleDescriptionSchema":"desc139","moduleLinkSchema":"link13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49</text:p>
          </table:table-cell>
          <table:table-cell office:value-type="string" calcext:value-type="string">
            <text:p>cosa18</text:p>
          </table:table-cell>
          <table:table-cell office:value-type="string" calcext:value-type="string">
            <text:p>desc140</text:p>
          </table:table-cell>
          <table:table-cell office:value-type="string" calcext:value-type="string">
            <text:p>link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1] &amp; CHAR(34) &amp; CHAR(44) &amp; CHAR(123) &amp; CHAR(34) &amp; [.$B$3] &amp; CHAR(34) &amp; CHAR(58) &amp; CHAR(34) &amp; [.B21] &amp; CHAR(34) &amp; CHAR(44) &amp; CHAR(34) &amp; [.$C$3]  &amp; CHAR(34) &amp; CHAR(58) &amp; CHAR(34) &amp; [.C21] &amp; CHAR(34) &amp; CHAR(44) &amp; CHAR(34) &amp;  [.$D$3] &amp; CHAR(34) &amp; CHAR(58) &amp; CHAR(34) &amp; [.D21] &amp; CHAR(34) &amp; CHAR(44) &amp; CHAR(34) &amp; [.$E$3] &amp; CHAR(34) &amp; CHAR(58) &amp; CHAR(34) &amp; [.E21] &amp; CHAR(34) &amp; CHAR(44) &amp; CHAR(34) &amp; [.$F$3] &amp; CHAR(34) &amp; CHAR(58) &amp;  [.F21]  &amp; CHAR(44) &amp; CHAR(34) &amp; [.$E$1] &amp; CHAR(34) &amp; CHAR(58) &amp; CHAR(34) &amp; [.$E$2] &amp; CHAR(34) &amp; CHAR(125) &amp; CHAR(41) &amp; CHAR(44))" office:value-type="string" office:string-value="(&quot;4231-1231-123111-123149&quot;,{&quot;moduleNameSchema&quot;:&quot;cosa18&quot;,&quot;moduleDescriptionSchema&quot;:&quot;desc140&quot;,&quot;moduleLinkSchema&quot;:&quot;link140&quot;,&quot;moduleIsValidSchema&quot;:&quot;true&quot;,&quot;modulePermissionSchema&quot;:[“read”, “delete”],&quot;type&quot;:&quot;module&quot;})," calcext:value-type="string">
            <text:p>("4231-1231-123111-123149",{"moduleNameSchema":"cosa18","moduleDescriptionSchema":"desc140","moduleLinkSchema":"link14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0</text:p>
          </table:table-cell>
          <table:table-cell office:value-type="string" calcext:value-type="string">
            <text:p>cosa19</text:p>
          </table:table-cell>
          <table:table-cell office:value-type="string" calcext:value-type="string">
            <text:p>desc141</text:p>
          </table:table-cell>
          <table:table-cell office:value-type="string" calcext:value-type="string">
            <text:p>link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2] &amp; CHAR(34) &amp; CHAR(44) &amp; CHAR(123) &amp; CHAR(34) &amp; [.$B$3] &amp; CHAR(34) &amp; CHAR(58) &amp; CHAR(34) &amp; [.B22] &amp; CHAR(34) &amp; CHAR(44) &amp; CHAR(34) &amp; [.$C$3]  &amp; CHAR(34) &amp; CHAR(58) &amp; CHAR(34) &amp; [.C22] &amp; CHAR(34) &amp; CHAR(44) &amp; CHAR(34) &amp;  [.$D$3] &amp; CHAR(34) &amp; CHAR(58) &amp; CHAR(34) &amp; [.D22] &amp; CHAR(34) &amp; CHAR(44) &amp; CHAR(34) &amp; [.$E$3] &amp; CHAR(34) &amp; CHAR(58) &amp; CHAR(34) &amp; [.E22] &amp; CHAR(34) &amp; CHAR(44) &amp; CHAR(34) &amp; [.$F$3] &amp; CHAR(34) &amp; CHAR(58) &amp;  [.F22]  &amp; CHAR(44) &amp; CHAR(34) &amp; [.$E$1] &amp; CHAR(34) &amp; CHAR(58) &amp; CHAR(34) &amp; [.$E$2] &amp; CHAR(34) &amp; CHAR(125) &amp; CHAR(41) &amp; CHAR(44))" office:value-type="string" office:string-value="(&quot;4231-1231-123111-123150&quot;,{&quot;moduleNameSchema&quot;:&quot;cosa19&quot;,&quot;moduleDescriptionSchema&quot;:&quot;desc141&quot;,&quot;moduleLinkSchema&quot;:&quot;link141&quot;,&quot;moduleIsValidSchema&quot;:&quot;true&quot;,&quot;modulePermissionSchema&quot;:[“read”, “delete”],&quot;type&quot;:&quot;module&quot;})," calcext:value-type="string">
            <text:p>("4231-1231-123111-123150",{"moduleNameSchema":"cosa19","moduleDescriptionSchema":"desc141","moduleLinkSchema":"link14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1</text:p>
          </table:table-cell>
          <table:table-cell office:value-type="string" calcext:value-type="string">
            <text:p>cosa20</text:p>
          </table:table-cell>
          <table:table-cell office:value-type="string" calcext:value-type="string">
            <text:p>desc142</text:p>
          </table:table-cell>
          <table:table-cell office:value-type="string" calcext:value-type="string">
            <text:p>link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3] &amp; CHAR(34) &amp; CHAR(44) &amp; CHAR(123) &amp; CHAR(34) &amp; [.$B$3] &amp; CHAR(34) &amp; CHAR(58) &amp; CHAR(34) &amp; [.B23] &amp; CHAR(34) &amp; CHAR(44) &amp; CHAR(34) &amp; [.$C$3]  &amp; CHAR(34) &amp; CHAR(58) &amp; CHAR(34) &amp; [.C23] &amp; CHAR(34) &amp; CHAR(44) &amp; CHAR(34) &amp;  [.$D$3] &amp; CHAR(34) &amp; CHAR(58) &amp; CHAR(34) &amp; [.D23] &amp; CHAR(34) &amp; CHAR(44) &amp; CHAR(34) &amp; [.$E$3] &amp; CHAR(34) &amp; CHAR(58) &amp; CHAR(34) &amp; [.E23] &amp; CHAR(34) &amp; CHAR(44) &amp; CHAR(34) &amp; [.$F$3] &amp; CHAR(34) &amp; CHAR(58) &amp;  [.F23]  &amp; CHAR(44) &amp; CHAR(34) &amp; [.$E$1] &amp; CHAR(34) &amp; CHAR(58) &amp; CHAR(34) &amp; [.$E$2] &amp; CHAR(34) &amp; CHAR(125) &amp; CHAR(41) &amp; CHAR(44))" office:value-type="string" office:string-value="(&quot;4231-1231-123111-123151&quot;,{&quot;moduleNameSchema&quot;:&quot;cosa20&quot;,&quot;moduleDescriptionSchema&quot;:&quot;desc142&quot;,&quot;moduleLinkSchema&quot;:&quot;link142&quot;,&quot;moduleIsValidSchema&quot;:&quot;true&quot;,&quot;modulePermissionSchema&quot;:[“read”, “delete”],&quot;type&quot;:&quot;module&quot;})," calcext:value-type="string">
            <text:p>("4231-1231-123111-123151",{"moduleNameSchema":"cosa20","moduleDescriptionSchema":"desc142","moduleLinkSchema":"link14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2</text:p>
          </table:table-cell>
          <table:table-cell office:value-type="string" calcext:value-type="string">
            <text:p>cosa21</text:p>
          </table:table-cell>
          <table:table-cell office:value-type="string" calcext:value-type="string">
            <text:p>desc143</text:p>
          </table:table-cell>
          <table:table-cell office:value-type="string" calcext:value-type="string">
            <text:p>link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4] &amp; CHAR(34) &amp; CHAR(44) &amp; CHAR(123) &amp; CHAR(34) &amp; [.$B$3] &amp; CHAR(34) &amp; CHAR(58) &amp; CHAR(34) &amp; [.B24] &amp; CHAR(34) &amp; CHAR(44) &amp; CHAR(34) &amp; [.$C$3]  &amp; CHAR(34) &amp; CHAR(58) &amp; CHAR(34) &amp; [.C24] &amp; CHAR(34) &amp; CHAR(44) &amp; CHAR(34) &amp;  [.$D$3] &amp; CHAR(34) &amp; CHAR(58) &amp; CHAR(34) &amp; [.D24] &amp; CHAR(34) &amp; CHAR(44) &amp; CHAR(34) &amp; [.$E$3] &amp; CHAR(34) &amp; CHAR(58) &amp; CHAR(34) &amp; [.E24] &amp; CHAR(34) &amp; CHAR(44) &amp; CHAR(34) &amp; [.$F$3] &amp; CHAR(34) &amp; CHAR(58) &amp;  [.F24]  &amp; CHAR(44) &amp; CHAR(34) &amp; [.$E$1] &amp; CHAR(34) &amp; CHAR(58) &amp; CHAR(34) &amp; [.$E$2] &amp; CHAR(34) &amp; CHAR(125) &amp; CHAR(41) &amp; CHAR(44))" office:value-type="string" office:string-value="(&quot;4231-1231-123111-123152&quot;,{&quot;moduleNameSchema&quot;:&quot;cosa21&quot;,&quot;moduleDescriptionSchema&quot;:&quot;desc143&quot;,&quot;moduleLinkSchema&quot;:&quot;link143&quot;,&quot;moduleIsValidSchema&quot;:&quot;true&quot;,&quot;modulePermissionSchema&quot;:[“read”, “delete”],&quot;type&quot;:&quot;module&quot;})," calcext:value-type="string">
            <text:p>("4231-1231-123111-123152",{"moduleNameSchema":"cosa21","moduleDescriptionSchema":"desc143","moduleLinkSchema":"link14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3</text:p>
          </table:table-cell>
          <table:table-cell office:value-type="string" calcext:value-type="string">
            <text:p>cosa22</text:p>
          </table:table-cell>
          <table:table-cell office:value-type="string" calcext:value-type="string">
            <text:p>desc144</text:p>
          </table:table-cell>
          <table:table-cell office:value-type="string" calcext:value-type="string">
            <text:p>link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5] &amp; CHAR(34) &amp; CHAR(44) &amp; CHAR(123) &amp; CHAR(34) &amp; [.$B$3] &amp; CHAR(34) &amp; CHAR(58) &amp; CHAR(34) &amp; [.B25] &amp; CHAR(34) &amp; CHAR(44) &amp; CHAR(34) &amp; [.$C$3]  &amp; CHAR(34) &amp; CHAR(58) &amp; CHAR(34) &amp; [.C25] &amp; CHAR(34) &amp; CHAR(44) &amp; CHAR(34) &amp;  [.$D$3] &amp; CHAR(34) &amp; CHAR(58) &amp; CHAR(34) &amp; [.D25] &amp; CHAR(34) &amp; CHAR(44) &amp; CHAR(34) &amp; [.$E$3] &amp; CHAR(34) &amp; CHAR(58) &amp; CHAR(34) &amp; [.E25] &amp; CHAR(34) &amp; CHAR(44) &amp; CHAR(34) &amp; [.$F$3] &amp; CHAR(34) &amp; CHAR(58) &amp;  [.F25]  &amp; CHAR(44) &amp; CHAR(34) &amp; [.$E$1] &amp; CHAR(34) &amp; CHAR(58) &amp; CHAR(34) &amp; [.$E$2] &amp; CHAR(34) &amp; CHAR(125) &amp; CHAR(41) &amp; CHAR(44))" office:value-type="string" office:string-value="(&quot;4231-1231-123111-123153&quot;,{&quot;moduleNameSchema&quot;:&quot;cosa22&quot;,&quot;moduleDescriptionSchema&quot;:&quot;desc144&quot;,&quot;moduleLinkSchema&quot;:&quot;link144&quot;,&quot;moduleIsValidSchema&quot;:&quot;true&quot;,&quot;modulePermissionSchema&quot;:[“read”, “delete”],&quot;type&quot;:&quot;module&quot;})," calcext:value-type="string">
            <text:p>("4231-1231-123111-123153",{"moduleNameSchema":"cosa22","moduleDescriptionSchema":"desc144","moduleLinkSchema":"link14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4</text:p>
          </table:table-cell>
          <table:table-cell office:value-type="string" calcext:value-type="string">
            <text:p>cosa23</text:p>
          </table:table-cell>
          <table:table-cell office:value-type="string" calcext:value-type="string">
            <text:p>desc145</text:p>
          </table:table-cell>
          <table:table-cell office:value-type="string" calcext:value-type="string">
            <text:p>link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6] &amp; CHAR(34) &amp; CHAR(44) &amp; CHAR(123) &amp; CHAR(34) &amp; [.$B$3] &amp; CHAR(34) &amp; CHAR(58) &amp; CHAR(34) &amp; [.B26] &amp; CHAR(34) &amp; CHAR(44) &amp; CHAR(34) &amp; [.$C$3]  &amp; CHAR(34) &amp; CHAR(58) &amp; CHAR(34) &amp; [.C26] &amp; CHAR(34) &amp; CHAR(44) &amp; CHAR(34) &amp;  [.$D$3] &amp; CHAR(34) &amp; CHAR(58) &amp; CHAR(34) &amp; [.D26] &amp; CHAR(34) &amp; CHAR(44) &amp; CHAR(34) &amp; [.$E$3] &amp; CHAR(34) &amp; CHAR(58) &amp; CHAR(34) &amp; [.E26] &amp; CHAR(34) &amp; CHAR(44) &amp; CHAR(34) &amp; [.$F$3] &amp; CHAR(34) &amp; CHAR(58) &amp;  [.F26]  &amp; CHAR(44) &amp; CHAR(34) &amp; [.$E$1] &amp; CHAR(34) &amp; CHAR(58) &amp; CHAR(34) &amp; [.$E$2] &amp; CHAR(34) &amp; CHAR(125) &amp; CHAR(41) &amp; CHAR(44))" office:value-type="string" office:string-value="(&quot;4231-1231-123111-123154&quot;,{&quot;moduleNameSchema&quot;:&quot;cosa23&quot;,&quot;moduleDescriptionSchema&quot;:&quot;desc145&quot;,&quot;moduleLinkSchema&quot;:&quot;link145&quot;,&quot;moduleIsValidSchema&quot;:&quot;true&quot;,&quot;modulePermissionSchema&quot;:[“read”, “delete”],&quot;type&quot;:&quot;module&quot;})," calcext:value-type="string">
            <text:p>("4231-1231-123111-123154",{"moduleNameSchema":"cosa23","moduleDescriptionSchema":"desc145","moduleLinkSchema":"link14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5</text:p>
          </table:table-cell>
          <table:table-cell office:value-type="string" calcext:value-type="string">
            <text:p>cosa24</text:p>
          </table:table-cell>
          <table:table-cell office:value-type="string" calcext:value-type="string">
            <text:p>desc146</text:p>
          </table:table-cell>
          <table:table-cell office:value-type="string" calcext:value-type="string">
            <text:p>link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7] &amp; CHAR(34) &amp; CHAR(44) &amp; CHAR(123) &amp; CHAR(34) &amp; [.$B$3] &amp; CHAR(34) &amp; CHAR(58) &amp; CHAR(34) &amp; [.B27] &amp; CHAR(34) &amp; CHAR(44) &amp; CHAR(34) &amp; [.$C$3]  &amp; CHAR(34) &amp; CHAR(58) &amp; CHAR(34) &amp; [.C27] &amp; CHAR(34) &amp; CHAR(44) &amp; CHAR(34) &amp;  [.$D$3] &amp; CHAR(34) &amp; CHAR(58) &amp; CHAR(34) &amp; [.D27] &amp; CHAR(34) &amp; CHAR(44) &amp; CHAR(34) &amp; [.$E$3] &amp; CHAR(34) &amp; CHAR(58) &amp; CHAR(34) &amp; [.E27] &amp; CHAR(34) &amp; CHAR(44) &amp; CHAR(34) &amp; [.$F$3] &amp; CHAR(34) &amp; CHAR(58) &amp;  [.F27]  &amp; CHAR(44) &amp; CHAR(34) &amp; [.$E$1] &amp; CHAR(34) &amp; CHAR(58) &amp; CHAR(34) &amp; [.$E$2] &amp; CHAR(34) &amp; CHAR(125) &amp; CHAR(41) &amp; CHAR(44))" office:value-type="string" office:string-value="(&quot;4231-1231-123111-123155&quot;,{&quot;moduleNameSchema&quot;:&quot;cosa24&quot;,&quot;moduleDescriptionSchema&quot;:&quot;desc146&quot;,&quot;moduleLinkSchema&quot;:&quot;link146&quot;,&quot;moduleIsValidSchema&quot;:&quot;true&quot;,&quot;modulePermissionSchema&quot;:[“read”, “delete”],&quot;type&quot;:&quot;module&quot;})," calcext:value-type="string">
            <text:p>("4231-1231-123111-123155",{"moduleNameSchema":"cosa24","moduleDescriptionSchema":"desc146","moduleLinkSchema":"link14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6</text:p>
          </table:table-cell>
          <table:table-cell office:value-type="string" calcext:value-type="string">
            <text:p>cosa25</text:p>
          </table:table-cell>
          <table:table-cell office:value-type="string" calcext:value-type="string">
            <text:p>desc147</text:p>
          </table:table-cell>
          <table:table-cell office:value-type="string" calcext:value-type="string">
            <text:p>link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8] &amp; CHAR(34) &amp; CHAR(44) &amp; CHAR(123) &amp; CHAR(34) &amp; [.$B$3] &amp; CHAR(34) &amp; CHAR(58) &amp; CHAR(34) &amp; [.B28] &amp; CHAR(34) &amp; CHAR(44) &amp; CHAR(34) &amp; [.$C$3]  &amp; CHAR(34) &amp; CHAR(58) &amp; CHAR(34) &amp; [.C28] &amp; CHAR(34) &amp; CHAR(44) &amp; CHAR(34) &amp;  [.$D$3] &amp; CHAR(34) &amp; CHAR(58) &amp; CHAR(34) &amp; [.D28] &amp; CHAR(34) &amp; CHAR(44) &amp; CHAR(34) &amp; [.$E$3] &amp; CHAR(34) &amp; CHAR(58) &amp; CHAR(34) &amp; [.E28] &amp; CHAR(34) &amp; CHAR(44) &amp; CHAR(34) &amp; [.$F$3] &amp; CHAR(34) &amp; CHAR(58) &amp;  [.F28]  &amp; CHAR(44) &amp; CHAR(34) &amp; [.$E$1] &amp; CHAR(34) &amp; CHAR(58) &amp; CHAR(34) &amp; [.$E$2] &amp; CHAR(34) &amp; CHAR(125) &amp; CHAR(41) &amp; CHAR(44))" office:value-type="string" office:string-value="(&quot;4231-1231-123111-123156&quot;,{&quot;moduleNameSchema&quot;:&quot;cosa25&quot;,&quot;moduleDescriptionSchema&quot;:&quot;desc147&quot;,&quot;moduleLinkSchema&quot;:&quot;link147&quot;,&quot;moduleIsValidSchema&quot;:&quot;true&quot;,&quot;modulePermissionSchema&quot;:[“read”, “delete”],&quot;type&quot;:&quot;module&quot;})," calcext:value-type="string">
            <text:p>("4231-1231-123111-123156",{"moduleNameSchema":"cosa25","moduleDescriptionSchema":"desc147","moduleLinkSchema":"link14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7</text:p>
          </table:table-cell>
          <table:table-cell office:value-type="string" calcext:value-type="string">
            <text:p>cosa26</text:p>
          </table:table-cell>
          <table:table-cell office:value-type="string" calcext:value-type="string">
            <text:p>desc148</text:p>
          </table:table-cell>
          <table:table-cell office:value-type="string" calcext:value-type="string">
            <text:p>link1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29] &amp; CHAR(34) &amp; CHAR(44) &amp; CHAR(123) &amp; CHAR(34) &amp; [.$B$3] &amp; CHAR(34) &amp; CHAR(58) &amp; CHAR(34) &amp; [.B29] &amp; CHAR(34) &amp; CHAR(44) &amp; CHAR(34) &amp; [.$C$3]  &amp; CHAR(34) &amp; CHAR(58) &amp; CHAR(34) &amp; [.C29] &amp; CHAR(34) &amp; CHAR(44) &amp; CHAR(34) &amp;  [.$D$3] &amp; CHAR(34) &amp; CHAR(58) &amp; CHAR(34) &amp; [.D29] &amp; CHAR(34) &amp; CHAR(44) &amp; CHAR(34) &amp; [.$E$3] &amp; CHAR(34) &amp; CHAR(58) &amp; CHAR(34) &amp; [.E29] &amp; CHAR(34) &amp; CHAR(44) &amp; CHAR(34) &amp; [.$F$3] &amp; CHAR(34) &amp; CHAR(58) &amp;  [.F29]  &amp; CHAR(44) &amp; CHAR(34) &amp; [.$E$1] &amp; CHAR(34) &amp; CHAR(58) &amp; CHAR(34) &amp; [.$E$2] &amp; CHAR(34) &amp; CHAR(125) &amp; CHAR(41) &amp; CHAR(44))" office:value-type="string" office:string-value="(&quot;4231-1231-123111-123157&quot;,{&quot;moduleNameSchema&quot;:&quot;cosa26&quot;,&quot;moduleDescriptionSchema&quot;:&quot;desc148&quot;,&quot;moduleLinkSchema&quot;:&quot;link148&quot;,&quot;moduleIsValidSchema&quot;:&quot;true&quot;,&quot;modulePermissionSchema&quot;:[“read”, “delete”],&quot;type&quot;:&quot;module&quot;})," calcext:value-type="string">
            <text:p>("4231-1231-123111-123157",{"moduleNameSchema":"cosa26","moduleDescriptionSchema":"desc148","moduleLinkSchema":"link14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8</text:p>
          </table:table-cell>
          <table:table-cell office:value-type="string" calcext:value-type="string">
            <text:p>cosa27</text:p>
          </table:table-cell>
          <table:table-cell office:value-type="string" calcext:value-type="string">
            <text:p>desc149</text:p>
          </table:table-cell>
          <table:table-cell office:value-type="string" calcext:value-type="string">
            <text:p>link1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0] &amp; CHAR(34) &amp; CHAR(44) &amp; CHAR(123) &amp; CHAR(34) &amp; [.$B$3] &amp; CHAR(34) &amp; CHAR(58) &amp; CHAR(34) &amp; [.B30] &amp; CHAR(34) &amp; CHAR(44) &amp; CHAR(34) &amp; [.$C$3]  &amp; CHAR(34) &amp; CHAR(58) &amp; CHAR(34) &amp; [.C30] &amp; CHAR(34) &amp; CHAR(44) &amp; CHAR(34) &amp;  [.$D$3] &amp; CHAR(34) &amp; CHAR(58) &amp; CHAR(34) &amp; [.D30] &amp; CHAR(34) &amp; CHAR(44) &amp; CHAR(34) &amp; [.$E$3] &amp; CHAR(34) &amp; CHAR(58) &amp; CHAR(34) &amp; [.E30] &amp; CHAR(34) &amp; CHAR(44) &amp; CHAR(34) &amp; [.$F$3] &amp; CHAR(34) &amp; CHAR(58) &amp;  [.F30]  &amp; CHAR(44) &amp; CHAR(34) &amp; [.$E$1] &amp; CHAR(34) &amp; CHAR(58) &amp; CHAR(34) &amp; [.$E$2] &amp; CHAR(34) &amp; CHAR(125) &amp; CHAR(41) &amp; CHAR(44))" office:value-type="string" office:string-value="(&quot;4231-1231-123111-123158&quot;,{&quot;moduleNameSchema&quot;:&quot;cosa27&quot;,&quot;moduleDescriptionSchema&quot;:&quot;desc149&quot;,&quot;moduleLinkSchema&quot;:&quot;link149&quot;,&quot;moduleIsValidSchema&quot;:&quot;true&quot;,&quot;modulePermissionSchema&quot;:[“read”, “delete”],&quot;type&quot;:&quot;module&quot;})," calcext:value-type="string">
            <text:p>("4231-1231-123111-123158",{"moduleNameSchema":"cosa27","moduleDescriptionSchema":"desc149","moduleLinkSchema":"link14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59</text:p>
          </table:table-cell>
          <table:table-cell office:value-type="string" calcext:value-type="string">
            <text:p>cosa28</text:p>
          </table:table-cell>
          <table:table-cell office:value-type="string" calcext:value-type="string">
            <text:p>desc150</text:p>
          </table:table-cell>
          <table:table-cell office:value-type="string" calcext:value-type="string">
            <text:p>link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1] &amp; CHAR(34) &amp; CHAR(44) &amp; CHAR(123) &amp; CHAR(34) &amp; [.$B$3] &amp; CHAR(34) &amp; CHAR(58) &amp; CHAR(34) &amp; [.B31] &amp; CHAR(34) &amp; CHAR(44) &amp; CHAR(34) &amp; [.$C$3]  &amp; CHAR(34) &amp; CHAR(58) &amp; CHAR(34) &amp; [.C31] &amp; CHAR(34) &amp; CHAR(44) &amp; CHAR(34) &amp;  [.$D$3] &amp; CHAR(34) &amp; CHAR(58) &amp; CHAR(34) &amp; [.D31] &amp; CHAR(34) &amp; CHAR(44) &amp; CHAR(34) &amp; [.$E$3] &amp; CHAR(34) &amp; CHAR(58) &amp; CHAR(34) &amp; [.E31] &amp; CHAR(34) &amp; CHAR(44) &amp; CHAR(34) &amp; [.$F$3] &amp; CHAR(34) &amp; CHAR(58) &amp;  [.F31]  &amp; CHAR(44) &amp; CHAR(34) &amp; [.$E$1] &amp; CHAR(34) &amp; CHAR(58) &amp; CHAR(34) &amp; [.$E$2] &amp; CHAR(34) &amp; CHAR(125) &amp; CHAR(41) &amp; CHAR(44))" office:value-type="string" office:string-value="(&quot;4231-1231-123111-123159&quot;,{&quot;moduleNameSchema&quot;:&quot;cosa28&quot;,&quot;moduleDescriptionSchema&quot;:&quot;desc150&quot;,&quot;moduleLinkSchema&quot;:&quot;link150&quot;,&quot;moduleIsValidSchema&quot;:&quot;true&quot;,&quot;modulePermissionSchema&quot;:[“read”, “delete”],&quot;type&quot;:&quot;module&quot;})," calcext:value-type="string">
            <text:p>("4231-1231-123111-123159",{"moduleNameSchema":"cosa28","moduleDescriptionSchema":"desc150","moduleLinkSchema":"link15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0</text:p>
          </table:table-cell>
          <table:table-cell office:value-type="string" calcext:value-type="string">
            <text:p>cosa29</text:p>
          </table:table-cell>
          <table:table-cell office:value-type="string" calcext:value-type="string">
            <text:p>desc151</text:p>
          </table:table-cell>
          <table:table-cell office:value-type="string" calcext:value-type="string">
            <text:p>link1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2] &amp; CHAR(34) &amp; CHAR(44) &amp; CHAR(123) &amp; CHAR(34) &amp; [.$B$3] &amp; CHAR(34) &amp; CHAR(58) &amp; CHAR(34) &amp; [.B32] &amp; CHAR(34) &amp; CHAR(44) &amp; CHAR(34) &amp; [.$C$3]  &amp; CHAR(34) &amp; CHAR(58) &amp; CHAR(34) &amp; [.C32] &amp; CHAR(34) &amp; CHAR(44) &amp; CHAR(34) &amp;  [.$D$3] &amp; CHAR(34) &amp; CHAR(58) &amp; CHAR(34) &amp; [.D32] &amp; CHAR(34) &amp; CHAR(44) &amp; CHAR(34) &amp; [.$E$3] &amp; CHAR(34) &amp; CHAR(58) &amp; CHAR(34) &amp; [.E32] &amp; CHAR(34) &amp; CHAR(44) &amp; CHAR(34) &amp; [.$F$3] &amp; CHAR(34) &amp; CHAR(58) &amp;  [.F32]  &amp; CHAR(44) &amp; CHAR(34) &amp; [.$E$1] &amp; CHAR(34) &amp; CHAR(58) &amp; CHAR(34) &amp; [.$E$2] &amp; CHAR(34) &amp; CHAR(125) &amp; CHAR(41) &amp; CHAR(44))" office:value-type="string" office:string-value="(&quot;4231-1231-123111-123160&quot;,{&quot;moduleNameSchema&quot;:&quot;cosa29&quot;,&quot;moduleDescriptionSchema&quot;:&quot;desc151&quot;,&quot;moduleLinkSchema&quot;:&quot;link151&quot;,&quot;moduleIsValidSchema&quot;:&quot;true&quot;,&quot;modulePermissionSchema&quot;:[“read”, “delete”],&quot;type&quot;:&quot;module&quot;})," calcext:value-type="string">
            <text:p>("4231-1231-123111-123160",{"moduleNameSchema":"cosa29","moduleDescriptionSchema":"desc151","moduleLinkSchema":"link15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1</text:p>
          </table:table-cell>
          <table:table-cell office:value-type="string" calcext:value-type="string">
            <text:p>cosa30</text:p>
          </table:table-cell>
          <table:table-cell office:value-type="string" calcext:value-type="string">
            <text:p>desc152</text:p>
          </table:table-cell>
          <table:table-cell office:value-type="string" calcext:value-type="string">
            <text:p>link1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3] &amp; CHAR(34) &amp; CHAR(44) &amp; CHAR(123) &amp; CHAR(34) &amp; [.$B$3] &amp; CHAR(34) &amp; CHAR(58) &amp; CHAR(34) &amp; [.B33] &amp; CHAR(34) &amp; CHAR(44) &amp; CHAR(34) &amp; [.$C$3]  &amp; CHAR(34) &amp; CHAR(58) &amp; CHAR(34) &amp; [.C33] &amp; CHAR(34) &amp; CHAR(44) &amp; CHAR(34) &amp;  [.$D$3] &amp; CHAR(34) &amp; CHAR(58) &amp; CHAR(34) &amp; [.D33] &amp; CHAR(34) &amp; CHAR(44) &amp; CHAR(34) &amp; [.$E$3] &amp; CHAR(34) &amp; CHAR(58) &amp; CHAR(34) &amp; [.E33] &amp; CHAR(34) &amp; CHAR(44) &amp; CHAR(34) &amp; [.$F$3] &amp; CHAR(34) &amp; CHAR(58) &amp;  [.F33]  &amp; CHAR(44) &amp; CHAR(34) &amp; [.$E$1] &amp; CHAR(34) &amp; CHAR(58) &amp; CHAR(34) &amp; [.$E$2] &amp; CHAR(34) &amp; CHAR(125) &amp; CHAR(41) &amp; CHAR(44))" office:value-type="string" office:string-value="(&quot;4231-1231-123111-123161&quot;,{&quot;moduleNameSchema&quot;:&quot;cosa30&quot;,&quot;moduleDescriptionSchema&quot;:&quot;desc152&quot;,&quot;moduleLinkSchema&quot;:&quot;link152&quot;,&quot;moduleIsValidSchema&quot;:&quot;true&quot;,&quot;modulePermissionSchema&quot;:[“read”, “delete”],&quot;type&quot;:&quot;module&quot;})," calcext:value-type="string">
            <text:p>("4231-1231-123111-123161",{"moduleNameSchema":"cosa30","moduleDescriptionSchema":"desc152","moduleLinkSchema":"link15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2</text:p>
          </table:table-cell>
          <table:table-cell office:value-type="string" calcext:value-type="string">
            <text:p>cosa31</text:p>
          </table:table-cell>
          <table:table-cell office:value-type="string" calcext:value-type="string">
            <text:p>desc153</text:p>
          </table:table-cell>
          <table:table-cell office:value-type="string" calcext:value-type="string">
            <text:p>link1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4] &amp; CHAR(34) &amp; CHAR(44) &amp; CHAR(123) &amp; CHAR(34) &amp; [.$B$3] &amp; CHAR(34) &amp; CHAR(58) &amp; CHAR(34) &amp; [.B34] &amp; CHAR(34) &amp; CHAR(44) &amp; CHAR(34) &amp; [.$C$3]  &amp; CHAR(34) &amp; CHAR(58) &amp; CHAR(34) &amp; [.C34] &amp; CHAR(34) &amp; CHAR(44) &amp; CHAR(34) &amp;  [.$D$3] &amp; CHAR(34) &amp; CHAR(58) &amp; CHAR(34) &amp; [.D34] &amp; CHAR(34) &amp; CHAR(44) &amp; CHAR(34) &amp; [.$E$3] &amp; CHAR(34) &amp; CHAR(58) &amp; CHAR(34) &amp; [.E34] &amp; CHAR(34) &amp; CHAR(44) &amp; CHAR(34) &amp; [.$F$3] &amp; CHAR(34) &amp; CHAR(58) &amp;  [.F34]  &amp; CHAR(44) &amp; CHAR(34) &amp; [.$E$1] &amp; CHAR(34) &amp; CHAR(58) &amp; CHAR(34) &amp; [.$E$2] &amp; CHAR(34) &amp; CHAR(125) &amp; CHAR(41) &amp; CHAR(44))" office:value-type="string" office:string-value="(&quot;4231-1231-123111-123162&quot;,{&quot;moduleNameSchema&quot;:&quot;cosa31&quot;,&quot;moduleDescriptionSchema&quot;:&quot;desc153&quot;,&quot;moduleLinkSchema&quot;:&quot;link153&quot;,&quot;moduleIsValidSchema&quot;:&quot;true&quot;,&quot;modulePermissionSchema&quot;:[“read”, “delete”],&quot;type&quot;:&quot;module&quot;})," calcext:value-type="string">
            <text:p>("4231-1231-123111-123162",{"moduleNameSchema":"cosa31","moduleDescriptionSchema":"desc153","moduleLinkSchema":"link15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3</text:p>
          </table:table-cell>
          <table:table-cell office:value-type="string" calcext:value-type="string">
            <text:p>cosa32</text:p>
          </table:table-cell>
          <table:table-cell office:value-type="string" calcext:value-type="string">
            <text:p>desc154</text:p>
          </table:table-cell>
          <table:table-cell office:value-type="string" calcext:value-type="string">
            <text:p>link1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5] &amp; CHAR(34) &amp; CHAR(44) &amp; CHAR(123) &amp; CHAR(34) &amp; [.$B$3] &amp; CHAR(34) &amp; CHAR(58) &amp; CHAR(34) &amp; [.B35] &amp; CHAR(34) &amp; CHAR(44) &amp; CHAR(34) &amp; [.$C$3]  &amp; CHAR(34) &amp; CHAR(58) &amp; CHAR(34) &amp; [.C35] &amp; CHAR(34) &amp; CHAR(44) &amp; CHAR(34) &amp;  [.$D$3] &amp; CHAR(34) &amp; CHAR(58) &amp; CHAR(34) &amp; [.D35] &amp; CHAR(34) &amp; CHAR(44) &amp; CHAR(34) &amp; [.$E$3] &amp; CHAR(34) &amp; CHAR(58) &amp; CHAR(34) &amp; [.E35] &amp; CHAR(34) &amp; CHAR(44) &amp; CHAR(34) &amp; [.$F$3] &amp; CHAR(34) &amp; CHAR(58) &amp;  [.F35]  &amp; CHAR(44) &amp; CHAR(34) &amp; [.$E$1] &amp; CHAR(34) &amp; CHAR(58) &amp; CHAR(34) &amp; [.$E$2] &amp; CHAR(34) &amp; CHAR(125) &amp; CHAR(41) &amp; CHAR(44))" office:value-type="string" office:string-value="(&quot;4231-1231-123111-123163&quot;,{&quot;moduleNameSchema&quot;:&quot;cosa32&quot;,&quot;moduleDescriptionSchema&quot;:&quot;desc154&quot;,&quot;moduleLinkSchema&quot;:&quot;link154&quot;,&quot;moduleIsValidSchema&quot;:&quot;true&quot;,&quot;modulePermissionSchema&quot;:[“read”, “delete”],&quot;type&quot;:&quot;module&quot;})," calcext:value-type="string">
            <text:p>("4231-1231-123111-123163",{"moduleNameSchema":"cosa32","moduleDescriptionSchema":"desc154","moduleLinkSchema":"link15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4</text:p>
          </table:table-cell>
          <table:table-cell office:value-type="string" calcext:value-type="string">
            <text:p>cosa33</text:p>
          </table:table-cell>
          <table:table-cell office:value-type="string" calcext:value-type="string">
            <text:p>desc155</text:p>
          </table:table-cell>
          <table:table-cell office:value-type="string" calcext:value-type="string">
            <text:p>link1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6] &amp; CHAR(34) &amp; CHAR(44) &amp; CHAR(123) &amp; CHAR(34) &amp; [.$B$3] &amp; CHAR(34) &amp; CHAR(58) &amp; CHAR(34) &amp; [.B36] &amp; CHAR(34) &amp; CHAR(44) &amp; CHAR(34) &amp; [.$C$3]  &amp; CHAR(34) &amp; CHAR(58) &amp; CHAR(34) &amp; [.C36] &amp; CHAR(34) &amp; CHAR(44) &amp; CHAR(34) &amp;  [.$D$3] &amp; CHAR(34) &amp; CHAR(58) &amp; CHAR(34) &amp; [.D36] &amp; CHAR(34) &amp; CHAR(44) &amp; CHAR(34) &amp; [.$E$3] &amp; CHAR(34) &amp; CHAR(58) &amp; CHAR(34) &amp; [.E36] &amp; CHAR(34) &amp; CHAR(44) &amp; CHAR(34) &amp; [.$F$3] &amp; CHAR(34) &amp; CHAR(58) &amp;  [.F36]  &amp; CHAR(44) &amp; CHAR(34) &amp; [.$E$1] &amp; CHAR(34) &amp; CHAR(58) &amp; CHAR(34) &amp; [.$E$2] &amp; CHAR(34) &amp; CHAR(125) &amp; CHAR(41) &amp; CHAR(44))" office:value-type="string" office:string-value="(&quot;4231-1231-123111-123164&quot;,{&quot;moduleNameSchema&quot;:&quot;cosa33&quot;,&quot;moduleDescriptionSchema&quot;:&quot;desc155&quot;,&quot;moduleLinkSchema&quot;:&quot;link155&quot;,&quot;moduleIsValidSchema&quot;:&quot;true&quot;,&quot;modulePermissionSchema&quot;:[“read”, “delete”],&quot;type&quot;:&quot;module&quot;})," calcext:value-type="string">
            <text:p>("4231-1231-123111-123164",{"moduleNameSchema":"cosa33","moduleDescriptionSchema":"desc155","moduleLinkSchema":"link15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5</text:p>
          </table:table-cell>
          <table:table-cell office:value-type="string" calcext:value-type="string">
            <text:p>cosa34</text:p>
          </table:table-cell>
          <table:table-cell office:value-type="string" calcext:value-type="string">
            <text:p>desc156</text:p>
          </table:table-cell>
          <table:table-cell office:value-type="string" calcext:value-type="string">
            <text:p>link1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7] &amp; CHAR(34) &amp; CHAR(44) &amp; CHAR(123) &amp; CHAR(34) &amp; [.$B$3] &amp; CHAR(34) &amp; CHAR(58) &amp; CHAR(34) &amp; [.B37] &amp; CHAR(34) &amp; CHAR(44) &amp; CHAR(34) &amp; [.$C$3]  &amp; CHAR(34) &amp; CHAR(58) &amp; CHAR(34) &amp; [.C37] &amp; CHAR(34) &amp; CHAR(44) &amp; CHAR(34) &amp;  [.$D$3] &amp; CHAR(34) &amp; CHAR(58) &amp; CHAR(34) &amp; [.D37] &amp; CHAR(34) &amp; CHAR(44) &amp; CHAR(34) &amp; [.$E$3] &amp; CHAR(34) &amp; CHAR(58) &amp; CHAR(34) &amp; [.E37] &amp; CHAR(34) &amp; CHAR(44) &amp; CHAR(34) &amp; [.$F$3] &amp; CHAR(34) &amp; CHAR(58) &amp;  [.F37]  &amp; CHAR(44) &amp; CHAR(34) &amp; [.$E$1] &amp; CHAR(34) &amp; CHAR(58) &amp; CHAR(34) &amp; [.$E$2] &amp; CHAR(34) &amp; CHAR(125) &amp; CHAR(41) &amp; CHAR(44))" office:value-type="string" office:string-value="(&quot;4231-1231-123111-123165&quot;,{&quot;moduleNameSchema&quot;:&quot;cosa34&quot;,&quot;moduleDescriptionSchema&quot;:&quot;desc156&quot;,&quot;moduleLinkSchema&quot;:&quot;link156&quot;,&quot;moduleIsValidSchema&quot;:&quot;true&quot;,&quot;modulePermissionSchema&quot;:[“read”, “delete”],&quot;type&quot;:&quot;module&quot;})," calcext:value-type="string">
            <text:p>("4231-1231-123111-123165",{"moduleNameSchema":"cosa34","moduleDescriptionSchema":"desc156","moduleLinkSchema":"link15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6</text:p>
          </table:table-cell>
          <table:table-cell office:value-type="string" calcext:value-type="string">
            <text:p>cosa35</text:p>
          </table:table-cell>
          <table:table-cell office:value-type="string" calcext:value-type="string">
            <text:p>desc157</text:p>
          </table:table-cell>
          <table:table-cell office:value-type="string" calcext:value-type="string">
            <text:p>link1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8] &amp; CHAR(34) &amp; CHAR(44) &amp; CHAR(123) &amp; CHAR(34) &amp; [.$B$3] &amp; CHAR(34) &amp; CHAR(58) &amp; CHAR(34) &amp; [.B38] &amp; CHAR(34) &amp; CHAR(44) &amp; CHAR(34) &amp; [.$C$3]  &amp; CHAR(34) &amp; CHAR(58) &amp; CHAR(34) &amp; [.C38] &amp; CHAR(34) &amp; CHAR(44) &amp; CHAR(34) &amp;  [.$D$3] &amp; CHAR(34) &amp; CHAR(58) &amp; CHAR(34) &amp; [.D38] &amp; CHAR(34) &amp; CHAR(44) &amp; CHAR(34) &amp; [.$E$3] &amp; CHAR(34) &amp; CHAR(58) &amp; CHAR(34) &amp; [.E38] &amp; CHAR(34) &amp; CHAR(44) &amp; CHAR(34) &amp; [.$F$3] &amp; CHAR(34) &amp; CHAR(58) &amp;  [.F38]  &amp; CHAR(44) &amp; CHAR(34) &amp; [.$E$1] &amp; CHAR(34) &amp; CHAR(58) &amp; CHAR(34) &amp; [.$E$2] &amp; CHAR(34) &amp; CHAR(125) &amp; CHAR(41) &amp; CHAR(44))" office:value-type="string" office:string-value="(&quot;4231-1231-123111-123166&quot;,{&quot;moduleNameSchema&quot;:&quot;cosa35&quot;,&quot;moduleDescriptionSchema&quot;:&quot;desc157&quot;,&quot;moduleLinkSchema&quot;:&quot;link157&quot;,&quot;moduleIsValidSchema&quot;:&quot;true&quot;,&quot;modulePermissionSchema&quot;:[“read”, “delete”],&quot;type&quot;:&quot;module&quot;})," calcext:value-type="string">
            <text:p>("4231-1231-123111-123166",{"moduleNameSchema":"cosa35","moduleDescriptionSchema":"desc157","moduleLinkSchema":"link15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7</text:p>
          </table:table-cell>
          <table:table-cell office:value-type="string" calcext:value-type="string">
            <text:p>cosa36</text:p>
          </table:table-cell>
          <table:table-cell office:value-type="string" calcext:value-type="string">
            <text:p>desc158</text:p>
          </table:table-cell>
          <table:table-cell office:value-type="string" calcext:value-type="string">
            <text:p>link1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39] &amp; CHAR(34) &amp; CHAR(44) &amp; CHAR(123) &amp; CHAR(34) &amp; [.$B$3] &amp; CHAR(34) &amp; CHAR(58) &amp; CHAR(34) &amp; [.B39] &amp; CHAR(34) &amp; CHAR(44) &amp; CHAR(34) &amp; [.$C$3]  &amp; CHAR(34) &amp; CHAR(58) &amp; CHAR(34) &amp; [.C39] &amp; CHAR(34) &amp; CHAR(44) &amp; CHAR(34) &amp;  [.$D$3] &amp; CHAR(34) &amp; CHAR(58) &amp; CHAR(34) &amp; [.D39] &amp; CHAR(34) &amp; CHAR(44) &amp; CHAR(34) &amp; [.$E$3] &amp; CHAR(34) &amp; CHAR(58) &amp; CHAR(34) &amp; [.E39] &amp; CHAR(34) &amp; CHAR(44) &amp; CHAR(34) &amp; [.$F$3] &amp; CHAR(34) &amp; CHAR(58) &amp;  [.F39]  &amp; CHAR(44) &amp; CHAR(34) &amp; [.$E$1] &amp; CHAR(34) &amp; CHAR(58) &amp; CHAR(34) &amp; [.$E$2] &amp; CHAR(34) &amp; CHAR(125) &amp; CHAR(41) &amp; CHAR(44))" office:value-type="string" office:string-value="(&quot;4231-1231-123111-123167&quot;,{&quot;moduleNameSchema&quot;:&quot;cosa36&quot;,&quot;moduleDescriptionSchema&quot;:&quot;desc158&quot;,&quot;moduleLinkSchema&quot;:&quot;link158&quot;,&quot;moduleIsValidSchema&quot;:&quot;true&quot;,&quot;modulePermissionSchema&quot;:[“read”, “delete”],&quot;type&quot;:&quot;module&quot;})," calcext:value-type="string">
            <text:p>("4231-1231-123111-123167",{"moduleNameSchema":"cosa36","moduleDescriptionSchema":"desc158","moduleLinkSchema":"link15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8</text:p>
          </table:table-cell>
          <table:table-cell office:value-type="string" calcext:value-type="string">
            <text:p>cosa37</text:p>
          </table:table-cell>
          <table:table-cell office:value-type="string" calcext:value-type="string">
            <text:p>desc159</text:p>
          </table:table-cell>
          <table:table-cell office:value-type="string" calcext:value-type="string">
            <text:p>link1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0] &amp; CHAR(34) &amp; CHAR(44) &amp; CHAR(123) &amp; CHAR(34) &amp; [.$B$3] &amp; CHAR(34) &amp; CHAR(58) &amp; CHAR(34) &amp; [.B40] &amp; CHAR(34) &amp; CHAR(44) &amp; CHAR(34) &amp; [.$C$3]  &amp; CHAR(34) &amp; CHAR(58) &amp; CHAR(34) &amp; [.C40] &amp; CHAR(34) &amp; CHAR(44) &amp; CHAR(34) &amp;  [.$D$3] &amp; CHAR(34) &amp; CHAR(58) &amp; CHAR(34) &amp; [.D40] &amp; CHAR(34) &amp; CHAR(44) &amp; CHAR(34) &amp; [.$E$3] &amp; CHAR(34) &amp; CHAR(58) &amp; CHAR(34) &amp; [.E40] &amp; CHAR(34) &amp; CHAR(44) &amp; CHAR(34) &amp; [.$F$3] &amp; CHAR(34) &amp; CHAR(58) &amp;  [.F40]  &amp; CHAR(44) &amp; CHAR(34) &amp; [.$E$1] &amp; CHAR(34) &amp; CHAR(58) &amp; CHAR(34) &amp; [.$E$2] &amp; CHAR(34) &amp; CHAR(125) &amp; CHAR(41) &amp; CHAR(44))" office:value-type="string" office:string-value="(&quot;4231-1231-123111-123168&quot;,{&quot;moduleNameSchema&quot;:&quot;cosa37&quot;,&quot;moduleDescriptionSchema&quot;:&quot;desc159&quot;,&quot;moduleLinkSchema&quot;:&quot;link159&quot;,&quot;moduleIsValidSchema&quot;:&quot;true&quot;,&quot;modulePermissionSchema&quot;:[“read”, “delete”],&quot;type&quot;:&quot;module&quot;})," calcext:value-type="string">
            <text:p>("4231-1231-123111-123168",{"moduleNameSchema":"cosa37","moduleDescriptionSchema":"desc159","moduleLinkSchema":"link15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69</text:p>
          </table:table-cell>
          <table:table-cell office:value-type="string" calcext:value-type="string">
            <text:p>cosa38</text:p>
          </table:table-cell>
          <table:table-cell office:value-type="string" calcext:value-type="string">
            <text:p>desc160</text:p>
          </table:table-cell>
          <table:table-cell office:value-type="string" calcext:value-type="string">
            <text:p>link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1] &amp; CHAR(34) &amp; CHAR(44) &amp; CHAR(123) &amp; CHAR(34) &amp; [.$B$3] &amp; CHAR(34) &amp; CHAR(58) &amp; CHAR(34) &amp; [.B41] &amp; CHAR(34) &amp; CHAR(44) &amp; CHAR(34) &amp; [.$C$3]  &amp; CHAR(34) &amp; CHAR(58) &amp; CHAR(34) &amp; [.C41] &amp; CHAR(34) &amp; CHAR(44) &amp; CHAR(34) &amp;  [.$D$3] &amp; CHAR(34) &amp; CHAR(58) &amp; CHAR(34) &amp; [.D41] &amp; CHAR(34) &amp; CHAR(44) &amp; CHAR(34) &amp; [.$E$3] &amp; CHAR(34) &amp; CHAR(58) &amp; CHAR(34) &amp; [.E41] &amp; CHAR(34) &amp; CHAR(44) &amp; CHAR(34) &amp; [.$F$3] &amp; CHAR(34) &amp; CHAR(58) &amp;  [.F41]  &amp; CHAR(44) &amp; CHAR(34) &amp; [.$E$1] &amp; CHAR(34) &amp; CHAR(58) &amp; CHAR(34) &amp; [.$E$2] &amp; CHAR(34) &amp; CHAR(125) &amp; CHAR(41) &amp; CHAR(44))" office:value-type="string" office:string-value="(&quot;4231-1231-123111-123169&quot;,{&quot;moduleNameSchema&quot;:&quot;cosa38&quot;,&quot;moduleDescriptionSchema&quot;:&quot;desc160&quot;,&quot;moduleLinkSchema&quot;:&quot;link160&quot;,&quot;moduleIsValidSchema&quot;:&quot;true&quot;,&quot;modulePermissionSchema&quot;:[“read”, “delete”],&quot;type&quot;:&quot;module&quot;})," calcext:value-type="string">
            <text:p>("4231-1231-123111-123169",{"moduleNameSchema":"cosa38","moduleDescriptionSchema":"desc160","moduleLinkSchema":"link16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0</text:p>
          </table:table-cell>
          <table:table-cell office:value-type="string" calcext:value-type="string">
            <text:p>cosa39</text:p>
          </table:table-cell>
          <table:table-cell office:value-type="string" calcext:value-type="string">
            <text:p>desc161</text:p>
          </table:table-cell>
          <table:table-cell office:value-type="string" calcext:value-type="string">
            <text:p>link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2] &amp; CHAR(34) &amp; CHAR(44) &amp; CHAR(123) &amp; CHAR(34) &amp; [.$B$3] &amp; CHAR(34) &amp; CHAR(58) &amp; CHAR(34) &amp; [.B42] &amp; CHAR(34) &amp; CHAR(44) &amp; CHAR(34) &amp; [.$C$3]  &amp; CHAR(34) &amp; CHAR(58) &amp; CHAR(34) &amp; [.C42] &amp; CHAR(34) &amp; CHAR(44) &amp; CHAR(34) &amp;  [.$D$3] &amp; CHAR(34) &amp; CHAR(58) &amp; CHAR(34) &amp; [.D42] &amp; CHAR(34) &amp; CHAR(44) &amp; CHAR(34) &amp; [.$E$3] &amp; CHAR(34) &amp; CHAR(58) &amp; CHAR(34) &amp; [.E42] &amp; CHAR(34) &amp; CHAR(44) &amp; CHAR(34) &amp; [.$F$3] &amp; CHAR(34) &amp; CHAR(58) &amp;  [.F42]  &amp; CHAR(44) &amp; CHAR(34) &amp; [.$E$1] &amp; CHAR(34) &amp; CHAR(58) &amp; CHAR(34) &amp; [.$E$2] &amp; CHAR(34) &amp; CHAR(125) &amp; CHAR(41) &amp; CHAR(44))" office:value-type="string" office:string-value="(&quot;4231-1231-123111-123170&quot;,{&quot;moduleNameSchema&quot;:&quot;cosa39&quot;,&quot;moduleDescriptionSchema&quot;:&quot;desc161&quot;,&quot;moduleLinkSchema&quot;:&quot;link161&quot;,&quot;moduleIsValidSchema&quot;:&quot;true&quot;,&quot;modulePermissionSchema&quot;:[“read”, “delete”],&quot;type&quot;:&quot;module&quot;})," calcext:value-type="string">
            <text:p>("4231-1231-123111-123170",{"moduleNameSchema":"cosa39","moduleDescriptionSchema":"desc161","moduleLinkSchema":"link16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1</text:p>
          </table:table-cell>
          <table:table-cell office:value-type="string" calcext:value-type="string">
            <text:p>cosa40</text:p>
          </table:table-cell>
          <table:table-cell office:value-type="string" calcext:value-type="string">
            <text:p>desc162</text:p>
          </table:table-cell>
          <table:table-cell office:value-type="string" calcext:value-type="string">
            <text:p>link1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3] &amp; CHAR(34) &amp; CHAR(44) &amp; CHAR(123) &amp; CHAR(34) &amp; [.$B$3] &amp; CHAR(34) &amp; CHAR(58) &amp; CHAR(34) &amp; [.B43] &amp; CHAR(34) &amp; CHAR(44) &amp; CHAR(34) &amp; [.$C$3]  &amp; CHAR(34) &amp; CHAR(58) &amp; CHAR(34) &amp; [.C43] &amp; CHAR(34) &amp; CHAR(44) &amp; CHAR(34) &amp;  [.$D$3] &amp; CHAR(34) &amp; CHAR(58) &amp; CHAR(34) &amp; [.D43] &amp; CHAR(34) &amp; CHAR(44) &amp; CHAR(34) &amp; [.$E$3] &amp; CHAR(34) &amp; CHAR(58) &amp; CHAR(34) &amp; [.E43] &amp; CHAR(34) &amp; CHAR(44) &amp; CHAR(34) &amp; [.$F$3] &amp; CHAR(34) &amp; CHAR(58) &amp;  [.F43]  &amp; CHAR(44) &amp; CHAR(34) &amp; [.$E$1] &amp; CHAR(34) &amp; CHAR(58) &amp; CHAR(34) &amp; [.$E$2] &amp; CHAR(34) &amp; CHAR(125) &amp; CHAR(41) &amp; CHAR(44))" office:value-type="string" office:string-value="(&quot;4231-1231-123111-123171&quot;,{&quot;moduleNameSchema&quot;:&quot;cosa40&quot;,&quot;moduleDescriptionSchema&quot;:&quot;desc162&quot;,&quot;moduleLinkSchema&quot;:&quot;link162&quot;,&quot;moduleIsValidSchema&quot;:&quot;true&quot;,&quot;modulePermissionSchema&quot;:[“read”, “delete”],&quot;type&quot;:&quot;module&quot;})," calcext:value-type="string">
            <text:p>("4231-1231-123111-123171",{"moduleNameSchema":"cosa40","moduleDescriptionSchema":"desc162","moduleLinkSchema":"link16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2</text:p>
          </table:table-cell>
          <table:table-cell office:value-type="string" calcext:value-type="string">
            <text:p>cosa41</text:p>
          </table:table-cell>
          <table:table-cell office:value-type="string" calcext:value-type="string">
            <text:p>desc163</text:p>
          </table:table-cell>
          <table:table-cell office:value-type="string" calcext:value-type="string">
            <text:p>link1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4] &amp; CHAR(34) &amp; CHAR(44) &amp; CHAR(123) &amp; CHAR(34) &amp; [.$B$3] &amp; CHAR(34) &amp; CHAR(58) &amp; CHAR(34) &amp; [.B44] &amp; CHAR(34) &amp; CHAR(44) &amp; CHAR(34) &amp; [.$C$3]  &amp; CHAR(34) &amp; CHAR(58) &amp; CHAR(34) &amp; [.C44] &amp; CHAR(34) &amp; CHAR(44) &amp; CHAR(34) &amp;  [.$D$3] &amp; CHAR(34) &amp; CHAR(58) &amp; CHAR(34) &amp; [.D44] &amp; CHAR(34) &amp; CHAR(44) &amp; CHAR(34) &amp; [.$E$3] &amp; CHAR(34) &amp; CHAR(58) &amp; CHAR(34) &amp; [.E44] &amp; CHAR(34) &amp; CHAR(44) &amp; CHAR(34) &amp; [.$F$3] &amp; CHAR(34) &amp; CHAR(58) &amp;  [.F44]  &amp; CHAR(44) &amp; CHAR(34) &amp; [.$E$1] &amp; CHAR(34) &amp; CHAR(58) &amp; CHAR(34) &amp; [.$E$2] &amp; CHAR(34) &amp; CHAR(125) &amp; CHAR(41) &amp; CHAR(44))" office:value-type="string" office:string-value="(&quot;4231-1231-123111-123172&quot;,{&quot;moduleNameSchema&quot;:&quot;cosa41&quot;,&quot;moduleDescriptionSchema&quot;:&quot;desc163&quot;,&quot;moduleLinkSchema&quot;:&quot;link163&quot;,&quot;moduleIsValidSchema&quot;:&quot;true&quot;,&quot;modulePermissionSchema&quot;:[“read”, “delete”],&quot;type&quot;:&quot;module&quot;})," calcext:value-type="string">
            <text:p>("4231-1231-123111-123172",{"moduleNameSchema":"cosa41","moduleDescriptionSchema":"desc163","moduleLinkSchema":"link16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3</text:p>
          </table:table-cell>
          <table:table-cell office:value-type="string" calcext:value-type="string">
            <text:p>cosa42</text:p>
          </table:table-cell>
          <table:table-cell office:value-type="string" calcext:value-type="string">
            <text:p>desc164</text:p>
          </table:table-cell>
          <table:table-cell office:value-type="string" calcext:value-type="string">
            <text:p>link1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5] &amp; CHAR(34) &amp; CHAR(44) &amp; CHAR(123) &amp; CHAR(34) &amp; [.$B$3] &amp; CHAR(34) &amp; CHAR(58) &amp; CHAR(34) &amp; [.B45] &amp; CHAR(34) &amp; CHAR(44) &amp; CHAR(34) &amp; [.$C$3]  &amp; CHAR(34) &amp; CHAR(58) &amp; CHAR(34) &amp; [.C45] &amp; CHAR(34) &amp; CHAR(44) &amp; CHAR(34) &amp;  [.$D$3] &amp; CHAR(34) &amp; CHAR(58) &amp; CHAR(34) &amp; [.D45] &amp; CHAR(34) &amp; CHAR(44) &amp; CHAR(34) &amp; [.$E$3] &amp; CHAR(34) &amp; CHAR(58) &amp; CHAR(34) &amp; [.E45] &amp; CHAR(34) &amp; CHAR(44) &amp; CHAR(34) &amp; [.$F$3] &amp; CHAR(34) &amp; CHAR(58) &amp;  [.F45]  &amp; CHAR(44) &amp; CHAR(34) &amp; [.$E$1] &amp; CHAR(34) &amp; CHAR(58) &amp; CHAR(34) &amp; [.$E$2] &amp; CHAR(34) &amp; CHAR(125) &amp; CHAR(41) &amp; CHAR(44))" office:value-type="string" office:string-value="(&quot;4231-1231-123111-123173&quot;,{&quot;moduleNameSchema&quot;:&quot;cosa42&quot;,&quot;moduleDescriptionSchema&quot;:&quot;desc164&quot;,&quot;moduleLinkSchema&quot;:&quot;link164&quot;,&quot;moduleIsValidSchema&quot;:&quot;true&quot;,&quot;modulePermissionSchema&quot;:[“read”, “delete”],&quot;type&quot;:&quot;module&quot;})," calcext:value-type="string">
            <text:p>("4231-1231-123111-123173",{"moduleNameSchema":"cosa42","moduleDescriptionSchema":"desc164","moduleLinkSchema":"link16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4</text:p>
          </table:table-cell>
          <table:table-cell office:value-type="string" calcext:value-type="string">
            <text:p>cosa43</text:p>
          </table:table-cell>
          <table:table-cell office:value-type="string" calcext:value-type="string">
            <text:p>desc165</text:p>
          </table:table-cell>
          <table:table-cell office:value-type="string" calcext:value-type="string">
            <text:p>link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6] &amp; CHAR(34) &amp; CHAR(44) &amp; CHAR(123) &amp; CHAR(34) &amp; [.$B$3] &amp; CHAR(34) &amp; CHAR(58) &amp; CHAR(34) &amp; [.B46] &amp; CHAR(34) &amp; CHAR(44) &amp; CHAR(34) &amp; [.$C$3]  &amp; CHAR(34) &amp; CHAR(58) &amp; CHAR(34) &amp; [.C46] &amp; CHAR(34) &amp; CHAR(44) &amp; CHAR(34) &amp;  [.$D$3] &amp; CHAR(34) &amp; CHAR(58) &amp; CHAR(34) &amp; [.D46] &amp; CHAR(34) &amp; CHAR(44) &amp; CHAR(34) &amp; [.$E$3] &amp; CHAR(34) &amp; CHAR(58) &amp; CHAR(34) &amp; [.E46] &amp; CHAR(34) &amp; CHAR(44) &amp; CHAR(34) &amp; [.$F$3] &amp; CHAR(34) &amp; CHAR(58) &amp;  [.F46]  &amp; CHAR(44) &amp; CHAR(34) &amp; [.$E$1] &amp; CHAR(34) &amp; CHAR(58) &amp; CHAR(34) &amp; [.$E$2] &amp; CHAR(34) &amp; CHAR(125) &amp; CHAR(41) &amp; CHAR(44))" office:value-type="string" office:string-value="(&quot;4231-1231-123111-123174&quot;,{&quot;moduleNameSchema&quot;:&quot;cosa43&quot;,&quot;moduleDescriptionSchema&quot;:&quot;desc165&quot;,&quot;moduleLinkSchema&quot;:&quot;link165&quot;,&quot;moduleIsValidSchema&quot;:&quot;true&quot;,&quot;modulePermissionSchema&quot;:[“read”, “delete”],&quot;type&quot;:&quot;module&quot;})," calcext:value-type="string">
            <text:p>("4231-1231-123111-123174",{"moduleNameSchema":"cosa43","moduleDescriptionSchema":"desc165","moduleLinkSchema":"link16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5</text:p>
          </table:table-cell>
          <table:table-cell office:value-type="string" calcext:value-type="string">
            <text:p>cosa44</text:p>
          </table:table-cell>
          <table:table-cell office:value-type="string" calcext:value-type="string">
            <text:p>desc166</text:p>
          </table:table-cell>
          <table:table-cell office:value-type="string" calcext:value-type="string">
            <text:p>link1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7] &amp; CHAR(34) &amp; CHAR(44) &amp; CHAR(123) &amp; CHAR(34) &amp; [.$B$3] &amp; CHAR(34) &amp; CHAR(58) &amp; CHAR(34) &amp; [.B47] &amp; CHAR(34) &amp; CHAR(44) &amp; CHAR(34) &amp; [.$C$3]  &amp; CHAR(34) &amp; CHAR(58) &amp; CHAR(34) &amp; [.C47] &amp; CHAR(34) &amp; CHAR(44) &amp; CHAR(34) &amp;  [.$D$3] &amp; CHAR(34) &amp; CHAR(58) &amp; CHAR(34) &amp; [.D47] &amp; CHAR(34) &amp; CHAR(44) &amp; CHAR(34) &amp; [.$E$3] &amp; CHAR(34) &amp; CHAR(58) &amp; CHAR(34) &amp; [.E47] &amp; CHAR(34) &amp; CHAR(44) &amp; CHAR(34) &amp; [.$F$3] &amp; CHAR(34) &amp; CHAR(58) &amp;  [.F47]  &amp; CHAR(44) &amp; CHAR(34) &amp; [.$E$1] &amp; CHAR(34) &amp; CHAR(58) &amp; CHAR(34) &amp; [.$E$2] &amp; CHAR(34) &amp; CHAR(125) &amp; CHAR(41) &amp; CHAR(44))" office:value-type="string" office:string-value="(&quot;4231-1231-123111-123175&quot;,{&quot;moduleNameSchema&quot;:&quot;cosa44&quot;,&quot;moduleDescriptionSchema&quot;:&quot;desc166&quot;,&quot;moduleLinkSchema&quot;:&quot;link166&quot;,&quot;moduleIsValidSchema&quot;:&quot;true&quot;,&quot;modulePermissionSchema&quot;:[“read”, “delete”],&quot;type&quot;:&quot;module&quot;})," calcext:value-type="string">
            <text:p>("4231-1231-123111-123175",{"moduleNameSchema":"cosa44","moduleDescriptionSchema":"desc166","moduleLinkSchema":"link16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6</text:p>
          </table:table-cell>
          <table:table-cell office:value-type="string" calcext:value-type="string">
            <text:p>cosa45</text:p>
          </table:table-cell>
          <table:table-cell office:value-type="string" calcext:value-type="string">
            <text:p>desc167</text:p>
          </table:table-cell>
          <table:table-cell office:value-type="string" calcext:value-type="string">
            <text:p>link1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8] &amp; CHAR(34) &amp; CHAR(44) &amp; CHAR(123) &amp; CHAR(34) &amp; [.$B$3] &amp; CHAR(34) &amp; CHAR(58) &amp; CHAR(34) &amp; [.B48] &amp; CHAR(34) &amp; CHAR(44) &amp; CHAR(34) &amp; [.$C$3]  &amp; CHAR(34) &amp; CHAR(58) &amp; CHAR(34) &amp; [.C48] &amp; CHAR(34) &amp; CHAR(44) &amp; CHAR(34) &amp;  [.$D$3] &amp; CHAR(34) &amp; CHAR(58) &amp; CHAR(34) &amp; [.D48] &amp; CHAR(34) &amp; CHAR(44) &amp; CHAR(34) &amp; [.$E$3] &amp; CHAR(34) &amp; CHAR(58) &amp; CHAR(34) &amp; [.E48] &amp; CHAR(34) &amp; CHAR(44) &amp; CHAR(34) &amp; [.$F$3] &amp; CHAR(34) &amp; CHAR(58) &amp;  [.F48]  &amp; CHAR(44) &amp; CHAR(34) &amp; [.$E$1] &amp; CHAR(34) &amp; CHAR(58) &amp; CHAR(34) &amp; [.$E$2] &amp; CHAR(34) &amp; CHAR(125) &amp; CHAR(41) &amp; CHAR(44))" office:value-type="string" office:string-value="(&quot;4231-1231-123111-123176&quot;,{&quot;moduleNameSchema&quot;:&quot;cosa45&quot;,&quot;moduleDescriptionSchema&quot;:&quot;desc167&quot;,&quot;moduleLinkSchema&quot;:&quot;link167&quot;,&quot;moduleIsValidSchema&quot;:&quot;true&quot;,&quot;modulePermissionSchema&quot;:[“read”, “delete”],&quot;type&quot;:&quot;module&quot;})," calcext:value-type="string">
            <text:p>("4231-1231-123111-123176",{"moduleNameSchema":"cosa45","moduleDescriptionSchema":"desc167","moduleLinkSchema":"link16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7</text:p>
          </table:table-cell>
          <table:table-cell office:value-type="string" calcext:value-type="string">
            <text:p>cosa46</text:p>
          </table:table-cell>
          <table:table-cell office:value-type="string" calcext:value-type="string">
            <text:p>desc168</text:p>
          </table:table-cell>
          <table:table-cell office:value-type="string" calcext:value-type="string">
            <text:p>link1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49] &amp; CHAR(34) &amp; CHAR(44) &amp; CHAR(123) &amp; CHAR(34) &amp; [.$B$3] &amp; CHAR(34) &amp; CHAR(58) &amp; CHAR(34) &amp; [.B49] &amp; CHAR(34) &amp; CHAR(44) &amp; CHAR(34) &amp; [.$C$3]  &amp; CHAR(34) &amp; CHAR(58) &amp; CHAR(34) &amp; [.C49] &amp; CHAR(34) &amp; CHAR(44) &amp; CHAR(34) &amp;  [.$D$3] &amp; CHAR(34) &amp; CHAR(58) &amp; CHAR(34) &amp; [.D49] &amp; CHAR(34) &amp; CHAR(44) &amp; CHAR(34) &amp; [.$E$3] &amp; CHAR(34) &amp; CHAR(58) &amp; CHAR(34) &amp; [.E49] &amp; CHAR(34) &amp; CHAR(44) &amp; CHAR(34) &amp; [.$F$3] &amp; CHAR(34) &amp; CHAR(58) &amp;  [.F49]  &amp; CHAR(44) &amp; CHAR(34) &amp; [.$E$1] &amp; CHAR(34) &amp; CHAR(58) &amp; CHAR(34) &amp; [.$E$2] &amp; CHAR(34) &amp; CHAR(125) &amp; CHAR(41) &amp; CHAR(44))" office:value-type="string" office:string-value="(&quot;4231-1231-123111-123177&quot;,{&quot;moduleNameSchema&quot;:&quot;cosa46&quot;,&quot;moduleDescriptionSchema&quot;:&quot;desc168&quot;,&quot;moduleLinkSchema&quot;:&quot;link168&quot;,&quot;moduleIsValidSchema&quot;:&quot;true&quot;,&quot;modulePermissionSchema&quot;:[“read”, “delete”],&quot;type&quot;:&quot;module&quot;})," calcext:value-type="string">
            <text:p>("4231-1231-123111-123177",{"moduleNameSchema":"cosa46","moduleDescriptionSchema":"desc168","moduleLinkSchema":"link16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8</text:p>
          </table:table-cell>
          <table:table-cell office:value-type="string" calcext:value-type="string">
            <text:p>cosa47</text:p>
          </table:table-cell>
          <table:table-cell office:value-type="string" calcext:value-type="string">
            <text:p>desc169</text:p>
          </table:table-cell>
          <table:table-cell office:value-type="string" calcext:value-type="string">
            <text:p>link1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0] &amp; CHAR(34) &amp; CHAR(44) &amp; CHAR(123) &amp; CHAR(34) &amp; [.$B$3] &amp; CHAR(34) &amp; CHAR(58) &amp; CHAR(34) &amp; [.B50] &amp; CHAR(34) &amp; CHAR(44) &amp; CHAR(34) &amp; [.$C$3]  &amp; CHAR(34) &amp; CHAR(58) &amp; CHAR(34) &amp; [.C50] &amp; CHAR(34) &amp; CHAR(44) &amp; CHAR(34) &amp;  [.$D$3] &amp; CHAR(34) &amp; CHAR(58) &amp; CHAR(34) &amp; [.D50] &amp; CHAR(34) &amp; CHAR(44) &amp; CHAR(34) &amp; [.$E$3] &amp; CHAR(34) &amp; CHAR(58) &amp; CHAR(34) &amp; [.E50] &amp; CHAR(34) &amp; CHAR(44) &amp; CHAR(34) &amp; [.$F$3] &amp; CHAR(34) &amp; CHAR(58) &amp;  [.F50]  &amp; CHAR(44) &amp; CHAR(34) &amp; [.$E$1] &amp; CHAR(34) &amp; CHAR(58) &amp; CHAR(34) &amp; [.$E$2] &amp; CHAR(34) &amp; CHAR(125) &amp; CHAR(41) &amp; CHAR(44))" office:value-type="string" office:string-value="(&quot;4231-1231-123111-123178&quot;,{&quot;moduleNameSchema&quot;:&quot;cosa47&quot;,&quot;moduleDescriptionSchema&quot;:&quot;desc169&quot;,&quot;moduleLinkSchema&quot;:&quot;link169&quot;,&quot;moduleIsValidSchema&quot;:&quot;true&quot;,&quot;modulePermissionSchema&quot;:[“read”, “delete”],&quot;type&quot;:&quot;module&quot;})," calcext:value-type="string">
            <text:p>("4231-1231-123111-123178",{"moduleNameSchema":"cosa47","moduleDescriptionSchema":"desc169","moduleLinkSchema":"link16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79</text:p>
          </table:table-cell>
          <table:table-cell office:value-type="string" calcext:value-type="string">
            <text:p>cosa48</text:p>
          </table:table-cell>
          <table:table-cell office:value-type="string" calcext:value-type="string">
            <text:p>desc170</text:p>
          </table:table-cell>
          <table:table-cell office:value-type="string" calcext:value-type="string">
            <text:p>link1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1] &amp; CHAR(34) &amp; CHAR(44) &amp; CHAR(123) &amp; CHAR(34) &amp; [.$B$3] &amp; CHAR(34) &amp; CHAR(58) &amp; CHAR(34) &amp; [.B51] &amp; CHAR(34) &amp; CHAR(44) &amp; CHAR(34) &amp; [.$C$3]  &amp; CHAR(34) &amp; CHAR(58) &amp; CHAR(34) &amp; [.C51] &amp; CHAR(34) &amp; CHAR(44) &amp; CHAR(34) &amp;  [.$D$3] &amp; CHAR(34) &amp; CHAR(58) &amp; CHAR(34) &amp; [.D51] &amp; CHAR(34) &amp; CHAR(44) &amp; CHAR(34) &amp; [.$E$3] &amp; CHAR(34) &amp; CHAR(58) &amp; CHAR(34) &amp; [.E51] &amp; CHAR(34) &amp; CHAR(44) &amp; CHAR(34) &amp; [.$F$3] &amp; CHAR(34) &amp; CHAR(58) &amp;  [.F51]  &amp; CHAR(44) &amp; CHAR(34) &amp; [.$E$1] &amp; CHAR(34) &amp; CHAR(58) &amp; CHAR(34) &amp; [.$E$2] &amp; CHAR(34) &amp; CHAR(125) &amp; CHAR(41) &amp; CHAR(44))" office:value-type="string" office:string-value="(&quot;4231-1231-123111-123179&quot;,{&quot;moduleNameSchema&quot;:&quot;cosa48&quot;,&quot;moduleDescriptionSchema&quot;:&quot;desc170&quot;,&quot;moduleLinkSchema&quot;:&quot;link170&quot;,&quot;moduleIsValidSchema&quot;:&quot;true&quot;,&quot;modulePermissionSchema&quot;:[“read”, “delete”],&quot;type&quot;:&quot;module&quot;})," calcext:value-type="string">
            <text:p>("4231-1231-123111-123179",{"moduleNameSchema":"cosa48","moduleDescriptionSchema":"desc170","moduleLinkSchema":"link17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0</text:p>
          </table:table-cell>
          <table:table-cell office:value-type="string" calcext:value-type="string">
            <text:p>cosa49</text:p>
          </table:table-cell>
          <table:table-cell office:value-type="string" calcext:value-type="string">
            <text:p>desc171</text:p>
          </table:table-cell>
          <table:table-cell office:value-type="string" calcext:value-type="string">
            <text:p>link1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2] &amp; CHAR(34) &amp; CHAR(44) &amp; CHAR(123) &amp; CHAR(34) &amp; [.$B$3] &amp; CHAR(34) &amp; CHAR(58) &amp; CHAR(34) &amp; [.B52] &amp; CHAR(34) &amp; CHAR(44) &amp; CHAR(34) &amp; [.$C$3]  &amp; CHAR(34) &amp; CHAR(58) &amp; CHAR(34) &amp; [.C52] &amp; CHAR(34) &amp; CHAR(44) &amp; CHAR(34) &amp;  [.$D$3] &amp; CHAR(34) &amp; CHAR(58) &amp; CHAR(34) &amp; [.D52] &amp; CHAR(34) &amp; CHAR(44) &amp; CHAR(34) &amp; [.$E$3] &amp; CHAR(34) &amp; CHAR(58) &amp; CHAR(34) &amp; [.E52] &amp; CHAR(34) &amp; CHAR(44) &amp; CHAR(34) &amp; [.$F$3] &amp; CHAR(34) &amp; CHAR(58) &amp;  [.F52]  &amp; CHAR(44) &amp; CHAR(34) &amp; [.$E$1] &amp; CHAR(34) &amp; CHAR(58) &amp; CHAR(34) &amp; [.$E$2] &amp; CHAR(34) &amp; CHAR(125) &amp; CHAR(41) &amp; CHAR(44))" office:value-type="string" office:string-value="(&quot;4231-1231-123111-123180&quot;,{&quot;moduleNameSchema&quot;:&quot;cosa49&quot;,&quot;moduleDescriptionSchema&quot;:&quot;desc171&quot;,&quot;moduleLinkSchema&quot;:&quot;link171&quot;,&quot;moduleIsValidSchema&quot;:&quot;true&quot;,&quot;modulePermissionSchema&quot;:[“read”, “delete”],&quot;type&quot;:&quot;module&quot;})," calcext:value-type="string">
            <text:p>("4231-1231-123111-123180",{"moduleNameSchema":"cosa49","moduleDescriptionSchema":"desc171","moduleLinkSchema":"link17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1</text:p>
          </table:table-cell>
          <table:table-cell office:value-type="string" calcext:value-type="string">
            <text:p>cosa50</text:p>
          </table:table-cell>
          <table:table-cell office:value-type="string" calcext:value-type="string">
            <text:p>desc172</text:p>
          </table:table-cell>
          <table:table-cell office:value-type="string" calcext:value-type="string">
            <text:p>link1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3] &amp; CHAR(34) &amp; CHAR(44) &amp; CHAR(123) &amp; CHAR(34) &amp; [.$B$3] &amp; CHAR(34) &amp; CHAR(58) &amp; CHAR(34) &amp; [.B53] &amp; CHAR(34) &amp; CHAR(44) &amp; CHAR(34) &amp; [.$C$3]  &amp; CHAR(34) &amp; CHAR(58) &amp; CHAR(34) &amp; [.C53] &amp; CHAR(34) &amp; CHAR(44) &amp; CHAR(34) &amp;  [.$D$3] &amp; CHAR(34) &amp; CHAR(58) &amp; CHAR(34) &amp; [.D53] &amp; CHAR(34) &amp; CHAR(44) &amp; CHAR(34) &amp; [.$E$3] &amp; CHAR(34) &amp; CHAR(58) &amp; CHAR(34) &amp; [.E53] &amp; CHAR(34) &amp; CHAR(44) &amp; CHAR(34) &amp; [.$F$3] &amp; CHAR(34) &amp; CHAR(58) &amp;  [.F53]  &amp; CHAR(44) &amp; CHAR(34) &amp; [.$E$1] &amp; CHAR(34) &amp; CHAR(58) &amp; CHAR(34) &amp; [.$E$2] &amp; CHAR(34) &amp; CHAR(125) &amp; CHAR(41) &amp; CHAR(44))" office:value-type="string" office:string-value="(&quot;4231-1231-123111-123181&quot;,{&quot;moduleNameSchema&quot;:&quot;cosa50&quot;,&quot;moduleDescriptionSchema&quot;:&quot;desc172&quot;,&quot;moduleLinkSchema&quot;:&quot;link172&quot;,&quot;moduleIsValidSchema&quot;:&quot;true&quot;,&quot;modulePermissionSchema&quot;:[“read”, “delete”],&quot;type&quot;:&quot;module&quot;})," calcext:value-type="string">
            <text:p>("4231-1231-123111-123181",{"moduleNameSchema":"cosa50","moduleDescriptionSchema":"desc172","moduleLinkSchema":"link17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2</text:p>
          </table:table-cell>
          <table:table-cell office:value-type="string" calcext:value-type="string">
            <text:p>cosa51</text:p>
          </table:table-cell>
          <table:table-cell office:value-type="string" calcext:value-type="string">
            <text:p>desc173</text:p>
          </table:table-cell>
          <table:table-cell office:value-type="string" calcext:value-type="string">
            <text:p>link1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4] &amp; CHAR(34) &amp; CHAR(44) &amp; CHAR(123) &amp; CHAR(34) &amp; [.$B$3] &amp; CHAR(34) &amp; CHAR(58) &amp; CHAR(34) &amp; [.B54] &amp; CHAR(34) &amp; CHAR(44) &amp; CHAR(34) &amp; [.$C$3]  &amp; CHAR(34) &amp; CHAR(58) &amp; CHAR(34) &amp; [.C54] &amp; CHAR(34) &amp; CHAR(44) &amp; CHAR(34) &amp;  [.$D$3] &amp; CHAR(34) &amp; CHAR(58) &amp; CHAR(34) &amp; [.D54] &amp; CHAR(34) &amp; CHAR(44) &amp; CHAR(34) &amp; [.$E$3] &amp; CHAR(34) &amp; CHAR(58) &amp; CHAR(34) &amp; [.E54] &amp; CHAR(34) &amp; CHAR(44) &amp; CHAR(34) &amp; [.$F$3] &amp; CHAR(34) &amp; CHAR(58) &amp;  [.F54]  &amp; CHAR(44) &amp; CHAR(34) &amp; [.$E$1] &amp; CHAR(34) &amp; CHAR(58) &amp; CHAR(34) &amp; [.$E$2] &amp; CHAR(34) &amp; CHAR(125) &amp; CHAR(41) &amp; CHAR(44))" office:value-type="string" office:string-value="(&quot;4231-1231-123111-123182&quot;,{&quot;moduleNameSchema&quot;:&quot;cosa51&quot;,&quot;moduleDescriptionSchema&quot;:&quot;desc173&quot;,&quot;moduleLinkSchema&quot;:&quot;link173&quot;,&quot;moduleIsValidSchema&quot;:&quot;true&quot;,&quot;modulePermissionSchema&quot;:[“read”, “delete”],&quot;type&quot;:&quot;module&quot;})," calcext:value-type="string">
            <text:p>("4231-1231-123111-123182",{"moduleNameSchema":"cosa51","moduleDescriptionSchema":"desc173","moduleLinkSchema":"link17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3</text:p>
          </table:table-cell>
          <table:table-cell office:value-type="string" calcext:value-type="string">
            <text:p>cosa52</text:p>
          </table:table-cell>
          <table:table-cell office:value-type="string" calcext:value-type="string">
            <text:p>desc174</text:p>
          </table:table-cell>
          <table:table-cell office:value-type="string" calcext:value-type="string">
            <text:p>link1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5] &amp; CHAR(34) &amp; CHAR(44) &amp; CHAR(123) &amp; CHAR(34) &amp; [.$B$3] &amp; CHAR(34) &amp; CHAR(58) &amp; CHAR(34) &amp; [.B55] &amp; CHAR(34) &amp; CHAR(44) &amp; CHAR(34) &amp; [.$C$3]  &amp; CHAR(34) &amp; CHAR(58) &amp; CHAR(34) &amp; [.C55] &amp; CHAR(34) &amp; CHAR(44) &amp; CHAR(34) &amp;  [.$D$3] &amp; CHAR(34) &amp; CHAR(58) &amp; CHAR(34) &amp; [.D55] &amp; CHAR(34) &amp; CHAR(44) &amp; CHAR(34) &amp; [.$E$3] &amp; CHAR(34) &amp; CHAR(58) &amp; CHAR(34) &amp; [.E55] &amp; CHAR(34) &amp; CHAR(44) &amp; CHAR(34) &amp; [.$F$3] &amp; CHAR(34) &amp; CHAR(58) &amp;  [.F55]  &amp; CHAR(44) &amp; CHAR(34) &amp; [.$E$1] &amp; CHAR(34) &amp; CHAR(58) &amp; CHAR(34) &amp; [.$E$2] &amp; CHAR(34) &amp; CHAR(125) &amp; CHAR(41) &amp; CHAR(44))" office:value-type="string" office:string-value="(&quot;4231-1231-123111-123183&quot;,{&quot;moduleNameSchema&quot;:&quot;cosa52&quot;,&quot;moduleDescriptionSchema&quot;:&quot;desc174&quot;,&quot;moduleLinkSchema&quot;:&quot;link174&quot;,&quot;moduleIsValidSchema&quot;:&quot;true&quot;,&quot;modulePermissionSchema&quot;:[“read”, “delete”],&quot;type&quot;:&quot;module&quot;})," calcext:value-type="string">
            <text:p>("4231-1231-123111-123183",{"moduleNameSchema":"cosa52","moduleDescriptionSchema":"desc174","moduleLinkSchema":"link17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4</text:p>
          </table:table-cell>
          <table:table-cell office:value-type="string" calcext:value-type="string">
            <text:p>cosa53</text:p>
          </table:table-cell>
          <table:table-cell office:value-type="string" calcext:value-type="string">
            <text:p>desc175</text:p>
          </table:table-cell>
          <table:table-cell office:value-type="string" calcext:value-type="string">
            <text:p>link1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6] &amp; CHAR(34) &amp; CHAR(44) &amp; CHAR(123) &amp; CHAR(34) &amp; [.$B$3] &amp; CHAR(34) &amp; CHAR(58) &amp; CHAR(34) &amp; [.B56] &amp; CHAR(34) &amp; CHAR(44) &amp; CHAR(34) &amp; [.$C$3]  &amp; CHAR(34) &amp; CHAR(58) &amp; CHAR(34) &amp; [.C56] &amp; CHAR(34) &amp; CHAR(44) &amp; CHAR(34) &amp;  [.$D$3] &amp; CHAR(34) &amp; CHAR(58) &amp; CHAR(34) &amp; [.D56] &amp; CHAR(34) &amp; CHAR(44) &amp; CHAR(34) &amp; [.$E$3] &amp; CHAR(34) &amp; CHAR(58) &amp; CHAR(34) &amp; [.E56] &amp; CHAR(34) &amp; CHAR(44) &amp; CHAR(34) &amp; [.$F$3] &amp; CHAR(34) &amp; CHAR(58) &amp;  [.F56]  &amp; CHAR(44) &amp; CHAR(34) &amp; [.$E$1] &amp; CHAR(34) &amp; CHAR(58) &amp; CHAR(34) &amp; [.$E$2] &amp; CHAR(34) &amp; CHAR(125) &amp; CHAR(41) &amp; CHAR(44))" office:value-type="string" office:string-value="(&quot;4231-1231-123111-123184&quot;,{&quot;moduleNameSchema&quot;:&quot;cosa53&quot;,&quot;moduleDescriptionSchema&quot;:&quot;desc175&quot;,&quot;moduleLinkSchema&quot;:&quot;link175&quot;,&quot;moduleIsValidSchema&quot;:&quot;true&quot;,&quot;modulePermissionSchema&quot;:[“read”, “delete”],&quot;type&quot;:&quot;module&quot;})," calcext:value-type="string">
            <text:p>("4231-1231-123111-123184",{"moduleNameSchema":"cosa53","moduleDescriptionSchema":"desc175","moduleLinkSchema":"link17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5</text:p>
          </table:table-cell>
          <table:table-cell office:value-type="string" calcext:value-type="string">
            <text:p>cosa54</text:p>
          </table:table-cell>
          <table:table-cell office:value-type="string" calcext:value-type="string">
            <text:p>desc176</text:p>
          </table:table-cell>
          <table:table-cell office:value-type="string" calcext:value-type="string">
            <text:p>link1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7] &amp; CHAR(34) &amp; CHAR(44) &amp; CHAR(123) &amp; CHAR(34) &amp; [.$B$3] &amp; CHAR(34) &amp; CHAR(58) &amp; CHAR(34) &amp; [.B57] &amp; CHAR(34) &amp; CHAR(44) &amp; CHAR(34) &amp; [.$C$3]  &amp; CHAR(34) &amp; CHAR(58) &amp; CHAR(34) &amp; [.C57] &amp; CHAR(34) &amp; CHAR(44) &amp; CHAR(34) &amp;  [.$D$3] &amp; CHAR(34) &amp; CHAR(58) &amp; CHAR(34) &amp; [.D57] &amp; CHAR(34) &amp; CHAR(44) &amp; CHAR(34) &amp; [.$E$3] &amp; CHAR(34) &amp; CHAR(58) &amp; CHAR(34) &amp; [.E57] &amp; CHAR(34) &amp; CHAR(44) &amp; CHAR(34) &amp; [.$F$3] &amp; CHAR(34) &amp; CHAR(58) &amp;  [.F57]  &amp; CHAR(44) &amp; CHAR(34) &amp; [.$E$1] &amp; CHAR(34) &amp; CHAR(58) &amp; CHAR(34) &amp; [.$E$2] &amp; CHAR(34) &amp; CHAR(125) &amp; CHAR(41) &amp; CHAR(44))" office:value-type="string" office:string-value="(&quot;4231-1231-123111-123185&quot;,{&quot;moduleNameSchema&quot;:&quot;cosa54&quot;,&quot;moduleDescriptionSchema&quot;:&quot;desc176&quot;,&quot;moduleLinkSchema&quot;:&quot;link176&quot;,&quot;moduleIsValidSchema&quot;:&quot;true&quot;,&quot;modulePermissionSchema&quot;:[“read”, “delete”],&quot;type&quot;:&quot;module&quot;})," calcext:value-type="string">
            <text:p>("4231-1231-123111-123185",{"moduleNameSchema":"cosa54","moduleDescriptionSchema":"desc176","moduleLinkSchema":"link17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6</text:p>
          </table:table-cell>
          <table:table-cell office:value-type="string" calcext:value-type="string">
            <text:p>cosa55</text:p>
          </table:table-cell>
          <table:table-cell office:value-type="string" calcext:value-type="string">
            <text:p>desc177</text:p>
          </table:table-cell>
          <table:table-cell office:value-type="string" calcext:value-type="string">
            <text:p>link1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8] &amp; CHAR(34) &amp; CHAR(44) &amp; CHAR(123) &amp; CHAR(34) &amp; [.$B$3] &amp; CHAR(34) &amp; CHAR(58) &amp; CHAR(34) &amp; [.B58] &amp; CHAR(34) &amp; CHAR(44) &amp; CHAR(34) &amp; [.$C$3]  &amp; CHAR(34) &amp; CHAR(58) &amp; CHAR(34) &amp; [.C58] &amp; CHAR(34) &amp; CHAR(44) &amp; CHAR(34) &amp;  [.$D$3] &amp; CHAR(34) &amp; CHAR(58) &amp; CHAR(34) &amp; [.D58] &amp; CHAR(34) &amp; CHAR(44) &amp; CHAR(34) &amp; [.$E$3] &amp; CHAR(34) &amp; CHAR(58) &amp; CHAR(34) &amp; [.E58] &amp; CHAR(34) &amp; CHAR(44) &amp; CHAR(34) &amp; [.$F$3] &amp; CHAR(34) &amp; CHAR(58) &amp;  [.F58]  &amp; CHAR(44) &amp; CHAR(34) &amp; [.$E$1] &amp; CHAR(34) &amp; CHAR(58) &amp; CHAR(34) &amp; [.$E$2] &amp; CHAR(34) &amp; CHAR(125) &amp; CHAR(41) &amp; CHAR(44))" office:value-type="string" office:string-value="(&quot;4231-1231-123111-123186&quot;,{&quot;moduleNameSchema&quot;:&quot;cosa55&quot;,&quot;moduleDescriptionSchema&quot;:&quot;desc177&quot;,&quot;moduleLinkSchema&quot;:&quot;link177&quot;,&quot;moduleIsValidSchema&quot;:&quot;true&quot;,&quot;modulePermissionSchema&quot;:[“read”, “delete”],&quot;type&quot;:&quot;module&quot;})," calcext:value-type="string">
            <text:p>("4231-1231-123111-123186",{"moduleNameSchema":"cosa55","moduleDescriptionSchema":"desc177","moduleLinkSchema":"link17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7</text:p>
          </table:table-cell>
          <table:table-cell office:value-type="string" calcext:value-type="string">
            <text:p>cosa56</text:p>
          </table:table-cell>
          <table:table-cell office:value-type="string" calcext:value-type="string">
            <text:p>desc178</text:p>
          </table:table-cell>
          <table:table-cell office:value-type="string" calcext:value-type="string">
            <text:p>link1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59] &amp; CHAR(34) &amp; CHAR(44) &amp; CHAR(123) &amp; CHAR(34) &amp; [.$B$3] &amp; CHAR(34) &amp; CHAR(58) &amp; CHAR(34) &amp; [.B59] &amp; CHAR(34) &amp; CHAR(44) &amp; CHAR(34) &amp; [.$C$3]  &amp; CHAR(34) &amp; CHAR(58) &amp; CHAR(34) &amp; [.C59] &amp; CHAR(34) &amp; CHAR(44) &amp; CHAR(34) &amp;  [.$D$3] &amp; CHAR(34) &amp; CHAR(58) &amp; CHAR(34) &amp; [.D59] &amp; CHAR(34) &amp; CHAR(44) &amp; CHAR(34) &amp; [.$E$3] &amp; CHAR(34) &amp; CHAR(58) &amp; CHAR(34) &amp; [.E59] &amp; CHAR(34) &amp; CHAR(44) &amp; CHAR(34) &amp; [.$F$3] &amp; CHAR(34) &amp; CHAR(58) &amp;  [.F59]  &amp; CHAR(44) &amp; CHAR(34) &amp; [.$E$1] &amp; CHAR(34) &amp; CHAR(58) &amp; CHAR(34) &amp; [.$E$2] &amp; CHAR(34) &amp; CHAR(125) &amp; CHAR(41) &amp; CHAR(44))" office:value-type="string" office:string-value="(&quot;4231-1231-123111-123187&quot;,{&quot;moduleNameSchema&quot;:&quot;cosa56&quot;,&quot;moduleDescriptionSchema&quot;:&quot;desc178&quot;,&quot;moduleLinkSchema&quot;:&quot;link178&quot;,&quot;moduleIsValidSchema&quot;:&quot;true&quot;,&quot;modulePermissionSchema&quot;:[“read”, “delete”],&quot;type&quot;:&quot;module&quot;})," calcext:value-type="string">
            <text:p>("4231-1231-123111-123187",{"moduleNameSchema":"cosa56","moduleDescriptionSchema":"desc178","moduleLinkSchema":"link17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8</text:p>
          </table:table-cell>
          <table:table-cell office:value-type="string" calcext:value-type="string">
            <text:p>cosa57</text:p>
          </table:table-cell>
          <table:table-cell office:value-type="string" calcext:value-type="string">
            <text:p>desc179</text:p>
          </table:table-cell>
          <table:table-cell office:value-type="string" calcext:value-type="string">
            <text:p>link1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0] &amp; CHAR(34) &amp; CHAR(44) &amp; CHAR(123) &amp; CHAR(34) &amp; [.$B$3] &amp; CHAR(34) &amp; CHAR(58) &amp; CHAR(34) &amp; [.B60] &amp; CHAR(34) &amp; CHAR(44) &amp; CHAR(34) &amp; [.$C$3]  &amp; CHAR(34) &amp; CHAR(58) &amp; CHAR(34) &amp; [.C60] &amp; CHAR(34) &amp; CHAR(44) &amp; CHAR(34) &amp;  [.$D$3] &amp; CHAR(34) &amp; CHAR(58) &amp; CHAR(34) &amp; [.D60] &amp; CHAR(34) &amp; CHAR(44) &amp; CHAR(34) &amp; [.$E$3] &amp; CHAR(34) &amp; CHAR(58) &amp; CHAR(34) &amp; [.E60] &amp; CHAR(34) &amp; CHAR(44) &amp; CHAR(34) &amp; [.$F$3] &amp; CHAR(34) &amp; CHAR(58) &amp;  [.F60]  &amp; CHAR(44) &amp; CHAR(34) &amp; [.$E$1] &amp; CHAR(34) &amp; CHAR(58) &amp; CHAR(34) &amp; [.$E$2] &amp; CHAR(34) &amp; CHAR(125) &amp; CHAR(41) &amp; CHAR(44))" office:value-type="string" office:string-value="(&quot;4231-1231-123111-123188&quot;,{&quot;moduleNameSchema&quot;:&quot;cosa57&quot;,&quot;moduleDescriptionSchema&quot;:&quot;desc179&quot;,&quot;moduleLinkSchema&quot;:&quot;link179&quot;,&quot;moduleIsValidSchema&quot;:&quot;true&quot;,&quot;modulePermissionSchema&quot;:[“read”, “delete”],&quot;type&quot;:&quot;module&quot;})," calcext:value-type="string">
            <text:p>("4231-1231-123111-123188",{"moduleNameSchema":"cosa57","moduleDescriptionSchema":"desc179","moduleLinkSchema":"link17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89</text:p>
          </table:table-cell>
          <table:table-cell office:value-type="string" calcext:value-type="string">
            <text:p>cosa58</text:p>
          </table:table-cell>
          <table:table-cell office:value-type="string" calcext:value-type="string">
            <text:p>desc180</text:p>
          </table:table-cell>
          <table:table-cell office:value-type="string" calcext:value-type="string">
            <text:p>link1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1] &amp; CHAR(34) &amp; CHAR(44) &amp; CHAR(123) &amp; CHAR(34) &amp; [.$B$3] &amp; CHAR(34) &amp; CHAR(58) &amp; CHAR(34) &amp; [.B61] &amp; CHAR(34) &amp; CHAR(44) &amp; CHAR(34) &amp; [.$C$3]  &amp; CHAR(34) &amp; CHAR(58) &amp; CHAR(34) &amp; [.C61] &amp; CHAR(34) &amp; CHAR(44) &amp; CHAR(34) &amp;  [.$D$3] &amp; CHAR(34) &amp; CHAR(58) &amp; CHAR(34) &amp; [.D61] &amp; CHAR(34) &amp; CHAR(44) &amp; CHAR(34) &amp; [.$E$3] &amp; CHAR(34) &amp; CHAR(58) &amp; CHAR(34) &amp; [.E61] &amp; CHAR(34) &amp; CHAR(44) &amp; CHAR(34) &amp; [.$F$3] &amp; CHAR(34) &amp; CHAR(58) &amp;  [.F61]  &amp; CHAR(44) &amp; CHAR(34) &amp; [.$E$1] &amp; CHAR(34) &amp; CHAR(58) &amp; CHAR(34) &amp; [.$E$2] &amp; CHAR(34) &amp; CHAR(125) &amp; CHAR(41) &amp; CHAR(44))" office:value-type="string" office:string-value="(&quot;4231-1231-123111-123189&quot;,{&quot;moduleNameSchema&quot;:&quot;cosa58&quot;,&quot;moduleDescriptionSchema&quot;:&quot;desc180&quot;,&quot;moduleLinkSchema&quot;:&quot;link180&quot;,&quot;moduleIsValidSchema&quot;:&quot;true&quot;,&quot;modulePermissionSchema&quot;:[“read”, “delete”],&quot;type&quot;:&quot;module&quot;})," calcext:value-type="string">
            <text:p>("4231-1231-123111-123189",{"moduleNameSchema":"cosa58","moduleDescriptionSchema":"desc180","moduleLinkSchema":"link18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0</text:p>
          </table:table-cell>
          <table:table-cell office:value-type="string" calcext:value-type="string">
            <text:p>cosa59</text:p>
          </table:table-cell>
          <table:table-cell office:value-type="string" calcext:value-type="string">
            <text:p>desc181</text:p>
          </table:table-cell>
          <table:table-cell office:value-type="string" calcext:value-type="string">
            <text:p>link1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2] &amp; CHAR(34) &amp; CHAR(44) &amp; CHAR(123) &amp; CHAR(34) &amp; [.$B$3] &amp; CHAR(34) &amp; CHAR(58) &amp; CHAR(34) &amp; [.B62] &amp; CHAR(34) &amp; CHAR(44) &amp; CHAR(34) &amp; [.$C$3]  &amp; CHAR(34) &amp; CHAR(58) &amp; CHAR(34) &amp; [.C62] &amp; CHAR(34) &amp; CHAR(44) &amp; CHAR(34) &amp;  [.$D$3] &amp; CHAR(34) &amp; CHAR(58) &amp; CHAR(34) &amp; [.D62] &amp; CHAR(34) &amp; CHAR(44) &amp; CHAR(34) &amp; [.$E$3] &amp; CHAR(34) &amp; CHAR(58) &amp; CHAR(34) &amp; [.E62] &amp; CHAR(34) &amp; CHAR(44) &amp; CHAR(34) &amp; [.$F$3] &amp; CHAR(34) &amp; CHAR(58) &amp;  [.F62]  &amp; CHAR(44) &amp; CHAR(34) &amp; [.$E$1] &amp; CHAR(34) &amp; CHAR(58) &amp; CHAR(34) &amp; [.$E$2] &amp; CHAR(34) &amp; CHAR(125) &amp; CHAR(41) &amp; CHAR(44))" office:value-type="string" office:string-value="(&quot;4231-1231-123111-123190&quot;,{&quot;moduleNameSchema&quot;:&quot;cosa59&quot;,&quot;moduleDescriptionSchema&quot;:&quot;desc181&quot;,&quot;moduleLinkSchema&quot;:&quot;link181&quot;,&quot;moduleIsValidSchema&quot;:&quot;true&quot;,&quot;modulePermissionSchema&quot;:[“read”, “delete”],&quot;type&quot;:&quot;module&quot;})," calcext:value-type="string">
            <text:p>("4231-1231-123111-123190",{"moduleNameSchema":"cosa59","moduleDescriptionSchema":"desc181","moduleLinkSchema":"link18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1</text:p>
          </table:table-cell>
          <table:table-cell office:value-type="string" calcext:value-type="string">
            <text:p>cosa60</text:p>
          </table:table-cell>
          <table:table-cell office:value-type="string" calcext:value-type="string">
            <text:p>desc182</text:p>
          </table:table-cell>
          <table:table-cell office:value-type="string" calcext:value-type="string">
            <text:p>link1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3] &amp; CHAR(34) &amp; CHAR(44) &amp; CHAR(123) &amp; CHAR(34) &amp; [.$B$3] &amp; CHAR(34) &amp; CHAR(58) &amp; CHAR(34) &amp; [.B63] &amp; CHAR(34) &amp; CHAR(44) &amp; CHAR(34) &amp; [.$C$3]  &amp; CHAR(34) &amp; CHAR(58) &amp; CHAR(34) &amp; [.C63] &amp; CHAR(34) &amp; CHAR(44) &amp; CHAR(34) &amp;  [.$D$3] &amp; CHAR(34) &amp; CHAR(58) &amp; CHAR(34) &amp; [.D63] &amp; CHAR(34) &amp; CHAR(44) &amp; CHAR(34) &amp; [.$E$3] &amp; CHAR(34) &amp; CHAR(58) &amp; CHAR(34) &amp; [.E63] &amp; CHAR(34) &amp; CHAR(44) &amp; CHAR(34) &amp; [.$F$3] &amp; CHAR(34) &amp; CHAR(58) &amp;  [.F63]  &amp; CHAR(44) &amp; CHAR(34) &amp; [.$E$1] &amp; CHAR(34) &amp; CHAR(58) &amp; CHAR(34) &amp; [.$E$2] &amp; CHAR(34) &amp; CHAR(125) &amp; CHAR(41) &amp; CHAR(44))" office:value-type="string" office:string-value="(&quot;4231-1231-123111-123191&quot;,{&quot;moduleNameSchema&quot;:&quot;cosa60&quot;,&quot;moduleDescriptionSchema&quot;:&quot;desc182&quot;,&quot;moduleLinkSchema&quot;:&quot;link182&quot;,&quot;moduleIsValidSchema&quot;:&quot;true&quot;,&quot;modulePermissionSchema&quot;:[“read”, “delete”],&quot;type&quot;:&quot;module&quot;})," calcext:value-type="string">
            <text:p>("4231-1231-123111-123191",{"moduleNameSchema":"cosa60","moduleDescriptionSchema":"desc182","moduleLinkSchema":"link18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2</text:p>
          </table:table-cell>
          <table:table-cell office:value-type="string" calcext:value-type="string">
            <text:p>cosa61</text:p>
          </table:table-cell>
          <table:table-cell office:value-type="string" calcext:value-type="string">
            <text:p>desc183</text:p>
          </table:table-cell>
          <table:table-cell office:value-type="string" calcext:value-type="string">
            <text:p>link1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4] &amp; CHAR(34) &amp; CHAR(44) &amp; CHAR(123) &amp; CHAR(34) &amp; [.$B$3] &amp; CHAR(34) &amp; CHAR(58) &amp; CHAR(34) &amp; [.B64] &amp; CHAR(34) &amp; CHAR(44) &amp; CHAR(34) &amp; [.$C$3]  &amp; CHAR(34) &amp; CHAR(58) &amp; CHAR(34) &amp; [.C64] &amp; CHAR(34) &amp; CHAR(44) &amp; CHAR(34) &amp;  [.$D$3] &amp; CHAR(34) &amp; CHAR(58) &amp; CHAR(34) &amp; [.D64] &amp; CHAR(34) &amp; CHAR(44) &amp; CHAR(34) &amp; [.$E$3] &amp; CHAR(34) &amp; CHAR(58) &amp; CHAR(34) &amp; [.E64] &amp; CHAR(34) &amp; CHAR(44) &amp; CHAR(34) &amp; [.$F$3] &amp; CHAR(34) &amp; CHAR(58) &amp;  [.F64]  &amp; CHAR(44) &amp; CHAR(34) &amp; [.$E$1] &amp; CHAR(34) &amp; CHAR(58) &amp; CHAR(34) &amp; [.$E$2] &amp; CHAR(34) &amp; CHAR(125) &amp; CHAR(41) &amp; CHAR(44))" office:value-type="string" office:string-value="(&quot;4231-1231-123111-123192&quot;,{&quot;moduleNameSchema&quot;:&quot;cosa61&quot;,&quot;moduleDescriptionSchema&quot;:&quot;desc183&quot;,&quot;moduleLinkSchema&quot;:&quot;link183&quot;,&quot;moduleIsValidSchema&quot;:&quot;true&quot;,&quot;modulePermissionSchema&quot;:[“read”, “delete”],&quot;type&quot;:&quot;module&quot;})," calcext:value-type="string">
            <text:p>("4231-1231-123111-123192",{"moduleNameSchema":"cosa61","moduleDescriptionSchema":"desc183","moduleLinkSchema":"link18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3</text:p>
          </table:table-cell>
          <table:table-cell office:value-type="string" calcext:value-type="string">
            <text:p>cosa62</text:p>
          </table:table-cell>
          <table:table-cell office:value-type="string" calcext:value-type="string">
            <text:p>desc184</text:p>
          </table:table-cell>
          <table:table-cell office:value-type="string" calcext:value-type="string">
            <text:p>link1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5] &amp; CHAR(34) &amp; CHAR(44) &amp; CHAR(123) &amp; CHAR(34) &amp; [.$B$3] &amp; CHAR(34) &amp; CHAR(58) &amp; CHAR(34) &amp; [.B65] &amp; CHAR(34) &amp; CHAR(44) &amp; CHAR(34) &amp; [.$C$3]  &amp; CHAR(34) &amp; CHAR(58) &amp; CHAR(34) &amp; [.C65] &amp; CHAR(34) &amp; CHAR(44) &amp; CHAR(34) &amp;  [.$D$3] &amp; CHAR(34) &amp; CHAR(58) &amp; CHAR(34) &amp; [.D65] &amp; CHAR(34) &amp; CHAR(44) &amp; CHAR(34) &amp; [.$E$3] &amp; CHAR(34) &amp; CHAR(58) &amp; CHAR(34) &amp; [.E65] &amp; CHAR(34) &amp; CHAR(44) &amp; CHAR(34) &amp; [.$F$3] &amp; CHAR(34) &amp; CHAR(58) &amp;  [.F65]  &amp; CHAR(44) &amp; CHAR(34) &amp; [.$E$1] &amp; CHAR(34) &amp; CHAR(58) &amp; CHAR(34) &amp; [.$E$2] &amp; CHAR(34) &amp; CHAR(125) &amp; CHAR(41) &amp; CHAR(44))" office:value-type="string" office:string-value="(&quot;4231-1231-123111-123193&quot;,{&quot;moduleNameSchema&quot;:&quot;cosa62&quot;,&quot;moduleDescriptionSchema&quot;:&quot;desc184&quot;,&quot;moduleLinkSchema&quot;:&quot;link184&quot;,&quot;moduleIsValidSchema&quot;:&quot;true&quot;,&quot;modulePermissionSchema&quot;:[“read”, “delete”],&quot;type&quot;:&quot;module&quot;})," calcext:value-type="string">
            <text:p>("4231-1231-123111-123193",{"moduleNameSchema":"cosa62","moduleDescriptionSchema":"desc184","moduleLinkSchema":"link18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4</text:p>
          </table:table-cell>
          <table:table-cell office:value-type="string" calcext:value-type="string">
            <text:p>cosa63</text:p>
          </table:table-cell>
          <table:table-cell office:value-type="string" calcext:value-type="string">
            <text:p>desc185</text:p>
          </table:table-cell>
          <table:table-cell office:value-type="string" calcext:value-type="string">
            <text:p>link1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6] &amp; CHAR(34) &amp; CHAR(44) &amp; CHAR(123) &amp; CHAR(34) &amp; [.$B$3] &amp; CHAR(34) &amp; CHAR(58) &amp; CHAR(34) &amp; [.B66] &amp; CHAR(34) &amp; CHAR(44) &amp; CHAR(34) &amp; [.$C$3]  &amp; CHAR(34) &amp; CHAR(58) &amp; CHAR(34) &amp; [.C66] &amp; CHAR(34) &amp; CHAR(44) &amp; CHAR(34) &amp;  [.$D$3] &amp; CHAR(34) &amp; CHAR(58) &amp; CHAR(34) &amp; [.D66] &amp; CHAR(34) &amp; CHAR(44) &amp; CHAR(34) &amp; [.$E$3] &amp; CHAR(34) &amp; CHAR(58) &amp; CHAR(34) &amp; [.E66] &amp; CHAR(34) &amp; CHAR(44) &amp; CHAR(34) &amp; [.$F$3] &amp; CHAR(34) &amp; CHAR(58) &amp;  [.F66]  &amp; CHAR(44) &amp; CHAR(34) &amp; [.$E$1] &amp; CHAR(34) &amp; CHAR(58) &amp; CHAR(34) &amp; [.$E$2] &amp; CHAR(34) &amp; CHAR(125) &amp; CHAR(41) &amp; CHAR(44))" office:value-type="string" office:string-value="(&quot;4231-1231-123111-123194&quot;,{&quot;moduleNameSchema&quot;:&quot;cosa63&quot;,&quot;moduleDescriptionSchema&quot;:&quot;desc185&quot;,&quot;moduleLinkSchema&quot;:&quot;link185&quot;,&quot;moduleIsValidSchema&quot;:&quot;true&quot;,&quot;modulePermissionSchema&quot;:[“read”, “delete”],&quot;type&quot;:&quot;module&quot;})," calcext:value-type="string">
            <text:p>("4231-1231-123111-123194",{"moduleNameSchema":"cosa63","moduleDescriptionSchema":"desc185","moduleLinkSchema":"link18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5</text:p>
          </table:table-cell>
          <table:table-cell office:value-type="string" calcext:value-type="string">
            <text:p>cosa64</text:p>
          </table:table-cell>
          <table:table-cell office:value-type="string" calcext:value-type="string">
            <text:p>desc186</text:p>
          </table:table-cell>
          <table:table-cell office:value-type="string" calcext:value-type="string">
            <text:p>link1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7] &amp; CHAR(34) &amp; CHAR(44) &amp; CHAR(123) &amp; CHAR(34) &amp; [.$B$3] &amp; CHAR(34) &amp; CHAR(58) &amp; CHAR(34) &amp; [.B67] &amp; CHAR(34) &amp; CHAR(44) &amp; CHAR(34) &amp; [.$C$3]  &amp; CHAR(34) &amp; CHAR(58) &amp; CHAR(34) &amp; [.C67] &amp; CHAR(34) &amp; CHAR(44) &amp; CHAR(34) &amp;  [.$D$3] &amp; CHAR(34) &amp; CHAR(58) &amp; CHAR(34) &amp; [.D67] &amp; CHAR(34) &amp; CHAR(44) &amp; CHAR(34) &amp; [.$E$3] &amp; CHAR(34) &amp; CHAR(58) &amp; CHAR(34) &amp; [.E67] &amp; CHAR(34) &amp; CHAR(44) &amp; CHAR(34) &amp; [.$F$3] &amp; CHAR(34) &amp; CHAR(58) &amp;  [.F67]  &amp; CHAR(44) &amp; CHAR(34) &amp; [.$E$1] &amp; CHAR(34) &amp; CHAR(58) &amp; CHAR(34) &amp; [.$E$2] &amp; CHAR(34) &amp; CHAR(125) &amp; CHAR(41) &amp; CHAR(44))" office:value-type="string" office:string-value="(&quot;4231-1231-123111-123195&quot;,{&quot;moduleNameSchema&quot;:&quot;cosa64&quot;,&quot;moduleDescriptionSchema&quot;:&quot;desc186&quot;,&quot;moduleLinkSchema&quot;:&quot;link186&quot;,&quot;moduleIsValidSchema&quot;:&quot;true&quot;,&quot;modulePermissionSchema&quot;:[“read”, “delete”],&quot;type&quot;:&quot;module&quot;})," calcext:value-type="string">
            <text:p>("4231-1231-123111-123195",{"moduleNameSchema":"cosa64","moduleDescriptionSchema":"desc186","moduleLinkSchema":"link18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6</text:p>
          </table:table-cell>
          <table:table-cell office:value-type="string" calcext:value-type="string">
            <text:p>cosa65</text:p>
          </table:table-cell>
          <table:table-cell office:value-type="string" calcext:value-type="string">
            <text:p>desc187</text:p>
          </table:table-cell>
          <table:table-cell office:value-type="string" calcext:value-type="string">
            <text:p>link1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8] &amp; CHAR(34) &amp; CHAR(44) &amp; CHAR(123) &amp; CHAR(34) &amp; [.$B$3] &amp; CHAR(34) &amp; CHAR(58) &amp; CHAR(34) &amp; [.B68] &amp; CHAR(34) &amp; CHAR(44) &amp; CHAR(34) &amp; [.$C$3]  &amp; CHAR(34) &amp; CHAR(58) &amp; CHAR(34) &amp; [.C68] &amp; CHAR(34) &amp; CHAR(44) &amp; CHAR(34) &amp;  [.$D$3] &amp; CHAR(34) &amp; CHAR(58) &amp; CHAR(34) &amp; [.D68] &amp; CHAR(34) &amp; CHAR(44) &amp; CHAR(34) &amp; [.$E$3] &amp; CHAR(34) &amp; CHAR(58) &amp; CHAR(34) &amp; [.E68] &amp; CHAR(34) &amp; CHAR(44) &amp; CHAR(34) &amp; [.$F$3] &amp; CHAR(34) &amp; CHAR(58) &amp;  [.F68]  &amp; CHAR(44) &amp; CHAR(34) &amp; [.$E$1] &amp; CHAR(34) &amp; CHAR(58) &amp; CHAR(34) &amp; [.$E$2] &amp; CHAR(34) &amp; CHAR(125) &amp; CHAR(41) &amp; CHAR(44))" office:value-type="string" office:string-value="(&quot;4231-1231-123111-123196&quot;,{&quot;moduleNameSchema&quot;:&quot;cosa65&quot;,&quot;moduleDescriptionSchema&quot;:&quot;desc187&quot;,&quot;moduleLinkSchema&quot;:&quot;link187&quot;,&quot;moduleIsValidSchema&quot;:&quot;true&quot;,&quot;modulePermissionSchema&quot;:[“read”, “delete”],&quot;type&quot;:&quot;module&quot;})," calcext:value-type="string">
            <text:p>("4231-1231-123111-123196",{"moduleNameSchema":"cosa65","moduleDescriptionSchema":"desc187","moduleLinkSchema":"link18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7</text:p>
          </table:table-cell>
          <table:table-cell office:value-type="string" calcext:value-type="string">
            <text:p>cosa66</text:p>
          </table:table-cell>
          <table:table-cell office:value-type="string" calcext:value-type="string">
            <text:p>desc188</text:p>
          </table:table-cell>
          <table:table-cell office:value-type="string" calcext:value-type="string">
            <text:p>link1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69] &amp; CHAR(34) &amp; CHAR(44) &amp; CHAR(123) &amp; CHAR(34) &amp; [.$B$3] &amp; CHAR(34) &amp; CHAR(58) &amp; CHAR(34) &amp; [.B69] &amp; CHAR(34) &amp; CHAR(44) &amp; CHAR(34) &amp; [.$C$3]  &amp; CHAR(34) &amp; CHAR(58) &amp; CHAR(34) &amp; [.C69] &amp; CHAR(34) &amp; CHAR(44) &amp; CHAR(34) &amp;  [.$D$3] &amp; CHAR(34) &amp; CHAR(58) &amp; CHAR(34) &amp; [.D69] &amp; CHAR(34) &amp; CHAR(44) &amp; CHAR(34) &amp; [.$E$3] &amp; CHAR(34) &amp; CHAR(58) &amp; CHAR(34) &amp; [.E69] &amp; CHAR(34) &amp; CHAR(44) &amp; CHAR(34) &amp; [.$F$3] &amp; CHAR(34) &amp; CHAR(58) &amp;  [.F69]  &amp; CHAR(44) &amp; CHAR(34) &amp; [.$E$1] &amp; CHAR(34) &amp; CHAR(58) &amp; CHAR(34) &amp; [.$E$2] &amp; CHAR(34) &amp; CHAR(125) &amp; CHAR(41) &amp; CHAR(44))" office:value-type="string" office:string-value="(&quot;4231-1231-123111-123197&quot;,{&quot;moduleNameSchema&quot;:&quot;cosa66&quot;,&quot;moduleDescriptionSchema&quot;:&quot;desc188&quot;,&quot;moduleLinkSchema&quot;:&quot;link188&quot;,&quot;moduleIsValidSchema&quot;:&quot;true&quot;,&quot;modulePermissionSchema&quot;:[“read”, “delete”],&quot;type&quot;:&quot;module&quot;})," calcext:value-type="string">
            <text:p>("4231-1231-123111-123197",{"moduleNameSchema":"cosa66","moduleDescriptionSchema":"desc188","moduleLinkSchema":"link18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8</text:p>
          </table:table-cell>
          <table:table-cell office:value-type="string" calcext:value-type="string">
            <text:p>cosa67</text:p>
          </table:table-cell>
          <table:table-cell office:value-type="string" calcext:value-type="string">
            <text:p>desc189</text:p>
          </table:table-cell>
          <table:table-cell office:value-type="string" calcext:value-type="string">
            <text:p>link1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0] &amp; CHAR(34) &amp; CHAR(44) &amp; CHAR(123) &amp; CHAR(34) &amp; [.$B$3] &amp; CHAR(34) &amp; CHAR(58) &amp; CHAR(34) &amp; [.B70] &amp; CHAR(34) &amp; CHAR(44) &amp; CHAR(34) &amp; [.$C$3]  &amp; CHAR(34) &amp; CHAR(58) &amp; CHAR(34) &amp; [.C70] &amp; CHAR(34) &amp; CHAR(44) &amp; CHAR(34) &amp;  [.$D$3] &amp; CHAR(34) &amp; CHAR(58) &amp; CHAR(34) &amp; [.D70] &amp; CHAR(34) &amp; CHAR(44) &amp; CHAR(34) &amp; [.$E$3] &amp; CHAR(34) &amp; CHAR(58) &amp; CHAR(34) &amp; [.E70] &amp; CHAR(34) &amp; CHAR(44) &amp; CHAR(34) &amp; [.$F$3] &amp; CHAR(34) &amp; CHAR(58) &amp;  [.F70]  &amp; CHAR(44) &amp; CHAR(34) &amp; [.$E$1] &amp; CHAR(34) &amp; CHAR(58) &amp; CHAR(34) &amp; [.$E$2] &amp; CHAR(34) &amp; CHAR(125) &amp; CHAR(41) &amp; CHAR(44))" office:value-type="string" office:string-value="(&quot;4231-1231-123111-123198&quot;,{&quot;moduleNameSchema&quot;:&quot;cosa67&quot;,&quot;moduleDescriptionSchema&quot;:&quot;desc189&quot;,&quot;moduleLinkSchema&quot;:&quot;link189&quot;,&quot;moduleIsValidSchema&quot;:&quot;true&quot;,&quot;modulePermissionSchema&quot;:[“read”, “delete”],&quot;type&quot;:&quot;module&quot;})," calcext:value-type="string">
            <text:p>("4231-1231-123111-123198",{"moduleNameSchema":"cosa67","moduleDescriptionSchema":"desc189","moduleLinkSchema":"link18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199</text:p>
          </table:table-cell>
          <table:table-cell office:value-type="string" calcext:value-type="string">
            <text:p>cosa68</text:p>
          </table:table-cell>
          <table:table-cell office:value-type="string" calcext:value-type="string">
            <text:p>desc190</text:p>
          </table:table-cell>
          <table:table-cell office:value-type="string" calcext:value-type="string">
            <text:p>link1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1] &amp; CHAR(34) &amp; CHAR(44) &amp; CHAR(123) &amp; CHAR(34) &amp; [.$B$3] &amp; CHAR(34) &amp; CHAR(58) &amp; CHAR(34) &amp; [.B71] &amp; CHAR(34) &amp; CHAR(44) &amp; CHAR(34) &amp; [.$C$3]  &amp; CHAR(34) &amp; CHAR(58) &amp; CHAR(34) &amp; [.C71] &amp; CHAR(34) &amp; CHAR(44) &amp; CHAR(34) &amp;  [.$D$3] &amp; CHAR(34) &amp; CHAR(58) &amp; CHAR(34) &amp; [.D71] &amp; CHAR(34) &amp; CHAR(44) &amp; CHAR(34) &amp; [.$E$3] &amp; CHAR(34) &amp; CHAR(58) &amp; CHAR(34) &amp; [.E71] &amp; CHAR(34) &amp; CHAR(44) &amp; CHAR(34) &amp; [.$F$3] &amp; CHAR(34) &amp; CHAR(58) &amp;  [.F71]  &amp; CHAR(44) &amp; CHAR(34) &amp; [.$E$1] &amp; CHAR(34) &amp; CHAR(58) &amp; CHAR(34) &amp; [.$E$2] &amp; CHAR(34) &amp; CHAR(125) &amp; CHAR(41) &amp; CHAR(44))" office:value-type="string" office:string-value="(&quot;4231-1231-123111-123199&quot;,{&quot;moduleNameSchema&quot;:&quot;cosa68&quot;,&quot;moduleDescriptionSchema&quot;:&quot;desc190&quot;,&quot;moduleLinkSchema&quot;:&quot;link190&quot;,&quot;moduleIsValidSchema&quot;:&quot;true&quot;,&quot;modulePermissionSchema&quot;:[“read”, “delete”],&quot;type&quot;:&quot;module&quot;})," calcext:value-type="string">
            <text:p>("4231-1231-123111-123199",{"moduleNameSchema":"cosa68","moduleDescriptionSchema":"desc190","moduleLinkSchema":"link19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0</text:p>
          </table:table-cell>
          <table:table-cell office:value-type="string" calcext:value-type="string">
            <text:p>cosa69</text:p>
          </table:table-cell>
          <table:table-cell office:value-type="string" calcext:value-type="string">
            <text:p>desc191</text:p>
          </table:table-cell>
          <table:table-cell office:value-type="string" calcext:value-type="string">
            <text:p>link1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2] &amp; CHAR(34) &amp; CHAR(44) &amp; CHAR(123) &amp; CHAR(34) &amp; [.$B$3] &amp; CHAR(34) &amp; CHAR(58) &amp; CHAR(34) &amp; [.B72] &amp; CHAR(34) &amp; CHAR(44) &amp; CHAR(34) &amp; [.$C$3]  &amp; CHAR(34) &amp; CHAR(58) &amp; CHAR(34) &amp; [.C72] &amp; CHAR(34) &amp; CHAR(44) &amp; CHAR(34) &amp;  [.$D$3] &amp; CHAR(34) &amp; CHAR(58) &amp; CHAR(34) &amp; [.D72] &amp; CHAR(34) &amp; CHAR(44) &amp; CHAR(34) &amp; [.$E$3] &amp; CHAR(34) &amp; CHAR(58) &amp; CHAR(34) &amp; [.E72] &amp; CHAR(34) &amp; CHAR(44) &amp; CHAR(34) &amp; [.$F$3] &amp; CHAR(34) &amp; CHAR(58) &amp;  [.F72]  &amp; CHAR(44) &amp; CHAR(34) &amp; [.$E$1] &amp; CHAR(34) &amp; CHAR(58) &amp; CHAR(34) &amp; [.$E$2] &amp; CHAR(34) &amp; CHAR(125) &amp; CHAR(41) &amp; CHAR(44))" office:value-type="string" office:string-value="(&quot;4231-1231-123111-123200&quot;,{&quot;moduleNameSchema&quot;:&quot;cosa69&quot;,&quot;moduleDescriptionSchema&quot;:&quot;desc191&quot;,&quot;moduleLinkSchema&quot;:&quot;link191&quot;,&quot;moduleIsValidSchema&quot;:&quot;true&quot;,&quot;modulePermissionSchema&quot;:[“read”, “delete”],&quot;type&quot;:&quot;module&quot;})," calcext:value-type="string">
            <text:p>("4231-1231-123111-123200",{"moduleNameSchema":"cosa69","moduleDescriptionSchema":"desc191","moduleLinkSchema":"link19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1</text:p>
          </table:table-cell>
          <table:table-cell office:value-type="string" calcext:value-type="string">
            <text:p>cosa70</text:p>
          </table:table-cell>
          <table:table-cell office:value-type="string" calcext:value-type="string">
            <text:p>desc192</text:p>
          </table:table-cell>
          <table:table-cell office:value-type="string" calcext:value-type="string">
            <text:p>link1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3] &amp; CHAR(34) &amp; CHAR(44) &amp; CHAR(123) &amp; CHAR(34) &amp; [.$B$3] &amp; CHAR(34) &amp; CHAR(58) &amp; CHAR(34) &amp; [.B73] &amp; CHAR(34) &amp; CHAR(44) &amp; CHAR(34) &amp; [.$C$3]  &amp; CHAR(34) &amp; CHAR(58) &amp; CHAR(34) &amp; [.C73] &amp; CHAR(34) &amp; CHAR(44) &amp; CHAR(34) &amp;  [.$D$3] &amp; CHAR(34) &amp; CHAR(58) &amp; CHAR(34) &amp; [.D73] &amp; CHAR(34) &amp; CHAR(44) &amp; CHAR(34) &amp; [.$E$3] &amp; CHAR(34) &amp; CHAR(58) &amp; CHAR(34) &amp; [.E73] &amp; CHAR(34) &amp; CHAR(44) &amp; CHAR(34) &amp; [.$F$3] &amp; CHAR(34) &amp; CHAR(58) &amp;  [.F73]  &amp; CHAR(44) &amp; CHAR(34) &amp; [.$E$1] &amp; CHAR(34) &amp; CHAR(58) &amp; CHAR(34) &amp; [.$E$2] &amp; CHAR(34) &amp; CHAR(125) &amp; CHAR(41) &amp; CHAR(44))" office:value-type="string" office:string-value="(&quot;4231-1231-123111-123201&quot;,{&quot;moduleNameSchema&quot;:&quot;cosa70&quot;,&quot;moduleDescriptionSchema&quot;:&quot;desc192&quot;,&quot;moduleLinkSchema&quot;:&quot;link192&quot;,&quot;moduleIsValidSchema&quot;:&quot;true&quot;,&quot;modulePermissionSchema&quot;:[“read”, “delete”],&quot;type&quot;:&quot;module&quot;})," calcext:value-type="string">
            <text:p>("4231-1231-123111-123201",{"moduleNameSchema":"cosa70","moduleDescriptionSchema":"desc192","moduleLinkSchema":"link19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2</text:p>
          </table:table-cell>
          <table:table-cell office:value-type="string" calcext:value-type="string">
            <text:p>cosa71</text:p>
          </table:table-cell>
          <table:table-cell office:value-type="string" calcext:value-type="string">
            <text:p>desc193</text:p>
          </table:table-cell>
          <table:table-cell office:value-type="string" calcext:value-type="string">
            <text:p>link1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4] &amp; CHAR(34) &amp; CHAR(44) &amp; CHAR(123) &amp; CHAR(34) &amp; [.$B$3] &amp; CHAR(34) &amp; CHAR(58) &amp; CHAR(34) &amp; [.B74] &amp; CHAR(34) &amp; CHAR(44) &amp; CHAR(34) &amp; [.$C$3]  &amp; CHAR(34) &amp; CHAR(58) &amp; CHAR(34) &amp; [.C74] &amp; CHAR(34) &amp; CHAR(44) &amp; CHAR(34) &amp;  [.$D$3] &amp; CHAR(34) &amp; CHAR(58) &amp; CHAR(34) &amp; [.D74] &amp; CHAR(34) &amp; CHAR(44) &amp; CHAR(34) &amp; [.$E$3] &amp; CHAR(34) &amp; CHAR(58) &amp; CHAR(34) &amp; [.E74] &amp; CHAR(34) &amp; CHAR(44) &amp; CHAR(34) &amp; [.$F$3] &amp; CHAR(34) &amp; CHAR(58) &amp;  [.F74]  &amp; CHAR(44) &amp; CHAR(34) &amp; [.$E$1] &amp; CHAR(34) &amp; CHAR(58) &amp; CHAR(34) &amp; [.$E$2] &amp; CHAR(34) &amp; CHAR(125) &amp; CHAR(41) &amp; CHAR(44))" office:value-type="string" office:string-value="(&quot;4231-1231-123111-123202&quot;,{&quot;moduleNameSchema&quot;:&quot;cosa71&quot;,&quot;moduleDescriptionSchema&quot;:&quot;desc193&quot;,&quot;moduleLinkSchema&quot;:&quot;link193&quot;,&quot;moduleIsValidSchema&quot;:&quot;true&quot;,&quot;modulePermissionSchema&quot;:[“read”, “delete”],&quot;type&quot;:&quot;module&quot;})," calcext:value-type="string">
            <text:p>("4231-1231-123111-123202",{"moduleNameSchema":"cosa71","moduleDescriptionSchema":"desc193","moduleLinkSchema":"link19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3</text:p>
          </table:table-cell>
          <table:table-cell office:value-type="string" calcext:value-type="string">
            <text:p>cosa72</text:p>
          </table:table-cell>
          <table:table-cell office:value-type="string" calcext:value-type="string">
            <text:p>desc194</text:p>
          </table:table-cell>
          <table:table-cell office:value-type="string" calcext:value-type="string">
            <text:p>link1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5] &amp; CHAR(34) &amp; CHAR(44) &amp; CHAR(123) &amp; CHAR(34) &amp; [.$B$3] &amp; CHAR(34) &amp; CHAR(58) &amp; CHAR(34) &amp; [.B75] &amp; CHAR(34) &amp; CHAR(44) &amp; CHAR(34) &amp; [.$C$3]  &amp; CHAR(34) &amp; CHAR(58) &amp; CHAR(34) &amp; [.C75] &amp; CHAR(34) &amp; CHAR(44) &amp; CHAR(34) &amp;  [.$D$3] &amp; CHAR(34) &amp; CHAR(58) &amp; CHAR(34) &amp; [.D75] &amp; CHAR(34) &amp; CHAR(44) &amp; CHAR(34) &amp; [.$E$3] &amp; CHAR(34) &amp; CHAR(58) &amp; CHAR(34) &amp; [.E75] &amp; CHAR(34) &amp; CHAR(44) &amp; CHAR(34) &amp; [.$F$3] &amp; CHAR(34) &amp; CHAR(58) &amp;  [.F75]  &amp; CHAR(44) &amp; CHAR(34) &amp; [.$E$1] &amp; CHAR(34) &amp; CHAR(58) &amp; CHAR(34) &amp; [.$E$2] &amp; CHAR(34) &amp; CHAR(125) &amp; CHAR(41) &amp; CHAR(44))" office:value-type="string" office:string-value="(&quot;4231-1231-123111-123203&quot;,{&quot;moduleNameSchema&quot;:&quot;cosa72&quot;,&quot;moduleDescriptionSchema&quot;:&quot;desc194&quot;,&quot;moduleLinkSchema&quot;:&quot;link194&quot;,&quot;moduleIsValidSchema&quot;:&quot;true&quot;,&quot;modulePermissionSchema&quot;:[“read”, “delete”],&quot;type&quot;:&quot;module&quot;})," calcext:value-type="string">
            <text:p>("4231-1231-123111-123203",{"moduleNameSchema":"cosa72","moduleDescriptionSchema":"desc194","moduleLinkSchema":"link19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4</text:p>
          </table:table-cell>
          <table:table-cell office:value-type="string" calcext:value-type="string">
            <text:p>cosa73</text:p>
          </table:table-cell>
          <table:table-cell office:value-type="string" calcext:value-type="string">
            <text:p>desc195</text:p>
          </table:table-cell>
          <table:table-cell office:value-type="string" calcext:value-type="string">
            <text:p>link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6] &amp; CHAR(34) &amp; CHAR(44) &amp; CHAR(123) &amp; CHAR(34) &amp; [.$B$3] &amp; CHAR(34) &amp; CHAR(58) &amp; CHAR(34) &amp; [.B76] &amp; CHAR(34) &amp; CHAR(44) &amp; CHAR(34) &amp; [.$C$3]  &amp; CHAR(34) &amp; CHAR(58) &amp; CHAR(34) &amp; [.C76] &amp; CHAR(34) &amp; CHAR(44) &amp; CHAR(34) &amp;  [.$D$3] &amp; CHAR(34) &amp; CHAR(58) &amp; CHAR(34) &amp; [.D76] &amp; CHAR(34) &amp; CHAR(44) &amp; CHAR(34) &amp; [.$E$3] &amp; CHAR(34) &amp; CHAR(58) &amp; CHAR(34) &amp; [.E76] &amp; CHAR(34) &amp; CHAR(44) &amp; CHAR(34) &amp; [.$F$3] &amp; CHAR(34) &amp; CHAR(58) &amp;  [.F76]  &amp; CHAR(44) &amp; CHAR(34) &amp; [.$E$1] &amp; CHAR(34) &amp; CHAR(58) &amp; CHAR(34) &amp; [.$E$2] &amp; CHAR(34) &amp; CHAR(125) &amp; CHAR(41) &amp; CHAR(44))" office:value-type="string" office:string-value="(&quot;4231-1231-123111-123204&quot;,{&quot;moduleNameSchema&quot;:&quot;cosa73&quot;,&quot;moduleDescriptionSchema&quot;:&quot;desc195&quot;,&quot;moduleLinkSchema&quot;:&quot;link195&quot;,&quot;moduleIsValidSchema&quot;:&quot;true&quot;,&quot;modulePermissionSchema&quot;:[“read”, “delete”],&quot;type&quot;:&quot;module&quot;})," calcext:value-type="string">
            <text:p>("4231-1231-123111-123204",{"moduleNameSchema":"cosa73","moduleDescriptionSchema":"desc195","moduleLinkSchema":"link19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5</text:p>
          </table:table-cell>
          <table:table-cell office:value-type="string" calcext:value-type="string">
            <text:p>cosa74</text:p>
          </table:table-cell>
          <table:table-cell office:value-type="string" calcext:value-type="string">
            <text:p>desc196</text:p>
          </table:table-cell>
          <table:table-cell office:value-type="string" calcext:value-type="string">
            <text:p>link1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7] &amp; CHAR(34) &amp; CHAR(44) &amp; CHAR(123) &amp; CHAR(34) &amp; [.$B$3] &amp; CHAR(34) &amp; CHAR(58) &amp; CHAR(34) &amp; [.B77] &amp; CHAR(34) &amp; CHAR(44) &amp; CHAR(34) &amp; [.$C$3]  &amp; CHAR(34) &amp; CHAR(58) &amp; CHAR(34) &amp; [.C77] &amp; CHAR(34) &amp; CHAR(44) &amp; CHAR(34) &amp;  [.$D$3] &amp; CHAR(34) &amp; CHAR(58) &amp; CHAR(34) &amp; [.D77] &amp; CHAR(34) &amp; CHAR(44) &amp; CHAR(34) &amp; [.$E$3] &amp; CHAR(34) &amp; CHAR(58) &amp; CHAR(34) &amp; [.E77] &amp; CHAR(34) &amp; CHAR(44) &amp; CHAR(34) &amp; [.$F$3] &amp; CHAR(34) &amp; CHAR(58) &amp;  [.F77]  &amp; CHAR(44) &amp; CHAR(34) &amp; [.$E$1] &amp; CHAR(34) &amp; CHAR(58) &amp; CHAR(34) &amp; [.$E$2] &amp; CHAR(34) &amp; CHAR(125) &amp; CHAR(41) &amp; CHAR(44))" office:value-type="string" office:string-value="(&quot;4231-1231-123111-123205&quot;,{&quot;moduleNameSchema&quot;:&quot;cosa74&quot;,&quot;moduleDescriptionSchema&quot;:&quot;desc196&quot;,&quot;moduleLinkSchema&quot;:&quot;link196&quot;,&quot;moduleIsValidSchema&quot;:&quot;true&quot;,&quot;modulePermissionSchema&quot;:[“read”, “delete”],&quot;type&quot;:&quot;module&quot;})," calcext:value-type="string">
            <text:p>("4231-1231-123111-123205",{"moduleNameSchema":"cosa74","moduleDescriptionSchema":"desc196","moduleLinkSchema":"link19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6</text:p>
          </table:table-cell>
          <table:table-cell office:value-type="string" calcext:value-type="string">
            <text:p>cosa75</text:p>
          </table:table-cell>
          <table:table-cell office:value-type="string" calcext:value-type="string">
            <text:p>desc197</text:p>
          </table:table-cell>
          <table:table-cell office:value-type="string" calcext:value-type="string">
            <text:p>link1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8] &amp; CHAR(34) &amp; CHAR(44) &amp; CHAR(123) &amp; CHAR(34) &amp; [.$B$3] &amp; CHAR(34) &amp; CHAR(58) &amp; CHAR(34) &amp; [.B78] &amp; CHAR(34) &amp; CHAR(44) &amp; CHAR(34) &amp; [.$C$3]  &amp; CHAR(34) &amp; CHAR(58) &amp; CHAR(34) &amp; [.C78] &amp; CHAR(34) &amp; CHAR(44) &amp; CHAR(34) &amp;  [.$D$3] &amp; CHAR(34) &amp; CHAR(58) &amp; CHAR(34) &amp; [.D78] &amp; CHAR(34) &amp; CHAR(44) &amp; CHAR(34) &amp; [.$E$3] &amp; CHAR(34) &amp; CHAR(58) &amp; CHAR(34) &amp; [.E78] &amp; CHAR(34) &amp; CHAR(44) &amp; CHAR(34) &amp; [.$F$3] &amp; CHAR(34) &amp; CHAR(58) &amp;  [.F78]  &amp; CHAR(44) &amp; CHAR(34) &amp; [.$E$1] &amp; CHAR(34) &amp; CHAR(58) &amp; CHAR(34) &amp; [.$E$2] &amp; CHAR(34) &amp; CHAR(125) &amp; CHAR(41) &amp; CHAR(44))" office:value-type="string" office:string-value="(&quot;4231-1231-123111-123206&quot;,{&quot;moduleNameSchema&quot;:&quot;cosa75&quot;,&quot;moduleDescriptionSchema&quot;:&quot;desc197&quot;,&quot;moduleLinkSchema&quot;:&quot;link197&quot;,&quot;moduleIsValidSchema&quot;:&quot;true&quot;,&quot;modulePermissionSchema&quot;:[“read”, “delete”],&quot;type&quot;:&quot;module&quot;})," calcext:value-type="string">
            <text:p>("4231-1231-123111-123206",{"moduleNameSchema":"cosa75","moduleDescriptionSchema":"desc197","moduleLinkSchema":"link19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7</text:p>
          </table:table-cell>
          <table:table-cell office:value-type="string" calcext:value-type="string">
            <text:p>cosa76</text:p>
          </table:table-cell>
          <table:table-cell office:value-type="string" calcext:value-type="string">
            <text:p>desc198</text:p>
          </table:table-cell>
          <table:table-cell office:value-type="string" calcext:value-type="string">
            <text:p>link1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79] &amp; CHAR(34) &amp; CHAR(44) &amp; CHAR(123) &amp; CHAR(34) &amp; [.$B$3] &amp; CHAR(34) &amp; CHAR(58) &amp; CHAR(34) &amp; [.B79] &amp; CHAR(34) &amp; CHAR(44) &amp; CHAR(34) &amp; [.$C$3]  &amp; CHAR(34) &amp; CHAR(58) &amp; CHAR(34) &amp; [.C79] &amp; CHAR(34) &amp; CHAR(44) &amp; CHAR(34) &amp;  [.$D$3] &amp; CHAR(34) &amp; CHAR(58) &amp; CHAR(34) &amp; [.D79] &amp; CHAR(34) &amp; CHAR(44) &amp; CHAR(34) &amp; [.$E$3] &amp; CHAR(34) &amp; CHAR(58) &amp; CHAR(34) &amp; [.E79] &amp; CHAR(34) &amp; CHAR(44) &amp; CHAR(34) &amp; [.$F$3] &amp; CHAR(34) &amp; CHAR(58) &amp;  [.F79]  &amp; CHAR(44) &amp; CHAR(34) &amp; [.$E$1] &amp; CHAR(34) &amp; CHAR(58) &amp; CHAR(34) &amp; [.$E$2] &amp; CHAR(34) &amp; CHAR(125) &amp; CHAR(41) &amp; CHAR(44))" office:value-type="string" office:string-value="(&quot;4231-1231-123111-123207&quot;,{&quot;moduleNameSchema&quot;:&quot;cosa76&quot;,&quot;moduleDescriptionSchema&quot;:&quot;desc198&quot;,&quot;moduleLinkSchema&quot;:&quot;link198&quot;,&quot;moduleIsValidSchema&quot;:&quot;true&quot;,&quot;modulePermissionSchema&quot;:[“read”, “delete”],&quot;type&quot;:&quot;module&quot;})," calcext:value-type="string">
            <text:p>("4231-1231-123111-123207",{"moduleNameSchema":"cosa76","moduleDescriptionSchema":"desc198","moduleLinkSchema":"link19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8</text:p>
          </table:table-cell>
          <table:table-cell office:value-type="string" calcext:value-type="string">
            <text:p>cosa77</text:p>
          </table:table-cell>
          <table:table-cell office:value-type="string" calcext:value-type="string">
            <text:p>desc199</text:p>
          </table:table-cell>
          <table:table-cell office:value-type="string" calcext:value-type="string">
            <text:p>link1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0] &amp; CHAR(34) &amp; CHAR(44) &amp; CHAR(123) &amp; CHAR(34) &amp; [.$B$3] &amp; CHAR(34) &amp; CHAR(58) &amp; CHAR(34) &amp; [.B80] &amp; CHAR(34) &amp; CHAR(44) &amp; CHAR(34) &amp; [.$C$3]  &amp; CHAR(34) &amp; CHAR(58) &amp; CHAR(34) &amp; [.C80] &amp; CHAR(34) &amp; CHAR(44) &amp; CHAR(34) &amp;  [.$D$3] &amp; CHAR(34) &amp; CHAR(58) &amp; CHAR(34) &amp; [.D80] &amp; CHAR(34) &amp; CHAR(44) &amp; CHAR(34) &amp; [.$E$3] &amp; CHAR(34) &amp; CHAR(58) &amp; CHAR(34) &amp; [.E80] &amp; CHAR(34) &amp; CHAR(44) &amp; CHAR(34) &amp; [.$F$3] &amp; CHAR(34) &amp; CHAR(58) &amp;  [.F80]  &amp; CHAR(44) &amp; CHAR(34) &amp; [.$E$1] &amp; CHAR(34) &amp; CHAR(58) &amp; CHAR(34) &amp; [.$E$2] &amp; CHAR(34) &amp; CHAR(125) &amp; CHAR(41) &amp; CHAR(44))" office:value-type="string" office:string-value="(&quot;4231-1231-123111-123208&quot;,{&quot;moduleNameSchema&quot;:&quot;cosa77&quot;,&quot;moduleDescriptionSchema&quot;:&quot;desc199&quot;,&quot;moduleLinkSchema&quot;:&quot;link199&quot;,&quot;moduleIsValidSchema&quot;:&quot;true&quot;,&quot;modulePermissionSchema&quot;:[“read”, “delete”],&quot;type&quot;:&quot;module&quot;})," calcext:value-type="string">
            <text:p>("4231-1231-123111-123208",{"moduleNameSchema":"cosa77","moduleDescriptionSchema":"desc199","moduleLinkSchema":"link19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09</text:p>
          </table:table-cell>
          <table:table-cell office:value-type="string" calcext:value-type="string">
            <text:p>cosa78</text:p>
          </table:table-cell>
          <table:table-cell office:value-type="string" calcext:value-type="string">
            <text:p>desc200</text:p>
          </table:table-cell>
          <table:table-cell office:value-type="string" calcext:value-type="string">
            <text:p>link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1] &amp; CHAR(34) &amp; CHAR(44) &amp; CHAR(123) &amp; CHAR(34) &amp; [.$B$3] &amp; CHAR(34) &amp; CHAR(58) &amp; CHAR(34) &amp; [.B81] &amp; CHAR(34) &amp; CHAR(44) &amp; CHAR(34) &amp; [.$C$3]  &amp; CHAR(34) &amp; CHAR(58) &amp; CHAR(34) &amp; [.C81] &amp; CHAR(34) &amp; CHAR(44) &amp; CHAR(34) &amp;  [.$D$3] &amp; CHAR(34) &amp; CHAR(58) &amp; CHAR(34) &amp; [.D81] &amp; CHAR(34) &amp; CHAR(44) &amp; CHAR(34) &amp; [.$E$3] &amp; CHAR(34) &amp; CHAR(58) &amp; CHAR(34) &amp; [.E81] &amp; CHAR(34) &amp; CHAR(44) &amp; CHAR(34) &amp; [.$F$3] &amp; CHAR(34) &amp; CHAR(58) &amp;  [.F81]  &amp; CHAR(44) &amp; CHAR(34) &amp; [.$E$1] &amp; CHAR(34) &amp; CHAR(58) &amp; CHAR(34) &amp; [.$E$2] &amp; CHAR(34) &amp; CHAR(125) &amp; CHAR(41) &amp; CHAR(44))" office:value-type="string" office:string-value="(&quot;4231-1231-123111-123209&quot;,{&quot;moduleNameSchema&quot;:&quot;cosa78&quot;,&quot;moduleDescriptionSchema&quot;:&quot;desc200&quot;,&quot;moduleLinkSchema&quot;:&quot;link200&quot;,&quot;moduleIsValidSchema&quot;:&quot;true&quot;,&quot;modulePermissionSchema&quot;:[“read”, “delete”],&quot;type&quot;:&quot;module&quot;})," calcext:value-type="string">
            <text:p>("4231-1231-123111-123209",{"moduleNameSchema":"cosa78","moduleDescriptionSchema":"desc200","moduleLinkSchema":"link20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0</text:p>
          </table:table-cell>
          <table:table-cell office:value-type="string" calcext:value-type="string">
            <text:p>cosa79</text:p>
          </table:table-cell>
          <table:table-cell office:value-type="string" calcext:value-type="string">
            <text:p>desc201</text:p>
          </table:table-cell>
          <table:table-cell office:value-type="string" calcext:value-type="string">
            <text:p>link2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2] &amp; CHAR(34) &amp; CHAR(44) &amp; CHAR(123) &amp; CHAR(34) &amp; [.$B$3] &amp; CHAR(34) &amp; CHAR(58) &amp; CHAR(34) &amp; [.B82] &amp; CHAR(34) &amp; CHAR(44) &amp; CHAR(34) &amp; [.$C$3]  &amp; CHAR(34) &amp; CHAR(58) &amp; CHAR(34) &amp; [.C82] &amp; CHAR(34) &amp; CHAR(44) &amp; CHAR(34) &amp;  [.$D$3] &amp; CHAR(34) &amp; CHAR(58) &amp; CHAR(34) &amp; [.D82] &amp; CHAR(34) &amp; CHAR(44) &amp; CHAR(34) &amp; [.$E$3] &amp; CHAR(34) &amp; CHAR(58) &amp; CHAR(34) &amp; [.E82] &amp; CHAR(34) &amp; CHAR(44) &amp; CHAR(34) &amp; [.$F$3] &amp; CHAR(34) &amp; CHAR(58) &amp;  [.F82]  &amp; CHAR(44) &amp; CHAR(34) &amp; [.$E$1] &amp; CHAR(34) &amp; CHAR(58) &amp; CHAR(34) &amp; [.$E$2] &amp; CHAR(34) &amp; CHAR(125) &amp; CHAR(41) &amp; CHAR(44))" office:value-type="string" office:string-value="(&quot;4231-1231-123111-123210&quot;,{&quot;moduleNameSchema&quot;:&quot;cosa79&quot;,&quot;moduleDescriptionSchema&quot;:&quot;desc201&quot;,&quot;moduleLinkSchema&quot;:&quot;link201&quot;,&quot;moduleIsValidSchema&quot;:&quot;true&quot;,&quot;modulePermissionSchema&quot;:[“read”, “delete”],&quot;type&quot;:&quot;module&quot;})," calcext:value-type="string">
            <text:p>("4231-1231-123111-123210",{"moduleNameSchema":"cosa79","moduleDescriptionSchema":"desc201","moduleLinkSchema":"link20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1</text:p>
          </table:table-cell>
          <table:table-cell office:value-type="string" calcext:value-type="string">
            <text:p>cosa80</text:p>
          </table:table-cell>
          <table:table-cell office:value-type="string" calcext:value-type="string">
            <text:p>desc202</text:p>
          </table:table-cell>
          <table:table-cell office:value-type="string" calcext:value-type="string">
            <text:p>link2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3] &amp; CHAR(34) &amp; CHAR(44) &amp; CHAR(123) &amp; CHAR(34) &amp; [.$B$3] &amp; CHAR(34) &amp; CHAR(58) &amp; CHAR(34) &amp; [.B83] &amp; CHAR(34) &amp; CHAR(44) &amp; CHAR(34) &amp; [.$C$3]  &amp; CHAR(34) &amp; CHAR(58) &amp; CHAR(34) &amp; [.C83] &amp; CHAR(34) &amp; CHAR(44) &amp; CHAR(34) &amp;  [.$D$3] &amp; CHAR(34) &amp; CHAR(58) &amp; CHAR(34) &amp; [.D83] &amp; CHAR(34) &amp; CHAR(44) &amp; CHAR(34) &amp; [.$E$3] &amp; CHAR(34) &amp; CHAR(58) &amp; CHAR(34) &amp; [.E83] &amp; CHAR(34) &amp; CHAR(44) &amp; CHAR(34) &amp; [.$F$3] &amp; CHAR(34) &amp; CHAR(58) &amp;  [.F83]  &amp; CHAR(44) &amp; CHAR(34) &amp; [.$E$1] &amp; CHAR(34) &amp; CHAR(58) &amp; CHAR(34) &amp; [.$E$2] &amp; CHAR(34) &amp; CHAR(125) &amp; CHAR(41) &amp; CHAR(44))" office:value-type="string" office:string-value="(&quot;4231-1231-123111-123211&quot;,{&quot;moduleNameSchema&quot;:&quot;cosa80&quot;,&quot;moduleDescriptionSchema&quot;:&quot;desc202&quot;,&quot;moduleLinkSchema&quot;:&quot;link202&quot;,&quot;moduleIsValidSchema&quot;:&quot;true&quot;,&quot;modulePermissionSchema&quot;:[“read”, “delete”],&quot;type&quot;:&quot;module&quot;})," calcext:value-type="string">
            <text:p>("4231-1231-123111-123211",{"moduleNameSchema":"cosa80","moduleDescriptionSchema":"desc202","moduleLinkSchema":"link20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2</text:p>
          </table:table-cell>
          <table:table-cell office:value-type="string" calcext:value-type="string">
            <text:p>cosa81</text:p>
          </table:table-cell>
          <table:table-cell office:value-type="string" calcext:value-type="string">
            <text:p>desc203</text:p>
          </table:table-cell>
          <table:table-cell office:value-type="string" calcext:value-type="string">
            <text:p>link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4] &amp; CHAR(34) &amp; CHAR(44) &amp; CHAR(123) &amp; CHAR(34) &amp; [.$B$3] &amp; CHAR(34) &amp; CHAR(58) &amp; CHAR(34) &amp; [.B84] &amp; CHAR(34) &amp; CHAR(44) &amp; CHAR(34) &amp; [.$C$3]  &amp; CHAR(34) &amp; CHAR(58) &amp; CHAR(34) &amp; [.C84] &amp; CHAR(34) &amp; CHAR(44) &amp; CHAR(34) &amp;  [.$D$3] &amp; CHAR(34) &amp; CHAR(58) &amp; CHAR(34) &amp; [.D84] &amp; CHAR(34) &amp; CHAR(44) &amp; CHAR(34) &amp; [.$E$3] &amp; CHAR(34) &amp; CHAR(58) &amp; CHAR(34) &amp; [.E84] &amp; CHAR(34) &amp; CHAR(44) &amp; CHAR(34) &amp; [.$F$3] &amp; CHAR(34) &amp; CHAR(58) &amp;  [.F84]  &amp; CHAR(44) &amp; CHAR(34) &amp; [.$E$1] &amp; CHAR(34) &amp; CHAR(58) &amp; CHAR(34) &amp; [.$E$2] &amp; CHAR(34) &amp; CHAR(125) &amp; CHAR(41) &amp; CHAR(44))" office:value-type="string" office:string-value="(&quot;4231-1231-123111-123212&quot;,{&quot;moduleNameSchema&quot;:&quot;cosa81&quot;,&quot;moduleDescriptionSchema&quot;:&quot;desc203&quot;,&quot;moduleLinkSchema&quot;:&quot;link203&quot;,&quot;moduleIsValidSchema&quot;:&quot;true&quot;,&quot;modulePermissionSchema&quot;:[“read”, “delete”],&quot;type&quot;:&quot;module&quot;})," calcext:value-type="string">
            <text:p>("4231-1231-123111-123212",{"moduleNameSchema":"cosa81","moduleDescriptionSchema":"desc203","moduleLinkSchema":"link20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3</text:p>
          </table:table-cell>
          <table:table-cell office:value-type="string" calcext:value-type="string">
            <text:p>cosa82</text:p>
          </table:table-cell>
          <table:table-cell office:value-type="string" calcext:value-type="string">
            <text:p>desc204</text:p>
          </table:table-cell>
          <table:table-cell office:value-type="string" calcext:value-type="string">
            <text:p>link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5] &amp; CHAR(34) &amp; CHAR(44) &amp; CHAR(123) &amp; CHAR(34) &amp; [.$B$3] &amp; CHAR(34) &amp; CHAR(58) &amp; CHAR(34) &amp; [.B85] &amp; CHAR(34) &amp; CHAR(44) &amp; CHAR(34) &amp; [.$C$3]  &amp; CHAR(34) &amp; CHAR(58) &amp; CHAR(34) &amp; [.C85] &amp; CHAR(34) &amp; CHAR(44) &amp; CHAR(34) &amp;  [.$D$3] &amp; CHAR(34) &amp; CHAR(58) &amp; CHAR(34) &amp; [.D85] &amp; CHAR(34) &amp; CHAR(44) &amp; CHAR(34) &amp; [.$E$3] &amp; CHAR(34) &amp; CHAR(58) &amp; CHAR(34) &amp; [.E85] &amp; CHAR(34) &amp; CHAR(44) &amp; CHAR(34) &amp; [.$F$3] &amp; CHAR(34) &amp; CHAR(58) &amp;  [.F85]  &amp; CHAR(44) &amp; CHAR(34) &amp; [.$E$1] &amp; CHAR(34) &amp; CHAR(58) &amp; CHAR(34) &amp; [.$E$2] &amp; CHAR(34) &amp; CHAR(125) &amp; CHAR(41) &amp; CHAR(44))" office:value-type="string" office:string-value="(&quot;4231-1231-123111-123213&quot;,{&quot;moduleNameSchema&quot;:&quot;cosa82&quot;,&quot;moduleDescriptionSchema&quot;:&quot;desc204&quot;,&quot;moduleLinkSchema&quot;:&quot;link204&quot;,&quot;moduleIsValidSchema&quot;:&quot;true&quot;,&quot;modulePermissionSchema&quot;:[“read”, “delete”],&quot;type&quot;:&quot;module&quot;})," calcext:value-type="string">
            <text:p>("4231-1231-123111-123213",{"moduleNameSchema":"cosa82","moduleDescriptionSchema":"desc204","moduleLinkSchema":"link20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4</text:p>
          </table:table-cell>
          <table:table-cell office:value-type="string" calcext:value-type="string">
            <text:p>cosa83</text:p>
          </table:table-cell>
          <table:table-cell office:value-type="string" calcext:value-type="string">
            <text:p>desc205</text:p>
          </table:table-cell>
          <table:table-cell office:value-type="string" calcext:value-type="string">
            <text:p>link2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6] &amp; CHAR(34) &amp; CHAR(44) &amp; CHAR(123) &amp; CHAR(34) &amp; [.$B$3] &amp; CHAR(34) &amp; CHAR(58) &amp; CHAR(34) &amp; [.B86] &amp; CHAR(34) &amp; CHAR(44) &amp; CHAR(34) &amp; [.$C$3]  &amp; CHAR(34) &amp; CHAR(58) &amp; CHAR(34) &amp; [.C86] &amp; CHAR(34) &amp; CHAR(44) &amp; CHAR(34) &amp;  [.$D$3] &amp; CHAR(34) &amp; CHAR(58) &amp; CHAR(34) &amp; [.D86] &amp; CHAR(34) &amp; CHAR(44) &amp; CHAR(34) &amp; [.$E$3] &amp; CHAR(34) &amp; CHAR(58) &amp; CHAR(34) &amp; [.E86] &amp; CHAR(34) &amp; CHAR(44) &amp; CHAR(34) &amp; [.$F$3] &amp; CHAR(34) &amp; CHAR(58) &amp;  [.F86]  &amp; CHAR(44) &amp; CHAR(34) &amp; [.$E$1] &amp; CHAR(34) &amp; CHAR(58) &amp; CHAR(34) &amp; [.$E$2] &amp; CHAR(34) &amp; CHAR(125) &amp; CHAR(41) &amp; CHAR(44))" office:value-type="string" office:string-value="(&quot;4231-1231-123111-123214&quot;,{&quot;moduleNameSchema&quot;:&quot;cosa83&quot;,&quot;moduleDescriptionSchema&quot;:&quot;desc205&quot;,&quot;moduleLinkSchema&quot;:&quot;link205&quot;,&quot;moduleIsValidSchema&quot;:&quot;true&quot;,&quot;modulePermissionSchema&quot;:[“read”, “delete”],&quot;type&quot;:&quot;module&quot;})," calcext:value-type="string">
            <text:p>("4231-1231-123111-123214",{"moduleNameSchema":"cosa83","moduleDescriptionSchema":"desc205","moduleLinkSchema":"link20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5</text:p>
          </table:table-cell>
          <table:table-cell office:value-type="string" calcext:value-type="string">
            <text:p>cosa84</text:p>
          </table:table-cell>
          <table:table-cell office:value-type="string" calcext:value-type="string">
            <text:p>desc206</text:p>
          </table:table-cell>
          <table:table-cell office:value-type="string" calcext:value-type="string">
            <text:p>link2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7] &amp; CHAR(34) &amp; CHAR(44) &amp; CHAR(123) &amp; CHAR(34) &amp; [.$B$3] &amp; CHAR(34) &amp; CHAR(58) &amp; CHAR(34) &amp; [.B87] &amp; CHAR(34) &amp; CHAR(44) &amp; CHAR(34) &amp; [.$C$3]  &amp; CHAR(34) &amp; CHAR(58) &amp; CHAR(34) &amp; [.C87] &amp; CHAR(34) &amp; CHAR(44) &amp; CHAR(34) &amp;  [.$D$3] &amp; CHAR(34) &amp; CHAR(58) &amp; CHAR(34) &amp; [.D87] &amp; CHAR(34) &amp; CHAR(44) &amp; CHAR(34) &amp; [.$E$3] &amp; CHAR(34) &amp; CHAR(58) &amp; CHAR(34) &amp; [.E87] &amp; CHAR(34) &amp; CHAR(44) &amp; CHAR(34) &amp; [.$F$3] &amp; CHAR(34) &amp; CHAR(58) &amp;  [.F87]  &amp; CHAR(44) &amp; CHAR(34) &amp; [.$E$1] &amp; CHAR(34) &amp; CHAR(58) &amp; CHAR(34) &amp; [.$E$2] &amp; CHAR(34) &amp; CHAR(125) &amp; CHAR(41) &amp; CHAR(44))" office:value-type="string" office:string-value="(&quot;4231-1231-123111-123215&quot;,{&quot;moduleNameSchema&quot;:&quot;cosa84&quot;,&quot;moduleDescriptionSchema&quot;:&quot;desc206&quot;,&quot;moduleLinkSchema&quot;:&quot;link206&quot;,&quot;moduleIsValidSchema&quot;:&quot;true&quot;,&quot;modulePermissionSchema&quot;:[“read”, “delete”],&quot;type&quot;:&quot;module&quot;})," calcext:value-type="string">
            <text:p>("4231-1231-123111-123215",{"moduleNameSchema":"cosa84","moduleDescriptionSchema":"desc206","moduleLinkSchema":"link20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6</text:p>
          </table:table-cell>
          <table:table-cell office:value-type="string" calcext:value-type="string">
            <text:p>cosa85</text:p>
          </table:table-cell>
          <table:table-cell office:value-type="string" calcext:value-type="string">
            <text:p>desc207</text:p>
          </table:table-cell>
          <table:table-cell office:value-type="string" calcext:value-type="string">
            <text:p>link2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8] &amp; CHAR(34) &amp; CHAR(44) &amp; CHAR(123) &amp; CHAR(34) &amp; [.$B$3] &amp; CHAR(34) &amp; CHAR(58) &amp; CHAR(34) &amp; [.B88] &amp; CHAR(34) &amp; CHAR(44) &amp; CHAR(34) &amp; [.$C$3]  &amp; CHAR(34) &amp; CHAR(58) &amp; CHAR(34) &amp; [.C88] &amp; CHAR(34) &amp; CHAR(44) &amp; CHAR(34) &amp;  [.$D$3] &amp; CHAR(34) &amp; CHAR(58) &amp; CHAR(34) &amp; [.D88] &amp; CHAR(34) &amp; CHAR(44) &amp; CHAR(34) &amp; [.$E$3] &amp; CHAR(34) &amp; CHAR(58) &amp; CHAR(34) &amp; [.E88] &amp; CHAR(34) &amp; CHAR(44) &amp; CHAR(34) &amp; [.$F$3] &amp; CHAR(34) &amp; CHAR(58) &amp;  [.F88]  &amp; CHAR(44) &amp; CHAR(34) &amp; [.$E$1] &amp; CHAR(34) &amp; CHAR(58) &amp; CHAR(34) &amp; [.$E$2] &amp; CHAR(34) &amp; CHAR(125) &amp; CHAR(41) &amp; CHAR(44))" office:value-type="string" office:string-value="(&quot;4231-1231-123111-123216&quot;,{&quot;moduleNameSchema&quot;:&quot;cosa85&quot;,&quot;moduleDescriptionSchema&quot;:&quot;desc207&quot;,&quot;moduleLinkSchema&quot;:&quot;link207&quot;,&quot;moduleIsValidSchema&quot;:&quot;true&quot;,&quot;modulePermissionSchema&quot;:[“read”, “delete”],&quot;type&quot;:&quot;module&quot;})," calcext:value-type="string">
            <text:p>("4231-1231-123111-123216",{"moduleNameSchema":"cosa85","moduleDescriptionSchema":"desc207","moduleLinkSchema":"link20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7</text:p>
          </table:table-cell>
          <table:table-cell office:value-type="string" calcext:value-type="string">
            <text:p>cosa86</text:p>
          </table:table-cell>
          <table:table-cell office:value-type="string" calcext:value-type="string">
            <text:p>desc208</text:p>
          </table:table-cell>
          <table:table-cell office:value-type="string" calcext:value-type="string">
            <text:p>link2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89] &amp; CHAR(34) &amp; CHAR(44) &amp; CHAR(123) &amp; CHAR(34) &amp; [.$B$3] &amp; CHAR(34) &amp; CHAR(58) &amp; CHAR(34) &amp; [.B89] &amp; CHAR(34) &amp; CHAR(44) &amp; CHAR(34) &amp; [.$C$3]  &amp; CHAR(34) &amp; CHAR(58) &amp; CHAR(34) &amp; [.C89] &amp; CHAR(34) &amp; CHAR(44) &amp; CHAR(34) &amp;  [.$D$3] &amp; CHAR(34) &amp; CHAR(58) &amp; CHAR(34) &amp; [.D89] &amp; CHAR(34) &amp; CHAR(44) &amp; CHAR(34) &amp; [.$E$3] &amp; CHAR(34) &amp; CHAR(58) &amp; CHAR(34) &amp; [.E89] &amp; CHAR(34) &amp; CHAR(44) &amp; CHAR(34) &amp; [.$F$3] &amp; CHAR(34) &amp; CHAR(58) &amp;  [.F89]  &amp; CHAR(44) &amp; CHAR(34) &amp; [.$E$1] &amp; CHAR(34) &amp; CHAR(58) &amp; CHAR(34) &amp; [.$E$2] &amp; CHAR(34) &amp; CHAR(125) &amp; CHAR(41) &amp; CHAR(44))" office:value-type="string" office:string-value="(&quot;4231-1231-123111-123217&quot;,{&quot;moduleNameSchema&quot;:&quot;cosa86&quot;,&quot;moduleDescriptionSchema&quot;:&quot;desc208&quot;,&quot;moduleLinkSchema&quot;:&quot;link208&quot;,&quot;moduleIsValidSchema&quot;:&quot;true&quot;,&quot;modulePermissionSchema&quot;:[“read”, “delete”],&quot;type&quot;:&quot;module&quot;})," calcext:value-type="string">
            <text:p>("4231-1231-123111-123217",{"moduleNameSchema":"cosa86","moduleDescriptionSchema":"desc208","moduleLinkSchema":"link20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8</text:p>
          </table:table-cell>
          <table:table-cell office:value-type="string" calcext:value-type="string">
            <text:p>cosa87</text:p>
          </table:table-cell>
          <table:table-cell office:value-type="string" calcext:value-type="string">
            <text:p>desc209</text:p>
          </table:table-cell>
          <table:table-cell office:value-type="string" calcext:value-type="string">
            <text:p>link2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0] &amp; CHAR(34) &amp; CHAR(44) &amp; CHAR(123) &amp; CHAR(34) &amp; [.$B$3] &amp; CHAR(34) &amp; CHAR(58) &amp; CHAR(34) &amp; [.B90] &amp; CHAR(34) &amp; CHAR(44) &amp; CHAR(34) &amp; [.$C$3]  &amp; CHAR(34) &amp; CHAR(58) &amp; CHAR(34) &amp; [.C90] &amp; CHAR(34) &amp; CHAR(44) &amp; CHAR(34) &amp;  [.$D$3] &amp; CHAR(34) &amp; CHAR(58) &amp; CHAR(34) &amp; [.D90] &amp; CHAR(34) &amp; CHAR(44) &amp; CHAR(34) &amp; [.$E$3] &amp; CHAR(34) &amp; CHAR(58) &amp; CHAR(34) &amp; [.E90] &amp; CHAR(34) &amp; CHAR(44) &amp; CHAR(34) &amp; [.$F$3] &amp; CHAR(34) &amp; CHAR(58) &amp;  [.F90]  &amp; CHAR(44) &amp; CHAR(34) &amp; [.$E$1] &amp; CHAR(34) &amp; CHAR(58) &amp; CHAR(34) &amp; [.$E$2] &amp; CHAR(34) &amp; CHAR(125) &amp; CHAR(41) &amp; CHAR(44))" office:value-type="string" office:string-value="(&quot;4231-1231-123111-123218&quot;,{&quot;moduleNameSchema&quot;:&quot;cosa87&quot;,&quot;moduleDescriptionSchema&quot;:&quot;desc209&quot;,&quot;moduleLinkSchema&quot;:&quot;link209&quot;,&quot;moduleIsValidSchema&quot;:&quot;true&quot;,&quot;modulePermissionSchema&quot;:[“read”, “delete”],&quot;type&quot;:&quot;module&quot;})," calcext:value-type="string">
            <text:p>("4231-1231-123111-123218",{"moduleNameSchema":"cosa87","moduleDescriptionSchema":"desc209","moduleLinkSchema":"link20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19</text:p>
          </table:table-cell>
          <table:table-cell office:value-type="string" calcext:value-type="string">
            <text:p>cosa88</text:p>
          </table:table-cell>
          <table:table-cell office:value-type="string" calcext:value-type="string">
            <text:p>desc210</text:p>
          </table:table-cell>
          <table:table-cell office:value-type="string" calcext:value-type="string">
            <text:p>link2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1] &amp; CHAR(34) &amp; CHAR(44) &amp; CHAR(123) &amp; CHAR(34) &amp; [.$B$3] &amp; CHAR(34) &amp; CHAR(58) &amp; CHAR(34) &amp; [.B91] &amp; CHAR(34) &amp; CHAR(44) &amp; CHAR(34) &amp; [.$C$3]  &amp; CHAR(34) &amp; CHAR(58) &amp; CHAR(34) &amp; [.C91] &amp; CHAR(34) &amp; CHAR(44) &amp; CHAR(34) &amp;  [.$D$3] &amp; CHAR(34) &amp; CHAR(58) &amp; CHAR(34) &amp; [.D91] &amp; CHAR(34) &amp; CHAR(44) &amp; CHAR(34) &amp; [.$E$3] &amp; CHAR(34) &amp; CHAR(58) &amp; CHAR(34) &amp; [.E91] &amp; CHAR(34) &amp; CHAR(44) &amp; CHAR(34) &amp; [.$F$3] &amp; CHAR(34) &amp; CHAR(58) &amp;  [.F91]  &amp; CHAR(44) &amp; CHAR(34) &amp; [.$E$1] &amp; CHAR(34) &amp; CHAR(58) &amp; CHAR(34) &amp; [.$E$2] &amp; CHAR(34) &amp; CHAR(125) &amp; CHAR(41) &amp; CHAR(44))" office:value-type="string" office:string-value="(&quot;4231-1231-123111-123219&quot;,{&quot;moduleNameSchema&quot;:&quot;cosa88&quot;,&quot;moduleDescriptionSchema&quot;:&quot;desc210&quot;,&quot;moduleLinkSchema&quot;:&quot;link210&quot;,&quot;moduleIsValidSchema&quot;:&quot;true&quot;,&quot;modulePermissionSchema&quot;:[“read”, “delete”],&quot;type&quot;:&quot;module&quot;})," calcext:value-type="string">
            <text:p>("4231-1231-123111-123219",{"moduleNameSchema":"cosa88","moduleDescriptionSchema":"desc210","moduleLinkSchema":"link21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0</text:p>
          </table:table-cell>
          <table:table-cell office:value-type="string" calcext:value-type="string">
            <text:p>cosa89</text:p>
          </table:table-cell>
          <table:table-cell office:value-type="string" calcext:value-type="string">
            <text:p>desc211</text:p>
          </table:table-cell>
          <table:table-cell office:value-type="string" calcext:value-type="string">
            <text:p>link2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2] &amp; CHAR(34) &amp; CHAR(44) &amp; CHAR(123) &amp; CHAR(34) &amp; [.$B$3] &amp; CHAR(34) &amp; CHAR(58) &amp; CHAR(34) &amp; [.B92] &amp; CHAR(34) &amp; CHAR(44) &amp; CHAR(34) &amp; [.$C$3]  &amp; CHAR(34) &amp; CHAR(58) &amp; CHAR(34) &amp; [.C92] &amp; CHAR(34) &amp; CHAR(44) &amp; CHAR(34) &amp;  [.$D$3] &amp; CHAR(34) &amp; CHAR(58) &amp; CHAR(34) &amp; [.D92] &amp; CHAR(34) &amp; CHAR(44) &amp; CHAR(34) &amp; [.$E$3] &amp; CHAR(34) &amp; CHAR(58) &amp; CHAR(34) &amp; [.E92] &amp; CHAR(34) &amp; CHAR(44) &amp; CHAR(34) &amp; [.$F$3] &amp; CHAR(34) &amp; CHAR(58) &amp;  [.F92]  &amp; CHAR(44) &amp; CHAR(34) &amp; [.$E$1] &amp; CHAR(34) &amp; CHAR(58) &amp; CHAR(34) &amp; [.$E$2] &amp; CHAR(34) &amp; CHAR(125) &amp; CHAR(41) &amp; CHAR(44))" office:value-type="string" office:string-value="(&quot;4231-1231-123111-123220&quot;,{&quot;moduleNameSchema&quot;:&quot;cosa89&quot;,&quot;moduleDescriptionSchema&quot;:&quot;desc211&quot;,&quot;moduleLinkSchema&quot;:&quot;link211&quot;,&quot;moduleIsValidSchema&quot;:&quot;true&quot;,&quot;modulePermissionSchema&quot;:[“read”, “delete”],&quot;type&quot;:&quot;module&quot;})," calcext:value-type="string">
            <text:p>("4231-1231-123111-123220",{"moduleNameSchema":"cosa89","moduleDescriptionSchema":"desc211","moduleLinkSchema":"link21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1</text:p>
          </table:table-cell>
          <table:table-cell office:value-type="string" calcext:value-type="string">
            <text:p>cosa90</text:p>
          </table:table-cell>
          <table:table-cell office:value-type="string" calcext:value-type="string">
            <text:p>desc212</text:p>
          </table:table-cell>
          <table:table-cell office:value-type="string" calcext:value-type="string">
            <text:p>link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3] &amp; CHAR(34) &amp; CHAR(44) &amp; CHAR(123) &amp; CHAR(34) &amp; [.$B$3] &amp; CHAR(34) &amp; CHAR(58) &amp; CHAR(34) &amp; [.B93] &amp; CHAR(34) &amp; CHAR(44) &amp; CHAR(34) &amp; [.$C$3]  &amp; CHAR(34) &amp; CHAR(58) &amp; CHAR(34) &amp; [.C93] &amp; CHAR(34) &amp; CHAR(44) &amp; CHAR(34) &amp;  [.$D$3] &amp; CHAR(34) &amp; CHAR(58) &amp; CHAR(34) &amp; [.D93] &amp; CHAR(34) &amp; CHAR(44) &amp; CHAR(34) &amp; [.$E$3] &amp; CHAR(34) &amp; CHAR(58) &amp; CHAR(34) &amp; [.E93] &amp; CHAR(34) &amp; CHAR(44) &amp; CHAR(34) &amp; [.$F$3] &amp; CHAR(34) &amp; CHAR(58) &amp;  [.F93]  &amp; CHAR(44) &amp; CHAR(34) &amp; [.$E$1] &amp; CHAR(34) &amp; CHAR(58) &amp; CHAR(34) &amp; [.$E$2] &amp; CHAR(34) &amp; CHAR(125) &amp; CHAR(41) &amp; CHAR(44))" office:value-type="string" office:string-value="(&quot;4231-1231-123111-123221&quot;,{&quot;moduleNameSchema&quot;:&quot;cosa90&quot;,&quot;moduleDescriptionSchema&quot;:&quot;desc212&quot;,&quot;moduleLinkSchema&quot;:&quot;link212&quot;,&quot;moduleIsValidSchema&quot;:&quot;true&quot;,&quot;modulePermissionSchema&quot;:[“read”, “delete”],&quot;type&quot;:&quot;module&quot;})," calcext:value-type="string">
            <text:p>("4231-1231-123111-123221",{"moduleNameSchema":"cosa90","moduleDescriptionSchema":"desc212","moduleLinkSchema":"link21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2</text:p>
          </table:table-cell>
          <table:table-cell office:value-type="string" calcext:value-type="string">
            <text:p>cosa91</text:p>
          </table:table-cell>
          <table:table-cell office:value-type="string" calcext:value-type="string">
            <text:p>desc213</text:p>
          </table:table-cell>
          <table:table-cell office:value-type="string" calcext:value-type="string">
            <text:p>link2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4] &amp; CHAR(34) &amp; CHAR(44) &amp; CHAR(123) &amp; CHAR(34) &amp; [.$B$3] &amp; CHAR(34) &amp; CHAR(58) &amp; CHAR(34) &amp; [.B94] &amp; CHAR(34) &amp; CHAR(44) &amp; CHAR(34) &amp; [.$C$3]  &amp; CHAR(34) &amp; CHAR(58) &amp; CHAR(34) &amp; [.C94] &amp; CHAR(34) &amp; CHAR(44) &amp; CHAR(34) &amp;  [.$D$3] &amp; CHAR(34) &amp; CHAR(58) &amp; CHAR(34) &amp; [.D94] &amp; CHAR(34) &amp; CHAR(44) &amp; CHAR(34) &amp; [.$E$3] &amp; CHAR(34) &amp; CHAR(58) &amp; CHAR(34) &amp; [.E94] &amp; CHAR(34) &amp; CHAR(44) &amp; CHAR(34) &amp; [.$F$3] &amp; CHAR(34) &amp; CHAR(58) &amp;  [.F94]  &amp; CHAR(44) &amp; CHAR(34) &amp; [.$E$1] &amp; CHAR(34) &amp; CHAR(58) &amp; CHAR(34) &amp; [.$E$2] &amp; CHAR(34) &amp; CHAR(125) &amp; CHAR(41) &amp; CHAR(44))" office:value-type="string" office:string-value="(&quot;4231-1231-123111-123222&quot;,{&quot;moduleNameSchema&quot;:&quot;cosa91&quot;,&quot;moduleDescriptionSchema&quot;:&quot;desc213&quot;,&quot;moduleLinkSchema&quot;:&quot;link213&quot;,&quot;moduleIsValidSchema&quot;:&quot;true&quot;,&quot;modulePermissionSchema&quot;:[“read”, “delete”],&quot;type&quot;:&quot;module&quot;})," calcext:value-type="string">
            <text:p>("4231-1231-123111-123222",{"moduleNameSchema":"cosa91","moduleDescriptionSchema":"desc213","moduleLinkSchema":"link21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3</text:p>
          </table:table-cell>
          <table:table-cell office:value-type="string" calcext:value-type="string">
            <text:p>cosa92</text:p>
          </table:table-cell>
          <table:table-cell office:value-type="string" calcext:value-type="string">
            <text:p>desc214</text:p>
          </table:table-cell>
          <table:table-cell office:value-type="string" calcext:value-type="string">
            <text:p>link2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5] &amp; CHAR(34) &amp; CHAR(44) &amp; CHAR(123) &amp; CHAR(34) &amp; [.$B$3] &amp; CHAR(34) &amp; CHAR(58) &amp; CHAR(34) &amp; [.B95] &amp; CHAR(34) &amp; CHAR(44) &amp; CHAR(34) &amp; [.$C$3]  &amp; CHAR(34) &amp; CHAR(58) &amp; CHAR(34) &amp; [.C95] &amp; CHAR(34) &amp; CHAR(44) &amp; CHAR(34) &amp;  [.$D$3] &amp; CHAR(34) &amp; CHAR(58) &amp; CHAR(34) &amp; [.D95] &amp; CHAR(34) &amp; CHAR(44) &amp; CHAR(34) &amp; [.$E$3] &amp; CHAR(34) &amp; CHAR(58) &amp; CHAR(34) &amp; [.E95] &amp; CHAR(34) &amp; CHAR(44) &amp; CHAR(34) &amp; [.$F$3] &amp; CHAR(34) &amp; CHAR(58) &amp;  [.F95]  &amp; CHAR(44) &amp; CHAR(34) &amp; [.$E$1] &amp; CHAR(34) &amp; CHAR(58) &amp; CHAR(34) &amp; [.$E$2] &amp; CHAR(34) &amp; CHAR(125) &amp; CHAR(41) &amp; CHAR(44))" office:value-type="string" office:string-value="(&quot;4231-1231-123111-123223&quot;,{&quot;moduleNameSchema&quot;:&quot;cosa92&quot;,&quot;moduleDescriptionSchema&quot;:&quot;desc214&quot;,&quot;moduleLinkSchema&quot;:&quot;link214&quot;,&quot;moduleIsValidSchema&quot;:&quot;true&quot;,&quot;modulePermissionSchema&quot;:[“read”, “delete”],&quot;type&quot;:&quot;module&quot;})," calcext:value-type="string">
            <text:p>("4231-1231-123111-123223",{"moduleNameSchema":"cosa92","moduleDescriptionSchema":"desc214","moduleLinkSchema":"link21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4</text:p>
          </table:table-cell>
          <table:table-cell office:value-type="string" calcext:value-type="string">
            <text:p>cosa93</text:p>
          </table:table-cell>
          <table:table-cell office:value-type="string" calcext:value-type="string">
            <text:p>desc215</text:p>
          </table:table-cell>
          <table:table-cell office:value-type="string" calcext:value-type="string">
            <text:p>link2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6] &amp; CHAR(34) &amp; CHAR(44) &amp; CHAR(123) &amp; CHAR(34) &amp; [.$B$3] &amp; CHAR(34) &amp; CHAR(58) &amp; CHAR(34) &amp; [.B96] &amp; CHAR(34) &amp; CHAR(44) &amp; CHAR(34) &amp; [.$C$3]  &amp; CHAR(34) &amp; CHAR(58) &amp; CHAR(34) &amp; [.C96] &amp; CHAR(34) &amp; CHAR(44) &amp; CHAR(34) &amp;  [.$D$3] &amp; CHAR(34) &amp; CHAR(58) &amp; CHAR(34) &amp; [.D96] &amp; CHAR(34) &amp; CHAR(44) &amp; CHAR(34) &amp; [.$E$3] &amp; CHAR(34) &amp; CHAR(58) &amp; CHAR(34) &amp; [.E96] &amp; CHAR(34) &amp; CHAR(44) &amp; CHAR(34) &amp; [.$F$3] &amp; CHAR(34) &amp; CHAR(58) &amp;  [.F96]  &amp; CHAR(44) &amp; CHAR(34) &amp; [.$E$1] &amp; CHAR(34) &amp; CHAR(58) &amp; CHAR(34) &amp; [.$E$2] &amp; CHAR(34) &amp; CHAR(125) &amp; CHAR(41) &amp; CHAR(44))" office:value-type="string" office:string-value="(&quot;4231-1231-123111-123224&quot;,{&quot;moduleNameSchema&quot;:&quot;cosa93&quot;,&quot;moduleDescriptionSchema&quot;:&quot;desc215&quot;,&quot;moduleLinkSchema&quot;:&quot;link215&quot;,&quot;moduleIsValidSchema&quot;:&quot;true&quot;,&quot;modulePermissionSchema&quot;:[“read”, “delete”],&quot;type&quot;:&quot;module&quot;})," calcext:value-type="string">
            <text:p>("4231-1231-123111-123224",{"moduleNameSchema":"cosa93","moduleDescriptionSchema":"desc215","moduleLinkSchema":"link21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5</text:p>
          </table:table-cell>
          <table:table-cell office:value-type="string" calcext:value-type="string">
            <text:p>cosa94</text:p>
          </table:table-cell>
          <table:table-cell office:value-type="string" calcext:value-type="string">
            <text:p>desc216</text:p>
          </table:table-cell>
          <table:table-cell office:value-type="string" calcext:value-type="string">
            <text:p>link2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7] &amp; CHAR(34) &amp; CHAR(44) &amp; CHAR(123) &amp; CHAR(34) &amp; [.$B$3] &amp; CHAR(34) &amp; CHAR(58) &amp; CHAR(34) &amp; [.B97] &amp; CHAR(34) &amp; CHAR(44) &amp; CHAR(34) &amp; [.$C$3]  &amp; CHAR(34) &amp; CHAR(58) &amp; CHAR(34) &amp; [.C97] &amp; CHAR(34) &amp; CHAR(44) &amp; CHAR(34) &amp;  [.$D$3] &amp; CHAR(34) &amp; CHAR(58) &amp; CHAR(34) &amp; [.D97] &amp; CHAR(34) &amp; CHAR(44) &amp; CHAR(34) &amp; [.$E$3] &amp; CHAR(34) &amp; CHAR(58) &amp; CHAR(34) &amp; [.E97] &amp; CHAR(34) &amp; CHAR(44) &amp; CHAR(34) &amp; [.$F$3] &amp; CHAR(34) &amp; CHAR(58) &amp;  [.F97]  &amp; CHAR(44) &amp; CHAR(34) &amp; [.$E$1] &amp; CHAR(34) &amp; CHAR(58) &amp; CHAR(34) &amp; [.$E$2] &amp; CHAR(34) &amp; CHAR(125) &amp; CHAR(41) &amp; CHAR(44))" office:value-type="string" office:string-value="(&quot;4231-1231-123111-123225&quot;,{&quot;moduleNameSchema&quot;:&quot;cosa94&quot;,&quot;moduleDescriptionSchema&quot;:&quot;desc216&quot;,&quot;moduleLinkSchema&quot;:&quot;link216&quot;,&quot;moduleIsValidSchema&quot;:&quot;true&quot;,&quot;modulePermissionSchema&quot;:[“read”, “delete”],&quot;type&quot;:&quot;module&quot;})," calcext:value-type="string">
            <text:p>("4231-1231-123111-123225",{"moduleNameSchema":"cosa94","moduleDescriptionSchema":"desc216","moduleLinkSchema":"link21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6</text:p>
          </table:table-cell>
          <table:table-cell office:value-type="string" calcext:value-type="string">
            <text:p>cosa95</text:p>
          </table:table-cell>
          <table:table-cell office:value-type="string" calcext:value-type="string">
            <text:p>desc217</text:p>
          </table:table-cell>
          <table:table-cell office:value-type="string" calcext:value-type="string">
            <text:p>link2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8] &amp; CHAR(34) &amp; CHAR(44) &amp; CHAR(123) &amp; CHAR(34) &amp; [.$B$3] &amp; CHAR(34) &amp; CHAR(58) &amp; CHAR(34) &amp; [.B98] &amp; CHAR(34) &amp; CHAR(44) &amp; CHAR(34) &amp; [.$C$3]  &amp; CHAR(34) &amp; CHAR(58) &amp; CHAR(34) &amp; [.C98] &amp; CHAR(34) &amp; CHAR(44) &amp; CHAR(34) &amp;  [.$D$3] &amp; CHAR(34) &amp; CHAR(58) &amp; CHAR(34) &amp; [.D98] &amp; CHAR(34) &amp; CHAR(44) &amp; CHAR(34) &amp; [.$E$3] &amp; CHAR(34) &amp; CHAR(58) &amp; CHAR(34) &amp; [.E98] &amp; CHAR(34) &amp; CHAR(44) &amp; CHAR(34) &amp; [.$F$3] &amp; CHAR(34) &amp; CHAR(58) &amp;  [.F98]  &amp; CHAR(44) &amp; CHAR(34) &amp; [.$E$1] &amp; CHAR(34) &amp; CHAR(58) &amp; CHAR(34) &amp; [.$E$2] &amp; CHAR(34) &amp; CHAR(125) &amp; CHAR(41) &amp; CHAR(44))" office:value-type="string" office:string-value="(&quot;4231-1231-123111-123226&quot;,{&quot;moduleNameSchema&quot;:&quot;cosa95&quot;,&quot;moduleDescriptionSchema&quot;:&quot;desc217&quot;,&quot;moduleLinkSchema&quot;:&quot;link217&quot;,&quot;moduleIsValidSchema&quot;:&quot;true&quot;,&quot;modulePermissionSchema&quot;:[“read”, “delete”],&quot;type&quot;:&quot;module&quot;})," calcext:value-type="string">
            <text:p>("4231-1231-123111-123226",{"moduleNameSchema":"cosa95","moduleDescriptionSchema":"desc217","moduleLinkSchema":"link21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7</text:p>
          </table:table-cell>
          <table:table-cell office:value-type="string" calcext:value-type="string">
            <text:p>cosa96</text:p>
          </table:table-cell>
          <table:table-cell office:value-type="string" calcext:value-type="string">
            <text:p>desc218</text:p>
          </table:table-cell>
          <table:table-cell office:value-type="string" calcext:value-type="string">
            <text:p>link2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99] &amp; CHAR(34) &amp; CHAR(44) &amp; CHAR(123) &amp; CHAR(34) &amp; [.$B$3] &amp; CHAR(34) &amp; CHAR(58) &amp; CHAR(34) &amp; [.B99] &amp; CHAR(34) &amp; CHAR(44) &amp; CHAR(34) &amp; [.$C$3]  &amp; CHAR(34) &amp; CHAR(58) &amp; CHAR(34) &amp; [.C99] &amp; CHAR(34) &amp; CHAR(44) &amp; CHAR(34) &amp;  [.$D$3] &amp; CHAR(34) &amp; CHAR(58) &amp; CHAR(34) &amp; [.D99] &amp; CHAR(34) &amp; CHAR(44) &amp; CHAR(34) &amp; [.$E$3] &amp; CHAR(34) &amp; CHAR(58) &amp; CHAR(34) &amp; [.E99] &amp; CHAR(34) &amp; CHAR(44) &amp; CHAR(34) &amp; [.$F$3] &amp; CHAR(34) &amp; CHAR(58) &amp;  [.F99]  &amp; CHAR(44) &amp; CHAR(34) &amp; [.$E$1] &amp; CHAR(34) &amp; CHAR(58) &amp; CHAR(34) &amp; [.$E$2] &amp; CHAR(34) &amp; CHAR(125) &amp; CHAR(41) &amp; CHAR(44))" office:value-type="string" office:string-value="(&quot;4231-1231-123111-123227&quot;,{&quot;moduleNameSchema&quot;:&quot;cosa96&quot;,&quot;moduleDescriptionSchema&quot;:&quot;desc218&quot;,&quot;moduleLinkSchema&quot;:&quot;link218&quot;,&quot;moduleIsValidSchema&quot;:&quot;true&quot;,&quot;modulePermissionSchema&quot;:[“read”, “delete”],&quot;type&quot;:&quot;module&quot;})," calcext:value-type="string">
            <text:p>("4231-1231-123111-123227",{"moduleNameSchema":"cosa96","moduleDescriptionSchema":"desc218","moduleLinkSchema":"link21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8</text:p>
          </table:table-cell>
          <table:table-cell office:value-type="string" calcext:value-type="string">
            <text:p>cosa97</text:p>
          </table:table-cell>
          <table:table-cell office:value-type="string" calcext:value-type="string">
            <text:p>desc219</text:p>
          </table:table-cell>
          <table:table-cell office:value-type="string" calcext:value-type="string">
            <text:p>link2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0] &amp; CHAR(34) &amp; CHAR(44) &amp; CHAR(123) &amp; CHAR(34) &amp; [.$B$3] &amp; CHAR(34) &amp; CHAR(58) &amp; CHAR(34) &amp; [.B100] &amp; CHAR(34) &amp; CHAR(44) &amp; CHAR(34) &amp; [.$C$3]  &amp; CHAR(34) &amp; CHAR(58) &amp; CHAR(34) &amp; [.C100] &amp; CHAR(34) &amp; CHAR(44) &amp; CHAR(34) &amp;  [.$D$3] &amp; CHAR(34) &amp; CHAR(58) &amp; CHAR(34) &amp; [.D100] &amp; CHAR(34) &amp; CHAR(44) &amp; CHAR(34) &amp; [.$E$3] &amp; CHAR(34) &amp; CHAR(58) &amp; CHAR(34) &amp; [.E100] &amp; CHAR(34) &amp; CHAR(44) &amp; CHAR(34) &amp; [.$F$3] &amp; CHAR(34) &amp; CHAR(58) &amp;  [.F100]  &amp; CHAR(44) &amp; CHAR(34) &amp; [.$E$1] &amp; CHAR(34) &amp; CHAR(58) &amp; CHAR(34) &amp; [.$E$2] &amp; CHAR(34) &amp; CHAR(125) &amp; CHAR(41) &amp; CHAR(44))" office:value-type="string" office:string-value="(&quot;4231-1231-123111-123228&quot;,{&quot;moduleNameSchema&quot;:&quot;cosa97&quot;,&quot;moduleDescriptionSchema&quot;:&quot;desc219&quot;,&quot;moduleLinkSchema&quot;:&quot;link219&quot;,&quot;moduleIsValidSchema&quot;:&quot;true&quot;,&quot;modulePermissionSchema&quot;:[“read”, “delete”],&quot;type&quot;:&quot;module&quot;})," calcext:value-type="string">
            <text:p>("4231-1231-123111-123228",{"moduleNameSchema":"cosa97","moduleDescriptionSchema":"desc219","moduleLinkSchema":"link21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29</text:p>
          </table:table-cell>
          <table:table-cell office:value-type="string" calcext:value-type="string">
            <text:p>cosa98</text:p>
          </table:table-cell>
          <table:table-cell office:value-type="string" calcext:value-type="string">
            <text:p>desc220</text:p>
          </table:table-cell>
          <table:table-cell office:value-type="string" calcext:value-type="string">
            <text:p>link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1] &amp; CHAR(34) &amp; CHAR(44) &amp; CHAR(123) &amp; CHAR(34) &amp; [.$B$3] &amp; CHAR(34) &amp; CHAR(58) &amp; CHAR(34) &amp; [.B101] &amp; CHAR(34) &amp; CHAR(44) &amp; CHAR(34) &amp; [.$C$3]  &amp; CHAR(34) &amp; CHAR(58) &amp; CHAR(34) &amp; [.C101] &amp; CHAR(34) &amp; CHAR(44) &amp; CHAR(34) &amp;  [.$D$3] &amp; CHAR(34) &amp; CHAR(58) &amp; CHAR(34) &amp; [.D101] &amp; CHAR(34) &amp; CHAR(44) &amp; CHAR(34) &amp; [.$E$3] &amp; CHAR(34) &amp; CHAR(58) &amp; CHAR(34) &amp; [.E101] &amp; CHAR(34) &amp; CHAR(44) &amp; CHAR(34) &amp; [.$F$3] &amp; CHAR(34) &amp; CHAR(58) &amp;  [.F101]  &amp; CHAR(44) &amp; CHAR(34) &amp; [.$E$1] &amp; CHAR(34) &amp; CHAR(58) &amp; CHAR(34) &amp; [.$E$2] &amp; CHAR(34) &amp; CHAR(125) &amp; CHAR(41) &amp; CHAR(44))" office:value-type="string" office:string-value="(&quot;4231-1231-123111-123229&quot;,{&quot;moduleNameSchema&quot;:&quot;cosa98&quot;,&quot;moduleDescriptionSchema&quot;:&quot;desc220&quot;,&quot;moduleLinkSchema&quot;:&quot;link220&quot;,&quot;moduleIsValidSchema&quot;:&quot;true&quot;,&quot;modulePermissionSchema&quot;:[“read”, “delete”],&quot;type&quot;:&quot;module&quot;})," calcext:value-type="string">
            <text:p>("4231-1231-123111-123229",{"moduleNameSchema":"cosa98","moduleDescriptionSchema":"desc220","moduleLinkSchema":"link22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0</text:p>
          </table:table-cell>
          <table:table-cell office:value-type="string" calcext:value-type="string">
            <text:p>cosa99</text:p>
          </table:table-cell>
          <table:table-cell office:value-type="string" calcext:value-type="string">
            <text:p>desc221</text:p>
          </table:table-cell>
          <table:table-cell office:value-type="string" calcext:value-type="string">
            <text:p>link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2] &amp; CHAR(34) &amp; CHAR(44) &amp; CHAR(123) &amp; CHAR(34) &amp; [.$B$3] &amp; CHAR(34) &amp; CHAR(58) &amp; CHAR(34) &amp; [.B102] &amp; CHAR(34) &amp; CHAR(44) &amp; CHAR(34) &amp; [.$C$3]  &amp; CHAR(34) &amp; CHAR(58) &amp; CHAR(34) &amp; [.C102] &amp; CHAR(34) &amp; CHAR(44) &amp; CHAR(34) &amp;  [.$D$3] &amp; CHAR(34) &amp; CHAR(58) &amp; CHAR(34) &amp; [.D102] &amp; CHAR(34) &amp; CHAR(44) &amp; CHAR(34) &amp; [.$E$3] &amp; CHAR(34) &amp; CHAR(58) &amp; CHAR(34) &amp; [.E102] &amp; CHAR(34) &amp; CHAR(44) &amp; CHAR(34) &amp; [.$F$3] &amp; CHAR(34) &amp; CHAR(58) &amp;  [.F102]  &amp; CHAR(44) &amp; CHAR(34) &amp; [.$E$1] &amp; CHAR(34) &amp; CHAR(58) &amp; CHAR(34) &amp; [.$E$2] &amp; CHAR(34) &amp; CHAR(125) &amp; CHAR(41) &amp; CHAR(44))" office:value-type="string" office:string-value="(&quot;4231-1231-123111-123230&quot;,{&quot;moduleNameSchema&quot;:&quot;cosa99&quot;,&quot;moduleDescriptionSchema&quot;:&quot;desc221&quot;,&quot;moduleLinkSchema&quot;:&quot;link221&quot;,&quot;moduleIsValidSchema&quot;:&quot;true&quot;,&quot;modulePermissionSchema&quot;:[“read”, “delete”],&quot;type&quot;:&quot;module&quot;})," calcext:value-type="string">
            <text:p>("4231-1231-123111-123230",{"moduleNameSchema":"cosa99","moduleDescriptionSchema":"desc221","moduleLinkSchema":"link22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1</text:p>
          </table:table-cell>
          <table:table-cell office:value-type="string" calcext:value-type="string">
            <text:p>cosa100</text:p>
          </table:table-cell>
          <table:table-cell office:value-type="string" calcext:value-type="string">
            <text:p>desc222</text:p>
          </table:table-cell>
          <table:table-cell office:value-type="string" calcext:value-type="string">
            <text:p>link2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3] &amp; CHAR(34) &amp; CHAR(44) &amp; CHAR(123) &amp; CHAR(34) &amp; [.$B$3] &amp; CHAR(34) &amp; CHAR(58) &amp; CHAR(34) &amp; [.B103] &amp; CHAR(34) &amp; CHAR(44) &amp; CHAR(34) &amp; [.$C$3]  &amp; CHAR(34) &amp; CHAR(58) &amp; CHAR(34) &amp; [.C103] &amp; CHAR(34) &amp; CHAR(44) &amp; CHAR(34) &amp;  [.$D$3] &amp; CHAR(34) &amp; CHAR(58) &amp; CHAR(34) &amp; [.D103] &amp; CHAR(34) &amp; CHAR(44) &amp; CHAR(34) &amp; [.$E$3] &amp; CHAR(34) &amp; CHAR(58) &amp; CHAR(34) &amp; [.E103] &amp; CHAR(34) &amp; CHAR(44) &amp; CHAR(34) &amp; [.$F$3] &amp; CHAR(34) &amp; CHAR(58) &amp;  [.F103]  &amp; CHAR(44) &amp; CHAR(34) &amp; [.$E$1] &amp; CHAR(34) &amp; CHAR(58) &amp; CHAR(34) &amp; [.$E$2] &amp; CHAR(34) &amp; CHAR(125) &amp; CHAR(41) &amp; CHAR(44))" office:value-type="string" office:string-value="(&quot;4231-1231-123111-123231&quot;,{&quot;moduleNameSchema&quot;:&quot;cosa100&quot;,&quot;moduleDescriptionSchema&quot;:&quot;desc222&quot;,&quot;moduleLinkSchema&quot;:&quot;link222&quot;,&quot;moduleIsValidSchema&quot;:&quot;true&quot;,&quot;modulePermissionSchema&quot;:[“read”, “delete”],&quot;type&quot;:&quot;module&quot;})," calcext:value-type="string">
            <text:p>("4231-1231-123111-123231",{"moduleNameSchema":"cosa100","moduleDescriptionSchema":"desc222","moduleLinkSchema":"link22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2</text:p>
          </table:table-cell>
          <table:table-cell office:value-type="string" calcext:value-type="string">
            <text:p>cosa101</text:p>
          </table:table-cell>
          <table:table-cell office:value-type="string" calcext:value-type="string">
            <text:p>desc223</text:p>
          </table:table-cell>
          <table:table-cell office:value-type="string" calcext:value-type="string">
            <text:p>link2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4] &amp; CHAR(34) &amp; CHAR(44) &amp; CHAR(123) &amp; CHAR(34) &amp; [.$B$3] &amp; CHAR(34) &amp; CHAR(58) &amp; CHAR(34) &amp; [.B104] &amp; CHAR(34) &amp; CHAR(44) &amp; CHAR(34) &amp; [.$C$3]  &amp; CHAR(34) &amp; CHAR(58) &amp; CHAR(34) &amp; [.C104] &amp; CHAR(34) &amp; CHAR(44) &amp; CHAR(34) &amp;  [.$D$3] &amp; CHAR(34) &amp; CHAR(58) &amp; CHAR(34) &amp; [.D104] &amp; CHAR(34) &amp; CHAR(44) &amp; CHAR(34) &amp; [.$E$3] &amp; CHAR(34) &amp; CHAR(58) &amp; CHAR(34) &amp; [.E104] &amp; CHAR(34) &amp; CHAR(44) &amp; CHAR(34) &amp; [.$F$3] &amp; CHAR(34) &amp; CHAR(58) &amp;  [.F104]  &amp; CHAR(44) &amp; CHAR(34) &amp; [.$E$1] &amp; CHAR(34) &amp; CHAR(58) &amp; CHAR(34) &amp; [.$E$2] &amp; CHAR(34) &amp; CHAR(125) &amp; CHAR(41) &amp; CHAR(44))" office:value-type="string" office:string-value="(&quot;4231-1231-123111-123232&quot;,{&quot;moduleNameSchema&quot;:&quot;cosa101&quot;,&quot;moduleDescriptionSchema&quot;:&quot;desc223&quot;,&quot;moduleLinkSchema&quot;:&quot;link223&quot;,&quot;moduleIsValidSchema&quot;:&quot;true&quot;,&quot;modulePermissionSchema&quot;:[“read”, “delete”],&quot;type&quot;:&quot;module&quot;})," calcext:value-type="string">
            <text:p>("4231-1231-123111-123232",{"moduleNameSchema":"cosa101","moduleDescriptionSchema":"desc223","moduleLinkSchema":"link22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3</text:p>
          </table:table-cell>
          <table:table-cell office:value-type="string" calcext:value-type="string">
            <text:p>cosa102</text:p>
          </table:table-cell>
          <table:table-cell office:value-type="string" calcext:value-type="string">
            <text:p>desc224</text:p>
          </table:table-cell>
          <table:table-cell office:value-type="string" calcext:value-type="string">
            <text:p>link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5] &amp; CHAR(34) &amp; CHAR(44) &amp; CHAR(123) &amp; CHAR(34) &amp; [.$B$3] &amp; CHAR(34) &amp; CHAR(58) &amp; CHAR(34) &amp; [.B105] &amp; CHAR(34) &amp; CHAR(44) &amp; CHAR(34) &amp; [.$C$3]  &amp; CHAR(34) &amp; CHAR(58) &amp; CHAR(34) &amp; [.C105] &amp; CHAR(34) &amp; CHAR(44) &amp; CHAR(34) &amp;  [.$D$3] &amp; CHAR(34) &amp; CHAR(58) &amp; CHAR(34) &amp; [.D105] &amp; CHAR(34) &amp; CHAR(44) &amp; CHAR(34) &amp; [.$E$3] &amp; CHAR(34) &amp; CHAR(58) &amp; CHAR(34) &amp; [.E105] &amp; CHAR(34) &amp; CHAR(44) &amp; CHAR(34) &amp; [.$F$3] &amp; CHAR(34) &amp; CHAR(58) &amp;  [.F105]  &amp; CHAR(44) &amp; CHAR(34) &amp; [.$E$1] &amp; CHAR(34) &amp; CHAR(58) &amp; CHAR(34) &amp; [.$E$2] &amp; CHAR(34) &amp; CHAR(125) &amp; CHAR(41) &amp; CHAR(44))" office:value-type="string" office:string-value="(&quot;4231-1231-123111-123233&quot;,{&quot;moduleNameSchema&quot;:&quot;cosa102&quot;,&quot;moduleDescriptionSchema&quot;:&quot;desc224&quot;,&quot;moduleLinkSchema&quot;:&quot;link224&quot;,&quot;moduleIsValidSchema&quot;:&quot;true&quot;,&quot;modulePermissionSchema&quot;:[“read”, “delete”],&quot;type&quot;:&quot;module&quot;})," calcext:value-type="string">
            <text:p>("4231-1231-123111-123233",{"moduleNameSchema":"cosa102","moduleDescriptionSchema":"desc224","moduleLinkSchema":"link22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4</text:p>
          </table:table-cell>
          <table:table-cell office:value-type="string" calcext:value-type="string">
            <text:p>cosa103</text:p>
          </table:table-cell>
          <table:table-cell office:value-type="string" calcext:value-type="string">
            <text:p>desc225</text:p>
          </table:table-cell>
          <table:table-cell office:value-type="string" calcext:value-type="string">
            <text:p>link2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6] &amp; CHAR(34) &amp; CHAR(44) &amp; CHAR(123) &amp; CHAR(34) &amp; [.$B$3] &amp; CHAR(34) &amp; CHAR(58) &amp; CHAR(34) &amp; [.B106] &amp; CHAR(34) &amp; CHAR(44) &amp; CHAR(34) &amp; [.$C$3]  &amp; CHAR(34) &amp; CHAR(58) &amp; CHAR(34) &amp; [.C106] &amp; CHAR(34) &amp; CHAR(44) &amp; CHAR(34) &amp;  [.$D$3] &amp; CHAR(34) &amp; CHAR(58) &amp; CHAR(34) &amp; [.D106] &amp; CHAR(34) &amp; CHAR(44) &amp; CHAR(34) &amp; [.$E$3] &amp; CHAR(34) &amp; CHAR(58) &amp; CHAR(34) &amp; [.E106] &amp; CHAR(34) &amp; CHAR(44) &amp; CHAR(34) &amp; [.$F$3] &amp; CHAR(34) &amp; CHAR(58) &amp;  [.F106]  &amp; CHAR(44) &amp; CHAR(34) &amp; [.$E$1] &amp; CHAR(34) &amp; CHAR(58) &amp; CHAR(34) &amp; [.$E$2] &amp; CHAR(34) &amp; CHAR(125) &amp; CHAR(41) &amp; CHAR(44))" office:value-type="string" office:string-value="(&quot;4231-1231-123111-123234&quot;,{&quot;moduleNameSchema&quot;:&quot;cosa103&quot;,&quot;moduleDescriptionSchema&quot;:&quot;desc225&quot;,&quot;moduleLinkSchema&quot;:&quot;link225&quot;,&quot;moduleIsValidSchema&quot;:&quot;true&quot;,&quot;modulePermissionSchema&quot;:[“read”, “delete”],&quot;type&quot;:&quot;module&quot;})," calcext:value-type="string">
            <text:p>("4231-1231-123111-123234",{"moduleNameSchema":"cosa103","moduleDescriptionSchema":"desc225","moduleLinkSchema":"link22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5</text:p>
          </table:table-cell>
          <table:table-cell office:value-type="string" calcext:value-type="string">
            <text:p>cosa104</text:p>
          </table:table-cell>
          <table:table-cell office:value-type="string" calcext:value-type="string">
            <text:p>desc226</text:p>
          </table:table-cell>
          <table:table-cell office:value-type="string" calcext:value-type="string">
            <text:p>link2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7] &amp; CHAR(34) &amp; CHAR(44) &amp; CHAR(123) &amp; CHAR(34) &amp; [.$B$3] &amp; CHAR(34) &amp; CHAR(58) &amp; CHAR(34) &amp; [.B107] &amp; CHAR(34) &amp; CHAR(44) &amp; CHAR(34) &amp; [.$C$3]  &amp; CHAR(34) &amp; CHAR(58) &amp; CHAR(34) &amp; [.C107] &amp; CHAR(34) &amp; CHAR(44) &amp; CHAR(34) &amp;  [.$D$3] &amp; CHAR(34) &amp; CHAR(58) &amp; CHAR(34) &amp; [.D107] &amp; CHAR(34) &amp; CHAR(44) &amp; CHAR(34) &amp; [.$E$3] &amp; CHAR(34) &amp; CHAR(58) &amp; CHAR(34) &amp; [.E107] &amp; CHAR(34) &amp; CHAR(44) &amp; CHAR(34) &amp; [.$F$3] &amp; CHAR(34) &amp; CHAR(58) &amp;  [.F107]  &amp; CHAR(44) &amp; CHAR(34) &amp; [.$E$1] &amp; CHAR(34) &amp; CHAR(58) &amp; CHAR(34) &amp; [.$E$2] &amp; CHAR(34) &amp; CHAR(125) &amp; CHAR(41) &amp; CHAR(44))" office:value-type="string" office:string-value="(&quot;4231-1231-123111-123235&quot;,{&quot;moduleNameSchema&quot;:&quot;cosa104&quot;,&quot;moduleDescriptionSchema&quot;:&quot;desc226&quot;,&quot;moduleLinkSchema&quot;:&quot;link226&quot;,&quot;moduleIsValidSchema&quot;:&quot;true&quot;,&quot;modulePermissionSchema&quot;:[“read”, “delete”],&quot;type&quot;:&quot;module&quot;})," calcext:value-type="string">
            <text:p>("4231-1231-123111-123235",{"moduleNameSchema":"cosa104","moduleDescriptionSchema":"desc226","moduleLinkSchema":"link22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6</text:p>
          </table:table-cell>
          <table:table-cell office:value-type="string" calcext:value-type="string">
            <text:p>cosa105</text:p>
          </table:table-cell>
          <table:table-cell office:value-type="string" calcext:value-type="string">
            <text:p>desc227</text:p>
          </table:table-cell>
          <table:table-cell office:value-type="string" calcext:value-type="string">
            <text:p>link2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8] &amp; CHAR(34) &amp; CHAR(44) &amp; CHAR(123) &amp; CHAR(34) &amp; [.$B$3] &amp; CHAR(34) &amp; CHAR(58) &amp; CHAR(34) &amp; [.B108] &amp; CHAR(34) &amp; CHAR(44) &amp; CHAR(34) &amp; [.$C$3]  &amp; CHAR(34) &amp; CHAR(58) &amp; CHAR(34) &amp; [.C108] &amp; CHAR(34) &amp; CHAR(44) &amp; CHAR(34) &amp;  [.$D$3] &amp; CHAR(34) &amp; CHAR(58) &amp; CHAR(34) &amp; [.D108] &amp; CHAR(34) &amp; CHAR(44) &amp; CHAR(34) &amp; [.$E$3] &amp; CHAR(34) &amp; CHAR(58) &amp; CHAR(34) &amp; [.E108] &amp; CHAR(34) &amp; CHAR(44) &amp; CHAR(34) &amp; [.$F$3] &amp; CHAR(34) &amp; CHAR(58) &amp;  [.F108]  &amp; CHAR(44) &amp; CHAR(34) &amp; [.$E$1] &amp; CHAR(34) &amp; CHAR(58) &amp; CHAR(34) &amp; [.$E$2] &amp; CHAR(34) &amp; CHAR(125) &amp; CHAR(41) &amp; CHAR(44))" office:value-type="string" office:string-value="(&quot;4231-1231-123111-123236&quot;,{&quot;moduleNameSchema&quot;:&quot;cosa105&quot;,&quot;moduleDescriptionSchema&quot;:&quot;desc227&quot;,&quot;moduleLinkSchema&quot;:&quot;link227&quot;,&quot;moduleIsValidSchema&quot;:&quot;true&quot;,&quot;modulePermissionSchema&quot;:[“read”, “delete”],&quot;type&quot;:&quot;module&quot;})," calcext:value-type="string">
            <text:p>("4231-1231-123111-123236",{"moduleNameSchema":"cosa105","moduleDescriptionSchema":"desc227","moduleLinkSchema":"link22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7</text:p>
          </table:table-cell>
          <table:table-cell office:value-type="string" calcext:value-type="string">
            <text:p>cosa106</text:p>
          </table:table-cell>
          <table:table-cell office:value-type="string" calcext:value-type="string">
            <text:p>desc228</text:p>
          </table:table-cell>
          <table:table-cell office:value-type="string" calcext:value-type="string">
            <text:p>link2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09] &amp; CHAR(34) &amp; CHAR(44) &amp; CHAR(123) &amp; CHAR(34) &amp; [.$B$3] &amp; CHAR(34) &amp; CHAR(58) &amp; CHAR(34) &amp; [.B109] &amp; CHAR(34) &amp; CHAR(44) &amp; CHAR(34) &amp; [.$C$3]  &amp; CHAR(34) &amp; CHAR(58) &amp; CHAR(34) &amp; [.C109] &amp; CHAR(34) &amp; CHAR(44) &amp; CHAR(34) &amp;  [.$D$3] &amp; CHAR(34) &amp; CHAR(58) &amp; CHAR(34) &amp; [.D109] &amp; CHAR(34) &amp; CHAR(44) &amp; CHAR(34) &amp; [.$E$3] &amp; CHAR(34) &amp; CHAR(58) &amp; CHAR(34) &amp; [.E109] &amp; CHAR(34) &amp; CHAR(44) &amp; CHAR(34) &amp; [.$F$3] &amp; CHAR(34) &amp; CHAR(58) &amp;  [.F109]  &amp; CHAR(44) &amp; CHAR(34) &amp; [.$E$1] &amp; CHAR(34) &amp; CHAR(58) &amp; CHAR(34) &amp; [.$E$2] &amp; CHAR(34) &amp; CHAR(125) &amp; CHAR(41) &amp; CHAR(44))" office:value-type="string" office:string-value="(&quot;4231-1231-123111-123237&quot;,{&quot;moduleNameSchema&quot;:&quot;cosa106&quot;,&quot;moduleDescriptionSchema&quot;:&quot;desc228&quot;,&quot;moduleLinkSchema&quot;:&quot;link228&quot;,&quot;moduleIsValidSchema&quot;:&quot;true&quot;,&quot;modulePermissionSchema&quot;:[“read”, “delete”],&quot;type&quot;:&quot;module&quot;})," calcext:value-type="string">
            <text:p>("4231-1231-123111-123237",{"moduleNameSchema":"cosa106","moduleDescriptionSchema":"desc228","moduleLinkSchema":"link22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8</text:p>
          </table:table-cell>
          <table:table-cell office:value-type="string" calcext:value-type="string">
            <text:p>cosa107</text:p>
          </table:table-cell>
          <table:table-cell office:value-type="string" calcext:value-type="string">
            <text:p>desc229</text:p>
          </table:table-cell>
          <table:table-cell office:value-type="string" calcext:value-type="string">
            <text:p>link2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0] &amp; CHAR(34) &amp; CHAR(44) &amp; CHAR(123) &amp; CHAR(34) &amp; [.$B$3] &amp; CHAR(34) &amp; CHAR(58) &amp; CHAR(34) &amp; [.B110] &amp; CHAR(34) &amp; CHAR(44) &amp; CHAR(34) &amp; [.$C$3]  &amp; CHAR(34) &amp; CHAR(58) &amp; CHAR(34) &amp; [.C110] &amp; CHAR(34) &amp; CHAR(44) &amp; CHAR(34) &amp;  [.$D$3] &amp; CHAR(34) &amp; CHAR(58) &amp; CHAR(34) &amp; [.D110] &amp; CHAR(34) &amp; CHAR(44) &amp; CHAR(34) &amp; [.$E$3] &amp; CHAR(34) &amp; CHAR(58) &amp; CHAR(34) &amp; [.E110] &amp; CHAR(34) &amp; CHAR(44) &amp; CHAR(34) &amp; [.$F$3] &amp; CHAR(34) &amp; CHAR(58) &amp;  [.F110]  &amp; CHAR(44) &amp; CHAR(34) &amp; [.$E$1] &amp; CHAR(34) &amp; CHAR(58) &amp; CHAR(34) &amp; [.$E$2] &amp; CHAR(34) &amp; CHAR(125) &amp; CHAR(41) &amp; CHAR(44))" office:value-type="string" office:string-value="(&quot;4231-1231-123111-123238&quot;,{&quot;moduleNameSchema&quot;:&quot;cosa107&quot;,&quot;moduleDescriptionSchema&quot;:&quot;desc229&quot;,&quot;moduleLinkSchema&quot;:&quot;link229&quot;,&quot;moduleIsValidSchema&quot;:&quot;true&quot;,&quot;modulePermissionSchema&quot;:[“read”, “delete”],&quot;type&quot;:&quot;module&quot;})," calcext:value-type="string">
            <text:p>("4231-1231-123111-123238",{"moduleNameSchema":"cosa107","moduleDescriptionSchema":"desc229","moduleLinkSchema":"link22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39</text:p>
          </table:table-cell>
          <table:table-cell office:value-type="string" calcext:value-type="string">
            <text:p>cosa108</text:p>
          </table:table-cell>
          <table:table-cell office:value-type="string" calcext:value-type="string">
            <text:p>desc230</text:p>
          </table:table-cell>
          <table:table-cell office:value-type="string" calcext:value-type="string">
            <text:p>link2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1] &amp; CHAR(34) &amp; CHAR(44) &amp; CHAR(123) &amp; CHAR(34) &amp; [.$B$3] &amp; CHAR(34) &amp; CHAR(58) &amp; CHAR(34) &amp; [.B111] &amp; CHAR(34) &amp; CHAR(44) &amp; CHAR(34) &amp; [.$C$3]  &amp; CHAR(34) &amp; CHAR(58) &amp; CHAR(34) &amp; [.C111] &amp; CHAR(34) &amp; CHAR(44) &amp; CHAR(34) &amp;  [.$D$3] &amp; CHAR(34) &amp; CHAR(58) &amp; CHAR(34) &amp; [.D111] &amp; CHAR(34) &amp; CHAR(44) &amp; CHAR(34) &amp; [.$E$3] &amp; CHAR(34) &amp; CHAR(58) &amp; CHAR(34) &amp; [.E111] &amp; CHAR(34) &amp; CHAR(44) &amp; CHAR(34) &amp; [.$F$3] &amp; CHAR(34) &amp; CHAR(58) &amp;  [.F111]  &amp; CHAR(44) &amp; CHAR(34) &amp; [.$E$1] &amp; CHAR(34) &amp; CHAR(58) &amp; CHAR(34) &amp; [.$E$2] &amp; CHAR(34) &amp; CHAR(125) &amp; CHAR(41) &amp; CHAR(44))" office:value-type="string" office:string-value="(&quot;4231-1231-123111-123239&quot;,{&quot;moduleNameSchema&quot;:&quot;cosa108&quot;,&quot;moduleDescriptionSchema&quot;:&quot;desc230&quot;,&quot;moduleLinkSchema&quot;:&quot;link230&quot;,&quot;moduleIsValidSchema&quot;:&quot;true&quot;,&quot;modulePermissionSchema&quot;:[“read”, “delete”],&quot;type&quot;:&quot;module&quot;})," calcext:value-type="string">
            <text:p>("4231-1231-123111-123239",{"moduleNameSchema":"cosa108","moduleDescriptionSchema":"desc230","moduleLinkSchema":"link23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0</text:p>
          </table:table-cell>
          <table:table-cell office:value-type="string" calcext:value-type="string">
            <text:p>cosa109</text:p>
          </table:table-cell>
          <table:table-cell office:value-type="string" calcext:value-type="string">
            <text:p>desc231</text:p>
          </table:table-cell>
          <table:table-cell office:value-type="string" calcext:value-type="string">
            <text:p>link2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2] &amp; CHAR(34) &amp; CHAR(44) &amp; CHAR(123) &amp; CHAR(34) &amp; [.$B$3] &amp; CHAR(34) &amp; CHAR(58) &amp; CHAR(34) &amp; [.B112] &amp; CHAR(34) &amp; CHAR(44) &amp; CHAR(34) &amp; [.$C$3]  &amp; CHAR(34) &amp; CHAR(58) &amp; CHAR(34) &amp; [.C112] &amp; CHAR(34) &amp; CHAR(44) &amp; CHAR(34) &amp;  [.$D$3] &amp; CHAR(34) &amp; CHAR(58) &amp; CHAR(34) &amp; [.D112] &amp; CHAR(34) &amp; CHAR(44) &amp; CHAR(34) &amp; [.$E$3] &amp; CHAR(34) &amp; CHAR(58) &amp; CHAR(34) &amp; [.E112] &amp; CHAR(34) &amp; CHAR(44) &amp; CHAR(34) &amp; [.$F$3] &amp; CHAR(34) &amp; CHAR(58) &amp;  [.F112]  &amp; CHAR(44) &amp; CHAR(34) &amp; [.$E$1] &amp; CHAR(34) &amp; CHAR(58) &amp; CHAR(34) &amp; [.$E$2] &amp; CHAR(34) &amp; CHAR(125) &amp; CHAR(41) &amp; CHAR(44))" office:value-type="string" office:string-value="(&quot;4231-1231-123111-123240&quot;,{&quot;moduleNameSchema&quot;:&quot;cosa109&quot;,&quot;moduleDescriptionSchema&quot;:&quot;desc231&quot;,&quot;moduleLinkSchema&quot;:&quot;link231&quot;,&quot;moduleIsValidSchema&quot;:&quot;true&quot;,&quot;modulePermissionSchema&quot;:[“read”, “delete”],&quot;type&quot;:&quot;module&quot;})," calcext:value-type="string">
            <text:p>("4231-1231-123111-123240",{"moduleNameSchema":"cosa109","moduleDescriptionSchema":"desc231","moduleLinkSchema":"link23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1</text:p>
          </table:table-cell>
          <table:table-cell office:value-type="string" calcext:value-type="string">
            <text:p>cosa110</text:p>
          </table:table-cell>
          <table:table-cell office:value-type="string" calcext:value-type="string">
            <text:p>desc232</text:p>
          </table:table-cell>
          <table:table-cell office:value-type="string" calcext:value-type="string">
            <text:p>link2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3] &amp; CHAR(34) &amp; CHAR(44) &amp; CHAR(123) &amp; CHAR(34) &amp; [.$B$3] &amp; CHAR(34) &amp; CHAR(58) &amp; CHAR(34) &amp; [.B113] &amp; CHAR(34) &amp; CHAR(44) &amp; CHAR(34) &amp; [.$C$3]  &amp; CHAR(34) &amp; CHAR(58) &amp; CHAR(34) &amp; [.C113] &amp; CHAR(34) &amp; CHAR(44) &amp; CHAR(34) &amp;  [.$D$3] &amp; CHAR(34) &amp; CHAR(58) &amp; CHAR(34) &amp; [.D113] &amp; CHAR(34) &amp; CHAR(44) &amp; CHAR(34) &amp; [.$E$3] &amp; CHAR(34) &amp; CHAR(58) &amp; CHAR(34) &amp; [.E113] &amp; CHAR(34) &amp; CHAR(44) &amp; CHAR(34) &amp; [.$F$3] &amp; CHAR(34) &amp; CHAR(58) &amp;  [.F113]  &amp; CHAR(44) &amp; CHAR(34) &amp; [.$E$1] &amp; CHAR(34) &amp; CHAR(58) &amp; CHAR(34) &amp; [.$E$2] &amp; CHAR(34) &amp; CHAR(125) &amp; CHAR(41) &amp; CHAR(44))" office:value-type="string" office:string-value="(&quot;4231-1231-123111-123241&quot;,{&quot;moduleNameSchema&quot;:&quot;cosa110&quot;,&quot;moduleDescriptionSchema&quot;:&quot;desc232&quot;,&quot;moduleLinkSchema&quot;:&quot;link232&quot;,&quot;moduleIsValidSchema&quot;:&quot;true&quot;,&quot;modulePermissionSchema&quot;:[“read”, “delete”],&quot;type&quot;:&quot;module&quot;})," calcext:value-type="string">
            <text:p>("4231-1231-123111-123241",{"moduleNameSchema":"cosa110","moduleDescriptionSchema":"desc232","moduleLinkSchema":"link23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2</text:p>
          </table:table-cell>
          <table:table-cell office:value-type="string" calcext:value-type="string">
            <text:p>cosa111</text:p>
          </table:table-cell>
          <table:table-cell office:value-type="string" calcext:value-type="string">
            <text:p>desc233</text:p>
          </table:table-cell>
          <table:table-cell office:value-type="string" calcext:value-type="string">
            <text:p>link2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4] &amp; CHAR(34) &amp; CHAR(44) &amp; CHAR(123) &amp; CHAR(34) &amp; [.$B$3] &amp; CHAR(34) &amp; CHAR(58) &amp; CHAR(34) &amp; [.B114] &amp; CHAR(34) &amp; CHAR(44) &amp; CHAR(34) &amp; [.$C$3]  &amp; CHAR(34) &amp; CHAR(58) &amp; CHAR(34) &amp; [.C114] &amp; CHAR(34) &amp; CHAR(44) &amp; CHAR(34) &amp;  [.$D$3] &amp; CHAR(34) &amp; CHAR(58) &amp; CHAR(34) &amp; [.D114] &amp; CHAR(34) &amp; CHAR(44) &amp; CHAR(34) &amp; [.$E$3] &amp; CHAR(34) &amp; CHAR(58) &amp; CHAR(34) &amp; [.E114] &amp; CHAR(34) &amp; CHAR(44) &amp; CHAR(34) &amp; [.$F$3] &amp; CHAR(34) &amp; CHAR(58) &amp;  [.F114]  &amp; CHAR(44) &amp; CHAR(34) &amp; [.$E$1] &amp; CHAR(34) &amp; CHAR(58) &amp; CHAR(34) &amp; [.$E$2] &amp; CHAR(34) &amp; CHAR(125) &amp; CHAR(41) &amp; CHAR(44))" office:value-type="string" office:string-value="(&quot;4231-1231-123111-123242&quot;,{&quot;moduleNameSchema&quot;:&quot;cosa111&quot;,&quot;moduleDescriptionSchema&quot;:&quot;desc233&quot;,&quot;moduleLinkSchema&quot;:&quot;link233&quot;,&quot;moduleIsValidSchema&quot;:&quot;true&quot;,&quot;modulePermissionSchema&quot;:[“read”, “delete”],&quot;type&quot;:&quot;module&quot;})," calcext:value-type="string">
            <text:p>("4231-1231-123111-123242",{"moduleNameSchema":"cosa111","moduleDescriptionSchema":"desc233","moduleLinkSchema":"link23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3</text:p>
          </table:table-cell>
          <table:table-cell office:value-type="string" calcext:value-type="string">
            <text:p>cosa112</text:p>
          </table:table-cell>
          <table:table-cell office:value-type="string" calcext:value-type="string">
            <text:p>desc234</text:p>
          </table:table-cell>
          <table:table-cell office:value-type="string" calcext:value-type="string">
            <text:p>link2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5] &amp; CHAR(34) &amp; CHAR(44) &amp; CHAR(123) &amp; CHAR(34) &amp; [.$B$3] &amp; CHAR(34) &amp; CHAR(58) &amp; CHAR(34) &amp; [.B115] &amp; CHAR(34) &amp; CHAR(44) &amp; CHAR(34) &amp; [.$C$3]  &amp; CHAR(34) &amp; CHAR(58) &amp; CHAR(34) &amp; [.C115] &amp; CHAR(34) &amp; CHAR(44) &amp; CHAR(34) &amp;  [.$D$3] &amp; CHAR(34) &amp; CHAR(58) &amp; CHAR(34) &amp; [.D115] &amp; CHAR(34) &amp; CHAR(44) &amp; CHAR(34) &amp; [.$E$3] &amp; CHAR(34) &amp; CHAR(58) &amp; CHAR(34) &amp; [.E115] &amp; CHAR(34) &amp; CHAR(44) &amp; CHAR(34) &amp; [.$F$3] &amp; CHAR(34) &amp; CHAR(58) &amp;  [.F115]  &amp; CHAR(44) &amp; CHAR(34) &amp; [.$E$1] &amp; CHAR(34) &amp; CHAR(58) &amp; CHAR(34) &amp; [.$E$2] &amp; CHAR(34) &amp; CHAR(125) &amp; CHAR(41) &amp; CHAR(44))" office:value-type="string" office:string-value="(&quot;4231-1231-123111-123243&quot;,{&quot;moduleNameSchema&quot;:&quot;cosa112&quot;,&quot;moduleDescriptionSchema&quot;:&quot;desc234&quot;,&quot;moduleLinkSchema&quot;:&quot;link234&quot;,&quot;moduleIsValidSchema&quot;:&quot;true&quot;,&quot;modulePermissionSchema&quot;:[“read”, “delete”],&quot;type&quot;:&quot;module&quot;})," calcext:value-type="string">
            <text:p>("4231-1231-123111-123243",{"moduleNameSchema":"cosa112","moduleDescriptionSchema":"desc234","moduleLinkSchema":"link23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4</text:p>
          </table:table-cell>
          <table:table-cell office:value-type="string" calcext:value-type="string">
            <text:p>cosa113</text:p>
          </table:table-cell>
          <table:table-cell office:value-type="string" calcext:value-type="string">
            <text:p>desc235</text:p>
          </table:table-cell>
          <table:table-cell office:value-type="string" calcext:value-type="string">
            <text:p>link2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6] &amp; CHAR(34) &amp; CHAR(44) &amp; CHAR(123) &amp; CHAR(34) &amp; [.$B$3] &amp; CHAR(34) &amp; CHAR(58) &amp; CHAR(34) &amp; [.B116] &amp; CHAR(34) &amp; CHAR(44) &amp; CHAR(34) &amp; [.$C$3]  &amp; CHAR(34) &amp; CHAR(58) &amp; CHAR(34) &amp; [.C116] &amp; CHAR(34) &amp; CHAR(44) &amp; CHAR(34) &amp;  [.$D$3] &amp; CHAR(34) &amp; CHAR(58) &amp; CHAR(34) &amp; [.D116] &amp; CHAR(34) &amp; CHAR(44) &amp; CHAR(34) &amp; [.$E$3] &amp; CHAR(34) &amp; CHAR(58) &amp; CHAR(34) &amp; [.E116] &amp; CHAR(34) &amp; CHAR(44) &amp; CHAR(34) &amp; [.$F$3] &amp; CHAR(34) &amp; CHAR(58) &amp;  [.F116]  &amp; CHAR(44) &amp; CHAR(34) &amp; [.$E$1] &amp; CHAR(34) &amp; CHAR(58) &amp; CHAR(34) &amp; [.$E$2] &amp; CHAR(34) &amp; CHAR(125) &amp; CHAR(41) &amp; CHAR(44))" office:value-type="string" office:string-value="(&quot;4231-1231-123111-123244&quot;,{&quot;moduleNameSchema&quot;:&quot;cosa113&quot;,&quot;moduleDescriptionSchema&quot;:&quot;desc235&quot;,&quot;moduleLinkSchema&quot;:&quot;link235&quot;,&quot;moduleIsValidSchema&quot;:&quot;true&quot;,&quot;modulePermissionSchema&quot;:[“read”, “delete”],&quot;type&quot;:&quot;module&quot;})," calcext:value-type="string">
            <text:p>("4231-1231-123111-123244",{"moduleNameSchema":"cosa113","moduleDescriptionSchema":"desc235","moduleLinkSchema":"link23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5</text:p>
          </table:table-cell>
          <table:table-cell office:value-type="string" calcext:value-type="string">
            <text:p>cosa114</text:p>
          </table:table-cell>
          <table:table-cell office:value-type="string" calcext:value-type="string">
            <text:p>desc236</text:p>
          </table:table-cell>
          <table:table-cell office:value-type="string" calcext:value-type="string">
            <text:p>link2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7] &amp; CHAR(34) &amp; CHAR(44) &amp; CHAR(123) &amp; CHAR(34) &amp; [.$B$3] &amp; CHAR(34) &amp; CHAR(58) &amp; CHAR(34) &amp; [.B117] &amp; CHAR(34) &amp; CHAR(44) &amp; CHAR(34) &amp; [.$C$3]  &amp; CHAR(34) &amp; CHAR(58) &amp; CHAR(34) &amp; [.C117] &amp; CHAR(34) &amp; CHAR(44) &amp; CHAR(34) &amp;  [.$D$3] &amp; CHAR(34) &amp; CHAR(58) &amp; CHAR(34) &amp; [.D117] &amp; CHAR(34) &amp; CHAR(44) &amp; CHAR(34) &amp; [.$E$3] &amp; CHAR(34) &amp; CHAR(58) &amp; CHAR(34) &amp; [.E117] &amp; CHAR(34) &amp; CHAR(44) &amp; CHAR(34) &amp; [.$F$3] &amp; CHAR(34) &amp; CHAR(58) &amp;  [.F117]  &amp; CHAR(44) &amp; CHAR(34) &amp; [.$E$1] &amp; CHAR(34) &amp; CHAR(58) &amp; CHAR(34) &amp; [.$E$2] &amp; CHAR(34) &amp; CHAR(125) &amp; CHAR(41) &amp; CHAR(44))" office:value-type="string" office:string-value="(&quot;4231-1231-123111-123245&quot;,{&quot;moduleNameSchema&quot;:&quot;cosa114&quot;,&quot;moduleDescriptionSchema&quot;:&quot;desc236&quot;,&quot;moduleLinkSchema&quot;:&quot;link236&quot;,&quot;moduleIsValidSchema&quot;:&quot;true&quot;,&quot;modulePermissionSchema&quot;:[“read”, “delete”],&quot;type&quot;:&quot;module&quot;})," calcext:value-type="string">
            <text:p>("4231-1231-123111-123245",{"moduleNameSchema":"cosa114","moduleDescriptionSchema":"desc236","moduleLinkSchema":"link23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6</text:p>
          </table:table-cell>
          <table:table-cell office:value-type="string" calcext:value-type="string">
            <text:p>cosa115</text:p>
          </table:table-cell>
          <table:table-cell office:value-type="string" calcext:value-type="string">
            <text:p>desc237</text:p>
          </table:table-cell>
          <table:table-cell office:value-type="string" calcext:value-type="string">
            <text:p>link2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8] &amp; CHAR(34) &amp; CHAR(44) &amp; CHAR(123) &amp; CHAR(34) &amp; [.$B$3] &amp; CHAR(34) &amp; CHAR(58) &amp; CHAR(34) &amp; [.B118] &amp; CHAR(34) &amp; CHAR(44) &amp; CHAR(34) &amp; [.$C$3]  &amp; CHAR(34) &amp; CHAR(58) &amp; CHAR(34) &amp; [.C118] &amp; CHAR(34) &amp; CHAR(44) &amp; CHAR(34) &amp;  [.$D$3] &amp; CHAR(34) &amp; CHAR(58) &amp; CHAR(34) &amp; [.D118] &amp; CHAR(34) &amp; CHAR(44) &amp; CHAR(34) &amp; [.$E$3] &amp; CHAR(34) &amp; CHAR(58) &amp; CHAR(34) &amp; [.E118] &amp; CHAR(34) &amp; CHAR(44) &amp; CHAR(34) &amp; [.$F$3] &amp; CHAR(34) &amp; CHAR(58) &amp;  [.F118]  &amp; CHAR(44) &amp; CHAR(34) &amp; [.$E$1] &amp; CHAR(34) &amp; CHAR(58) &amp; CHAR(34) &amp; [.$E$2] &amp; CHAR(34) &amp; CHAR(125) &amp; CHAR(41) &amp; CHAR(44))" office:value-type="string" office:string-value="(&quot;4231-1231-123111-123246&quot;,{&quot;moduleNameSchema&quot;:&quot;cosa115&quot;,&quot;moduleDescriptionSchema&quot;:&quot;desc237&quot;,&quot;moduleLinkSchema&quot;:&quot;link237&quot;,&quot;moduleIsValidSchema&quot;:&quot;true&quot;,&quot;modulePermissionSchema&quot;:[“read”, “delete”],&quot;type&quot;:&quot;module&quot;})," calcext:value-type="string">
            <text:p>("4231-1231-123111-123246",{"moduleNameSchema":"cosa115","moduleDescriptionSchema":"desc237","moduleLinkSchema":"link23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7</text:p>
          </table:table-cell>
          <table:table-cell office:value-type="string" calcext:value-type="string">
            <text:p>cosa116</text:p>
          </table:table-cell>
          <table:table-cell office:value-type="string" calcext:value-type="string">
            <text:p>desc238</text:p>
          </table:table-cell>
          <table:table-cell office:value-type="string" calcext:value-type="string">
            <text:p>link2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19] &amp; CHAR(34) &amp; CHAR(44) &amp; CHAR(123) &amp; CHAR(34) &amp; [.$B$3] &amp; CHAR(34) &amp; CHAR(58) &amp; CHAR(34) &amp; [.B119] &amp; CHAR(34) &amp; CHAR(44) &amp; CHAR(34) &amp; [.$C$3]  &amp; CHAR(34) &amp; CHAR(58) &amp; CHAR(34) &amp; [.C119] &amp; CHAR(34) &amp; CHAR(44) &amp; CHAR(34) &amp;  [.$D$3] &amp; CHAR(34) &amp; CHAR(58) &amp; CHAR(34) &amp; [.D119] &amp; CHAR(34) &amp; CHAR(44) &amp; CHAR(34) &amp; [.$E$3] &amp; CHAR(34) &amp; CHAR(58) &amp; CHAR(34) &amp; [.E119] &amp; CHAR(34) &amp; CHAR(44) &amp; CHAR(34) &amp; [.$F$3] &amp; CHAR(34) &amp; CHAR(58) &amp;  [.F119]  &amp; CHAR(44) &amp; CHAR(34) &amp; [.$E$1] &amp; CHAR(34) &amp; CHAR(58) &amp; CHAR(34) &amp; [.$E$2] &amp; CHAR(34) &amp; CHAR(125) &amp; CHAR(41) &amp; CHAR(44))" office:value-type="string" office:string-value="(&quot;4231-1231-123111-123247&quot;,{&quot;moduleNameSchema&quot;:&quot;cosa116&quot;,&quot;moduleDescriptionSchema&quot;:&quot;desc238&quot;,&quot;moduleLinkSchema&quot;:&quot;link238&quot;,&quot;moduleIsValidSchema&quot;:&quot;true&quot;,&quot;modulePermissionSchema&quot;:[“read”, “delete”],&quot;type&quot;:&quot;module&quot;})," calcext:value-type="string">
            <text:p>("4231-1231-123111-123247",{"moduleNameSchema":"cosa116","moduleDescriptionSchema":"desc238","moduleLinkSchema":"link23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8</text:p>
          </table:table-cell>
          <table:table-cell office:value-type="string" calcext:value-type="string">
            <text:p>cosa117</text:p>
          </table:table-cell>
          <table:table-cell office:value-type="string" calcext:value-type="string">
            <text:p>desc239</text:p>
          </table:table-cell>
          <table:table-cell office:value-type="string" calcext:value-type="string">
            <text:p>link2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0] &amp; CHAR(34) &amp; CHAR(44) &amp; CHAR(123) &amp; CHAR(34) &amp; [.$B$3] &amp; CHAR(34) &amp; CHAR(58) &amp; CHAR(34) &amp; [.B120] &amp; CHAR(34) &amp; CHAR(44) &amp; CHAR(34) &amp; [.$C$3]  &amp; CHAR(34) &amp; CHAR(58) &amp; CHAR(34) &amp; [.C120] &amp; CHAR(34) &amp; CHAR(44) &amp; CHAR(34) &amp;  [.$D$3] &amp; CHAR(34) &amp; CHAR(58) &amp; CHAR(34) &amp; [.D120] &amp; CHAR(34) &amp; CHAR(44) &amp; CHAR(34) &amp; [.$E$3] &amp; CHAR(34) &amp; CHAR(58) &amp; CHAR(34) &amp; [.E120] &amp; CHAR(34) &amp; CHAR(44) &amp; CHAR(34) &amp; [.$F$3] &amp; CHAR(34) &amp; CHAR(58) &amp;  [.F120]  &amp; CHAR(44) &amp; CHAR(34) &amp; [.$E$1] &amp; CHAR(34) &amp; CHAR(58) &amp; CHAR(34) &amp; [.$E$2] &amp; CHAR(34) &amp; CHAR(125) &amp; CHAR(41) &amp; CHAR(44))" office:value-type="string" office:string-value="(&quot;4231-1231-123111-123248&quot;,{&quot;moduleNameSchema&quot;:&quot;cosa117&quot;,&quot;moduleDescriptionSchema&quot;:&quot;desc239&quot;,&quot;moduleLinkSchema&quot;:&quot;link239&quot;,&quot;moduleIsValidSchema&quot;:&quot;true&quot;,&quot;modulePermissionSchema&quot;:[“read”, “delete”],&quot;type&quot;:&quot;module&quot;})," calcext:value-type="string">
            <text:p>("4231-1231-123111-123248",{"moduleNameSchema":"cosa117","moduleDescriptionSchema":"desc239","moduleLinkSchema":"link23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49</text:p>
          </table:table-cell>
          <table:table-cell office:value-type="string" calcext:value-type="string">
            <text:p>cosa118</text:p>
          </table:table-cell>
          <table:table-cell office:value-type="string" calcext:value-type="string">
            <text:p>desc240</text:p>
          </table:table-cell>
          <table:table-cell office:value-type="string" calcext:value-type="string">
            <text:p>link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1] &amp; CHAR(34) &amp; CHAR(44) &amp; CHAR(123) &amp; CHAR(34) &amp; [.$B$3] &amp; CHAR(34) &amp; CHAR(58) &amp; CHAR(34) &amp; [.B121] &amp; CHAR(34) &amp; CHAR(44) &amp; CHAR(34) &amp; [.$C$3]  &amp; CHAR(34) &amp; CHAR(58) &amp; CHAR(34) &amp; [.C121] &amp; CHAR(34) &amp; CHAR(44) &amp; CHAR(34) &amp;  [.$D$3] &amp; CHAR(34) &amp; CHAR(58) &amp; CHAR(34) &amp; [.D121] &amp; CHAR(34) &amp; CHAR(44) &amp; CHAR(34) &amp; [.$E$3] &amp; CHAR(34) &amp; CHAR(58) &amp; CHAR(34) &amp; [.E121] &amp; CHAR(34) &amp; CHAR(44) &amp; CHAR(34) &amp; [.$F$3] &amp; CHAR(34) &amp; CHAR(58) &amp;  [.F121]  &amp; CHAR(44) &amp; CHAR(34) &amp; [.$E$1] &amp; CHAR(34) &amp; CHAR(58) &amp; CHAR(34) &amp; [.$E$2] &amp; CHAR(34) &amp; CHAR(125) &amp; CHAR(41) &amp; CHAR(44))" office:value-type="string" office:string-value="(&quot;4231-1231-123111-123249&quot;,{&quot;moduleNameSchema&quot;:&quot;cosa118&quot;,&quot;moduleDescriptionSchema&quot;:&quot;desc240&quot;,&quot;moduleLinkSchema&quot;:&quot;link240&quot;,&quot;moduleIsValidSchema&quot;:&quot;true&quot;,&quot;modulePermissionSchema&quot;:[“read”, “delete”],&quot;type&quot;:&quot;module&quot;})," calcext:value-type="string">
            <text:p>("4231-1231-123111-123249",{"moduleNameSchema":"cosa118","moduleDescriptionSchema":"desc240","moduleLinkSchema":"link24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0</text:p>
          </table:table-cell>
          <table:table-cell office:value-type="string" calcext:value-type="string">
            <text:p>cosa119</text:p>
          </table:table-cell>
          <table:table-cell office:value-type="string" calcext:value-type="string">
            <text:p>desc241</text:p>
          </table:table-cell>
          <table:table-cell office:value-type="string" calcext:value-type="string">
            <text:p>link2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2] &amp; CHAR(34) &amp; CHAR(44) &amp; CHAR(123) &amp; CHAR(34) &amp; [.$B$3] &amp; CHAR(34) &amp; CHAR(58) &amp; CHAR(34) &amp; [.B122] &amp; CHAR(34) &amp; CHAR(44) &amp; CHAR(34) &amp; [.$C$3]  &amp; CHAR(34) &amp; CHAR(58) &amp; CHAR(34) &amp; [.C122] &amp; CHAR(34) &amp; CHAR(44) &amp; CHAR(34) &amp;  [.$D$3] &amp; CHAR(34) &amp; CHAR(58) &amp; CHAR(34) &amp; [.D122] &amp; CHAR(34) &amp; CHAR(44) &amp; CHAR(34) &amp; [.$E$3] &amp; CHAR(34) &amp; CHAR(58) &amp; CHAR(34) &amp; [.E122] &amp; CHAR(34) &amp; CHAR(44) &amp; CHAR(34) &amp; [.$F$3] &amp; CHAR(34) &amp; CHAR(58) &amp;  [.F122]  &amp; CHAR(44) &amp; CHAR(34) &amp; [.$E$1] &amp; CHAR(34) &amp; CHAR(58) &amp; CHAR(34) &amp; [.$E$2] &amp; CHAR(34) &amp; CHAR(125) &amp; CHAR(41) &amp; CHAR(44))" office:value-type="string" office:string-value="(&quot;4231-1231-123111-123250&quot;,{&quot;moduleNameSchema&quot;:&quot;cosa119&quot;,&quot;moduleDescriptionSchema&quot;:&quot;desc241&quot;,&quot;moduleLinkSchema&quot;:&quot;link241&quot;,&quot;moduleIsValidSchema&quot;:&quot;true&quot;,&quot;modulePermissionSchema&quot;:[“read”, “delete”],&quot;type&quot;:&quot;module&quot;})," calcext:value-type="string">
            <text:p>("4231-1231-123111-123250",{"moduleNameSchema":"cosa119","moduleDescriptionSchema":"desc241","moduleLinkSchema":"link24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1</text:p>
          </table:table-cell>
          <table:table-cell office:value-type="string" calcext:value-type="string">
            <text:p>cosa120</text:p>
          </table:table-cell>
          <table:table-cell office:value-type="string" calcext:value-type="string">
            <text:p>desc242</text:p>
          </table:table-cell>
          <table:table-cell office:value-type="string" calcext:value-type="string">
            <text:p>link2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3] &amp; CHAR(34) &amp; CHAR(44) &amp; CHAR(123) &amp; CHAR(34) &amp; [.$B$3] &amp; CHAR(34) &amp; CHAR(58) &amp; CHAR(34) &amp; [.B123] &amp; CHAR(34) &amp; CHAR(44) &amp; CHAR(34) &amp; [.$C$3]  &amp; CHAR(34) &amp; CHAR(58) &amp; CHAR(34) &amp; [.C123] &amp; CHAR(34) &amp; CHAR(44) &amp; CHAR(34) &amp;  [.$D$3] &amp; CHAR(34) &amp; CHAR(58) &amp; CHAR(34) &amp; [.D123] &amp; CHAR(34) &amp; CHAR(44) &amp; CHAR(34) &amp; [.$E$3] &amp; CHAR(34) &amp; CHAR(58) &amp; CHAR(34) &amp; [.E123] &amp; CHAR(34) &amp; CHAR(44) &amp; CHAR(34) &amp; [.$F$3] &amp; CHAR(34) &amp; CHAR(58) &amp;  [.F123]  &amp; CHAR(44) &amp; CHAR(34) &amp; [.$E$1] &amp; CHAR(34) &amp; CHAR(58) &amp; CHAR(34) &amp; [.$E$2] &amp; CHAR(34) &amp; CHAR(125) &amp; CHAR(41) &amp; CHAR(44))" office:value-type="string" office:string-value="(&quot;4231-1231-123111-123251&quot;,{&quot;moduleNameSchema&quot;:&quot;cosa120&quot;,&quot;moduleDescriptionSchema&quot;:&quot;desc242&quot;,&quot;moduleLinkSchema&quot;:&quot;link242&quot;,&quot;moduleIsValidSchema&quot;:&quot;true&quot;,&quot;modulePermissionSchema&quot;:[“read”, “delete”],&quot;type&quot;:&quot;module&quot;})," calcext:value-type="string">
            <text:p>("4231-1231-123111-123251",{"moduleNameSchema":"cosa120","moduleDescriptionSchema":"desc242","moduleLinkSchema":"link24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2</text:p>
          </table:table-cell>
          <table:table-cell office:value-type="string" calcext:value-type="string">
            <text:p>cosa121</text:p>
          </table:table-cell>
          <table:table-cell office:value-type="string" calcext:value-type="string">
            <text:p>desc243</text:p>
          </table:table-cell>
          <table:table-cell office:value-type="string" calcext:value-type="string">
            <text:p>link2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4] &amp; CHAR(34) &amp; CHAR(44) &amp; CHAR(123) &amp; CHAR(34) &amp; [.$B$3] &amp; CHAR(34) &amp; CHAR(58) &amp; CHAR(34) &amp; [.B124] &amp; CHAR(34) &amp; CHAR(44) &amp; CHAR(34) &amp; [.$C$3]  &amp; CHAR(34) &amp; CHAR(58) &amp; CHAR(34) &amp; [.C124] &amp; CHAR(34) &amp; CHAR(44) &amp; CHAR(34) &amp;  [.$D$3] &amp; CHAR(34) &amp; CHAR(58) &amp; CHAR(34) &amp; [.D124] &amp; CHAR(34) &amp; CHAR(44) &amp; CHAR(34) &amp; [.$E$3] &amp; CHAR(34) &amp; CHAR(58) &amp; CHAR(34) &amp; [.E124] &amp; CHAR(34) &amp; CHAR(44) &amp; CHAR(34) &amp; [.$F$3] &amp; CHAR(34) &amp; CHAR(58) &amp;  [.F124]  &amp; CHAR(44) &amp; CHAR(34) &amp; [.$E$1] &amp; CHAR(34) &amp; CHAR(58) &amp; CHAR(34) &amp; [.$E$2] &amp; CHAR(34) &amp; CHAR(125) &amp; CHAR(41) &amp; CHAR(44))" office:value-type="string" office:string-value="(&quot;4231-1231-123111-123252&quot;,{&quot;moduleNameSchema&quot;:&quot;cosa121&quot;,&quot;moduleDescriptionSchema&quot;:&quot;desc243&quot;,&quot;moduleLinkSchema&quot;:&quot;link243&quot;,&quot;moduleIsValidSchema&quot;:&quot;true&quot;,&quot;modulePermissionSchema&quot;:[“read”, “delete”],&quot;type&quot;:&quot;module&quot;})," calcext:value-type="string">
            <text:p>("4231-1231-123111-123252",{"moduleNameSchema":"cosa121","moduleDescriptionSchema":"desc243","moduleLinkSchema":"link24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3</text:p>
          </table:table-cell>
          <table:table-cell office:value-type="string" calcext:value-type="string">
            <text:p>cosa122</text:p>
          </table:table-cell>
          <table:table-cell office:value-type="string" calcext:value-type="string">
            <text:p>desc244</text:p>
          </table:table-cell>
          <table:table-cell office:value-type="string" calcext:value-type="string">
            <text:p>link2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5] &amp; CHAR(34) &amp; CHAR(44) &amp; CHAR(123) &amp; CHAR(34) &amp; [.$B$3] &amp; CHAR(34) &amp; CHAR(58) &amp; CHAR(34) &amp; [.B125] &amp; CHAR(34) &amp; CHAR(44) &amp; CHAR(34) &amp; [.$C$3]  &amp; CHAR(34) &amp; CHAR(58) &amp; CHAR(34) &amp; [.C125] &amp; CHAR(34) &amp; CHAR(44) &amp; CHAR(34) &amp;  [.$D$3] &amp; CHAR(34) &amp; CHAR(58) &amp; CHAR(34) &amp; [.D125] &amp; CHAR(34) &amp; CHAR(44) &amp; CHAR(34) &amp; [.$E$3] &amp; CHAR(34) &amp; CHAR(58) &amp; CHAR(34) &amp; [.E125] &amp; CHAR(34) &amp; CHAR(44) &amp; CHAR(34) &amp; [.$F$3] &amp; CHAR(34) &amp; CHAR(58) &amp;  [.F125]  &amp; CHAR(44) &amp; CHAR(34) &amp; [.$E$1] &amp; CHAR(34) &amp; CHAR(58) &amp; CHAR(34) &amp; [.$E$2] &amp; CHAR(34) &amp; CHAR(125) &amp; CHAR(41) &amp; CHAR(44))" office:value-type="string" office:string-value="(&quot;4231-1231-123111-123253&quot;,{&quot;moduleNameSchema&quot;:&quot;cosa122&quot;,&quot;moduleDescriptionSchema&quot;:&quot;desc244&quot;,&quot;moduleLinkSchema&quot;:&quot;link244&quot;,&quot;moduleIsValidSchema&quot;:&quot;true&quot;,&quot;modulePermissionSchema&quot;:[“read”, “delete”],&quot;type&quot;:&quot;module&quot;})," calcext:value-type="string">
            <text:p>("4231-1231-123111-123253",{"moduleNameSchema":"cosa122","moduleDescriptionSchema":"desc244","moduleLinkSchema":"link24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4</text:p>
          </table:table-cell>
          <table:table-cell office:value-type="string" calcext:value-type="string">
            <text:p>cosa123</text:p>
          </table:table-cell>
          <table:table-cell office:value-type="string" calcext:value-type="string">
            <text:p>desc245</text:p>
          </table:table-cell>
          <table:table-cell office:value-type="string" calcext:value-type="string">
            <text:p>link2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6] &amp; CHAR(34) &amp; CHAR(44) &amp; CHAR(123) &amp; CHAR(34) &amp; [.$B$3] &amp; CHAR(34) &amp; CHAR(58) &amp; CHAR(34) &amp; [.B126] &amp; CHAR(34) &amp; CHAR(44) &amp; CHAR(34) &amp; [.$C$3]  &amp; CHAR(34) &amp; CHAR(58) &amp; CHAR(34) &amp; [.C126] &amp; CHAR(34) &amp; CHAR(44) &amp; CHAR(34) &amp;  [.$D$3] &amp; CHAR(34) &amp; CHAR(58) &amp; CHAR(34) &amp; [.D126] &amp; CHAR(34) &amp; CHAR(44) &amp; CHAR(34) &amp; [.$E$3] &amp; CHAR(34) &amp; CHAR(58) &amp; CHAR(34) &amp; [.E126] &amp; CHAR(34) &amp; CHAR(44) &amp; CHAR(34) &amp; [.$F$3] &amp; CHAR(34) &amp; CHAR(58) &amp;  [.F126]  &amp; CHAR(44) &amp; CHAR(34) &amp; [.$E$1] &amp; CHAR(34) &amp; CHAR(58) &amp; CHAR(34) &amp; [.$E$2] &amp; CHAR(34) &amp; CHAR(125) &amp; CHAR(41) &amp; CHAR(44))" office:value-type="string" office:string-value="(&quot;4231-1231-123111-123254&quot;,{&quot;moduleNameSchema&quot;:&quot;cosa123&quot;,&quot;moduleDescriptionSchema&quot;:&quot;desc245&quot;,&quot;moduleLinkSchema&quot;:&quot;link245&quot;,&quot;moduleIsValidSchema&quot;:&quot;true&quot;,&quot;modulePermissionSchema&quot;:[“read”, “delete”],&quot;type&quot;:&quot;module&quot;})," calcext:value-type="string">
            <text:p>("4231-1231-123111-123254",{"moduleNameSchema":"cosa123","moduleDescriptionSchema":"desc245","moduleLinkSchema":"link24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5</text:p>
          </table:table-cell>
          <table:table-cell office:value-type="string" calcext:value-type="string">
            <text:p>cosa124</text:p>
          </table:table-cell>
          <table:table-cell office:value-type="string" calcext:value-type="string">
            <text:p>desc246</text:p>
          </table:table-cell>
          <table:table-cell office:value-type="string" calcext:value-type="string">
            <text:p>link2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7] &amp; CHAR(34) &amp; CHAR(44) &amp; CHAR(123) &amp; CHAR(34) &amp; [.$B$3] &amp; CHAR(34) &amp; CHAR(58) &amp; CHAR(34) &amp; [.B127] &amp; CHAR(34) &amp; CHAR(44) &amp; CHAR(34) &amp; [.$C$3]  &amp; CHAR(34) &amp; CHAR(58) &amp; CHAR(34) &amp; [.C127] &amp; CHAR(34) &amp; CHAR(44) &amp; CHAR(34) &amp;  [.$D$3] &amp; CHAR(34) &amp; CHAR(58) &amp; CHAR(34) &amp; [.D127] &amp; CHAR(34) &amp; CHAR(44) &amp; CHAR(34) &amp; [.$E$3] &amp; CHAR(34) &amp; CHAR(58) &amp; CHAR(34) &amp; [.E127] &amp; CHAR(34) &amp; CHAR(44) &amp; CHAR(34) &amp; [.$F$3] &amp; CHAR(34) &amp; CHAR(58) &amp;  [.F127]  &amp; CHAR(44) &amp; CHAR(34) &amp; [.$E$1] &amp; CHAR(34) &amp; CHAR(58) &amp; CHAR(34) &amp; [.$E$2] &amp; CHAR(34) &amp; CHAR(125) &amp; CHAR(41) &amp; CHAR(44))" office:value-type="string" office:string-value="(&quot;4231-1231-123111-123255&quot;,{&quot;moduleNameSchema&quot;:&quot;cosa124&quot;,&quot;moduleDescriptionSchema&quot;:&quot;desc246&quot;,&quot;moduleLinkSchema&quot;:&quot;link246&quot;,&quot;moduleIsValidSchema&quot;:&quot;true&quot;,&quot;modulePermissionSchema&quot;:[“read”, “delete”],&quot;type&quot;:&quot;module&quot;})," calcext:value-type="string">
            <text:p>("4231-1231-123111-123255",{"moduleNameSchema":"cosa124","moduleDescriptionSchema":"desc246","moduleLinkSchema":"link24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6</text:p>
          </table:table-cell>
          <table:table-cell office:value-type="string" calcext:value-type="string">
            <text:p>cosa125</text:p>
          </table:table-cell>
          <table:table-cell office:value-type="string" calcext:value-type="string">
            <text:p>desc247</text:p>
          </table:table-cell>
          <table:table-cell office:value-type="string" calcext:value-type="string">
            <text:p>link2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8] &amp; CHAR(34) &amp; CHAR(44) &amp; CHAR(123) &amp; CHAR(34) &amp; [.$B$3] &amp; CHAR(34) &amp; CHAR(58) &amp; CHAR(34) &amp; [.B128] &amp; CHAR(34) &amp; CHAR(44) &amp; CHAR(34) &amp; [.$C$3]  &amp; CHAR(34) &amp; CHAR(58) &amp; CHAR(34) &amp; [.C128] &amp; CHAR(34) &amp; CHAR(44) &amp; CHAR(34) &amp;  [.$D$3] &amp; CHAR(34) &amp; CHAR(58) &amp; CHAR(34) &amp; [.D128] &amp; CHAR(34) &amp; CHAR(44) &amp; CHAR(34) &amp; [.$E$3] &amp; CHAR(34) &amp; CHAR(58) &amp; CHAR(34) &amp; [.E128] &amp; CHAR(34) &amp; CHAR(44) &amp; CHAR(34) &amp; [.$F$3] &amp; CHAR(34) &amp; CHAR(58) &amp;  [.F128]  &amp; CHAR(44) &amp; CHAR(34) &amp; [.$E$1] &amp; CHAR(34) &amp; CHAR(58) &amp; CHAR(34) &amp; [.$E$2] &amp; CHAR(34) &amp; CHAR(125) &amp; CHAR(41) &amp; CHAR(44))" office:value-type="string" office:string-value="(&quot;4231-1231-123111-123256&quot;,{&quot;moduleNameSchema&quot;:&quot;cosa125&quot;,&quot;moduleDescriptionSchema&quot;:&quot;desc247&quot;,&quot;moduleLinkSchema&quot;:&quot;link247&quot;,&quot;moduleIsValidSchema&quot;:&quot;true&quot;,&quot;modulePermissionSchema&quot;:[“read”, “delete”],&quot;type&quot;:&quot;module&quot;})," calcext:value-type="string">
            <text:p>("4231-1231-123111-123256",{"moduleNameSchema":"cosa125","moduleDescriptionSchema":"desc247","moduleLinkSchema":"link24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7</text:p>
          </table:table-cell>
          <table:table-cell office:value-type="string" calcext:value-type="string">
            <text:p>cosa126</text:p>
          </table:table-cell>
          <table:table-cell office:value-type="string" calcext:value-type="string">
            <text:p>desc248</text:p>
          </table:table-cell>
          <table:table-cell office:value-type="string" calcext:value-type="string">
            <text:p>link2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29] &amp; CHAR(34) &amp; CHAR(44) &amp; CHAR(123) &amp; CHAR(34) &amp; [.$B$3] &amp; CHAR(34) &amp; CHAR(58) &amp; CHAR(34) &amp; [.B129] &amp; CHAR(34) &amp; CHAR(44) &amp; CHAR(34) &amp; [.$C$3]  &amp; CHAR(34) &amp; CHAR(58) &amp; CHAR(34) &amp; [.C129] &amp; CHAR(34) &amp; CHAR(44) &amp; CHAR(34) &amp;  [.$D$3] &amp; CHAR(34) &amp; CHAR(58) &amp; CHAR(34) &amp; [.D129] &amp; CHAR(34) &amp; CHAR(44) &amp; CHAR(34) &amp; [.$E$3] &amp; CHAR(34) &amp; CHAR(58) &amp; CHAR(34) &amp; [.E129] &amp; CHAR(34) &amp; CHAR(44) &amp; CHAR(34) &amp; [.$F$3] &amp; CHAR(34) &amp; CHAR(58) &amp;  [.F129]  &amp; CHAR(44) &amp; CHAR(34) &amp; [.$E$1] &amp; CHAR(34) &amp; CHAR(58) &amp; CHAR(34) &amp; [.$E$2] &amp; CHAR(34) &amp; CHAR(125) &amp; CHAR(41) &amp; CHAR(44))" office:value-type="string" office:string-value="(&quot;4231-1231-123111-123257&quot;,{&quot;moduleNameSchema&quot;:&quot;cosa126&quot;,&quot;moduleDescriptionSchema&quot;:&quot;desc248&quot;,&quot;moduleLinkSchema&quot;:&quot;link248&quot;,&quot;moduleIsValidSchema&quot;:&quot;true&quot;,&quot;modulePermissionSchema&quot;:[“read”, “delete”],&quot;type&quot;:&quot;module&quot;})," calcext:value-type="string">
            <text:p>("4231-1231-123111-123257",{"moduleNameSchema":"cosa126","moduleDescriptionSchema":"desc248","moduleLinkSchema":"link24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8</text:p>
          </table:table-cell>
          <table:table-cell office:value-type="string" calcext:value-type="string">
            <text:p>cosa127</text:p>
          </table:table-cell>
          <table:table-cell office:value-type="string" calcext:value-type="string">
            <text:p>desc249</text:p>
          </table:table-cell>
          <table:table-cell office:value-type="string" calcext:value-type="string">
            <text:p>link2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0] &amp; CHAR(34) &amp; CHAR(44) &amp; CHAR(123) &amp; CHAR(34) &amp; [.$B$3] &amp; CHAR(34) &amp; CHAR(58) &amp; CHAR(34) &amp; [.B130] &amp; CHAR(34) &amp; CHAR(44) &amp; CHAR(34) &amp; [.$C$3]  &amp; CHAR(34) &amp; CHAR(58) &amp; CHAR(34) &amp; [.C130] &amp; CHAR(34) &amp; CHAR(44) &amp; CHAR(34) &amp;  [.$D$3] &amp; CHAR(34) &amp; CHAR(58) &amp; CHAR(34) &amp; [.D130] &amp; CHAR(34) &amp; CHAR(44) &amp; CHAR(34) &amp; [.$E$3] &amp; CHAR(34) &amp; CHAR(58) &amp; CHAR(34) &amp; [.E130] &amp; CHAR(34) &amp; CHAR(44) &amp; CHAR(34) &amp; [.$F$3] &amp; CHAR(34) &amp; CHAR(58) &amp;  [.F130]  &amp; CHAR(44) &amp; CHAR(34) &amp; [.$E$1] &amp; CHAR(34) &amp; CHAR(58) &amp; CHAR(34) &amp; [.$E$2] &amp; CHAR(34) &amp; CHAR(125) &amp; CHAR(41) &amp; CHAR(44))" office:value-type="string" office:string-value="(&quot;4231-1231-123111-123258&quot;,{&quot;moduleNameSchema&quot;:&quot;cosa127&quot;,&quot;moduleDescriptionSchema&quot;:&quot;desc249&quot;,&quot;moduleLinkSchema&quot;:&quot;link249&quot;,&quot;moduleIsValidSchema&quot;:&quot;true&quot;,&quot;modulePermissionSchema&quot;:[“read”, “delete”],&quot;type&quot;:&quot;module&quot;})," calcext:value-type="string">
            <text:p>("4231-1231-123111-123258",{"moduleNameSchema":"cosa127","moduleDescriptionSchema":"desc249","moduleLinkSchema":"link24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59</text:p>
          </table:table-cell>
          <table:table-cell office:value-type="string" calcext:value-type="string">
            <text:p>cosa128</text:p>
          </table:table-cell>
          <table:table-cell office:value-type="string" calcext:value-type="string">
            <text:p>desc250</text:p>
          </table:table-cell>
          <table:table-cell office:value-type="string" calcext:value-type="string">
            <text:p>link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1] &amp; CHAR(34) &amp; CHAR(44) &amp; CHAR(123) &amp; CHAR(34) &amp; [.$B$3] &amp; CHAR(34) &amp; CHAR(58) &amp; CHAR(34) &amp; [.B131] &amp; CHAR(34) &amp; CHAR(44) &amp; CHAR(34) &amp; [.$C$3]  &amp; CHAR(34) &amp; CHAR(58) &amp; CHAR(34) &amp; [.C131] &amp; CHAR(34) &amp; CHAR(44) &amp; CHAR(34) &amp;  [.$D$3] &amp; CHAR(34) &amp; CHAR(58) &amp; CHAR(34) &amp; [.D131] &amp; CHAR(34) &amp; CHAR(44) &amp; CHAR(34) &amp; [.$E$3] &amp; CHAR(34) &amp; CHAR(58) &amp; CHAR(34) &amp; [.E131] &amp; CHAR(34) &amp; CHAR(44) &amp; CHAR(34) &amp; [.$F$3] &amp; CHAR(34) &amp; CHAR(58) &amp;  [.F131]  &amp; CHAR(44) &amp; CHAR(34) &amp; [.$E$1] &amp; CHAR(34) &amp; CHAR(58) &amp; CHAR(34) &amp; [.$E$2] &amp; CHAR(34) &amp; CHAR(125) &amp; CHAR(41) &amp; CHAR(44))" office:value-type="string" office:string-value="(&quot;4231-1231-123111-123259&quot;,{&quot;moduleNameSchema&quot;:&quot;cosa128&quot;,&quot;moduleDescriptionSchema&quot;:&quot;desc250&quot;,&quot;moduleLinkSchema&quot;:&quot;link250&quot;,&quot;moduleIsValidSchema&quot;:&quot;true&quot;,&quot;modulePermissionSchema&quot;:[“read”, “delete”],&quot;type&quot;:&quot;module&quot;})," calcext:value-type="string">
            <text:p>("4231-1231-123111-123259",{"moduleNameSchema":"cosa128","moduleDescriptionSchema":"desc250","moduleLinkSchema":"link25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0</text:p>
          </table:table-cell>
          <table:table-cell office:value-type="string" calcext:value-type="string">
            <text:p>cosa129</text:p>
          </table:table-cell>
          <table:table-cell office:value-type="string" calcext:value-type="string">
            <text:p>desc251</text:p>
          </table:table-cell>
          <table:table-cell office:value-type="string" calcext:value-type="string">
            <text:p>link2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2] &amp; CHAR(34) &amp; CHAR(44) &amp; CHAR(123) &amp; CHAR(34) &amp; [.$B$3] &amp; CHAR(34) &amp; CHAR(58) &amp; CHAR(34) &amp; [.B132] &amp; CHAR(34) &amp; CHAR(44) &amp; CHAR(34) &amp; [.$C$3]  &amp; CHAR(34) &amp; CHAR(58) &amp; CHAR(34) &amp; [.C132] &amp; CHAR(34) &amp; CHAR(44) &amp; CHAR(34) &amp;  [.$D$3] &amp; CHAR(34) &amp; CHAR(58) &amp; CHAR(34) &amp; [.D132] &amp; CHAR(34) &amp; CHAR(44) &amp; CHAR(34) &amp; [.$E$3] &amp; CHAR(34) &amp; CHAR(58) &amp; CHAR(34) &amp; [.E132] &amp; CHAR(34) &amp; CHAR(44) &amp; CHAR(34) &amp; [.$F$3] &amp; CHAR(34) &amp; CHAR(58) &amp;  [.F132]  &amp; CHAR(44) &amp; CHAR(34) &amp; [.$E$1] &amp; CHAR(34) &amp; CHAR(58) &amp; CHAR(34) &amp; [.$E$2] &amp; CHAR(34) &amp; CHAR(125) &amp; CHAR(41) &amp; CHAR(44))" office:value-type="string" office:string-value="(&quot;4231-1231-123111-123260&quot;,{&quot;moduleNameSchema&quot;:&quot;cosa129&quot;,&quot;moduleDescriptionSchema&quot;:&quot;desc251&quot;,&quot;moduleLinkSchema&quot;:&quot;link251&quot;,&quot;moduleIsValidSchema&quot;:&quot;true&quot;,&quot;modulePermissionSchema&quot;:[“read”, “delete”],&quot;type&quot;:&quot;module&quot;})," calcext:value-type="string">
            <text:p>("4231-1231-123111-123260",{"moduleNameSchema":"cosa129","moduleDescriptionSchema":"desc251","moduleLinkSchema":"link25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1</text:p>
          </table:table-cell>
          <table:table-cell office:value-type="string" calcext:value-type="string">
            <text:p>cosa130</text:p>
          </table:table-cell>
          <table:table-cell office:value-type="string" calcext:value-type="string">
            <text:p>desc252</text:p>
          </table:table-cell>
          <table:table-cell office:value-type="string" calcext:value-type="string">
            <text:p>link2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3] &amp; CHAR(34) &amp; CHAR(44) &amp; CHAR(123) &amp; CHAR(34) &amp; [.$B$3] &amp; CHAR(34) &amp; CHAR(58) &amp; CHAR(34) &amp; [.B133] &amp; CHAR(34) &amp; CHAR(44) &amp; CHAR(34) &amp; [.$C$3]  &amp; CHAR(34) &amp; CHAR(58) &amp; CHAR(34) &amp; [.C133] &amp; CHAR(34) &amp; CHAR(44) &amp; CHAR(34) &amp;  [.$D$3] &amp; CHAR(34) &amp; CHAR(58) &amp; CHAR(34) &amp; [.D133] &amp; CHAR(34) &amp; CHAR(44) &amp; CHAR(34) &amp; [.$E$3] &amp; CHAR(34) &amp; CHAR(58) &amp; CHAR(34) &amp; [.E133] &amp; CHAR(34) &amp; CHAR(44) &amp; CHAR(34) &amp; [.$F$3] &amp; CHAR(34) &amp; CHAR(58) &amp;  [.F133]  &amp; CHAR(44) &amp; CHAR(34) &amp; [.$E$1] &amp; CHAR(34) &amp; CHAR(58) &amp; CHAR(34) &amp; [.$E$2] &amp; CHAR(34) &amp; CHAR(125) &amp; CHAR(41) &amp; CHAR(44))" office:value-type="string" office:string-value="(&quot;4231-1231-123111-123261&quot;,{&quot;moduleNameSchema&quot;:&quot;cosa130&quot;,&quot;moduleDescriptionSchema&quot;:&quot;desc252&quot;,&quot;moduleLinkSchema&quot;:&quot;link252&quot;,&quot;moduleIsValidSchema&quot;:&quot;true&quot;,&quot;modulePermissionSchema&quot;:[“read”, “delete”],&quot;type&quot;:&quot;module&quot;})," calcext:value-type="string">
            <text:p>("4231-1231-123111-123261",{"moduleNameSchema":"cosa130","moduleDescriptionSchema":"desc252","moduleLinkSchema":"link25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2</text:p>
          </table:table-cell>
          <table:table-cell office:value-type="string" calcext:value-type="string">
            <text:p>cosa131</text:p>
          </table:table-cell>
          <table:table-cell office:value-type="string" calcext:value-type="string">
            <text:p>desc253</text:p>
          </table:table-cell>
          <table:table-cell office:value-type="string" calcext:value-type="string">
            <text:p>link2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4] &amp; CHAR(34) &amp; CHAR(44) &amp; CHAR(123) &amp; CHAR(34) &amp; [.$B$3] &amp; CHAR(34) &amp; CHAR(58) &amp; CHAR(34) &amp; [.B134] &amp; CHAR(34) &amp; CHAR(44) &amp; CHAR(34) &amp; [.$C$3]  &amp; CHAR(34) &amp; CHAR(58) &amp; CHAR(34) &amp; [.C134] &amp; CHAR(34) &amp; CHAR(44) &amp; CHAR(34) &amp;  [.$D$3] &amp; CHAR(34) &amp; CHAR(58) &amp; CHAR(34) &amp; [.D134] &amp; CHAR(34) &amp; CHAR(44) &amp; CHAR(34) &amp; [.$E$3] &amp; CHAR(34) &amp; CHAR(58) &amp; CHAR(34) &amp; [.E134] &amp; CHAR(34) &amp; CHAR(44) &amp; CHAR(34) &amp; [.$F$3] &amp; CHAR(34) &amp; CHAR(58) &amp;  [.F134]  &amp; CHAR(44) &amp; CHAR(34) &amp; [.$E$1] &amp; CHAR(34) &amp; CHAR(58) &amp; CHAR(34) &amp; [.$E$2] &amp; CHAR(34) &amp; CHAR(125) &amp; CHAR(41) &amp; CHAR(44))" office:value-type="string" office:string-value="(&quot;4231-1231-123111-123262&quot;,{&quot;moduleNameSchema&quot;:&quot;cosa131&quot;,&quot;moduleDescriptionSchema&quot;:&quot;desc253&quot;,&quot;moduleLinkSchema&quot;:&quot;link253&quot;,&quot;moduleIsValidSchema&quot;:&quot;true&quot;,&quot;modulePermissionSchema&quot;:[“read”, “delete”],&quot;type&quot;:&quot;module&quot;})," calcext:value-type="string">
            <text:p>("4231-1231-123111-123262",{"moduleNameSchema":"cosa131","moduleDescriptionSchema":"desc253","moduleLinkSchema":"link25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3</text:p>
          </table:table-cell>
          <table:table-cell office:value-type="string" calcext:value-type="string">
            <text:p>cosa132</text:p>
          </table:table-cell>
          <table:table-cell office:value-type="string" calcext:value-type="string">
            <text:p>desc254</text:p>
          </table:table-cell>
          <table:table-cell office:value-type="string" calcext:value-type="string">
            <text:p>link2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5] &amp; CHAR(34) &amp; CHAR(44) &amp; CHAR(123) &amp; CHAR(34) &amp; [.$B$3] &amp; CHAR(34) &amp; CHAR(58) &amp; CHAR(34) &amp; [.B135] &amp; CHAR(34) &amp; CHAR(44) &amp; CHAR(34) &amp; [.$C$3]  &amp; CHAR(34) &amp; CHAR(58) &amp; CHAR(34) &amp; [.C135] &amp; CHAR(34) &amp; CHAR(44) &amp; CHAR(34) &amp;  [.$D$3] &amp; CHAR(34) &amp; CHAR(58) &amp; CHAR(34) &amp; [.D135] &amp; CHAR(34) &amp; CHAR(44) &amp; CHAR(34) &amp; [.$E$3] &amp; CHAR(34) &amp; CHAR(58) &amp; CHAR(34) &amp; [.E135] &amp; CHAR(34) &amp; CHAR(44) &amp; CHAR(34) &amp; [.$F$3] &amp; CHAR(34) &amp; CHAR(58) &amp;  [.F135]  &amp; CHAR(44) &amp; CHAR(34) &amp; [.$E$1] &amp; CHAR(34) &amp; CHAR(58) &amp; CHAR(34) &amp; [.$E$2] &amp; CHAR(34) &amp; CHAR(125) &amp; CHAR(41) &amp; CHAR(44))" office:value-type="string" office:string-value="(&quot;4231-1231-123111-123263&quot;,{&quot;moduleNameSchema&quot;:&quot;cosa132&quot;,&quot;moduleDescriptionSchema&quot;:&quot;desc254&quot;,&quot;moduleLinkSchema&quot;:&quot;link254&quot;,&quot;moduleIsValidSchema&quot;:&quot;true&quot;,&quot;modulePermissionSchema&quot;:[“read”, “delete”],&quot;type&quot;:&quot;module&quot;})," calcext:value-type="string">
            <text:p>("4231-1231-123111-123263",{"moduleNameSchema":"cosa132","moduleDescriptionSchema":"desc254","moduleLinkSchema":"link25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4</text:p>
          </table:table-cell>
          <table:table-cell office:value-type="string" calcext:value-type="string">
            <text:p>cosa133</text:p>
          </table:table-cell>
          <table:table-cell office:value-type="string" calcext:value-type="string">
            <text:p>desc255</text:p>
          </table:table-cell>
          <table:table-cell office:value-type="string" calcext:value-type="string">
            <text:p>link2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6] &amp; CHAR(34) &amp; CHAR(44) &amp; CHAR(123) &amp; CHAR(34) &amp; [.$B$3] &amp; CHAR(34) &amp; CHAR(58) &amp; CHAR(34) &amp; [.B136] &amp; CHAR(34) &amp; CHAR(44) &amp; CHAR(34) &amp; [.$C$3]  &amp; CHAR(34) &amp; CHAR(58) &amp; CHAR(34) &amp; [.C136] &amp; CHAR(34) &amp; CHAR(44) &amp; CHAR(34) &amp;  [.$D$3] &amp; CHAR(34) &amp; CHAR(58) &amp; CHAR(34) &amp; [.D136] &amp; CHAR(34) &amp; CHAR(44) &amp; CHAR(34) &amp; [.$E$3] &amp; CHAR(34) &amp; CHAR(58) &amp; CHAR(34) &amp; [.E136] &amp; CHAR(34) &amp; CHAR(44) &amp; CHAR(34) &amp; [.$F$3] &amp; CHAR(34) &amp; CHAR(58) &amp;  [.F136]  &amp; CHAR(44) &amp; CHAR(34) &amp; [.$E$1] &amp; CHAR(34) &amp; CHAR(58) &amp; CHAR(34) &amp; [.$E$2] &amp; CHAR(34) &amp; CHAR(125) &amp; CHAR(41) &amp; CHAR(44))" office:value-type="string" office:string-value="(&quot;4231-1231-123111-123264&quot;,{&quot;moduleNameSchema&quot;:&quot;cosa133&quot;,&quot;moduleDescriptionSchema&quot;:&quot;desc255&quot;,&quot;moduleLinkSchema&quot;:&quot;link255&quot;,&quot;moduleIsValidSchema&quot;:&quot;true&quot;,&quot;modulePermissionSchema&quot;:[“read”, “delete”],&quot;type&quot;:&quot;module&quot;})," calcext:value-type="string">
            <text:p>("4231-1231-123111-123264",{"moduleNameSchema":"cosa133","moduleDescriptionSchema":"desc255","moduleLinkSchema":"link25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5</text:p>
          </table:table-cell>
          <table:table-cell office:value-type="string" calcext:value-type="string">
            <text:p>cosa134</text:p>
          </table:table-cell>
          <table:table-cell office:value-type="string" calcext:value-type="string">
            <text:p>desc256</text:p>
          </table:table-cell>
          <table:table-cell office:value-type="string" calcext:value-type="string">
            <text:p>link2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7] &amp; CHAR(34) &amp; CHAR(44) &amp; CHAR(123) &amp; CHAR(34) &amp; [.$B$3] &amp; CHAR(34) &amp; CHAR(58) &amp; CHAR(34) &amp; [.B137] &amp; CHAR(34) &amp; CHAR(44) &amp; CHAR(34) &amp; [.$C$3]  &amp; CHAR(34) &amp; CHAR(58) &amp; CHAR(34) &amp; [.C137] &amp; CHAR(34) &amp; CHAR(44) &amp; CHAR(34) &amp;  [.$D$3] &amp; CHAR(34) &amp; CHAR(58) &amp; CHAR(34) &amp; [.D137] &amp; CHAR(34) &amp; CHAR(44) &amp; CHAR(34) &amp; [.$E$3] &amp; CHAR(34) &amp; CHAR(58) &amp; CHAR(34) &amp; [.E137] &amp; CHAR(34) &amp; CHAR(44) &amp; CHAR(34) &amp; [.$F$3] &amp; CHAR(34) &amp; CHAR(58) &amp;  [.F137]  &amp; CHAR(44) &amp; CHAR(34) &amp; [.$E$1] &amp; CHAR(34) &amp; CHAR(58) &amp; CHAR(34) &amp; [.$E$2] &amp; CHAR(34) &amp; CHAR(125) &amp; CHAR(41) &amp; CHAR(44))" office:value-type="string" office:string-value="(&quot;4231-1231-123111-123265&quot;,{&quot;moduleNameSchema&quot;:&quot;cosa134&quot;,&quot;moduleDescriptionSchema&quot;:&quot;desc256&quot;,&quot;moduleLinkSchema&quot;:&quot;link256&quot;,&quot;moduleIsValidSchema&quot;:&quot;true&quot;,&quot;modulePermissionSchema&quot;:[“read”, “delete”],&quot;type&quot;:&quot;module&quot;})," calcext:value-type="string">
            <text:p>("4231-1231-123111-123265",{"moduleNameSchema":"cosa134","moduleDescriptionSchema":"desc256","moduleLinkSchema":"link25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6</text:p>
          </table:table-cell>
          <table:table-cell office:value-type="string" calcext:value-type="string">
            <text:p>cosa135</text:p>
          </table:table-cell>
          <table:table-cell office:value-type="string" calcext:value-type="string">
            <text:p>desc257</text:p>
          </table:table-cell>
          <table:table-cell office:value-type="string" calcext:value-type="string">
            <text:p>link2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8] &amp; CHAR(34) &amp; CHAR(44) &amp; CHAR(123) &amp; CHAR(34) &amp; [.$B$3] &amp; CHAR(34) &amp; CHAR(58) &amp; CHAR(34) &amp; [.B138] &amp; CHAR(34) &amp; CHAR(44) &amp; CHAR(34) &amp; [.$C$3]  &amp; CHAR(34) &amp; CHAR(58) &amp; CHAR(34) &amp; [.C138] &amp; CHAR(34) &amp; CHAR(44) &amp; CHAR(34) &amp;  [.$D$3] &amp; CHAR(34) &amp; CHAR(58) &amp; CHAR(34) &amp; [.D138] &amp; CHAR(34) &amp; CHAR(44) &amp; CHAR(34) &amp; [.$E$3] &amp; CHAR(34) &amp; CHAR(58) &amp; CHAR(34) &amp; [.E138] &amp; CHAR(34) &amp; CHAR(44) &amp; CHAR(34) &amp; [.$F$3] &amp; CHAR(34) &amp; CHAR(58) &amp;  [.F138]  &amp; CHAR(44) &amp; CHAR(34) &amp; [.$E$1] &amp; CHAR(34) &amp; CHAR(58) &amp; CHAR(34) &amp; [.$E$2] &amp; CHAR(34) &amp; CHAR(125) &amp; CHAR(41) &amp; CHAR(44))" office:value-type="string" office:string-value="(&quot;4231-1231-123111-123266&quot;,{&quot;moduleNameSchema&quot;:&quot;cosa135&quot;,&quot;moduleDescriptionSchema&quot;:&quot;desc257&quot;,&quot;moduleLinkSchema&quot;:&quot;link257&quot;,&quot;moduleIsValidSchema&quot;:&quot;true&quot;,&quot;modulePermissionSchema&quot;:[“read”, “delete”],&quot;type&quot;:&quot;module&quot;})," calcext:value-type="string">
            <text:p>("4231-1231-123111-123266",{"moduleNameSchema":"cosa135","moduleDescriptionSchema":"desc257","moduleLinkSchema":"link25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7</text:p>
          </table:table-cell>
          <table:table-cell office:value-type="string" calcext:value-type="string">
            <text:p>cosa136</text:p>
          </table:table-cell>
          <table:table-cell office:value-type="string" calcext:value-type="string">
            <text:p>desc258</text:p>
          </table:table-cell>
          <table:table-cell office:value-type="string" calcext:value-type="string">
            <text:p>link2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39] &amp; CHAR(34) &amp; CHAR(44) &amp; CHAR(123) &amp; CHAR(34) &amp; [.$B$3] &amp; CHAR(34) &amp; CHAR(58) &amp; CHAR(34) &amp; [.B139] &amp; CHAR(34) &amp; CHAR(44) &amp; CHAR(34) &amp; [.$C$3]  &amp; CHAR(34) &amp; CHAR(58) &amp; CHAR(34) &amp; [.C139] &amp; CHAR(34) &amp; CHAR(44) &amp; CHAR(34) &amp;  [.$D$3] &amp; CHAR(34) &amp; CHAR(58) &amp; CHAR(34) &amp; [.D139] &amp; CHAR(34) &amp; CHAR(44) &amp; CHAR(34) &amp; [.$E$3] &amp; CHAR(34) &amp; CHAR(58) &amp; CHAR(34) &amp; [.E139] &amp; CHAR(34) &amp; CHAR(44) &amp; CHAR(34) &amp; [.$F$3] &amp; CHAR(34) &amp; CHAR(58) &amp;  [.F139]  &amp; CHAR(44) &amp; CHAR(34) &amp; [.$E$1] &amp; CHAR(34) &amp; CHAR(58) &amp; CHAR(34) &amp; [.$E$2] &amp; CHAR(34) &amp; CHAR(125) &amp; CHAR(41) &amp; CHAR(44))" office:value-type="string" office:string-value="(&quot;4231-1231-123111-123267&quot;,{&quot;moduleNameSchema&quot;:&quot;cosa136&quot;,&quot;moduleDescriptionSchema&quot;:&quot;desc258&quot;,&quot;moduleLinkSchema&quot;:&quot;link258&quot;,&quot;moduleIsValidSchema&quot;:&quot;true&quot;,&quot;modulePermissionSchema&quot;:[“read”, “delete”],&quot;type&quot;:&quot;module&quot;})," calcext:value-type="string">
            <text:p>("4231-1231-123111-123267",{"moduleNameSchema":"cosa136","moduleDescriptionSchema":"desc258","moduleLinkSchema":"link25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8</text:p>
          </table:table-cell>
          <table:table-cell office:value-type="string" calcext:value-type="string">
            <text:p>cosa137</text:p>
          </table:table-cell>
          <table:table-cell office:value-type="string" calcext:value-type="string">
            <text:p>desc259</text:p>
          </table:table-cell>
          <table:table-cell office:value-type="string" calcext:value-type="string">
            <text:p>link2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0] &amp; CHAR(34) &amp; CHAR(44) &amp; CHAR(123) &amp; CHAR(34) &amp; [.$B$3] &amp; CHAR(34) &amp; CHAR(58) &amp; CHAR(34) &amp; [.B140] &amp; CHAR(34) &amp; CHAR(44) &amp; CHAR(34) &amp; [.$C$3]  &amp; CHAR(34) &amp; CHAR(58) &amp; CHAR(34) &amp; [.C140] &amp; CHAR(34) &amp; CHAR(44) &amp; CHAR(34) &amp;  [.$D$3] &amp; CHAR(34) &amp; CHAR(58) &amp; CHAR(34) &amp; [.D140] &amp; CHAR(34) &amp; CHAR(44) &amp; CHAR(34) &amp; [.$E$3] &amp; CHAR(34) &amp; CHAR(58) &amp; CHAR(34) &amp; [.E140] &amp; CHAR(34) &amp; CHAR(44) &amp; CHAR(34) &amp; [.$F$3] &amp; CHAR(34) &amp; CHAR(58) &amp;  [.F140]  &amp; CHAR(44) &amp; CHAR(34) &amp; [.$E$1] &amp; CHAR(34) &amp; CHAR(58) &amp; CHAR(34) &amp; [.$E$2] &amp; CHAR(34) &amp; CHAR(125) &amp; CHAR(41) &amp; CHAR(44))" office:value-type="string" office:string-value="(&quot;4231-1231-123111-123268&quot;,{&quot;moduleNameSchema&quot;:&quot;cosa137&quot;,&quot;moduleDescriptionSchema&quot;:&quot;desc259&quot;,&quot;moduleLinkSchema&quot;:&quot;link259&quot;,&quot;moduleIsValidSchema&quot;:&quot;true&quot;,&quot;modulePermissionSchema&quot;:[“read”, “delete”],&quot;type&quot;:&quot;module&quot;})," calcext:value-type="string">
            <text:p>("4231-1231-123111-123268",{"moduleNameSchema":"cosa137","moduleDescriptionSchema":"desc259","moduleLinkSchema":"link25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69</text:p>
          </table:table-cell>
          <table:table-cell office:value-type="string" calcext:value-type="string">
            <text:p>cosa138</text:p>
          </table:table-cell>
          <table:table-cell office:value-type="string" calcext:value-type="string">
            <text:p>desc260</text:p>
          </table:table-cell>
          <table:table-cell office:value-type="string" calcext:value-type="string">
            <text:p>link2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1] &amp; CHAR(34) &amp; CHAR(44) &amp; CHAR(123) &amp; CHAR(34) &amp; [.$B$3] &amp; CHAR(34) &amp; CHAR(58) &amp; CHAR(34) &amp; [.B141] &amp; CHAR(34) &amp; CHAR(44) &amp; CHAR(34) &amp; [.$C$3]  &amp; CHAR(34) &amp; CHAR(58) &amp; CHAR(34) &amp; [.C141] &amp; CHAR(34) &amp; CHAR(44) &amp; CHAR(34) &amp;  [.$D$3] &amp; CHAR(34) &amp; CHAR(58) &amp; CHAR(34) &amp; [.D141] &amp; CHAR(34) &amp; CHAR(44) &amp; CHAR(34) &amp; [.$E$3] &amp; CHAR(34) &amp; CHAR(58) &amp; CHAR(34) &amp; [.E141] &amp; CHAR(34) &amp; CHAR(44) &amp; CHAR(34) &amp; [.$F$3] &amp; CHAR(34) &amp; CHAR(58) &amp;  [.F141]  &amp; CHAR(44) &amp; CHAR(34) &amp; [.$E$1] &amp; CHAR(34) &amp; CHAR(58) &amp; CHAR(34) &amp; [.$E$2] &amp; CHAR(34) &amp; CHAR(125) &amp; CHAR(41) &amp; CHAR(44))" office:value-type="string" office:string-value="(&quot;4231-1231-123111-123269&quot;,{&quot;moduleNameSchema&quot;:&quot;cosa138&quot;,&quot;moduleDescriptionSchema&quot;:&quot;desc260&quot;,&quot;moduleLinkSchema&quot;:&quot;link260&quot;,&quot;moduleIsValidSchema&quot;:&quot;true&quot;,&quot;modulePermissionSchema&quot;:[“read”, “delete”],&quot;type&quot;:&quot;module&quot;})," calcext:value-type="string">
            <text:p>("4231-1231-123111-123269",{"moduleNameSchema":"cosa138","moduleDescriptionSchema":"desc260","moduleLinkSchema":"link26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0</text:p>
          </table:table-cell>
          <table:table-cell office:value-type="string" calcext:value-type="string">
            <text:p>cosa139</text:p>
          </table:table-cell>
          <table:table-cell office:value-type="string" calcext:value-type="string">
            <text:p>desc261</text:p>
          </table:table-cell>
          <table:table-cell office:value-type="string" calcext:value-type="string">
            <text:p>link2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2] &amp; CHAR(34) &amp; CHAR(44) &amp; CHAR(123) &amp; CHAR(34) &amp; [.$B$3] &amp; CHAR(34) &amp; CHAR(58) &amp; CHAR(34) &amp; [.B142] &amp; CHAR(34) &amp; CHAR(44) &amp; CHAR(34) &amp; [.$C$3]  &amp; CHAR(34) &amp; CHAR(58) &amp; CHAR(34) &amp; [.C142] &amp; CHAR(34) &amp; CHAR(44) &amp; CHAR(34) &amp;  [.$D$3] &amp; CHAR(34) &amp; CHAR(58) &amp; CHAR(34) &amp; [.D142] &amp; CHAR(34) &amp; CHAR(44) &amp; CHAR(34) &amp; [.$E$3] &amp; CHAR(34) &amp; CHAR(58) &amp; CHAR(34) &amp; [.E142] &amp; CHAR(34) &amp; CHAR(44) &amp; CHAR(34) &amp; [.$F$3] &amp; CHAR(34) &amp; CHAR(58) &amp;  [.F142]  &amp; CHAR(44) &amp; CHAR(34) &amp; [.$E$1] &amp; CHAR(34) &amp; CHAR(58) &amp; CHAR(34) &amp; [.$E$2] &amp; CHAR(34) &amp; CHAR(125) &amp; CHAR(41) &amp; CHAR(44))" office:value-type="string" office:string-value="(&quot;4231-1231-123111-123270&quot;,{&quot;moduleNameSchema&quot;:&quot;cosa139&quot;,&quot;moduleDescriptionSchema&quot;:&quot;desc261&quot;,&quot;moduleLinkSchema&quot;:&quot;link261&quot;,&quot;moduleIsValidSchema&quot;:&quot;true&quot;,&quot;modulePermissionSchema&quot;:[“read”, “delete”],&quot;type&quot;:&quot;module&quot;})," calcext:value-type="string">
            <text:p>("4231-1231-123111-123270",{"moduleNameSchema":"cosa139","moduleDescriptionSchema":"desc261","moduleLinkSchema":"link26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1</text:p>
          </table:table-cell>
          <table:table-cell office:value-type="string" calcext:value-type="string">
            <text:p>cosa140</text:p>
          </table:table-cell>
          <table:table-cell office:value-type="string" calcext:value-type="string">
            <text:p>desc262</text:p>
          </table:table-cell>
          <table:table-cell office:value-type="string" calcext:value-type="string">
            <text:p>link2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3] &amp; CHAR(34) &amp; CHAR(44) &amp; CHAR(123) &amp; CHAR(34) &amp; [.$B$3] &amp; CHAR(34) &amp; CHAR(58) &amp; CHAR(34) &amp; [.B143] &amp; CHAR(34) &amp; CHAR(44) &amp; CHAR(34) &amp; [.$C$3]  &amp; CHAR(34) &amp; CHAR(58) &amp; CHAR(34) &amp; [.C143] &amp; CHAR(34) &amp; CHAR(44) &amp; CHAR(34) &amp;  [.$D$3] &amp; CHAR(34) &amp; CHAR(58) &amp; CHAR(34) &amp; [.D143] &amp; CHAR(34) &amp; CHAR(44) &amp; CHAR(34) &amp; [.$E$3] &amp; CHAR(34) &amp; CHAR(58) &amp; CHAR(34) &amp; [.E143] &amp; CHAR(34) &amp; CHAR(44) &amp; CHAR(34) &amp; [.$F$3] &amp; CHAR(34) &amp; CHAR(58) &amp;  [.F143]  &amp; CHAR(44) &amp; CHAR(34) &amp; [.$E$1] &amp; CHAR(34) &amp; CHAR(58) &amp; CHAR(34) &amp; [.$E$2] &amp; CHAR(34) &amp; CHAR(125) &amp; CHAR(41) &amp; CHAR(44))" office:value-type="string" office:string-value="(&quot;4231-1231-123111-123271&quot;,{&quot;moduleNameSchema&quot;:&quot;cosa140&quot;,&quot;moduleDescriptionSchema&quot;:&quot;desc262&quot;,&quot;moduleLinkSchema&quot;:&quot;link262&quot;,&quot;moduleIsValidSchema&quot;:&quot;true&quot;,&quot;modulePermissionSchema&quot;:[“read”, “delete”],&quot;type&quot;:&quot;module&quot;})," calcext:value-type="string">
            <text:p>("4231-1231-123111-123271",{"moduleNameSchema":"cosa140","moduleDescriptionSchema":"desc262","moduleLinkSchema":"link26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2</text:p>
          </table:table-cell>
          <table:table-cell office:value-type="string" calcext:value-type="string">
            <text:p>cosa141</text:p>
          </table:table-cell>
          <table:table-cell office:value-type="string" calcext:value-type="string">
            <text:p>desc263</text:p>
          </table:table-cell>
          <table:table-cell office:value-type="string" calcext:value-type="string">
            <text:p>link2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4] &amp; CHAR(34) &amp; CHAR(44) &amp; CHAR(123) &amp; CHAR(34) &amp; [.$B$3] &amp; CHAR(34) &amp; CHAR(58) &amp; CHAR(34) &amp; [.B144] &amp; CHAR(34) &amp; CHAR(44) &amp; CHAR(34) &amp; [.$C$3]  &amp; CHAR(34) &amp; CHAR(58) &amp; CHAR(34) &amp; [.C144] &amp; CHAR(34) &amp; CHAR(44) &amp; CHAR(34) &amp;  [.$D$3] &amp; CHAR(34) &amp; CHAR(58) &amp; CHAR(34) &amp; [.D144] &amp; CHAR(34) &amp; CHAR(44) &amp; CHAR(34) &amp; [.$E$3] &amp; CHAR(34) &amp; CHAR(58) &amp; CHAR(34) &amp; [.E144] &amp; CHAR(34) &amp; CHAR(44) &amp; CHAR(34) &amp; [.$F$3] &amp; CHAR(34) &amp; CHAR(58) &amp;  [.F144]  &amp; CHAR(44) &amp; CHAR(34) &amp; [.$E$1] &amp; CHAR(34) &amp; CHAR(58) &amp; CHAR(34) &amp; [.$E$2] &amp; CHAR(34) &amp; CHAR(125) &amp; CHAR(41) &amp; CHAR(44))" office:value-type="string" office:string-value="(&quot;4231-1231-123111-123272&quot;,{&quot;moduleNameSchema&quot;:&quot;cosa141&quot;,&quot;moduleDescriptionSchema&quot;:&quot;desc263&quot;,&quot;moduleLinkSchema&quot;:&quot;link263&quot;,&quot;moduleIsValidSchema&quot;:&quot;true&quot;,&quot;modulePermissionSchema&quot;:[“read”, “delete”],&quot;type&quot;:&quot;module&quot;})," calcext:value-type="string">
            <text:p>("4231-1231-123111-123272",{"moduleNameSchema":"cosa141","moduleDescriptionSchema":"desc263","moduleLinkSchema":"link26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3</text:p>
          </table:table-cell>
          <table:table-cell office:value-type="string" calcext:value-type="string">
            <text:p>cosa142</text:p>
          </table:table-cell>
          <table:table-cell office:value-type="string" calcext:value-type="string">
            <text:p>desc264</text:p>
          </table:table-cell>
          <table:table-cell office:value-type="string" calcext:value-type="string">
            <text:p>link2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5] &amp; CHAR(34) &amp; CHAR(44) &amp; CHAR(123) &amp; CHAR(34) &amp; [.$B$3] &amp; CHAR(34) &amp; CHAR(58) &amp; CHAR(34) &amp; [.B145] &amp; CHAR(34) &amp; CHAR(44) &amp; CHAR(34) &amp; [.$C$3]  &amp; CHAR(34) &amp; CHAR(58) &amp; CHAR(34) &amp; [.C145] &amp; CHAR(34) &amp; CHAR(44) &amp; CHAR(34) &amp;  [.$D$3] &amp; CHAR(34) &amp; CHAR(58) &amp; CHAR(34) &amp; [.D145] &amp; CHAR(34) &amp; CHAR(44) &amp; CHAR(34) &amp; [.$E$3] &amp; CHAR(34) &amp; CHAR(58) &amp; CHAR(34) &amp; [.E145] &amp; CHAR(34) &amp; CHAR(44) &amp; CHAR(34) &amp; [.$F$3] &amp; CHAR(34) &amp; CHAR(58) &amp;  [.F145]  &amp; CHAR(44) &amp; CHAR(34) &amp; [.$E$1] &amp; CHAR(34) &amp; CHAR(58) &amp; CHAR(34) &amp; [.$E$2] &amp; CHAR(34) &amp; CHAR(125) &amp; CHAR(41) &amp; CHAR(44))" office:value-type="string" office:string-value="(&quot;4231-1231-123111-123273&quot;,{&quot;moduleNameSchema&quot;:&quot;cosa142&quot;,&quot;moduleDescriptionSchema&quot;:&quot;desc264&quot;,&quot;moduleLinkSchema&quot;:&quot;link264&quot;,&quot;moduleIsValidSchema&quot;:&quot;true&quot;,&quot;modulePermissionSchema&quot;:[“read”, “delete”],&quot;type&quot;:&quot;module&quot;})," calcext:value-type="string">
            <text:p>("4231-1231-123111-123273",{"moduleNameSchema":"cosa142","moduleDescriptionSchema":"desc264","moduleLinkSchema":"link264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4</text:p>
          </table:table-cell>
          <table:table-cell office:value-type="string" calcext:value-type="string">
            <text:p>cosa143</text:p>
          </table:table-cell>
          <table:table-cell office:value-type="string" calcext:value-type="string">
            <text:p>desc265</text:p>
          </table:table-cell>
          <table:table-cell office:value-type="string" calcext:value-type="string">
            <text:p>link2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6] &amp; CHAR(34) &amp; CHAR(44) &amp; CHAR(123) &amp; CHAR(34) &amp; [.$B$3] &amp; CHAR(34) &amp; CHAR(58) &amp; CHAR(34) &amp; [.B146] &amp; CHAR(34) &amp; CHAR(44) &amp; CHAR(34) &amp; [.$C$3]  &amp; CHAR(34) &amp; CHAR(58) &amp; CHAR(34) &amp; [.C146] &amp; CHAR(34) &amp; CHAR(44) &amp; CHAR(34) &amp;  [.$D$3] &amp; CHAR(34) &amp; CHAR(58) &amp; CHAR(34) &amp; [.D146] &amp; CHAR(34) &amp; CHAR(44) &amp; CHAR(34) &amp; [.$E$3] &amp; CHAR(34) &amp; CHAR(58) &amp; CHAR(34) &amp; [.E146] &amp; CHAR(34) &amp; CHAR(44) &amp; CHAR(34) &amp; [.$F$3] &amp; CHAR(34) &amp; CHAR(58) &amp;  [.F146]  &amp; CHAR(44) &amp; CHAR(34) &amp; [.$E$1] &amp; CHAR(34) &amp; CHAR(58) &amp; CHAR(34) &amp; [.$E$2] &amp; CHAR(34) &amp; CHAR(125) &amp; CHAR(41) &amp; CHAR(44))" office:value-type="string" office:string-value="(&quot;4231-1231-123111-123274&quot;,{&quot;moduleNameSchema&quot;:&quot;cosa143&quot;,&quot;moduleDescriptionSchema&quot;:&quot;desc265&quot;,&quot;moduleLinkSchema&quot;:&quot;link265&quot;,&quot;moduleIsValidSchema&quot;:&quot;true&quot;,&quot;modulePermissionSchema&quot;:[“read”, “delete”],&quot;type&quot;:&quot;module&quot;})," calcext:value-type="string">
            <text:p>("4231-1231-123111-123274",{"moduleNameSchema":"cosa143","moduleDescriptionSchema":"desc265","moduleLinkSchema":"link265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5</text:p>
          </table:table-cell>
          <table:table-cell office:value-type="string" calcext:value-type="string">
            <text:p>cosa144</text:p>
          </table:table-cell>
          <table:table-cell office:value-type="string" calcext:value-type="string">
            <text:p>desc266</text:p>
          </table:table-cell>
          <table:table-cell office:value-type="string" calcext:value-type="string">
            <text:p>link2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7] &amp; CHAR(34) &amp; CHAR(44) &amp; CHAR(123) &amp; CHAR(34) &amp; [.$B$3] &amp; CHAR(34) &amp; CHAR(58) &amp; CHAR(34) &amp; [.B147] &amp; CHAR(34) &amp; CHAR(44) &amp; CHAR(34) &amp; [.$C$3]  &amp; CHAR(34) &amp; CHAR(58) &amp; CHAR(34) &amp; [.C147] &amp; CHAR(34) &amp; CHAR(44) &amp; CHAR(34) &amp;  [.$D$3] &amp; CHAR(34) &amp; CHAR(58) &amp; CHAR(34) &amp; [.D147] &amp; CHAR(34) &amp; CHAR(44) &amp; CHAR(34) &amp; [.$E$3] &amp; CHAR(34) &amp; CHAR(58) &amp; CHAR(34) &amp; [.E147] &amp; CHAR(34) &amp; CHAR(44) &amp; CHAR(34) &amp; [.$F$3] &amp; CHAR(34) &amp; CHAR(58) &amp;  [.F147]  &amp; CHAR(44) &amp; CHAR(34) &amp; [.$E$1] &amp; CHAR(34) &amp; CHAR(58) &amp; CHAR(34) &amp; [.$E$2] &amp; CHAR(34) &amp; CHAR(125) &amp; CHAR(41) &amp; CHAR(44))" office:value-type="string" office:string-value="(&quot;4231-1231-123111-123275&quot;,{&quot;moduleNameSchema&quot;:&quot;cosa144&quot;,&quot;moduleDescriptionSchema&quot;:&quot;desc266&quot;,&quot;moduleLinkSchema&quot;:&quot;link266&quot;,&quot;moduleIsValidSchema&quot;:&quot;true&quot;,&quot;modulePermissionSchema&quot;:[“read”, “delete”],&quot;type&quot;:&quot;module&quot;})," calcext:value-type="string">
            <text:p>("4231-1231-123111-123275",{"moduleNameSchema":"cosa144","moduleDescriptionSchema":"desc266","moduleLinkSchema":"link266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6</text:p>
          </table:table-cell>
          <table:table-cell office:value-type="string" calcext:value-type="string">
            <text:p>cosa145</text:p>
          </table:table-cell>
          <table:table-cell office:value-type="string" calcext:value-type="string">
            <text:p>desc267</text:p>
          </table:table-cell>
          <table:table-cell office:value-type="string" calcext:value-type="string">
            <text:p>link2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8] &amp; CHAR(34) &amp; CHAR(44) &amp; CHAR(123) &amp; CHAR(34) &amp; [.$B$3] &amp; CHAR(34) &amp; CHAR(58) &amp; CHAR(34) &amp; [.B148] &amp; CHAR(34) &amp; CHAR(44) &amp; CHAR(34) &amp; [.$C$3]  &amp; CHAR(34) &amp; CHAR(58) &amp; CHAR(34) &amp; [.C148] &amp; CHAR(34) &amp; CHAR(44) &amp; CHAR(34) &amp;  [.$D$3] &amp; CHAR(34) &amp; CHAR(58) &amp; CHAR(34) &amp; [.D148] &amp; CHAR(34) &amp; CHAR(44) &amp; CHAR(34) &amp; [.$E$3] &amp; CHAR(34) &amp; CHAR(58) &amp; CHAR(34) &amp; [.E148] &amp; CHAR(34) &amp; CHAR(44) &amp; CHAR(34) &amp; [.$F$3] &amp; CHAR(34) &amp; CHAR(58) &amp;  [.F148]  &amp; CHAR(44) &amp; CHAR(34) &amp; [.$E$1] &amp; CHAR(34) &amp; CHAR(58) &amp; CHAR(34) &amp; [.$E$2] &amp; CHAR(34) &amp; CHAR(125) &amp; CHAR(41) &amp; CHAR(44))" office:value-type="string" office:string-value="(&quot;4231-1231-123111-123276&quot;,{&quot;moduleNameSchema&quot;:&quot;cosa145&quot;,&quot;moduleDescriptionSchema&quot;:&quot;desc267&quot;,&quot;moduleLinkSchema&quot;:&quot;link267&quot;,&quot;moduleIsValidSchema&quot;:&quot;true&quot;,&quot;modulePermissionSchema&quot;:[“read”, “delete”],&quot;type&quot;:&quot;module&quot;})," calcext:value-type="string">
            <text:p>("4231-1231-123111-123276",{"moduleNameSchema":"cosa145","moduleDescriptionSchema":"desc267","moduleLinkSchema":"link267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7</text:p>
          </table:table-cell>
          <table:table-cell office:value-type="string" calcext:value-type="string">
            <text:p>cosa146</text:p>
          </table:table-cell>
          <table:table-cell office:value-type="string" calcext:value-type="string">
            <text:p>desc268</text:p>
          </table:table-cell>
          <table:table-cell office:value-type="string" calcext:value-type="string">
            <text:p>link2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49] &amp; CHAR(34) &amp; CHAR(44) &amp; CHAR(123) &amp; CHAR(34) &amp; [.$B$3] &amp; CHAR(34) &amp; CHAR(58) &amp; CHAR(34) &amp; [.B149] &amp; CHAR(34) &amp; CHAR(44) &amp; CHAR(34) &amp; [.$C$3]  &amp; CHAR(34) &amp; CHAR(58) &amp; CHAR(34) &amp; [.C149] &amp; CHAR(34) &amp; CHAR(44) &amp; CHAR(34) &amp;  [.$D$3] &amp; CHAR(34) &amp; CHAR(58) &amp; CHAR(34) &amp; [.D149] &amp; CHAR(34) &amp; CHAR(44) &amp; CHAR(34) &amp; [.$E$3] &amp; CHAR(34) &amp; CHAR(58) &amp; CHAR(34) &amp; [.E149] &amp; CHAR(34) &amp; CHAR(44) &amp; CHAR(34) &amp; [.$F$3] &amp; CHAR(34) &amp; CHAR(58) &amp;  [.F149]  &amp; CHAR(44) &amp; CHAR(34) &amp; [.$E$1] &amp; CHAR(34) &amp; CHAR(58) &amp; CHAR(34) &amp; [.$E$2] &amp; CHAR(34) &amp; CHAR(125) &amp; CHAR(41) &amp; CHAR(44))" office:value-type="string" office:string-value="(&quot;4231-1231-123111-123277&quot;,{&quot;moduleNameSchema&quot;:&quot;cosa146&quot;,&quot;moduleDescriptionSchema&quot;:&quot;desc268&quot;,&quot;moduleLinkSchema&quot;:&quot;link268&quot;,&quot;moduleIsValidSchema&quot;:&quot;true&quot;,&quot;modulePermissionSchema&quot;:[“read”, “delete”],&quot;type&quot;:&quot;module&quot;})," calcext:value-type="string">
            <text:p>("4231-1231-123111-123277",{"moduleNameSchema":"cosa146","moduleDescriptionSchema":"desc268","moduleLinkSchema":"link268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8</text:p>
          </table:table-cell>
          <table:table-cell office:value-type="string" calcext:value-type="string">
            <text:p>cosa147</text:p>
          </table:table-cell>
          <table:table-cell office:value-type="string" calcext:value-type="string">
            <text:p>desc269</text:p>
          </table:table-cell>
          <table:table-cell office:value-type="string" calcext:value-type="string">
            <text:p>link2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50] &amp; CHAR(34) &amp; CHAR(44) &amp; CHAR(123) &amp; CHAR(34) &amp; [.$B$3] &amp; CHAR(34) &amp; CHAR(58) &amp; CHAR(34) &amp; [.B150] &amp; CHAR(34) &amp; CHAR(44) &amp; CHAR(34) &amp; [.$C$3]  &amp; CHAR(34) &amp; CHAR(58) &amp; CHAR(34) &amp; [.C150] &amp; CHAR(34) &amp; CHAR(44) &amp; CHAR(34) &amp;  [.$D$3] &amp; CHAR(34) &amp; CHAR(58) &amp; CHAR(34) &amp; [.D150] &amp; CHAR(34) &amp; CHAR(44) &amp; CHAR(34) &amp; [.$E$3] &amp; CHAR(34) &amp; CHAR(58) &amp; CHAR(34) &amp; [.E150] &amp; CHAR(34) &amp; CHAR(44) &amp; CHAR(34) &amp; [.$F$3] &amp; CHAR(34) &amp; CHAR(58) &amp;  [.F150]  &amp; CHAR(44) &amp; CHAR(34) &amp; [.$E$1] &amp; CHAR(34) &amp; CHAR(58) &amp; CHAR(34) &amp; [.$E$2] &amp; CHAR(34) &amp; CHAR(125) &amp; CHAR(41) &amp; CHAR(44))" office:value-type="string" office:string-value="(&quot;4231-1231-123111-123278&quot;,{&quot;moduleNameSchema&quot;:&quot;cosa147&quot;,&quot;moduleDescriptionSchema&quot;:&quot;desc269&quot;,&quot;moduleLinkSchema&quot;:&quot;link269&quot;,&quot;moduleIsValidSchema&quot;:&quot;true&quot;,&quot;modulePermissionSchema&quot;:[“read”, “delete”],&quot;type&quot;:&quot;module&quot;})," calcext:value-type="string">
            <text:p>("4231-1231-123111-123278",{"moduleNameSchema":"cosa147","moduleDescriptionSchema":"desc269","moduleLinkSchema":"link269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79</text:p>
          </table:table-cell>
          <table:table-cell office:value-type="string" calcext:value-type="string">
            <text:p>cosa148</text:p>
          </table:table-cell>
          <table:table-cell office:value-type="string" calcext:value-type="string">
            <text:p>desc270</text:p>
          </table:table-cell>
          <table:table-cell office:value-type="string" calcext:value-type="string">
            <text:p>link2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51] &amp; CHAR(34) &amp; CHAR(44) &amp; CHAR(123) &amp; CHAR(34) &amp; [.$B$3] &amp; CHAR(34) &amp; CHAR(58) &amp; CHAR(34) &amp; [.B151] &amp; CHAR(34) &amp; CHAR(44) &amp; CHAR(34) &amp; [.$C$3]  &amp; CHAR(34) &amp; CHAR(58) &amp; CHAR(34) &amp; [.C151] &amp; CHAR(34) &amp; CHAR(44) &amp; CHAR(34) &amp;  [.$D$3] &amp; CHAR(34) &amp; CHAR(58) &amp; CHAR(34) &amp; [.D151] &amp; CHAR(34) &amp; CHAR(44) &amp; CHAR(34) &amp; [.$E$3] &amp; CHAR(34) &amp; CHAR(58) &amp; CHAR(34) &amp; [.E151] &amp; CHAR(34) &amp; CHAR(44) &amp; CHAR(34) &amp; [.$F$3] &amp; CHAR(34) &amp; CHAR(58) &amp;  [.F151]  &amp; CHAR(44) &amp; CHAR(34) &amp; [.$E$1] &amp; CHAR(34) &amp; CHAR(58) &amp; CHAR(34) &amp; [.$E$2] &amp; CHAR(34) &amp; CHAR(125) &amp; CHAR(41) &amp; CHAR(44))" office:value-type="string" office:string-value="(&quot;4231-1231-123111-123279&quot;,{&quot;moduleNameSchema&quot;:&quot;cosa148&quot;,&quot;moduleDescriptionSchema&quot;:&quot;desc270&quot;,&quot;moduleLinkSchema&quot;:&quot;link270&quot;,&quot;moduleIsValidSchema&quot;:&quot;true&quot;,&quot;modulePermissionSchema&quot;:[“read”, “delete”],&quot;type&quot;:&quot;module&quot;})," calcext:value-type="string">
            <text:p>("4231-1231-123111-123279",{"moduleNameSchema":"cosa148","moduleDescriptionSchema":"desc270","moduleLinkSchema":"link270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80</text:p>
          </table:table-cell>
          <table:table-cell office:value-type="string" calcext:value-type="string">
            <text:p>cosa149</text:p>
          </table:table-cell>
          <table:table-cell office:value-type="string" calcext:value-type="string">
            <text:p>desc271</text:p>
          </table:table-cell>
          <table:table-cell office:value-type="string" calcext:value-type="string">
            <text:p>link2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52] &amp; CHAR(34) &amp; CHAR(44) &amp; CHAR(123) &amp; CHAR(34) &amp; [.$B$3] &amp; CHAR(34) &amp; CHAR(58) &amp; CHAR(34) &amp; [.B152] &amp; CHAR(34) &amp; CHAR(44) &amp; CHAR(34) &amp; [.$C$3]  &amp; CHAR(34) &amp; CHAR(58) &amp; CHAR(34) &amp; [.C152] &amp; CHAR(34) &amp; CHAR(44) &amp; CHAR(34) &amp;  [.$D$3] &amp; CHAR(34) &amp; CHAR(58) &amp; CHAR(34) &amp; [.D152] &amp; CHAR(34) &amp; CHAR(44) &amp; CHAR(34) &amp; [.$E$3] &amp; CHAR(34) &amp; CHAR(58) &amp; CHAR(34) &amp; [.E152] &amp; CHAR(34) &amp; CHAR(44) &amp; CHAR(34) &amp; [.$F$3] &amp; CHAR(34) &amp; CHAR(58) &amp;  [.F152]  &amp; CHAR(44) &amp; CHAR(34) &amp; [.$E$1] &amp; CHAR(34) &amp; CHAR(58) &amp; CHAR(34) &amp; [.$E$2] &amp; CHAR(34) &amp; CHAR(125) &amp; CHAR(41) &amp; CHAR(44))" office:value-type="string" office:string-value="(&quot;4231-1231-123111-123280&quot;,{&quot;moduleNameSchema&quot;:&quot;cosa149&quot;,&quot;moduleDescriptionSchema&quot;:&quot;desc271&quot;,&quot;moduleLinkSchema&quot;:&quot;link271&quot;,&quot;moduleIsValidSchema&quot;:&quot;true&quot;,&quot;modulePermissionSchema&quot;:[“read”, “delete”],&quot;type&quot;:&quot;module&quot;})," calcext:value-type="string">
            <text:p>("4231-1231-123111-123280",{"moduleNameSchema":"cosa149","moduleDescriptionSchema":"desc271","moduleLinkSchema":"link271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81</text:p>
          </table:table-cell>
          <table:table-cell office:value-type="string" calcext:value-type="string">
            <text:p>cosa150</text:p>
          </table:table-cell>
          <table:table-cell office:value-type="string" calcext:value-type="string">
            <text:p>desc272</text:p>
          </table:table-cell>
          <table:table-cell office:value-type="string" calcext:value-type="string">
            <text:p>link2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53] &amp; CHAR(34) &amp; CHAR(44) &amp; CHAR(123) &amp; CHAR(34) &amp; [.$B$3] &amp; CHAR(34) &amp; CHAR(58) &amp; CHAR(34) &amp; [.B153] &amp; CHAR(34) &amp; CHAR(44) &amp; CHAR(34) &amp; [.$C$3]  &amp; CHAR(34) &amp; CHAR(58) &amp; CHAR(34) &amp; [.C153] &amp; CHAR(34) &amp; CHAR(44) &amp; CHAR(34) &amp;  [.$D$3] &amp; CHAR(34) &amp; CHAR(58) &amp; CHAR(34) &amp; [.D153] &amp; CHAR(34) &amp; CHAR(44) &amp; CHAR(34) &amp; [.$E$3] &amp; CHAR(34) &amp; CHAR(58) &amp; CHAR(34) &amp; [.E153] &amp; CHAR(34) &amp; CHAR(44) &amp; CHAR(34) &amp; [.$F$3] &amp; CHAR(34) &amp; CHAR(58) &amp;  [.F153]  &amp; CHAR(44) &amp; CHAR(34) &amp; [.$E$1] &amp; CHAR(34) &amp; CHAR(58) &amp; CHAR(34) &amp; [.$E$2] &amp; CHAR(34) &amp; CHAR(125) &amp; CHAR(41) &amp; CHAR(44))" office:value-type="string" office:string-value="(&quot;4231-1231-123111-123281&quot;,{&quot;moduleNameSchema&quot;:&quot;cosa150&quot;,&quot;moduleDescriptionSchema&quot;:&quot;desc272&quot;,&quot;moduleLinkSchema&quot;:&quot;link272&quot;,&quot;moduleIsValidSchema&quot;:&quot;true&quot;,&quot;modulePermissionSchema&quot;:[“read”, “delete”],&quot;type&quot;:&quot;module&quot;})," calcext:value-type="string">
            <text:p>("4231-1231-123111-123281",{"moduleNameSchema":"cosa150","moduleDescriptionSchema":"desc272","moduleLinkSchema":"link272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82</text:p>
          </table:table-cell>
          <table:table-cell office:value-type="string" calcext:value-type="string">
            <text:p>cosa151</text:p>
          </table:table-cell>
          <table:table-cell office:value-type="string" calcext:value-type="string">
            <text:p>desc273</text:p>
          </table:table-cell>
          <table:table-cell office:value-type="string" calcext:value-type="string">
            <text:p>link2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54] &amp; CHAR(34) &amp; CHAR(44) &amp; CHAR(123) &amp; CHAR(34) &amp; [.$B$3] &amp; CHAR(34) &amp; CHAR(58) &amp; CHAR(34) &amp; [.B154] &amp; CHAR(34) &amp; CHAR(44) &amp; CHAR(34) &amp; [.$C$3]  &amp; CHAR(34) &amp; CHAR(58) &amp; CHAR(34) &amp; [.C154] &amp; CHAR(34) &amp; CHAR(44) &amp; CHAR(34) &amp;  [.$D$3] &amp; CHAR(34) &amp; CHAR(58) &amp; CHAR(34) &amp; [.D154] &amp; CHAR(34) &amp; CHAR(44) &amp; CHAR(34) &amp; [.$E$3] &amp; CHAR(34) &amp; CHAR(58) &amp; CHAR(34) &amp; [.E154] &amp; CHAR(34) &amp; CHAR(44) &amp; CHAR(34) &amp; [.$F$3] &amp; CHAR(34) &amp; CHAR(58) &amp;  [.F154]  &amp; CHAR(44) &amp; CHAR(34) &amp; [.$E$1] &amp; CHAR(34) &amp; CHAR(58) &amp; CHAR(34) &amp; [.$E$2] &amp; CHAR(34) &amp; CHAR(125) &amp; CHAR(41) &amp; CHAR(44))" office:value-type="string" office:string-value="(&quot;4231-1231-123111-123282&quot;,{&quot;moduleNameSchema&quot;:&quot;cosa151&quot;,&quot;moduleDescriptionSchema&quot;:&quot;desc273&quot;,&quot;moduleLinkSchema&quot;:&quot;link273&quot;,&quot;moduleIsValidSchema&quot;:&quot;true&quot;,&quot;modulePermissionSchema&quot;:[“read”, “delete”],&quot;type&quot;:&quot;module&quot;})," calcext:value-type="string">
            <text:p>("4231-1231-123111-123282",{"moduleNameSchema":"cosa151","moduleDescriptionSchema":"desc273","moduleLinkSchema":"link273","moduleIsValidSchema":"true","modulePermissionSchema":[“read”, “delete”],"type":"module"}),</text:p>
          </table:table-cell>
        </table:table-row>
        <table:table-row table:style-name="ro1">
          <table:table-cell office:value-type="string" calcext:value-type="string">
            <text:p>4231-1231-123111-123283</text:p>
          </table:table-cell>
          <table:table-cell office:value-type="string" calcext:value-type="string">
            <text:p>cosa152</text:p>
          </table:table-cell>
          <table:table-cell office:value-type="string" calcext:value-type="string">
            <text:p>desc274</text:p>
          </table:table-cell>
          <table:table-cell office:value-type="string" calcext:value-type="string">
            <text:p>link2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“read”, “delete”]</text:p>
          </table:table-cell>
          <table:table-cell table:formula="of:=COM.MICROSOFT.CONCAT(CHAR(40) &amp; CHAR(34) &amp; [.A155] &amp; CHAR(34) &amp; CHAR(44) &amp; CHAR(123) &amp; CHAR(34) &amp; [.$B$3] &amp; CHAR(34) &amp; CHAR(58) &amp; CHAR(34) &amp; [.B155] &amp; CHAR(34) &amp; CHAR(44) &amp; CHAR(34) &amp; [.$C$3]  &amp; CHAR(34) &amp; CHAR(58) &amp; CHAR(34) &amp; [.C155] &amp; CHAR(34) &amp; CHAR(44) &amp; CHAR(34) &amp;  [.$D$3] &amp; CHAR(34) &amp; CHAR(58) &amp; CHAR(34) &amp; [.D155] &amp; CHAR(34) &amp; CHAR(44) &amp; CHAR(34) &amp; [.$E$3] &amp; CHAR(34) &amp; CHAR(58) &amp; CHAR(34) &amp; [.E155] &amp; CHAR(34) &amp; CHAR(44) &amp; CHAR(34) &amp; [.$F$3] &amp; CHAR(34) &amp; CHAR(58) &amp;  [.F155]  &amp; CHAR(44) &amp; CHAR(34) &amp; [.$E$1] &amp; CHAR(34) &amp; CHAR(58) &amp; CHAR(34) &amp; [.$E$2] &amp; CHAR(34) &amp; CHAR(125) &amp; CHAR(41))" office:value-type="string" office:string-value="(&quot;4231-1231-123111-123283&quot;,{&quot;moduleNameSchema&quot;:&quot;cosa152&quot;,&quot;moduleDescriptionSchema&quot;:&quot;desc274&quot;,&quot;moduleLinkSchema&quot;:&quot;link274&quot;,&quot;moduleIsValidSchema&quot;:&quot;true&quot;,&quot;modulePermissionSchema&quot;:[“read”, “delete”],&quot;type&quot;:&quot;module&quot;})" calcext:value-type="string">
            <text:p>("4231-1231-123111-123283",{"moduleNameSchema":"cosa152","moduleDescriptionSchema":"desc274","moduleLinkSchema":"link274","moduleIsValidSchema":"true","modulePermissionSchema":[“read”, “delete”],"type":"module"}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" table:formula="of:=COM.MICROSOFT.CONCAT([.G4:.G155])" office:value-type="string" office:string-value="(&quot;4231-1231-123111-123132&quot;,{&quot;moduleNameSchema&quot;:&quot;cosa1&quot;,&quot;moduleDescriptionSchema&quot;:&quot;desc123&quot;,&quot;moduleLinkSchema&quot;:&quot;link123&quot;,&quot;moduleIsValidSchema&quot;:&quot;true&quot;,&quot;modulePermissionSchema&quot;:[“read”, “delete”],&quot;type&quot;:&quot;module&quot;}),(&quot;4231-1231-123111-123133&quot;,{&quot;moduleNameSchema&quot;:&quot;cosa2&quot;,&quot;moduleDescriptionSchema&quot;:&quot;desc124&quot;,&quot;moduleLinkSchema&quot;:&quot;link124&quot;,&quot;moduleIsValidSchema&quot;:&quot;true&quot;,&quot;modulePermissionSchema&quot;:[“read”, “delete”],&quot;type&quot;:&quot;module&quot;}),(&quot;4231-1231-123111-123134&quot;,{&quot;moduleNameSchema&quot;:&quot;cosa3&quot;,&quot;moduleDescriptionSchema&quot;:&quot;desc125&quot;,&quot;moduleLinkSchema&quot;:&quot;link125&quot;,&quot;moduleIsValidSchema&quot;:&quot;true&quot;,&quot;modulePermissionSchema&quot;:[“read”, “delete”],&quot;type&quot;:&quot;module&quot;}),(&quot;4231-1231-123111-123135&quot;,{&quot;moduleNameSchema&quot;:&quot;cosa4&quot;,&quot;moduleDescriptionSchema&quot;:&quot;desc126&quot;,&quot;moduleLinkSchema&quot;:&quot;link126&quot;,&quot;moduleIsValidSchema&quot;:&quot;true&quot;,&quot;modulePermissionSchema&quot;:[“read”, “delete”],&quot;type&quot;:&quot;module&quot;}),(&quot;4231-1231-123111-123136&quot;,{&quot;moduleNameSchema&quot;:&quot;cosa5&quot;,&quot;moduleDescriptionSchema&quot;:&quot;desc127&quot;,&quot;moduleLinkSchema&quot;:&quot;link127&quot;,&quot;moduleIsValidSchema&quot;:&quot;true&quot;,&quot;modulePermissionSchema&quot;:[“read”, “delete”],&quot;type&quot;:&quot;module&quot;}),(&quot;4231-1231-123111-123137&quot;,{&quot;moduleNameSchema&quot;:&quot;cosa6&quot;,&quot;moduleDescriptionSchema&quot;:&quot;desc128&quot;,&quot;moduleLinkSchema&quot;:&quot;link128&quot;,&quot;moduleIsValidSchema&quot;:&quot;true&quot;,&quot;modulePermissionSchema&quot;:[“read”, “delete”],&quot;type&quot;:&quot;module&quot;}),(&quot;4231-1231-123111-123138&quot;,{&quot;moduleNameSchema&quot;:&quot;cosa7&quot;,&quot;moduleDescriptionSchema&quot;:&quot;desc129&quot;,&quot;moduleLinkSchema&quot;:&quot;link129&quot;,&quot;moduleIsValidSchema&quot;:&quot;true&quot;,&quot;modulePermissionSchema&quot;:[“read”, “delete”],&quot;type&quot;:&quot;module&quot;}),(&quot;4231-1231-123111-123139&quot;,{&quot;moduleNameSchema&quot;:&quot;cosa8&quot;,&quot;moduleDescriptionSchema&quot;:&quot;desc130&quot;,&quot;moduleLinkSchema&quot;:&quot;link130&quot;,&quot;moduleIsValidSchema&quot;:&quot;true&quot;,&quot;modulePermissionSchema&quot;:[“read”, “delete”],&quot;type&quot;:&quot;module&quot;}),(&quot;4231-1231-123111-123140&quot;,{&quot;moduleNameSchema&quot;:&quot;cosa9&quot;,&quot;moduleDescriptionSchema&quot;:&quot;desc131&quot;,&quot;moduleLinkSchema&quot;:&quot;link131&quot;,&quot;moduleIsValidSchema&quot;:&quot;true&quot;,&quot;modulePermissionSchema&quot;:[“read”, “delete”],&quot;type&quot;:&quot;module&quot;}),(&quot;4231-1231-123111-123141&quot;,{&quot;moduleNameSchema&quot;:&quot;cosa10&quot;,&quot;moduleDescriptionSchema&quot;:&quot;desc132&quot;,&quot;moduleLinkSchema&quot;:&quot;link132&quot;,&quot;moduleIsValidSchema&quot;:&quot;true&quot;,&quot;modulePermissionSchema&quot;:[“read”, “delete”],&quot;type&quot;:&quot;module&quot;}),(&quot;4231-1231-123111-123142&quot;,{&quot;moduleNameSchema&quot;:&quot;cosa11&quot;,&quot;moduleDescriptionSchema&quot;:&quot;desc133&quot;,&quot;moduleLinkSchema&quot;:&quot;link133&quot;,&quot;moduleIsValidSchema&quot;:&quot;true&quot;,&quot;modulePermissionSchema&quot;:[“read”, “delete”],&quot;type&quot;:&quot;module&quot;}),(&quot;4231-1231-123111-123143&quot;,{&quot;moduleNameSchema&quot;:&quot;cosa12&quot;,&quot;moduleDescriptionSchema&quot;:&quot;desc134&quot;,&quot;moduleLinkSchema&quot;:&quot;link134&quot;,&quot;moduleIsValidSchema&quot;:&quot;true&quot;,&quot;modulePermissionSchema&quot;:[“read”, “delete”],&quot;type&quot;:&quot;module&quot;}),(&quot;4231-1231-123111-123144&quot;,{&quot;moduleNameSchema&quot;:&quot;cosa13&quot;,&quot;moduleDescriptionSchema&quot;:&quot;desc135&quot;,&quot;moduleLinkSchema&quot;:&quot;link135&quot;,&quot;moduleIsValidSchema&quot;:&quot;true&quot;,&quot;modulePermissionSchema&quot;:[“read”, “delete”],&quot;type&quot;:&quot;module&quot;}),(&quot;4231-1231-123111-123145&quot;,{&quot;moduleNameSchema&quot;:&quot;cosa14&quot;,&quot;moduleDescriptionSchema&quot;:&quot;desc136&quot;,&quot;moduleLinkSchema&quot;:&quot;link136&quot;,&quot;moduleIsValidSchema&quot;:&quot;true&quot;,&quot;modulePermissionSchema&quot;:[“read”, “delete”],&quot;type&quot;:&quot;module&quot;}),(&quot;4231-1231-123111-123146&quot;,{&quot;moduleNameSchema&quot;:&quot;cosa15&quot;,&quot;moduleDescriptionSchema&quot;:&quot;desc137&quot;,&quot;moduleLinkSchema&quot;:&quot;link137&quot;,&quot;moduleIsValidSchema&quot;:&quot;true&quot;,&quot;modulePermissionSchema&quot;:[“read”, “delete”],&quot;type&quot;:&quot;module&quot;}),(&quot;4231-1231-123111-123147&quot;,{&quot;moduleNameSchema&quot;:&quot;cosa16&quot;,&quot;moduleDescriptionSchema&quot;:&quot;desc138&quot;,&quot;moduleLinkSchema&quot;:&quot;link138&quot;,&quot;moduleIsValidSchema&quot;:&quot;true&quot;,&quot;modulePermissionSchema&quot;:[“read”, “delete”],&quot;type&quot;:&quot;module&quot;}),(&quot;4231-1231-123111-123148&quot;,{&quot;moduleNameSchema&quot;:&quot;cosa17&quot;,&quot;moduleDescriptionSchema&quot;:&quot;desc139&quot;,&quot;moduleLinkSchema&quot;:&quot;link139&quot;,&quot;moduleIsValidSchema&quot;:&quot;true&quot;,&quot;modulePermissionSchema&quot;:[“read”, “delete”],&quot;type&quot;:&quot;module&quot;}),(&quot;4231-1231-123111-123149&quot;,{&quot;moduleNameSchema&quot;:&quot;cosa18&quot;,&quot;moduleDescriptionSchema&quot;:&quot;desc140&quot;,&quot;moduleLinkSchema&quot;:&quot;link140&quot;,&quot;moduleIsValidSchema&quot;:&quot;true&quot;,&quot;modulePermissionSchema&quot;:[“read”, “delete”],&quot;type&quot;:&quot;module&quot;}),(&quot;4231-1231-123111-123150&quot;,{&quot;moduleNameSchema&quot;:&quot;cosa19&quot;,&quot;moduleDescriptionSchema&quot;:&quot;desc141&quot;,&quot;moduleLinkSchema&quot;:&quot;link141&quot;,&quot;moduleIsValidSchema&quot;:&quot;true&quot;,&quot;modulePermissionSchema&quot;:[“read”, “delete”],&quot;type&quot;:&quot;module&quot;}),(&quot;4231-1231-123111-123151&quot;,{&quot;moduleNameSchema&quot;:&quot;cosa20&quot;,&quot;moduleDescriptionSchema&quot;:&quot;desc142&quot;,&quot;moduleLinkSchema&quot;:&quot;link142&quot;,&quot;moduleIsValidSchema&quot;:&quot;true&quot;,&quot;modulePermissionSchema&quot;:[“read”, “delete”],&quot;type&quot;:&quot;module&quot;}),(&quot;4231-1231-123111-123152&quot;,{&quot;moduleNameSchema&quot;:&quot;cosa21&quot;,&quot;moduleDescriptionSchema&quot;:&quot;desc143&quot;,&quot;moduleLinkSchema&quot;:&quot;link143&quot;,&quot;moduleIsValidSchema&quot;:&quot;true&quot;,&quot;modulePermissionSchema&quot;:[“read”, “delete”],&quot;type&quot;:&quot;module&quot;}),(&quot;4231-1231-123111-123153&quot;,{&quot;moduleNameSchema&quot;:&quot;cosa22&quot;,&quot;moduleDescriptionSchema&quot;:&quot;desc144&quot;,&quot;moduleLinkSchema&quot;:&quot;link144&quot;,&quot;moduleIsValidSchema&quot;:&quot;true&quot;,&quot;modulePermissionSchema&quot;:[“read”, “delete”],&quot;type&quot;:&quot;module&quot;}),(&quot;4231-1231-123111-123154&quot;,{&quot;moduleNameSchema&quot;:&quot;cosa23&quot;,&quot;moduleDescriptionSchema&quot;:&quot;desc145&quot;,&quot;moduleLinkSchema&quot;:&quot;link145&quot;,&quot;moduleIsValidSchema&quot;:&quot;true&quot;,&quot;modulePermissionSchema&quot;:[“read”, “delete”],&quot;type&quot;:&quot;module&quot;}),(&quot;4231-1231-123111-123155&quot;,{&quot;moduleNameSchema&quot;:&quot;cosa24&quot;,&quot;moduleDescriptionSchema&quot;:&quot;desc146&quot;,&quot;moduleLinkSchema&quot;:&quot;link146&quot;,&quot;moduleIsValidSchema&quot;:&quot;true&quot;,&quot;modulePermissionSchema&quot;:[“read”, “delete”],&quot;type&quot;:&quot;module&quot;}),(&quot;4231-1231-123111-123156&quot;,{&quot;moduleNameSchema&quot;:&quot;cosa25&quot;,&quot;moduleDescriptionSchema&quot;:&quot;desc147&quot;,&quot;moduleLinkSchema&quot;:&quot;link147&quot;,&quot;moduleIsValidSchema&quot;:&quot;true&quot;,&quot;modulePermissionSchema&quot;:[“read”, “delete”],&quot;type&quot;:&quot;module&quot;}),(&quot;4231-1231-123111-123157&quot;,{&quot;moduleNameSchema&quot;:&quot;cosa26&quot;,&quot;moduleDescriptionSchema&quot;:&quot;desc148&quot;,&quot;moduleLinkSchema&quot;:&quot;link148&quot;,&quot;moduleIsValidSchema&quot;:&quot;true&quot;,&quot;modulePermissionSchema&quot;:[“read”, “delete”],&quot;type&quot;:&quot;module&quot;}),(&quot;4231-1231-123111-123158&quot;,{&quot;moduleNameSchema&quot;:&quot;cosa27&quot;,&quot;moduleDescriptionSchema&quot;:&quot;desc149&quot;,&quot;moduleLinkSchema&quot;:&quot;link149&quot;,&quot;moduleIsValidSchema&quot;:&quot;true&quot;,&quot;modulePermissionSchema&quot;:[“read”, “delete”],&quot;type&quot;:&quot;module&quot;}),(&quot;4231-1231-123111-123159&quot;,{&quot;moduleNameSchema&quot;:&quot;cosa28&quot;,&quot;moduleDescriptionSchema&quot;:&quot;desc150&quot;,&quot;moduleLinkSchema&quot;:&quot;link150&quot;,&quot;moduleIsValidSchema&quot;:&quot;true&quot;,&quot;modulePermissionSchema&quot;:[“read”, “delete”],&quot;type&quot;:&quot;module&quot;}),(&quot;4231-1231-123111-123160&quot;,{&quot;moduleNameSchema&quot;:&quot;cosa29&quot;,&quot;moduleDescriptionSchema&quot;:&quot;desc151&quot;,&quot;moduleLinkSchema&quot;:&quot;link151&quot;,&quot;moduleIsValidSchema&quot;:&quot;true&quot;,&quot;modulePermissionSchema&quot;:[“read”, “delete”],&quot;type&quot;:&quot;module&quot;}),(&quot;4231-1231-123111-123161&quot;,{&quot;moduleNameSchema&quot;:&quot;cosa30&quot;,&quot;moduleDescriptionSchema&quot;:&quot;desc152&quot;,&quot;moduleLinkSchema&quot;:&quot;link152&quot;,&quot;moduleIsValidSchema&quot;:&quot;true&quot;,&quot;modulePermissionSchema&quot;:[“read”, “delete”],&quot;type&quot;:&quot;module&quot;}),(&quot;4231-1231-123111-123162&quot;,{&quot;moduleNameSchema&quot;:&quot;cosa31&quot;,&quot;moduleDescriptionSchema&quot;:&quot;desc153&quot;,&quot;moduleLinkSchema&quot;:&quot;link153&quot;,&quot;moduleIsValidSchema&quot;:&quot;true&quot;,&quot;modulePermissionSchema&quot;:[“read”, “delete”],&quot;type&quot;:&quot;module&quot;}),(&quot;4231-1231-123111-123163&quot;,{&quot;moduleNameSchema&quot;:&quot;cosa32&quot;,&quot;moduleDescriptionSchema&quot;:&quot;desc154&quot;,&quot;moduleLinkSchema&quot;:&quot;link154&quot;,&quot;moduleIsValidSchema&quot;:&quot;true&quot;,&quot;modulePermissionSchema&quot;:[“read”, “delete”],&quot;type&quot;:&quot;module&quot;}),(&quot;4231-1231-123111-123164&quot;,{&quot;moduleNameSchema&quot;:&quot;cosa33&quot;,&quot;moduleDescriptionSchema&quot;:&quot;desc155&quot;,&quot;moduleLinkSchema&quot;:&quot;link155&quot;,&quot;moduleIsValidSchema&quot;:&quot;true&quot;,&quot;modulePermissionSchema&quot;:[“read”, “delete”],&quot;type&quot;:&quot;module&quot;}),(&quot;4231-1231-123111-123165&quot;,{&quot;moduleNameSchema&quot;:&quot;cosa34&quot;,&quot;moduleDescriptionSchema&quot;:&quot;desc156&quot;,&quot;moduleLinkSchema&quot;:&quot;link156&quot;,&quot;moduleIsValidSchema&quot;:&quot;true&quot;,&quot;modulePermissionSchema&quot;:[“read”, “delete”],&quot;type&quot;:&quot;module&quot;}),(&quot;4231-1231-123111-123166&quot;,{&quot;moduleNameSchema&quot;:&quot;cosa35&quot;,&quot;moduleDescriptionSchema&quot;:&quot;desc157&quot;,&quot;moduleLinkSchema&quot;:&quot;link157&quot;,&quot;moduleIsValidSchema&quot;:&quot;true&quot;,&quot;modulePermissionSchema&quot;:[“read”, “delete”],&quot;type&quot;:&quot;module&quot;}),(&quot;4231-1231-123111-123167&quot;,{&quot;moduleNameSchema&quot;:&quot;cosa36&quot;,&quot;moduleDescriptionSchema&quot;:&quot;desc158&quot;,&quot;moduleLinkSchema&quot;:&quot;link158&quot;,&quot;moduleIsValidSchema&quot;:&quot;true&quot;,&quot;modulePermissionSchema&quot;:[“read”, “delete”],&quot;type&quot;:&quot;module&quot;}),(&quot;4231-1231-123111-123168&quot;,{&quot;moduleNameSchema&quot;:&quot;cosa37&quot;,&quot;moduleDescriptionSchema&quot;:&quot;desc159&quot;,&quot;moduleLinkSchema&quot;:&quot;link159&quot;,&quot;moduleIsValidSchema&quot;:&quot;true&quot;,&quot;modulePermissionSchema&quot;:[“read”, “delete”],&quot;type&quot;:&quot;module&quot;}),(&quot;4231-1231-123111-123169&quot;,{&quot;moduleNameSchema&quot;:&quot;cosa38&quot;,&quot;moduleDescriptionSchema&quot;:&quot;desc160&quot;,&quot;moduleLinkSchema&quot;:&quot;link160&quot;,&quot;moduleIsValidSchema&quot;:&quot;true&quot;,&quot;modulePermissionSchema&quot;:[“read”, “delete”],&quot;type&quot;:&quot;module&quot;}),(&quot;4231-1231-123111-123170&quot;,{&quot;moduleNameSchema&quot;:&quot;cosa39&quot;,&quot;moduleDescriptionSchema&quot;:&quot;desc161&quot;,&quot;moduleLinkSchema&quot;:&quot;link161&quot;,&quot;moduleIsValidSchema&quot;:&quot;true&quot;,&quot;modulePermissionSchema&quot;:[“read”, “delete”],&quot;type&quot;:&quot;module&quot;}),(&quot;4231-1231-123111-123171&quot;,{&quot;moduleNameSchema&quot;:&quot;cosa40&quot;,&quot;moduleDescriptionSchema&quot;:&quot;desc162&quot;,&quot;moduleLinkSchema&quot;:&quot;link162&quot;,&quot;moduleIsValidSchema&quot;:&quot;true&quot;,&quot;modulePermissionSchema&quot;:[“read”, “delete”],&quot;type&quot;:&quot;module&quot;}),(&quot;4231-1231-123111-123172&quot;,{&quot;moduleNameSchema&quot;:&quot;cosa41&quot;,&quot;moduleDescriptionSchema&quot;:&quot;desc163&quot;,&quot;moduleLinkSchema&quot;:&quot;link163&quot;,&quot;moduleIsValidSchema&quot;:&quot;true&quot;,&quot;modulePermissionSchema&quot;:[“read”, “delete”],&quot;type&quot;:&quot;module&quot;}),(&quot;4231-1231-123111-123173&quot;,{&quot;moduleNameSchema&quot;:&quot;cosa42&quot;,&quot;moduleDescriptionSchema&quot;:&quot;desc164&quot;,&quot;moduleLinkSchema&quot;:&quot;link164&quot;,&quot;moduleIsValidSchema&quot;:&quot;true&quot;,&quot;modulePermissionSchema&quot;:[“read”, “delete”],&quot;type&quot;:&quot;module&quot;}),(&quot;4231-1231-123111-123174&quot;,{&quot;moduleNameSchema&quot;:&quot;cosa43&quot;,&quot;moduleDescriptionSchema&quot;:&quot;desc165&quot;,&quot;moduleLinkSchema&quot;:&quot;link165&quot;,&quot;moduleIsValidSchema&quot;:&quot;true&quot;,&quot;modulePermissionSchema&quot;:[“read”, “delete”],&quot;type&quot;:&quot;module&quot;}),(&quot;4231-1231-123111-123175&quot;,{&quot;moduleNameSchema&quot;:&quot;cosa44&quot;,&quot;moduleDescriptionSchema&quot;:&quot;desc166&quot;,&quot;moduleLinkSchema&quot;:&quot;link166&quot;,&quot;moduleIsValidSchema&quot;:&quot;true&quot;,&quot;modulePermissionSchema&quot;:[“read”, “delete”],&quot;type&quot;:&quot;module&quot;}),(&quot;4231-1231-123111-123176&quot;,{&quot;moduleNameSchema&quot;:&quot;cosa45&quot;,&quot;moduleDescriptionSchema&quot;:&quot;desc167&quot;,&quot;moduleLinkSchema&quot;:&quot;link167&quot;,&quot;moduleIsValidSchema&quot;:&quot;true&quot;,&quot;modulePermissionSchema&quot;:[“read”, “delete”],&quot;type&quot;:&quot;module&quot;}),(&quot;4231-1231-123111-123177&quot;,{&quot;moduleNameSchema&quot;:&quot;cosa46&quot;,&quot;moduleDescriptionSchema&quot;:&quot;desc168&quot;,&quot;moduleLinkSchema&quot;:&quot;link168&quot;,&quot;moduleIsValidSchema&quot;:&quot;true&quot;,&quot;modulePermissionSchema&quot;:[“read”, “delete”],&quot;type&quot;:&quot;module&quot;}),(&quot;4231-1231-123111-123178&quot;,{&quot;moduleNameSchema&quot;:&quot;cosa47&quot;,&quot;moduleDescriptionSchema&quot;:&quot;desc169&quot;,&quot;moduleLinkSchema&quot;:&quot;link169&quot;,&quot;moduleIsValidSchema&quot;:&quot;true&quot;,&quot;modulePermissionSchema&quot;:[“read”, “delete”],&quot;type&quot;:&quot;module&quot;}),(&quot;4231-1231-123111-123179&quot;,{&quot;moduleNameSchema&quot;:&quot;cosa48&quot;,&quot;moduleDescriptionSchema&quot;:&quot;desc170&quot;,&quot;moduleLinkSchema&quot;:&quot;link170&quot;,&quot;moduleIsValidSchema&quot;:&quot;true&quot;,&quot;modulePermissionSchema&quot;:[“read”, “delete”],&quot;type&quot;:&quot;module&quot;}),(&quot;4231-1231-123111-123180&quot;,{&quot;moduleNameSchema&quot;:&quot;cosa49&quot;,&quot;moduleDescriptionSchema&quot;:&quot;desc171&quot;,&quot;moduleLinkSchema&quot;:&quot;link171&quot;,&quot;moduleIsValidSchema&quot;:&quot;true&quot;,&quot;modulePermissionSchema&quot;:[“read”, “delete”],&quot;type&quot;:&quot;module&quot;}),(&quot;4231-1231-123111-123181&quot;,{&quot;moduleNameSchema&quot;:&quot;cosa50&quot;,&quot;moduleDescriptionSchema&quot;:&quot;desc172&quot;,&quot;moduleLinkSchema&quot;:&quot;link172&quot;,&quot;moduleIsValidSchema&quot;:&quot;true&quot;,&quot;modulePermissionSchema&quot;:[“read”, “delete”],&quot;type&quot;:&quot;module&quot;}),(&quot;4231-1231-123111-123182&quot;,{&quot;moduleNameSchema&quot;:&quot;cosa51&quot;,&quot;moduleDescriptionSchema&quot;:&quot;desc173&quot;,&quot;moduleLinkSchema&quot;:&quot;link173&quot;,&quot;moduleIsValidSchema&quot;:&quot;true&quot;,&quot;modulePermissionSchema&quot;:[“read”, “delete”],&quot;type&quot;:&quot;module&quot;}),(&quot;4231-1231-123111-123183&quot;,{&quot;moduleNameSchema&quot;:&quot;cosa52&quot;,&quot;moduleDescriptionSchema&quot;:&quot;desc174&quot;,&quot;moduleLinkSchema&quot;:&quot;link174&quot;,&quot;moduleIsValidSchema&quot;:&quot;true&quot;,&quot;modulePermissionSchema&quot;:[“read”, “delete”],&quot;type&quot;:&quot;module&quot;}),(&quot;4231-1231-123111-123184&quot;,{&quot;moduleNameSchema&quot;:&quot;cosa53&quot;,&quot;moduleDescriptionSchema&quot;:&quot;desc175&quot;,&quot;moduleLinkSchema&quot;:&quot;link175&quot;,&quot;moduleIsValidSchema&quot;:&quot;true&quot;,&quot;modulePermissionSchema&quot;:[“read”, “delete”],&quot;type&quot;:&quot;module&quot;}),(&quot;4231-1231-123111-123185&quot;,{&quot;moduleNameSchema&quot;:&quot;cosa54&quot;,&quot;moduleDescriptionSchema&quot;:&quot;desc176&quot;,&quot;moduleLinkSchema&quot;:&quot;link176&quot;,&quot;moduleIsValidSchema&quot;:&quot;true&quot;,&quot;modulePermissionSchema&quot;:[“read”, “delete”],&quot;type&quot;:&quot;module&quot;}),(&quot;4231-1231-123111-123186&quot;,{&quot;moduleNameSchema&quot;:&quot;cosa55&quot;,&quot;moduleDescriptionSchema&quot;:&quot;desc177&quot;,&quot;moduleLinkSchema&quot;:&quot;link177&quot;,&quot;moduleIsValidSchema&quot;:&quot;true&quot;,&quot;modulePermissionSchema&quot;:[“read”, “delete”],&quot;type&quot;:&quot;module&quot;}),(&quot;4231-1231-123111-123187&quot;,{&quot;moduleNameSchema&quot;:&quot;cosa56&quot;,&quot;moduleDescriptionSchema&quot;:&quot;desc178&quot;,&quot;moduleLinkSchema&quot;:&quot;link178&quot;,&quot;moduleIsValidSchema&quot;:&quot;true&quot;,&quot;modulePermissionSchema&quot;:[“read”, “delete”],&quot;type&quot;:&quot;module&quot;}),(&quot;4231-1231-123111-123188&quot;,{&quot;moduleNameSchema&quot;:&quot;cosa57&quot;,&quot;moduleDescriptionSchema&quot;:&quot;desc179&quot;,&quot;moduleLinkSchema&quot;:&quot;link179&quot;,&quot;moduleIsValidSchema&quot;:&quot;true&quot;,&quot;modulePermissionSchema&quot;:[“read”, “delete”],&quot;type&quot;:&quot;module&quot;}),(&quot;4231-1231-123111-123189&quot;,{&quot;moduleNameSchema&quot;:&quot;cosa58&quot;,&quot;moduleDescriptionSchema&quot;:&quot;desc180&quot;,&quot;moduleLinkSchema&quot;:&quot;link180&quot;,&quot;moduleIsValidSchema&quot;:&quot;true&quot;,&quot;modulePermissionSchema&quot;:[“read”, “delete”],&quot;type&quot;:&quot;module&quot;}),(&quot;4231-1231-123111-123190&quot;,{&quot;moduleNameSchema&quot;:&quot;cosa59&quot;,&quot;moduleDescriptionSchema&quot;:&quot;desc181&quot;,&quot;moduleLinkSchema&quot;:&quot;link181&quot;,&quot;moduleIsValidSchema&quot;:&quot;true&quot;,&quot;modulePermissionSchema&quot;:[“read”, “delete”],&quot;type&quot;:&quot;module&quot;}),(&quot;4231-1231-123111-123191&quot;,{&quot;moduleNameSchema&quot;:&quot;cosa60&quot;,&quot;moduleDescriptionSchema&quot;:&quot;desc182&quot;,&quot;moduleLinkSchema&quot;:&quot;link182&quot;,&quot;moduleIsValidSchema&quot;:&quot;true&quot;,&quot;modulePermissionSchema&quot;:[“read”, “delete”],&quot;type&quot;:&quot;module&quot;}),(&quot;4231-1231-123111-123192&quot;,{&quot;moduleNameSchema&quot;:&quot;cosa61&quot;,&quot;moduleDescriptionSchema&quot;:&quot;desc183&quot;,&quot;moduleLinkSchema&quot;:&quot;link183&quot;,&quot;moduleIsValidSchema&quot;:&quot;true&quot;,&quot;modulePermissionSchema&quot;:[“read”, “delete”],&quot;type&quot;:&quot;module&quot;}),(&quot;4231-1231-123111-123193&quot;,{&quot;moduleNameSchema&quot;:&quot;cosa62&quot;,&quot;moduleDescriptionSchema&quot;:&quot;desc184&quot;,&quot;moduleLinkSchema&quot;:&quot;link184&quot;,&quot;moduleIsValidSchema&quot;:&quot;true&quot;,&quot;modulePermissionSchema&quot;:[“read”, “delete”],&quot;type&quot;:&quot;module&quot;}),(&quot;4231-1231-123111-123194&quot;,{&quot;moduleNameSchema&quot;:&quot;cosa63&quot;,&quot;moduleDescriptionSchema&quot;:&quot;desc185&quot;,&quot;moduleLinkSchema&quot;:&quot;link185&quot;,&quot;moduleIsValidSchema&quot;:&quot;true&quot;,&quot;modulePermissionSchema&quot;:[“read”, “delete”],&quot;type&quot;:&quot;module&quot;}),(&quot;4231-1231-123111-123195&quot;,{&quot;moduleNameSchema&quot;:&quot;cosa64&quot;,&quot;moduleDescriptionSchema&quot;:&quot;desc186&quot;,&quot;moduleLinkSchema&quot;:&quot;link186&quot;,&quot;moduleIsValidSchema&quot;:&quot;true&quot;,&quot;modulePermissionSchema&quot;:[“read”, “delete”],&quot;type&quot;:&quot;module&quot;}),(&quot;4231-1231-123111-123196&quot;,{&quot;moduleNameSchema&quot;:&quot;cosa65&quot;,&quot;moduleDescriptionSchema&quot;:&quot;desc187&quot;,&quot;moduleLinkSchema&quot;:&quot;link187&quot;,&quot;moduleIsValidSchema&quot;:&quot;true&quot;,&quot;modulePermissionSchema&quot;:[“read”, “delete”],&quot;type&quot;:&quot;module&quot;}),(&quot;4231-1231-123111-123197&quot;,{&quot;moduleNameSchema&quot;:&quot;cosa66&quot;,&quot;moduleDescriptionSchema&quot;:&quot;desc188&quot;,&quot;moduleLinkSchema&quot;:&quot;link188&quot;,&quot;moduleIsValidSchema&quot;:&quot;true&quot;,&quot;modulePermissionSchema&quot;:[“read”, “delete”],&quot;type&quot;:&quot;module&quot;}),(&quot;4231-1231-123111-123198&quot;,{&quot;moduleNameSchema&quot;:&quot;cosa67&quot;,&quot;moduleDescriptionSchema&quot;:&quot;desc189&quot;,&quot;moduleLinkSchema&quot;:&quot;link189&quot;,&quot;moduleIsValidSchema&quot;:&quot;true&quot;,&quot;modulePermissionSchema&quot;:[“read”, “delete”],&quot;type&quot;:&quot;module&quot;}),(&quot;4231-1231-123111-123199&quot;,{&quot;moduleNameSchema&quot;:&quot;cosa68&quot;,&quot;moduleDescriptionSchema&quot;:&quot;desc190&quot;,&quot;moduleLinkSchema&quot;:&quot;link190&quot;,&quot;moduleIsValidSchema&quot;:&quot;true&quot;,&quot;modulePermissionSchema&quot;:[“read”, “delete”],&quot;type&quot;:&quot;module&quot;}),(&quot;4231-1231-123111-123200&quot;,{&quot;moduleNameSchema&quot;:&quot;cosa69&quot;,&quot;moduleDescriptionSchema&quot;:&quot;desc191&quot;,&quot;moduleLinkSchema&quot;:&quot;link191&quot;,&quot;moduleIsValidSchema&quot;:&quot;true&quot;,&quot;modulePermissionSchema&quot;:[“read”, “delete”],&quot;type&quot;:&quot;module&quot;}),(&quot;4231-1231-123111-123201&quot;,{&quot;moduleNameSchema&quot;:&quot;cosa70&quot;,&quot;moduleDescriptionSchema&quot;:&quot;desc192&quot;,&quot;moduleLinkSchema&quot;:&quot;link192&quot;,&quot;moduleIsValidSchema&quot;:&quot;true&quot;,&quot;modulePermissionSchema&quot;:[“read”, “delete”],&quot;type&quot;:&quot;module&quot;}),(&quot;4231-1231-123111-123202&quot;,{&quot;moduleNameSchema&quot;:&quot;cosa71&quot;,&quot;moduleDescriptionSchema&quot;:&quot;desc193&quot;,&quot;moduleLinkSchema&quot;:&quot;link193&quot;,&quot;moduleIsValidSchema&quot;:&quot;true&quot;,&quot;modulePermissionSchema&quot;:[“read”, “delete”],&quot;type&quot;:&quot;module&quot;}),(&quot;4231-1231-123111-123203&quot;,{&quot;moduleNameSchema&quot;:&quot;cosa72&quot;,&quot;moduleDescriptionSchema&quot;:&quot;desc194&quot;,&quot;moduleLinkSchema&quot;:&quot;link194&quot;,&quot;moduleIsValidSchema&quot;:&quot;true&quot;,&quot;modulePermissionSchema&quot;:[“read”, “delete”],&quot;type&quot;:&quot;module&quot;}),(&quot;4231-1231-123111-123204&quot;,{&quot;moduleNameSchema&quot;:&quot;cosa73&quot;,&quot;moduleDescriptionSchema&quot;:&quot;desc195&quot;,&quot;moduleLinkSchema&quot;:&quot;link195&quot;,&quot;moduleIsValidSchema&quot;:&quot;true&quot;,&quot;modulePermissionSchema&quot;:[“read”, “delete”],&quot;type&quot;:&quot;module&quot;}),(&quot;4231-1231-123111-123205&quot;,{&quot;moduleNameSchema&quot;:&quot;cosa74&quot;,&quot;moduleDescriptionSchema&quot;:&quot;desc196&quot;,&quot;moduleLinkSchema&quot;:&quot;link196&quot;,&quot;moduleIsValidSchema&quot;:&quot;true&quot;,&quot;modulePermissionSchema&quot;:[“read”, “delete”],&quot;type&quot;:&quot;module&quot;}),(&quot;4231-1231-123111-123206&quot;,{&quot;moduleNameSchema&quot;:&quot;cosa75&quot;,&quot;moduleDescriptionSchema&quot;:&quot;desc197&quot;,&quot;moduleLinkSchema&quot;:&quot;link197&quot;,&quot;moduleIsValidSchema&quot;:&quot;true&quot;,&quot;modulePermissionSchema&quot;:[“read”, “delete”],&quot;type&quot;:&quot;module&quot;}),(&quot;4231-1231-123111-123207&quot;,{&quot;moduleNameSchema&quot;:&quot;cosa76&quot;,&quot;moduleDescriptionSchema&quot;:&quot;desc198&quot;,&quot;moduleLinkSchema&quot;:&quot;link198&quot;,&quot;moduleIsValidSchema&quot;:&quot;true&quot;,&quot;modulePermissionSchema&quot;:[“read”, “delete”],&quot;type&quot;:&quot;module&quot;}),(&quot;4231-1231-123111-123208&quot;,{&quot;moduleNameSchema&quot;:&quot;cosa77&quot;,&quot;moduleDescriptionSchema&quot;:&quot;desc199&quot;,&quot;moduleLinkSchema&quot;:&quot;link199&quot;,&quot;moduleIsValidSchema&quot;:&quot;true&quot;,&quot;modulePermissionSchema&quot;:[“read”, “delete”],&quot;type&quot;:&quot;module&quot;}),(&quot;4231-1231-123111-123209&quot;,{&quot;moduleNameSchema&quot;:&quot;cosa78&quot;,&quot;moduleDescriptionSchema&quot;:&quot;desc200&quot;,&quot;moduleLinkSchema&quot;:&quot;link200&quot;,&quot;moduleIsValidSchema&quot;:&quot;true&quot;,&quot;modulePermissionSchema&quot;:[“read”, “delete”],&quot;type&quot;:&quot;module&quot;}),(&quot;4231-1231-123111-123210&quot;,{&quot;moduleNameSchema&quot;:&quot;cosa79&quot;,&quot;moduleDescriptionSchema&quot;:&quot;desc201&quot;,&quot;moduleLinkSchema&quot;:&quot;link201&quot;,&quot;moduleIsValidSchema&quot;:&quot;true&quot;,&quot;modulePermissionSchema&quot;:[“read”, “delete”],&quot;type&quot;:&quot;module&quot;}),(&quot;4231-1231-123111-123211&quot;,{&quot;moduleNameSchema&quot;:&quot;cosa80&quot;,&quot;moduleDescriptionSchema&quot;:&quot;desc202&quot;,&quot;moduleLinkSchema&quot;:&quot;link202&quot;,&quot;moduleIsValidSchema&quot;:&quot;true&quot;,&quot;modulePermissionSchema&quot;:[“read”, “delete”],&quot;type&quot;:&quot;module&quot;}),(&quot;4231-1231-123111-123212&quot;,{&quot;moduleNameSchema&quot;:&quot;cosa81&quot;,&quot;moduleDescriptionSchema&quot;:&quot;desc203&quot;,&quot;moduleLinkSchema&quot;:&quot;link203&quot;,&quot;moduleIsValidSchema&quot;:&quot;true&quot;,&quot;modulePermissionSchema&quot;:[“read”, “delete”],&quot;type&quot;:&quot;module&quot;}),(&quot;4231-1231-123111-123213&quot;,{&quot;moduleNameSchema&quot;:&quot;cosa82&quot;,&quot;moduleDescriptionSchema&quot;:&quot;desc204&quot;,&quot;moduleLinkSchema&quot;:&quot;link204&quot;,&quot;moduleIsValidSchema&quot;:&quot;true&quot;,&quot;modulePermissionSchema&quot;:[“read”, “delete”],&quot;type&quot;:&quot;module&quot;}),(&quot;4231-1231-123111-123214&quot;,{&quot;moduleNameSchema&quot;:&quot;cosa83&quot;,&quot;moduleDescriptionSchema&quot;:&quot;desc205&quot;,&quot;moduleLinkSchema&quot;:&quot;link205&quot;,&quot;moduleIsValidSchema&quot;:&quot;true&quot;,&quot;modulePermissionSchema&quot;:[“read”, “delete”],&quot;type&quot;:&quot;module&quot;}),(&quot;4231-1231-123111-123215&quot;,{&quot;moduleNameSchema&quot;:&quot;cosa84&quot;,&quot;moduleDescriptionSchema&quot;:&quot;desc206&quot;,&quot;moduleLinkSchema&quot;:&quot;link206&quot;,&quot;moduleIsValidSchema&quot;:&quot;true&quot;,&quot;modulePermissionSchema&quot;:[“read”, “delete”],&quot;type&quot;:&quot;module&quot;}),(&quot;4231-1231-123111-123216&quot;,{&quot;moduleNameSchema&quot;:&quot;cosa85&quot;,&quot;moduleDescriptionSchema&quot;:&quot;desc207&quot;,&quot;moduleLinkSchema&quot;:&quot;link207&quot;,&quot;moduleIsValidSchema&quot;:&quot;true&quot;,&quot;modulePermissionSchema&quot;:[“read”, “delete”],&quot;type&quot;:&quot;module&quot;}),(&quot;4231-1231-123111-123217&quot;,{&quot;moduleNameSchema&quot;:&quot;cosa86&quot;,&quot;moduleDescriptionSchema&quot;:&quot;desc208&quot;,&quot;moduleLinkSchema&quot;:&quot;link208&quot;,&quot;moduleIsValidSchema&quot;:&quot;true&quot;,&quot;modulePermissionSchema&quot;:[“read”, “delete”],&quot;type&quot;:&quot;module&quot;}),(&quot;4231-1231-123111-123218&quot;,{&quot;moduleNameSchema&quot;:&quot;cosa87&quot;,&quot;moduleDescriptionSchema&quot;:&quot;desc209&quot;,&quot;moduleLinkSchema&quot;:&quot;link209&quot;,&quot;moduleIsValidSchema&quot;:&quot;true&quot;,&quot;modulePermissionSchema&quot;:[“read”, “delete”],&quot;type&quot;:&quot;module&quot;}),(&quot;4231-1231-123111-123219&quot;,{&quot;moduleNameSchema&quot;:&quot;cosa88&quot;,&quot;moduleDescriptionSchema&quot;:&quot;desc210&quot;,&quot;moduleLinkSchema&quot;:&quot;link210&quot;,&quot;moduleIsValidSchema&quot;:&quot;true&quot;,&quot;modulePermissionSchema&quot;:[“read”, “delete”],&quot;type&quot;:&quot;module&quot;}),(&quot;4231-1231-123111-123220&quot;,{&quot;moduleNameSchema&quot;:&quot;cosa89&quot;,&quot;moduleDescriptionSchema&quot;:&quot;desc211&quot;,&quot;moduleLinkSchema&quot;:&quot;link211&quot;,&quot;moduleIsValidSchema&quot;:&quot;true&quot;,&quot;modulePermissionSchema&quot;:[“read”, “delete”],&quot;type&quot;:&quot;module&quot;}),(&quot;4231-1231-123111-123221&quot;,{&quot;moduleNameSchema&quot;:&quot;cosa90&quot;,&quot;moduleDescriptionSchema&quot;:&quot;desc212&quot;,&quot;moduleLinkSchema&quot;:&quot;link212&quot;,&quot;moduleIsValidSchema&quot;:&quot;true&quot;,&quot;modulePermissionSchema&quot;:[“read”, “delete”],&quot;type&quot;:&quot;module&quot;}),(&quot;4231-1231-123111-123222&quot;,{&quot;moduleNameSchema&quot;:&quot;cosa91&quot;,&quot;moduleDescriptionSchema&quot;:&quot;desc213&quot;,&quot;moduleLinkSchema&quot;:&quot;link213&quot;,&quot;moduleIsValidSchema&quot;:&quot;true&quot;,&quot;modulePermissionSchema&quot;:[“read”, “delete”],&quot;type&quot;:&quot;module&quot;}),(&quot;4231-1231-123111-123223&quot;,{&quot;moduleNameSchema&quot;:&quot;cosa92&quot;,&quot;moduleDescriptionSchema&quot;:&quot;desc214&quot;,&quot;moduleLinkSchema&quot;:&quot;link214&quot;,&quot;moduleIsValidSchema&quot;:&quot;true&quot;,&quot;modulePermissionSchema&quot;:[“read”, “delete”],&quot;type&quot;:&quot;module&quot;}),(&quot;4231-1231-123111-123224&quot;,{&quot;moduleNameSchema&quot;:&quot;cosa93&quot;,&quot;moduleDescriptionSchema&quot;:&quot;desc215&quot;,&quot;moduleLinkSchema&quot;:&quot;link215&quot;,&quot;moduleIsValidSchema&quot;:&quot;true&quot;,&quot;modulePermissionSchema&quot;:[“read”, “delete”],&quot;type&quot;:&quot;module&quot;}),(&quot;4231-1231-123111-123225&quot;,{&quot;moduleNameSchema&quot;:&quot;cosa94&quot;,&quot;moduleDescriptionSchema&quot;:&quot;desc216&quot;,&quot;moduleLinkSchema&quot;:&quot;link216&quot;,&quot;moduleIsValidSchema&quot;:&quot;true&quot;,&quot;modulePermissionSchema&quot;:[“read”, “delete”],&quot;type&quot;:&quot;module&quot;}),(&quot;4231-1231-123111-123226&quot;,{&quot;moduleNameSchema&quot;:&quot;cosa95&quot;,&quot;moduleDescriptionSchema&quot;:&quot;desc217&quot;,&quot;moduleLinkSchema&quot;:&quot;link217&quot;,&quot;moduleIsValidSchema&quot;:&quot;true&quot;,&quot;modulePermissionSchema&quot;:[“read”, “delete”],&quot;type&quot;:&quot;module&quot;}),(&quot;4231-1231-123111-123227&quot;,{&quot;moduleNameSchema&quot;:&quot;cosa96&quot;,&quot;moduleDescriptionSchema&quot;:&quot;desc218&quot;,&quot;moduleLinkSchema&quot;:&quot;link218&quot;,&quot;moduleIsValidSchema&quot;:&quot;true&quot;,&quot;modulePermissionSchema&quot;:[“read”, “delete”],&quot;type&quot;:&quot;module&quot;}),(&quot;4231-1231-123111-123228&quot;,{&quot;moduleNameSchema&quot;:&quot;cosa97&quot;,&quot;moduleDescriptionSchema&quot;:&quot;desc219&quot;,&quot;moduleLinkSchema&quot;:&quot;link219&quot;,&quot;moduleIsValidSchema&quot;:&quot;true&quot;,&quot;modulePermissionSchema&quot;:[“read”, “delete”],&quot;type&quot;:&quot;module&quot;}),(&quot;4231-1231-123111-123229&quot;,{&quot;moduleNameSchema&quot;:&quot;cosa98&quot;,&quot;moduleDescriptionSchema&quot;:&quot;desc220&quot;,&quot;moduleLinkSchema&quot;:&quot;link220&quot;,&quot;moduleIsValidSchema&quot;:&quot;true&quot;,&quot;modulePermissionSchema&quot;:[“read”, “delete”],&quot;type&quot;:&quot;module&quot;}),(&quot;4231-1231-123111-123230&quot;,{&quot;moduleNameSchema&quot;:&quot;cosa99&quot;,&quot;moduleDescriptionSchema&quot;:&quot;desc221&quot;,&quot;moduleLinkSchema&quot;:&quot;link221&quot;,&quot;moduleIsValidSchema&quot;:&quot;true&quot;,&quot;modulePermissionSchema&quot;:[“read”, “delete”],&quot;type&quot;:&quot;module&quot;}),(&quot;4231-1231-123111-123231&quot;,{&quot;moduleNameSchema&quot;:&quot;cosa100&quot;,&quot;moduleDescriptionSchema&quot;:&quot;desc222&quot;,&quot;moduleLinkSchema&quot;:&quot;link222&quot;,&quot;moduleIsValidSchema&quot;:&quot;true&quot;,&quot;modulePermissionSchema&quot;:[“read”, “delete”],&quot;type&quot;:&quot;module&quot;}),(&quot;4231-1231-123111-123232&quot;,{&quot;moduleNameSchema&quot;:&quot;cosa101&quot;,&quot;moduleDescriptionSchema&quot;:&quot;desc223&quot;,&quot;moduleLinkSchema&quot;:&quot;link223&quot;,&quot;moduleIsValidSchema&quot;:&quot;true&quot;,&quot;modulePermissionSchema&quot;:[“read”, “delete”],&quot;type&quot;:&quot;module&quot;}),(&quot;4231-1231-123111-123233&quot;,{&quot;moduleNameSchema&quot;:&quot;cosa102&quot;,&quot;moduleDescriptionSchema&quot;:&quot;desc224&quot;,&quot;moduleLinkSchema&quot;:&quot;link224&quot;,&quot;moduleIsValidSchema&quot;:&quot;true&quot;,&quot;modulePermissionSchema&quot;:[“read”, “delete”],&quot;type&quot;:&quot;module&quot;}),(&quot;4231-1231-123111-123234&quot;,{&quot;moduleNameSchema&quot;:&quot;cosa103&quot;,&quot;moduleDescriptionSchema&quot;:&quot;desc225&quot;,&quot;moduleLinkSchema&quot;:&quot;link225&quot;,&quot;moduleIsValidSchema&quot;:&quot;true&quot;,&quot;modulePermissionSchema&quot;:[“read”, “delete”],&quot;type&quot;:&quot;module&quot;}),(&quot;4231-1231-123111-123235&quot;,{&quot;moduleNameSchema&quot;:&quot;cosa104&quot;,&quot;moduleDescriptionSchema&quot;:&quot;desc226&quot;,&quot;moduleLinkSchema&quot;:&quot;link226&quot;,&quot;moduleIsValidSchema&quot;:&quot;true&quot;,&quot;modulePermissionSchema&quot;:[“read”, “delete”],&quot;type&quot;:&quot;module&quot;}),(&quot;4231-1231-123111-123236&quot;,{&quot;moduleNameSchema&quot;:&quot;cosa105&quot;,&quot;moduleDescriptionSchema&quot;:&quot;desc227&quot;,&quot;moduleLinkSchema&quot;:&quot;link227&quot;,&quot;moduleIsValidSchema&quot;:&quot;true&quot;,&quot;modulePermissionSchema&quot;:[“read”, “delete”],&quot;type&quot;:&quot;module&quot;}),(&quot;4231-1231-123111-123237&quot;,{&quot;moduleNameSchema&quot;:&quot;cosa106&quot;,&quot;moduleDescriptionSchema&quot;:&quot;desc228&quot;,&quot;moduleLinkSchema&quot;:&quot;link228&quot;,&quot;moduleIsValidSchema&quot;:&quot;true&quot;,&quot;modulePermissionSchema&quot;:[“read”, “delete”],&quot;type&quot;:&quot;module&quot;}),(&quot;4231-1231-123111-123238&quot;,{&quot;moduleNameSchema&quot;:&quot;cosa107&quot;,&quot;moduleDescriptionSchema&quot;:&quot;desc229&quot;,&quot;moduleLinkSchema&quot;:&quot;link229&quot;,&quot;moduleIsValidSchema&quot;:&quot;true&quot;,&quot;modulePermissionSchema&quot;:[“read”, “delete”],&quot;type&quot;:&quot;module&quot;}),(&quot;4231-1231-123111-123239&quot;,{&quot;moduleNameSchema&quot;:&quot;cosa108&quot;,&quot;moduleDescriptionSchema&quot;:&quot;desc230&quot;,&quot;moduleLinkSchema&quot;:&quot;link230&quot;,&quot;moduleIsValidSchema&quot;:&quot;true&quot;,&quot;modulePermissionSchema&quot;:[“read”, “delete”],&quot;type&quot;:&quot;module&quot;}),(&quot;4231-1231-123111-123240&quot;,{&quot;moduleNameSchema&quot;:&quot;cosa109&quot;,&quot;moduleDescriptionSchema&quot;:&quot;desc231&quot;,&quot;moduleLinkSchema&quot;:&quot;link231&quot;,&quot;moduleIsValidSchema&quot;:&quot;true&quot;,&quot;modulePermissionSchema&quot;:[“read”, “delete”],&quot;type&quot;:&quot;module&quot;}),(&quot;4231-1231-123111-123241&quot;,{&quot;moduleNameSchema&quot;:&quot;cosa110&quot;,&quot;moduleDescriptionSchema&quot;:&quot;desc232&quot;,&quot;moduleLinkSchema&quot;:&quot;link232&quot;,&quot;moduleIsValidSchema&quot;:&quot;true&quot;,&quot;modulePermissionSchema&quot;:[“read”, “delete”],&quot;type&quot;:&quot;module&quot;}),(&quot;4231-1231-123111-123242&quot;,{&quot;moduleNameSchema&quot;:&quot;cosa111&quot;,&quot;moduleDescriptionSchema&quot;:&quot;desc233&quot;,&quot;moduleLinkSchema&quot;:&quot;link233&quot;,&quot;moduleIsValidSchema&quot;:&quot;true&quot;,&quot;modulePermissionSchema&quot;:[“read”, “delete”],&quot;type&quot;:&quot;module&quot;}),(&quot;4231-1231-123111-123243&quot;,{&quot;moduleNameSchema&quot;:&quot;cosa112&quot;,&quot;moduleDescriptionSchema&quot;:&quot;desc234&quot;,&quot;moduleLinkSchema&quot;:&quot;link234&quot;,&quot;moduleIsValidSchema&quot;:&quot;true&quot;,&quot;modulePermissionSchema&quot;:[“read”, “delete”],&quot;type&quot;:&quot;module&quot;}),(&quot;4231-1231-123111-123244&quot;,{&quot;moduleNameSchema&quot;:&quot;cosa113&quot;,&quot;moduleDescriptionSchema&quot;:&quot;desc235&quot;,&quot;moduleLinkSchema&quot;:&quot;link235&quot;,&quot;moduleIsValidSchema&quot;:&quot;true&quot;,&quot;modulePermissionSchema&quot;:[“read”, “delete”],&quot;type&quot;:&quot;module&quot;}),(&quot;4231-1231-123111-123245&quot;,{&quot;moduleNameSchema&quot;:&quot;cosa114&quot;,&quot;moduleDescriptionSchema&quot;:&quot;desc236&quot;,&quot;moduleLinkSchema&quot;:&quot;link236&quot;,&quot;moduleIsValidSchema&quot;:&quot;true&quot;,&quot;modulePermissionSchema&quot;:[“read”, “delete”],&quot;type&quot;:&quot;module&quot;}),(&quot;4231-1231-123111-123246&quot;,{&quot;moduleNameSchema&quot;:&quot;cosa115&quot;,&quot;moduleDescriptionSchema&quot;:&quot;desc237&quot;,&quot;moduleLinkSchema&quot;:&quot;link237&quot;,&quot;moduleIsValidSchema&quot;:&quot;true&quot;,&quot;modulePermissionSchema&quot;:[“read”, “delete”],&quot;type&quot;:&quot;module&quot;}),(&quot;4231-1231-123111-123247&quot;,{&quot;moduleNameSchema&quot;:&quot;cosa116&quot;,&quot;moduleDescriptionSchema&quot;:&quot;desc238&quot;,&quot;moduleLinkSchema&quot;:&quot;link238&quot;,&quot;moduleIsValidSchema&quot;:&quot;true&quot;,&quot;modulePermissionSchema&quot;:[“read”, “delete”],&quot;type&quot;:&quot;module&quot;}),(&quot;4231-1231-123111-123248&quot;,{&quot;moduleNameSchema&quot;:&quot;cosa117&quot;,&quot;moduleDescriptionSchema&quot;:&quot;desc239&quot;,&quot;moduleLinkSchema&quot;:&quot;link239&quot;,&quot;moduleIsValidSchema&quot;:&quot;true&quot;,&quot;modulePermissionSchema&quot;:[“read”, “delete”],&quot;type&quot;:&quot;module&quot;}),(&quot;4231-1231-123111-123249&quot;,{&quot;moduleNameSchema&quot;:&quot;cosa118&quot;,&quot;moduleDescriptionSchema&quot;:&quot;desc240&quot;,&quot;moduleLinkSchema&quot;:&quot;link240&quot;,&quot;moduleIsValidSchema&quot;:&quot;true&quot;,&quot;modulePermissionSchema&quot;:[“read”, “delete”],&quot;type&quot;:&quot;module&quot;}),(&quot;4231-1231-123111-123250&quot;,{&quot;moduleNameSchema&quot;:&quot;cosa119&quot;,&quot;moduleDescriptionSchema&quot;:&quot;desc241&quot;,&quot;moduleLinkSchema&quot;:&quot;link241&quot;,&quot;moduleIsValidSchema&quot;:&quot;true&quot;,&quot;modulePermissionSchema&quot;:[“read”, “delete”],&quot;type&quot;:&quot;module&quot;}),(&quot;4231-1231-123111-123251&quot;,{&quot;moduleNameSchema&quot;:&quot;cosa120&quot;,&quot;moduleDescriptionSchema&quot;:&quot;desc242&quot;,&quot;moduleLinkSchema&quot;:&quot;link242&quot;,&quot;moduleIsValidSchema&quot;:&quot;true&quot;,&quot;modulePermissionSchema&quot;:[“read”, “delete”],&quot;type&quot;:&quot;module&quot;}),(&quot;4231-1231-123111-123252&quot;,{&quot;moduleNameSchema&quot;:&quot;cosa121&quot;,&quot;moduleDescriptionSchema&quot;:&quot;desc243&quot;,&quot;moduleLinkSchema&quot;:&quot;link243&quot;,&quot;moduleIsValidSchema&quot;:&quot;true&quot;,&quot;modulePermissionSchema&quot;:[“read”, “delete”],&quot;type&quot;:&quot;module&quot;}),(&quot;4231-1231-123111-123253&quot;,{&quot;moduleNameSchema&quot;:&quot;cosa122&quot;,&quot;moduleDescriptionSchema&quot;:&quot;desc244&quot;,&quot;moduleLinkSchema&quot;:&quot;link244&quot;,&quot;moduleIsValidSchema&quot;:&quot;true&quot;,&quot;modulePermissionSchema&quot;:[“read”, “delete”],&quot;type&quot;:&quot;module&quot;}),(&quot;4231-1231-123111-123254&quot;,{&quot;moduleNameSchema&quot;:&quot;cosa123&quot;,&quot;moduleDescriptionSchema&quot;:&quot;desc245&quot;,&quot;moduleLinkSchema&quot;:&quot;link245&quot;,&quot;moduleIsValidSchema&quot;:&quot;true&quot;,&quot;modulePermissionSchema&quot;:[“read”, “delete”],&quot;type&quot;:&quot;module&quot;}),(&quot;4231-1231-123111-123255&quot;,{&quot;moduleNameSchema&quot;:&quot;cosa124&quot;,&quot;moduleDescriptionSchema&quot;:&quot;desc246&quot;,&quot;moduleLinkSchema&quot;:&quot;link246&quot;,&quot;moduleIsValidSchema&quot;:&quot;true&quot;,&quot;modulePermissionSchema&quot;:[“read”, “delete”],&quot;type&quot;:&quot;module&quot;}),(&quot;4231-1231-123111-123256&quot;,{&quot;moduleNameSchema&quot;:&quot;cosa125&quot;,&quot;moduleDescriptionSchema&quot;:&quot;desc247&quot;,&quot;moduleLinkSchema&quot;:&quot;link247&quot;,&quot;moduleIsValidSchema&quot;:&quot;true&quot;,&quot;modulePermissionSchema&quot;:[“read”, “delete”],&quot;type&quot;:&quot;module&quot;}),(&quot;4231-1231-123111-123257&quot;,{&quot;moduleNameSchema&quot;:&quot;cosa126&quot;,&quot;moduleDescriptionSchema&quot;:&quot;desc248&quot;,&quot;moduleLinkSchema&quot;:&quot;link248&quot;,&quot;moduleIsValidSchema&quot;:&quot;true&quot;,&quot;modulePermissionSchema&quot;:[“read”, “delete”],&quot;type&quot;:&quot;module&quot;}),(&quot;4231-1231-123111-123258&quot;,{&quot;moduleNameSchema&quot;:&quot;cosa127&quot;,&quot;moduleDescriptionSchema&quot;:&quot;desc249&quot;,&quot;moduleLinkSchema&quot;:&quot;link249&quot;,&quot;moduleIsValidSchema&quot;:&quot;true&quot;,&quot;modulePermissionSchema&quot;:[“read”, “delete”],&quot;type&quot;:&quot;module&quot;}),(&quot;4231-1231-123111-123259&quot;,{&quot;moduleNameSchema&quot;:&quot;cosa128&quot;,&quot;moduleDescriptionSchema&quot;:&quot;desc250&quot;,&quot;moduleLinkSchema&quot;:&quot;link250&quot;,&quot;moduleIsValidSchema&quot;:&quot;true&quot;,&quot;modulePermissionSchema&quot;:[“read”, “delete”],&quot;type&quot;:&quot;module&quot;}),(&quot;4231-1231-123111-123260&quot;,{&quot;moduleNameSchema&quot;:&quot;cosa129&quot;,&quot;moduleDescriptionSchema&quot;:&quot;desc251&quot;,&quot;moduleLinkSchema&quot;:&quot;link251&quot;,&quot;moduleIsValidSchema&quot;:&quot;true&quot;,&quot;modulePermissionSchema&quot;:[“read”, “delete”],&quot;type&quot;:&quot;module&quot;}),(&quot;4231-1231-123111-123261&quot;,{&quot;moduleNameSchema&quot;:&quot;cosa130&quot;,&quot;moduleDescriptionSchema&quot;:&quot;desc252&quot;,&quot;moduleLinkSchema&quot;:&quot;link252&quot;,&quot;moduleIsValidSchema&quot;:&quot;true&quot;,&quot;modulePermissionSchema&quot;:[“read”, “delete”],&quot;type&quot;:&quot;module&quot;}),(&quot;4231-1231-123111-123262&quot;,{&quot;moduleNameSchema&quot;:&quot;cosa131&quot;,&quot;moduleDescriptionSchema&quot;:&quot;desc253&quot;,&quot;moduleLinkSchema&quot;:&quot;link253&quot;,&quot;moduleIsValidSchema&quot;:&quot;true&quot;,&quot;modulePermissionSchema&quot;:[“read”, “delete”],&quot;type&quot;:&quot;module&quot;}),(&quot;4231-1231-123111-123263&quot;,{&quot;moduleNameSchema&quot;:&quot;cosa132&quot;,&quot;moduleDescriptionSchema&quot;:&quot;desc254&quot;,&quot;moduleLinkSchema&quot;:&quot;link254&quot;,&quot;moduleIsValidSchema&quot;:&quot;true&quot;,&quot;modulePermissionSchema&quot;:[“read”, “delete”],&quot;type&quot;:&quot;module&quot;}),(&quot;4231-1231-123111-123264&quot;,{&quot;moduleNameSchema&quot;:&quot;cosa133&quot;,&quot;moduleDescriptionSchema&quot;:&quot;desc255&quot;,&quot;moduleLinkSchema&quot;:&quot;link255&quot;,&quot;moduleIsValidSchema&quot;:&quot;true&quot;,&quot;modulePermissionSchema&quot;:[“read”, “delete”],&quot;type&quot;:&quot;module&quot;}),(&quot;4231-1231-123111-123265&quot;,{&quot;moduleNameSchema&quot;:&quot;cosa134&quot;,&quot;moduleDescriptionSchema&quot;:&quot;desc256&quot;,&quot;moduleLinkSchema&quot;:&quot;link256&quot;,&quot;moduleIsValidSchema&quot;:&quot;true&quot;,&quot;modulePermissionSchema&quot;:[“read”, “delete”],&quot;type&quot;:&quot;module&quot;}),(&quot;4231-1231-123111-123266&quot;,{&quot;moduleNameSchema&quot;:&quot;cosa135&quot;,&quot;moduleDescriptionSchema&quot;:&quot;desc257&quot;,&quot;moduleLinkSchema&quot;:&quot;link257&quot;,&quot;moduleIsValidSchema&quot;:&quot;true&quot;,&quot;modulePermissionSchema&quot;:[“read”, “delete”],&quot;type&quot;:&quot;module&quot;}),(&quot;4231-1231-123111-123267&quot;,{&quot;moduleNameSchema&quot;:&quot;cosa136&quot;,&quot;moduleDescriptionSchema&quot;:&quot;desc258&quot;,&quot;moduleLinkSchema&quot;:&quot;link258&quot;,&quot;moduleIsValidSchema&quot;:&quot;true&quot;,&quot;modulePermissionSchema&quot;:[“read”, “delete”],&quot;type&quot;:&quot;module&quot;}),(&quot;4231-1231-123111-123268&quot;,{&quot;moduleNameSchema&quot;:&quot;cosa137&quot;,&quot;moduleDescriptionSchema&quot;:&quot;desc259&quot;,&quot;moduleLinkSchema&quot;:&quot;link259&quot;,&quot;moduleIsValidSchema&quot;:&quot;true&quot;,&quot;modulePermissionSchema&quot;:[“read”, “delete”],&quot;type&quot;:&quot;module&quot;}),(&quot;4231-1231-123111-123269&quot;,{&quot;moduleNameSchema&quot;:&quot;cosa138&quot;,&quot;moduleDescriptionSchema&quot;:&quot;desc260&quot;,&quot;moduleLinkSchema&quot;:&quot;link260&quot;,&quot;moduleIsValidSchema&quot;:&quot;true&quot;,&quot;modulePermissionSchema&quot;:[“read”, “delete”],&quot;type&quot;:&quot;module&quot;}),(&quot;4231-1231-123111-123270&quot;,{&quot;moduleNameSchema&quot;:&quot;cosa139&quot;,&quot;moduleDescriptionSchema&quot;:&quot;desc261&quot;,&quot;moduleLinkSchema&quot;:&quot;link261&quot;,&quot;moduleIsValidSchema&quot;:&quot;true&quot;,&quot;modulePermissionSchema&quot;:[“read”, “delete”],&quot;type&quot;:&quot;module&quot;}),(&quot;4231-1231-123111-123271&quot;,{&quot;moduleNameSchema&quot;:&quot;cosa140&quot;,&quot;moduleDescriptionSchema&quot;:&quot;desc262&quot;,&quot;moduleLinkSchema&quot;:&quot;link262&quot;,&quot;moduleIsValidSchema&quot;:&quot;true&quot;,&quot;modulePermissionSchema&quot;:[“read”, “delete”],&quot;type&quot;:&quot;module&quot;}),(&quot;4231-1231-123111-123272&quot;,{&quot;moduleNameSchema&quot;:&quot;cosa141&quot;,&quot;moduleDescriptionSchema&quot;:&quot;desc263&quot;,&quot;moduleLinkSchema&quot;:&quot;link263&quot;,&quot;moduleIsValidSchema&quot;:&quot;true&quot;,&quot;modulePermissionSchema&quot;:[“read”, “delete”],&quot;type&quot;:&quot;module&quot;}),(&quot;4231-1231-123111-123273&quot;,{&quot;moduleNameSchema&quot;:&quot;cosa142&quot;,&quot;moduleDescriptionSchema&quot;:&quot;desc264&quot;,&quot;moduleLinkSchema&quot;:&quot;link264&quot;,&quot;moduleIsValidSchema&quot;:&quot;true&quot;,&quot;modulePermissionSchema&quot;:[“read”, “delete”],&quot;type&quot;:&quot;module&quot;}),(&quot;4231-1231-123111-123274&quot;,{&quot;moduleNameSchema&quot;:&quot;cosa143&quot;,&quot;moduleDescriptionSchema&quot;:&quot;desc265&quot;,&quot;moduleLinkSchema&quot;:&quot;link265&quot;,&quot;moduleIsValidSchema&quot;:&quot;true&quot;,&quot;modulePermissionSchema&quot;:[“read”, “delete”],&quot;type&quot;:&quot;module&quot;}),(&quot;4231-1231-123111-123275&quot;,{&quot;moduleNameSchema&quot;:&quot;cosa144&quot;,&quot;moduleDescriptionSchema&quot;:&quot;desc266&quot;,&quot;moduleLinkSchema&quot;:&quot;link266&quot;,&quot;moduleIsValidSchema&quot;:&quot;true&quot;,&quot;modulePermissionSchema&quot;:[“read”, “delete”],&quot;type&quot;:&quot;module&quot;}),(&quot;4231-1231-123111-123276&quot;,{&quot;moduleNameSchema&quot;:&quot;cosa145&quot;,&quot;moduleDescriptionSchema&quot;:&quot;desc267&quot;,&quot;moduleLinkSchema&quot;:&quot;link267&quot;,&quot;moduleIsValidSchema&quot;:&quot;true&quot;,&quot;modulePermissionSchema&quot;:[“read”, “delete”],&quot;type&quot;:&quot;module&quot;}),(&quot;4231-1231-123111-123277&quot;,{&quot;moduleNameSchema&quot;:&quot;cosa146&quot;,&quot;moduleDescriptionSchema&quot;:&quot;desc268&quot;,&quot;moduleLinkSchema&quot;:&quot;link268&quot;,&quot;moduleIsValidSchema&quot;:&quot;true&quot;,&quot;modulePermissionSchema&quot;:[“read”, “delete”],&quot;type&quot;:&quot;module&quot;}),(&quot;4231-1231-123111-123278&quot;,{&quot;moduleNameSchema&quot;:&quot;cosa147&quot;,&quot;moduleDescriptionSchema&quot;:&quot;desc269&quot;,&quot;moduleLinkSchema&quot;:&quot;link269&quot;,&quot;moduleIsValidSchema&quot;:&quot;true&quot;,&quot;modulePermissionSchema&quot;:[“read”, “delete”],&quot;type&quot;:&quot;module&quot;}),(&quot;4231-1231-123111-123279&quot;,{&quot;moduleNameSchema&quot;:&quot;cosa148&quot;,&quot;moduleDescriptionSchema&quot;:&quot;desc270&quot;,&quot;moduleLinkSchema&quot;:&quot;link270&quot;,&quot;moduleIsValidSchema&quot;:&quot;true&quot;,&quot;modulePermissionSchema&quot;:[“read”, “delete”],&quot;type&quot;:&quot;module&quot;}),(&quot;4231-1231-123111-123280&quot;,{&quot;moduleNameSchema&quot;:&quot;cosa149&quot;,&quot;moduleDescriptionSchema&quot;:&quot;desc271&quot;,&quot;moduleLinkSchema&quot;:&quot;link271&quot;,&quot;moduleIsValidSchema&quot;:&quot;true&quot;,&quot;modulePermissionSchema&quot;:[“read”, “delete”],&quot;type&quot;:&quot;module&quot;}),(&quot;4231-1231-123111-123281&quot;,{&quot;moduleNameSchema&quot;:&quot;cosa150&quot;,&quot;moduleDescriptionSchema&quot;:&quot;desc272&quot;,&quot;moduleLinkSchema&quot;:&quot;link272&quot;,&quot;moduleIsValidSchema&quot;:&quot;true&quot;,&quot;modulePermissionSchema&quot;:[“read”, “delete”],&quot;type&quot;:&quot;module&quot;}),(&quot;4231-1231-123111-123282&quot;,{&quot;moduleNameSchema&quot;:&quot;cosa151&quot;,&quot;moduleDescriptionSchema&quot;:&quot;desc273&quot;,&quot;moduleLinkSchema&quot;:&quot;link273&quot;,&quot;moduleIsValidSchema&quot;:&quot;true&quot;,&quot;modulePermissionSchema&quot;:[“read”, “delete”],&quot;type&quot;:&quot;module&quot;}),(&quot;4231-1231-123111-123283&quot;,{&quot;moduleNameSchema&quot;:&quot;cosa152&quot;,&quot;moduleDescriptionSchema&quot;:&quot;desc274&quot;,&quot;moduleLinkSchema&quot;:&quot;link274&quot;,&quot;moduleIsValidSchema&quot;:&quot;true&quot;,&quot;modulePermissionSchema&quot;:[“read”, “delete”],&quot;type&quot;:&quot;module&quot;})" calcext:value-type="string">
            <text:p>("4231-1231-123111-123132",{"moduleNameSchema":"cosa1","moduleDescriptionSchema":"desc123","moduleLinkSchema":"link123","moduleIsValidSchema":"true","modulePermissionSchema":[“read”, “delete”],"type":"module"}),("4231-1231-123111-123133",{"moduleNameSchema":"cosa2","moduleDescriptionSchema":"desc124","moduleLinkSchema":"link124","moduleIsValidSchema":"true","modulePermissionSchema":[“read”, “delete”],"type":"module"}),("4231-1231-123111-123134",{"moduleNameSchema":"cosa3","moduleDescriptionSchema":"desc125","moduleLinkSchema":"link125","moduleIsValidSchema":"true","modulePermissionSchema":[“read”, “delete”],"type":"module"}),("4231-1231-123111-123135",{"moduleNameSchema":"cosa4","moduleDescriptionSchema":"desc126","moduleLinkSchema":"link126","moduleIsValidSchema":"true","modulePermissionSchema":[“read”, “delete”],"type":"module"}),("4231-1231-123111-123136",{"moduleNameSchema":"cosa5","moduleDescriptionSchema":"desc127","moduleLinkSchema":"link127","moduleIsValidSchema":"true","modulePermissionSchema":[“read”, “delete”],"type":"module"}),("4231-1231-123111-123137",{"moduleNameSchema":"cosa6","moduleDescriptionSchema":"desc128","moduleLinkSchema":"link128","moduleIsValidSchema":"true","modulePermissionSchema":[“read”, “delete”],"type":"module"}),("4231-1231-123111-123138",{"moduleNameSchema":"cosa7","moduleDescriptionSchema":"desc129","moduleLinkSchema":"link129","moduleIsValidSchema":"true","modulePermissionSchema":[“read”, “delete”],"type":"module"}),("4231-1231-123111-123139",{"moduleNameSchema":"cosa8","moduleDescriptionSchema":"desc130","moduleLinkSchema":"link130","moduleIsValidSchema":"true","modulePermissionSchema":[“read”, “delete”],"type":"module"}),("4231-1231-123111-123140",{"moduleNameSchema":"cosa9","moduleDescriptionSchema":"desc131","moduleLinkSchema":"link131","moduleIsValidSchema":"true","modulePermissionSchema":[“read”, “delete”],"type":"module"}),("4231-1231-123111-123141",{"moduleNameSchema":"cosa10","moduleDescriptionSchema":"desc132","moduleLinkSchema":"link132","moduleIsValidSchema":"true","modulePermissionSchema":[“read”, “delete”],"type":"module"}),("4231-1231-123111-123142",{"moduleNameSchema":"cosa11","moduleDescriptionSchema":"desc133","moduleLinkSchema":"link133","moduleIsValidSchema":"true","modulePermissionSchema":[“read”, “delete”],"type":"module"}),("4231-1231-123111-123143",{"moduleNameSchema":"cosa12","moduleDescriptionSchema":"desc134","moduleLinkSchema":"link134","moduleIsValidSchema":"true","modulePermissionSchema":[“read”, “delete”],"type":"module"}),("4231-1231-123111-123144",{"moduleNameSchema":"cosa13","moduleDescriptionSchema":"desc135","moduleLinkSchema":"link135","moduleIsValidSchema":"true","modulePermissionSchema":[“read”, “delete”],"type":"module"}),("4231-1231-123111-123145",{"moduleNameSchema":"cosa14","moduleDescriptionSchema":"desc136","moduleLinkSchema":"link136","moduleIsValidSchema":"true","modulePermissionSchema":[“read”, “delete”],"type":"module"}),("4231-1231-123111-123146",{"moduleNameSchema":"cosa15","moduleDescriptionSchema":"desc137","moduleLinkSchema":"link137","moduleIsValidSchema":"true","modulePermissionSchema":[“read”, “delete”],"type":"module"}),("4231-1231-123111-123147",{"moduleNameSchema":"cosa16","moduleDescriptionSchema":"desc138","moduleLinkSchema":"link138","moduleIsValidSchema":"true","modulePermissionSchema":[“read”, “delete”],"type":"module"}),("4231-1231-123111-123148",{"moduleNameSchema":"cosa17","moduleDescriptionSchema":"desc139","moduleLinkSchema":"link139","moduleIsValidSchema":"true","modulePermissionSchema":[“read”, “delete”],"type":"module"}),("4231-1231-123111-123149",{"moduleNameSchema":"cosa18","moduleDescriptionSchema":"desc140","moduleLinkSchema":"link140","moduleIsValidSchema":"true","modulePermissionSchema":[“read”, “delete”],"type":"module"}),("4231-1231-123111-123150",{"moduleNameSchema":"cosa19","moduleDescriptionSchema":"desc141","moduleLinkSchema":"link141","moduleIsValidSchema":"true","modulePermissionSchema":[“read”, “delete”],"type":"module"}),("4231-1231-123111-123151",{"moduleNameSchema":"cosa20","moduleDescriptionSchema":"desc142","moduleLinkSchema":"link142","moduleIsValidSchema":"true","modulePermissionSchema":[“read”, “delete”],"type":"module"}),("4231-1231-123111-123152",{"moduleNameSchema":"cosa21","moduleDescriptionSchema":"desc143","moduleLinkSchema":"link143","moduleIsValidSchema":"true","modulePermissionSchema":[“read”, “delete”],"type":"module"}),("4231-1231-123111-123153",{"moduleNameSchema":"cosa22","moduleDescriptionSchema":"desc144","moduleLinkSchema":"link144","moduleIsValidSchema":"true","modulePermissionSchema":[“read”, “delete”],"type":"module"}),("4231-1231-123111-123154",{"moduleNameSchema":"cosa23","moduleDescriptionSchema":"desc145","moduleLinkSchema":"link145","moduleIsValidSchema":"true","modulePermissionSchema":[“read”, “delete”],"type":"module"}),("4231-1231-123111-123155",{"moduleNameSchema":"cosa24","moduleDescriptionSchema":"desc146","moduleLinkSchema":"link146","moduleIsValidSchema":"true","modulePermissionSchema":[“read”, “delete”],"type":"module"}),("4231-1231-123111-123156",{"moduleNameSchema":"cosa25","moduleDescriptionSchema":"desc147","moduleLinkSchema":"link147","moduleIsValidSchema":"true","modulePermissionSchema":[“read”, “delete”],"type":"module"}),("4231-1231-123111-123157",{"moduleNameSchema":"cosa26","moduleDescriptionSchema":"desc148","moduleLinkSchema":"link148","moduleIsValidSchema":"true","modulePermissionSchema":[“read”, “delete”],"type":"module"}),("4231-1231-123111-123158",{"moduleNameSchema":"cosa27","moduleDescriptionSchema":"desc149","moduleLinkSchema":"link149","moduleIsValidSchema":"true","modulePermissionSchema":[“read”, “delete”],"type":"module"}),("4231-1231-123111-123159",{"moduleNameSchema":"cosa28","moduleDescriptionSchema":"desc150","moduleLinkSchema":"link150","moduleIsValidSchema":"true","modulePermissionSchema":[“read”, “delete”],"type":"module"}),("4231-1231-123111-123160",{"moduleNameSchema":"cosa29","moduleDescriptionSchema":"desc151","moduleLinkSchema":"link151","moduleIsValidSchema":"true","modulePermissionSchema":[“read”, “delete”],"type":"module"}),("4231-1231-123111-123161",{"moduleNameSchema":"cosa30","moduleDescriptionSchema":"desc152","moduleLinkSchema":"link152","moduleIsValidSchema":"true","modulePermissionSchema":[“read”, “delete”],"type":"module"}),("4231-1231-123111-123162",{"moduleNameSchema":"cosa31","moduleDescriptionSchema":"desc153","moduleLinkSchema":"link153","moduleIsValidSchema":"true","modulePermissionSchema":[“read”, “delete”],"type":"module"}),("4231-1231-123111-123163",{"moduleNameSchema":"cosa32","moduleDescriptionSchema":"desc154","moduleLinkSchema":"link154","moduleIsValidSchema":"true","modulePermissionSchema":[“read”, “delete”],"type":"module"}),("4231-1231-123111-123164",{"moduleNameSchema":"cosa33","moduleDescriptionSchema":"desc155","moduleLinkSchema":"link155","moduleIsValidSchema":"true","modulePermissionSchema":[“read”, “delete”],"type":"module"}),("4231-1231-123111-123165",{"moduleNameSchema":"cosa34","moduleDescriptionSchema":"desc156","moduleLinkSchema":"link156","moduleIsValidSchema":"true","modulePermissionSchema":[“read”, “delete”],"type":"module"}),("4231-1231-123111-123166",{"moduleNameSchema":"cosa35","moduleDescriptionSchema":"desc157","moduleLinkSchema":"link157","moduleIsValidSchema":"true","modulePermissionSchema":[“read”, “delete”],"type":"module"}),("4231-1231-123111-123167",{"moduleNameSchema":"cosa36","moduleDescriptionSchema":"desc158","moduleLinkSchema":"link158","moduleIsValidSchema":"true","modulePermissionSchema":[“read”, “delete”],"type":"module"}),("4231-1231-123111-123168",{"moduleNameSchema":"cosa37","moduleDescriptionSchema":"desc159","moduleLinkSchema":"link159","moduleIsValidSchema":"true","modulePermissionSchema":[“read”, “delete”],"type":"module"}),("4231-1231-123111-123169",{"moduleNameSchema":"cosa38","moduleDescriptionSchema":"desc160","moduleLinkSchema":"link160","moduleIsValidSchema":"true","modulePermissionSchema":[“read”, “delete”],"type":"module"}),("4231-1231-123111-123170",{"moduleNameSchema":"cosa39","moduleDescriptionSchema":"desc161","moduleLinkSchema":"link161","moduleIsValidSchema":"true","modulePermissionSchema":[“read”, “delete”],"type":"module"}),("4231-1231-123111-123171",{"moduleNameSchema":"cosa40","moduleDescriptionSchema":"desc162","moduleLinkSchema":"link162","moduleIsValidSchema":"true","modulePermissionSchema":[“read”, “delete”],"type":"module"}),("4231-1231-123111-123172",{"moduleNameSchema":"cosa41","moduleDescriptionSchema":"desc163","moduleLinkSchema":"link163","moduleIsValidSchema":"true","modulePermissionSchema":[“read”, “delete”],"type":"module"}),("4231-1231-123111-123173",{"moduleNameSchema":"cosa42","moduleDescriptionSchema":"desc164","moduleLinkSchema":"link164","moduleIsValidSchema":"true","modulePermissionSchema":[“read”, “delete”],"type":"module"}),("4231-1231-123111-123174",{"moduleNameSchema":"cosa43","moduleDescriptionSchema":"desc165","moduleLinkSchema":"link165","moduleIsValidSchema":"true","modulePermissionSchema":[“read”, “delete”],"type":"module"}),("4231-1231-123111-123175",{"moduleNameSchema":"cosa44","moduleDescriptionSchema":"desc166","moduleLinkSchema":"link166","moduleIsValidSchema":"true","modulePermissionSchema":[“read”, “delete”],"type":"module"}),("4231-1231-123111-123176",{"moduleNameSchema":"cosa45","moduleDescriptionSchema":"desc167","moduleLinkSchema":"link167","moduleIsValidSchema":"true","modulePermissionSchema":[“read”, “delete”],"type":"module"}),("4231-1231-123111-123177",{"moduleNameSchema":"cosa46","moduleDescriptionSchema":"desc168","moduleLinkSchema":"link168","moduleIsValidSchema":"true","modulePermissionSchema":[“read”, “delete”],"type":"module"}),("4231-1231-123111-123178",{"moduleNameSchema":"cosa47","moduleDescriptionSchema":"desc169","moduleLinkSchema":"link169","moduleIsValidSchema":"true","modulePermissionSchema":[“read”, “delete”],"type":"module"}),("4231-1231-123111-123179",{"moduleNameSchema":"cosa48","moduleDescriptionSchema":"desc170","moduleLinkSchema":"link170","moduleIsValidSchema":"true","modulePermissionSchema":[“read”, “delete”],"type":"module"}),("4231-1231-123111-123180",{"moduleNameSchema":"cosa49","moduleDescriptionSchema":"desc171","moduleLinkSchema":"link171","moduleIsValidSchema":"true","modulePermissionSchema":[“read”, “delete”],"type":"module"}),("4231-1231-123111-123181",{"moduleNameSchema":"cosa50","moduleDescriptionSchema":"desc172","moduleLinkSchema":"link172","moduleIsValidSchema":"true","modulePermissionSchema":[“read”, “delete”],"type":"module"}),("4231-1231-123111-123182",{"moduleNameSchema":"cosa51","moduleDescriptionSchema":"desc173","moduleLinkSchema":"link173","moduleIsValidSchema":"true","modulePermissionSchema":[“read”, “delete”],"type":"module"}),("4231-1231-123111-123183",{"moduleNameSchema":"cosa52","moduleDescriptionSchema":"desc174","moduleLinkSchema":"link174","moduleIsValidSchema":"true","modulePermissionSchema":[“read”, “delete”],"type":"module"}),("4231-1231-123111-123184",{"moduleNameSchema":"cosa53","moduleDescriptionSchema":"desc175","moduleLinkSchema":"link175","moduleIsValidSchema":"true","modulePermissionSchema":[“read”, “delete”],"type":"module"}),("4231-1231-123111-123185",{"moduleNameSchema":"cosa54","moduleDescriptionSchema":"desc176","moduleLinkSchema":"link176","moduleIsValidSchema":"true","modulePermissionSchema":[“read”, “delete”],"type":"module"}),("4231-1231-123111-123186",{"moduleNameSchema":"cosa55","moduleDescriptionSchema":"desc177","moduleLinkSchema":"link177","moduleIsValidSchema":"true","modulePermissionSchema":[“read”, “delete”],"type":"module"}),("4231-1231-123111-123187",{"moduleNameSchema":"cosa56","moduleDescriptionSchema":"desc178","moduleLinkSchema":"link178","moduleIsValidSchema":"true","modulePermissionSchema":[“read”, “delete”],"type":"module"}),("4231-1231-123111-123188",{"moduleNameSchema":"cosa57","moduleDescriptionSchema":"desc179","moduleLinkSchema":"link179","moduleIsValidSchema":"true","modulePermissionSchema":[“read”, “delete”],"type":"module"}),("4231-1231-123111-123189",{"moduleNameSchema":"cosa58","moduleDescriptionSchema":"desc180","moduleLinkSchema":"link180","moduleIsValidSchema":"true","modulePermissionSchema":[“read”, “delete”],"type":"module"}),("4231-1231-123111-123190",{"moduleNameSchema":"cosa59","moduleDescriptionSchema":"desc181","moduleLinkSchema":"link181","moduleIsValidSchema":"true","modulePermissionSchema":[“read”, “delete”],"type":"module"}),("4231-1231-123111-123191",{"moduleNameSchema":"cosa60","moduleDescriptionSchema":"desc182","moduleLinkSchema":"link182","moduleIsValidSchema":"true","modulePermissionSchema":[“read”, “delete”],"type":"module"}),("4231-1231-123111-123192",{"moduleNameSchema":"cosa61","moduleDescriptionSchema":"desc183","moduleLinkSchema":"link183","moduleIsValidSchema":"true","modulePermissionSchema":[“read”, “delete”],"type":"module"}),("4231-1231-123111-123193",{"moduleNameSchema":"cosa62","moduleDescriptionSchema":"desc184","moduleLinkSchema":"link184","moduleIsValidSchema":"true","modulePermissionSchema":[“read”, “delete”],"type":"module"}),("4231-1231-123111-123194",{"moduleNameSchema":"cosa63","moduleDescriptionSchema":"desc185","moduleLinkSchema":"link185","moduleIsValidSchema":"true","modulePermissionSchema":[“read”, “delete”],"type":"module"}),("4231-1231-123111-123195",{"moduleNameSchema":"cosa64","moduleDescriptionSchema":"desc186","moduleLinkSchema":"link186","moduleIsValidSchema":"true","modulePermissionSchema":[“read”, “delete”],"type":"module"}),("4231-1231-123111-123196",{"moduleNameSchema":"cosa65","moduleDescriptionSchema":"desc187","moduleLinkSchema":"link187","moduleIsValidSchema":"true","modulePermissionSchema":[“read”, “delete”],"type":"module"}),("4231-1231-123111-123197",{"moduleNameSchema":"cosa66","moduleDescriptionSchema":"desc188","moduleLinkSchema":"link188","moduleIsValidSchema":"true","modulePermissionSchema":[“read”, “delete”],"type":"module"}),("4231-1231-123111-123198",{"moduleNameSchema":"cosa67","moduleDescriptionSchema":"desc189","moduleLinkSchema":"link189","moduleIsValidSchema":"true","modulePermissionSchema":[“read”, “delete”],"type":"module"}),("4231-1231-123111-123199",{"moduleNameSchema":"cosa68","moduleDescriptionSchema":"desc190","moduleLinkSchema":"link190","moduleIsValidSchema":"true","modulePermissionSchema":[“read”, “delete”],"type":"module"}),("4231-1231-123111-123200",{"moduleNameSchema":"cosa69","moduleDescriptionSchema":"desc191","moduleLinkSchema":"link191","moduleIsValidSchema":"true","modulePermissionSchema":[“read”, “delete”],"type":"module"}),("4231-1231-123111-123201",{"moduleNameSchema":"cosa70","moduleDescriptionSchema":"desc192","moduleLinkSchema":"link192","moduleIsValidSchema":"true","modulePermissionSchema":[“read”, “delete”],"type":"module"}),("4231-1231-123111-123202",{"moduleNameSchema":"cosa71","moduleDescriptionSchema":"desc193","moduleLinkSchema":"link193","moduleIsValidSchema":"true","modulePermissionSchema":[“read”, “delete”],"type":"module"}),("4231-1231-123111-123203",{"moduleNameSchema":"cosa72","moduleDescriptionSchema":"desc194","moduleLinkSchema":"link194","moduleIsValidSchema":"true","modulePermissionSchema":[“read”, “delete”],"type":"module"}),("4231-1231-123111-123204",{"moduleNameSchema":"cosa73","moduleDescriptionSchema":"desc195","moduleLinkSchema":"link195","moduleIsValidSchema":"true","modulePermissionSchema":[“read”, “delete”],"type":"module"}),("4231-1231-123111-123205",{"moduleNameSchema":"cosa74","moduleDescriptionSchema":"desc196","moduleLinkSchema":"link196","moduleIsValidSchema":"true","modulePermissionSchema":[“read”, “delete”],"type":"module"}),("4231-1231-123111-123206",{"moduleNameSchema":"cosa75","moduleDescriptionSchema":"desc197","moduleLinkSchema":"link197","moduleIsValidSchema":"true","modulePermissionSchema":[“read”, “delete”],"type":"module"}),("4231-1231-123111-123207",{"moduleNameSchema":"cosa76","moduleDescriptionSchema":"desc198","moduleLinkSchema":"link198","moduleIsValidSchema":"true","modulePermissionSchema":[“read”, “delete”],"type":"module"}),("4231-1231-123111-123208",{"moduleNameSchema":"cosa77","moduleDescriptionSchema":"desc199","moduleLinkSchema":"link199","moduleIsValidSchema":"true","modulePermissionSchema":[“read”, “delete”],"type":"module"}),("4231-1231-123111-123209",{"moduleNameSchema":"cosa78","moduleDescriptionSchema":"desc200","moduleLinkSchema":"link200","moduleIsValidSchema":"true","modulePermissionSchema":[“read”, “delete”],"type":"module"}),("4231-1231-123111-123210",{"moduleNameSchema":"cosa79","moduleDescriptionSchema":"desc201","moduleLinkSchema":"link201","moduleIsValidSchema":"true","modulePermissionSchema":[“read”, “delete”],"type":"module"}),("4231-1231-123111-123211",{"moduleNameSchema":"cosa80","moduleDescriptionSchema":"desc202","moduleLinkSchema":"link202","moduleIsValidSchema":"true","modulePermissionSchema":[“read”, “delete”],"type":"module"}),("4231-1231-123111-123212",{"moduleNameSchema":"cosa81","moduleDescriptionSchema":"desc203","moduleLinkSchema":"link203","moduleIsValidSchema":"true","modulePermissionSchema":[“read”, “delete”],"type":"module"}),("4231-1231-123111-123213",{"moduleNameSchema":"cosa82","moduleDescriptionSchema":"desc204","moduleLinkSchema":"link204","moduleIsValidSchema":"true","modulePermissionSchema":[“read”, “delete”],"type":"module"}),("4231-1231-123111-123214",{"moduleNameSchema":"cosa83","moduleDescriptionSchema":"desc205","moduleLinkSchema":"link205","moduleIsValidSchema":"true","modulePermissionSchema":[“read”, “delete”],"type":"module"}),("4231-1231-123111-123215",{"moduleNameSchema":"cosa84","moduleDescriptionSchema":"desc206","moduleLinkSchema":"link206","moduleIsValidSchema":"true","modulePermissionSchema":[“read”, “delete”],"type":"module"}),("4231-1231-123111-123216",{"moduleNameSchema":"cosa85","moduleDescriptionSchema":"desc207","moduleLinkSchema":"link207","moduleIsValidSchema":"true","modulePermissionSchema":[“read”, “delete”],"type":"module"}),("4231-1231-123111-123217",{"moduleNameSchema":"cosa86","moduleDescriptionSchema":"desc208","moduleLinkSchema":"link208","moduleIsValidSchema":"true","modulePermissionSchema":[“read”, “delete”],"type":"module"}),("4231-1231-123111-123218",{"moduleNameSchema":"cosa87","moduleDescriptionSchema":"desc209","moduleLinkSchema":"link209","moduleIsValidSchema":"true","modulePermissionSchema":[“read”, “delete”],"type":"module"}),("4231-1231-123111-123219",{"moduleNameSchema":"cosa88","moduleDescriptionSchema":"desc210","moduleLinkSchema":"link210","moduleIsValidSchema":"true","modulePermissionSchema":[“read”, “delete”],"type":"module"}),("4231-1231-123111-123220",{"moduleNameSchema":"cosa89","moduleDescriptionSchema":"desc211","moduleLinkSchema":"link211","moduleIsValidSchema":"true","modulePermissionSchema":[“read”, “delete”],"type":"module"}),("4231-1231-123111-123221",{"moduleNameSchema":"cosa90","moduleDescriptionSchema":"desc212","moduleLinkSchema":"link212","moduleIsValidSchema":"true","modulePermissionSchema":[“read”, “delete”],"type":"module"}),("4231-1231-123111-123222",{"moduleNameSchema":"cosa91","moduleDescriptionSchema":"desc213","moduleLinkSchema":"link213","moduleIsValidSchema":"true","modulePermissionSchema":[“read”, “delete”],"type":"module"}),("4231-1231-123111-123223",{"moduleNameSchema":"cosa92","moduleDescriptionSchema":"desc214","moduleLinkSchema":"link214","moduleIsValidSchema":"true","modulePermissionSchema":[“read”, “delete”],"type":"module"}),("4231-1231-123111-123224",{"moduleNameSchema":"cosa93","moduleDescriptionSchema":"desc215","moduleLinkSchema":"link215","moduleIsValidSchema":"true","modulePermissionSchema":[“read”, “delete”],"type":"module"}),("4231-1231-123111-123225",{"moduleNameSchema":"cosa94","moduleDescriptionSchema":"desc216","moduleLinkSchema":"link216","moduleIsValidSchema":"true","modulePermissionSchema":[“read”, “delete”],"type":"module"}),("4231-1231-123111-123226",{"moduleNameSchema":"cosa95","moduleDescriptionSchema":"desc217","moduleLinkSchema":"link217","moduleIsValidSchema":"true","modulePermissionSchema":[“read”, “delete”],"type":"module"}),("4231-1231-123111-123227",{"moduleNameSchema":"cosa96","moduleDescriptionSchema":"desc218","moduleLinkSchema":"link218","moduleIsValidSchema":"true","modulePermissionSchema":[“read”, “delete”],"type":"module"}),("4231-1231-123111-123228",{"moduleNameSchema":"cosa97","moduleDescriptionSchema":"desc219","moduleLinkSchema":"link219","moduleIsValidSchema":"true","modulePermissionSchema":[“read”, “delete”],"type":"module"}),("4231-1231-123111-123229",{"moduleNameSchema":"cosa98","moduleDescriptionSchema":"desc220","moduleLinkSchema":"link220","moduleIsValidSchema":"true","modulePermissionSchema":[“read”, “delete”],"type":"module"}),("4231-1231-123111-123230",{"moduleNameSchema":"cosa99","moduleDescriptionSchema":"desc221","moduleLinkSchema":"link221","moduleIsValidSchema":"true","modulePermissionSchema":[“read”, “delete”],"type":"module"}),("4231-1231-123111-123231",{"moduleNameSchema":"cosa100","moduleDescriptionSchema":"desc222","moduleLinkSchema":"link222","moduleIsValidSchema":"true","modulePermissionSchema":[“read”, “delete”],"type":"module"}),("4231-1231-123111-123232",{"moduleNameSchema":"cosa101","moduleDescriptionSchema":"desc223","moduleLinkSchema":"link223","moduleIsValidSchema":"true","modulePermissionSchema":[“read”, “delete”],"type":"module"}),("4231-1231-123111-123233",{"moduleNameSchema":"cosa102","moduleDescriptionSchema":"desc224","moduleLinkSchema":"link224","moduleIsValidSchema":"true","modulePermissionSchema":[“read”, “delete”],"type":"module"}),("4231-1231-123111-123234",{"moduleNameSchema":"cosa103","moduleDescriptionSchema":"desc225","moduleLinkSchema":"link225","moduleIsValidSchema":"true","modulePermissionSchema":[“read”, “delete”],"type":"module"}),("4231-1231-123111-123235",{"moduleNameSchema":"cosa104","moduleDescriptionSchema":"desc226","moduleLinkSchema":"link226","moduleIsValidSchema":"true","modulePermissionSchema":[“read”, “delete”],"type":"module"}),("4231-1231-123111-123236",{"moduleNameSchema":"cosa105","moduleDescriptionSchema":"desc227","moduleLinkSchema":"link227","moduleIsValidSchema":"true","modulePermissionSchema":[“read”, “delete”],"type":"module"}),("4231-1231-123111-123237",{"moduleNameSchema":"cosa106","moduleDescriptionSchema":"desc228","moduleLinkSchema":"link228","moduleIsValidSchema":"true","modulePermissionSchema":[“read”, “delete”],"type":"module"}),("4231-1231-123111-123238",{"moduleNameSchema":"cosa107","moduleDescriptionSchema":"desc229","moduleLinkSchema":"link229","moduleIsValidSchema":"true","modulePermissionSchema":[“read”, “delete”],"type":"module"}),("4231-1231-123111-123239",{"moduleNameSchema":"cosa108","moduleDescriptionSchema":"desc230","moduleLinkSchema":"link230","moduleIsValidSchema":"true","modulePermissionSchema":[“read”, “delete”],"type":"module"}),("4231-1231-123111-123240",{"moduleNameSchema":"cosa109","moduleDescriptionSchema":"desc231","moduleLinkSchema":"link231","moduleIsValidSchema":"true","modulePermissionSchema":[“read”, “delete”],"type":"module"}),("4231-1231-123111-123241",{"moduleNameSchema":"cosa110","moduleDescriptionSchema":"desc232","moduleLinkSchema":"link232","moduleIsValidSchema":"true","modulePermissionSchema":[“read”, “delete”],"type":"module"}),("4231-1231-123111-123242",{"moduleNameSchema":"cosa111","moduleDescriptionSchema":"desc233","moduleLinkSchema":"link233","moduleIsValidSchema":"true","modulePermissionSchema":[“read”, “delete”],"type":"module"}),("4231-1231-123111-123243",{"moduleNameSchema":"cosa112","moduleDescriptionSchema":"desc234","moduleLinkSchema":"link234","moduleIsValidSchema":"true","modulePermissionSchema":[“read”, “delete”],"type":"module"}),("4231-1231-123111-123244",{"moduleNameSchema":"cosa113","moduleDescriptionSchema":"desc235","moduleLinkSchema":"link235","moduleIsValidSchema":"true","modulePermissionSchema":[“read”, “delete”],"type":"module"}),("4231-1231-123111-123245",{"moduleNameSchema":"cosa114","moduleDescriptionSchema":"desc236","moduleLinkSchema":"link236","moduleIsValidSchema":"true","modulePermissionSchema":[“read”, “delete”],"type":"module"}),("4231-1231-123111-123246",{"moduleNameSchema":"cosa115","moduleDescriptionSchema":"desc237","moduleLinkSchema":"link237","moduleIsValidSchema":"true","modulePermissionSchema":[“read”, “delete”],"type":"module"}),("4231-1231-123111-123247",{"moduleNameSchema":"cosa116","moduleDescriptionSchema":"desc238","moduleLinkSchema":"link238","moduleIsValidSchema":"true","modulePermissionSchema":[“read”, “delete”],"type":"module"}),("4231-1231-123111-123248",{"moduleNameSchema":"cosa117","moduleDescriptionSchema":"desc239","moduleLinkSchema":"link239","moduleIsValidSchema":"true","modulePermissionSchema":[“read”, “delete”],"type":"module"}),("4231-1231-123111-123249",{"moduleNameSchema":"cosa118","moduleDescriptionSchema":"desc240","moduleLinkSchema":"link240","moduleIsValidSchema":"true","modulePermissionSchema":[“read”, “delete”],"type":"module"}),("4231-1231-123111-123250",{"moduleNameSchema":"cosa119","moduleDescriptionSchema":"desc241","moduleLinkSchema":"link241","moduleIsValidSchema":"true","modulePermissionSchema":[“read”, “delete”],"type":"module"}),("4231-1231-123111-123251",{"moduleNameSchema":"cosa120","moduleDescriptionSchema":"desc242","moduleLinkSchema":"link242","moduleIsValidSchema":"true","modulePermissionSchema":[“read”, “delete”],"type":"module"}),("4231-1231-123111-123252",{"moduleNameSchema":"cosa121","moduleDescriptionSchema":"desc243","moduleLinkSchema":"link243","moduleIsValidSchema":"true","modulePermissionSchema":[“read”, “delete”],"type":"module"}),("4231-1231-123111-123253",{"moduleNameSchema":"cosa122","moduleDescriptionSchema":"desc244","moduleLinkSchema":"link244","moduleIsValidSchema":"true","modulePermissionSchema":[“read”, “delete”],"type":"module"}),("4231-1231-123111-123254",{"moduleNameSchema":"cosa123","moduleDescriptionSchema":"desc245","moduleLinkSchema":"link245","moduleIsValidSchema":"true","modulePermissionSchema":[“read”, “delete”],"type":"module"}),("4231-1231-123111-123255",{"moduleNameSchema":"cosa124","moduleDescriptionSchema":"desc246","moduleLinkSchema":"link246","moduleIsValidSchema":"true","modulePermissionSchema":[“read”, “delete”],"type":"module"}),("4231-1231-123111-123256",{"moduleNameSchema":"cosa125","moduleDescriptionSchema":"desc247","moduleLinkSchema":"link247","moduleIsValidSchema":"true","modulePermissionSchema":[“read”, “delete”],"type":"module"}),("4231-1231-123111-123257",{"moduleNameSchema":"cosa126","moduleDescriptionSchema":"desc248","moduleLinkSchema":"link248","moduleIsValidSchema":"true","modulePermissionSchema":[“read”, “delete”],"type":"module"}),("4231-1231-123111-123258",{"moduleNameSchema":"cosa127","moduleDescriptionSchema":"desc249","moduleLinkSchema":"link249","moduleIsValidSchema":"true","modulePermissionSchema":[“read”, “delete”],"type":"module"}),("4231-1231-123111-123259",{"moduleNameSchema":"cosa128","moduleDescriptionSchema":"desc250","moduleLinkSchema":"link250","moduleIsValidSchema":"true","modulePermissionSchema":[“read”, “delete”],"type":"module"}),("4231-1231-123111-123260",{"moduleNameSchema":"cosa129","moduleDescriptionSchema":"desc251","moduleLinkSchema":"link251","moduleIsValidSchema":"true","modulePermissionSchema":[“read”, “delete”],"type":"module"}),("4231-1231-123111-123261",{"moduleNameSchema":"cosa130","moduleDescriptionSchema":"desc252","moduleLinkSchema":"link252","moduleIsValidSchema":"true","modulePermissionSchema":[“read”, “delete”],"type":"module"}),("4231-1231-123111-123262",{"moduleNameSchema":"cosa131","moduleDescriptionSchema":"desc253","moduleLinkSchema":"link253","moduleIsValidSchema":"true","modulePermissionSchema":[“read”, “delete”],"type":"module"}),("4231-1231-123111-123263",{"moduleNameSchema":"cosa132","moduleDescriptionSchema":"desc254","moduleLinkSchema":"link254","moduleIsValidSchema":"true","modulePermissionSchema":[“read”, “delete”],"type":"module"}),("4231-1231-123111-123264",{"moduleNameSchema":"cosa133","moduleDescriptionSchema":"desc255","moduleLinkSchema":"link255","moduleIsValidSchema":"true","modulePermissionSchema":[“read”, “delete”],"type":"module"}),("4231-1231-123111-123265",{"moduleNameSchema":"cosa134","moduleDescriptionSchema":"desc256","moduleLinkSchema":"link256","moduleIsValidSchema":"true","modulePermissionSchema":[“read”, “delete”],"type":"module"}),("4231-1231-123111-123266",{"moduleNameSchema":"cosa135","moduleDescriptionSchema":"desc257","moduleLinkSchema":"link257","moduleIsValidSchema":"true","modulePermissionSchema":[“read”, “delete”],"type":"module"}),("4231-1231-123111-123267",{"moduleNameSchema":"cosa136","moduleDescriptionSchema":"desc258","moduleLinkSchema":"link258","moduleIsValidSchema":"true","modulePermissionSchema":[“read”, “delete”],"type":"module"}),("4231-1231-123111-123268",{"moduleNameSchema":"cosa137","moduleDescriptionSchema":"desc259","moduleLinkSchema":"link259","moduleIsValidSchema":"true","modulePermissionSchema":[“read”, “delete”],"type":"module"}),("4231-1231-123111-123269",{"moduleNameSchema":"cosa138","moduleDescriptionSchema":"desc260","moduleLinkSchema":"link260","moduleIsValidSchema":"true","modulePermissionSchema":[“read”, “delete”],"type":"module"}),("4231-1231-123111-123270",{"moduleNameSchema":"cosa139","moduleDescriptionSchema":"desc261","moduleLinkSchema":"link261","moduleIsValidSchema":"true","modulePermissionSchema":[“read”, “delete”],"type":"module"}),("4231-1231-123111-123271",{"moduleNameSchema":"cosa140","moduleDescriptionSchema":"desc262","moduleLinkSchema":"link262","moduleIsValidSchema":"true","modulePermissionSchema":[“read”, “delete”],"type":"module"}),("4231-1231-123111-123272",{"moduleNameSchema":"cosa141","moduleDescriptionSchema":"desc263","moduleLinkSchema":"link263","moduleIsValidSchema":"true","modulePermissionSchema":[“read”, “delete”],"type":"module"}),("4231-1231-123111-123273",{"moduleNameSchema":"cosa142","moduleDescriptionSchema":"desc264","moduleLinkSchema":"link264","moduleIsValidSchema":"true","modulePermissionSchema":[“read”, “delete”],"type":"module"}),("4231-1231-123111-123274",{"moduleNameSchema":"cosa143","moduleDescriptionSchema":"desc265","moduleLinkSchema":"link265","moduleIsValidSchema":"true","modulePermissionSchema":[“read”, “delete”],"type":"module"}),("4231-1231-123111-123275",{"moduleNameSchema":"cosa144","moduleDescriptionSchema":"desc266","moduleLinkSchema":"link266","moduleIsValidSchema":"true","modulePermissionSchema":[“read”, “delete”],"type":"module"}),("4231-1231-123111-123276",{"moduleNameSchema":"cosa145","moduleDescriptionSchema":"desc267","moduleLinkSchema":"link267","moduleIsValidSchema":"true","modulePermissionSchema":[“read”, “delete”],"type":"module"}),("4231-1231-123111-123277",{"moduleNameSchema":"cosa146","moduleDescriptionSchema":"desc268","moduleLinkSchema":"link268","moduleIsValidSchema":"true","modulePermissionSchema":[“read”, “delete”],"type":"module"}),("4231-1231-123111-123278",{"moduleNameSchema":"cosa147","moduleDescriptionSchema":"desc269","moduleLinkSchema":"link269","moduleIsValidSchema":"true","modulePermissionSchema":[“read”, “delete”],"type":"module"}),("4231-1231-123111-123279",{"moduleNameSchema":"cosa148","moduleDescriptionSchema":"desc270","moduleLinkSchema":"link270","moduleIsValidSchema":"true","modulePermissionSchema":[“read”, “delete”],"type":"module"}),("4231-1231-123111-123280",{"moduleNameSchema":"cosa149","moduleDescriptionSchema":"desc271","moduleLinkSchema":"link271","moduleIsValidSchema":"true","modulePermissionSchema":[“read”, “delete”],"type":"module"}),("4231-1231-123111-123281",{"moduleNameSchema":"cosa150","moduleDescriptionSchema":"desc272","moduleLinkSchema":"link272","moduleIsValidSchema":"true","modulePermissionSchema":[“read”, “delete”],"type":"module"}),("4231-1231-123111-123282",{"moduleNameSchema":"cosa151","moduleDescriptionSchema":"desc273","moduleLinkSchema":"link273","moduleIsValidSchema":"true","modulePermissionSchema":[“read”, “delete”],"type":"module"}),("4231-1231-123111-123283",{"moduleNameSchema":"cosa152","moduleDescriptionSchema":"desc274","moduleLinkSchema":"link274","moduleIsValidSchema":"true","modulePermissionSchema":[“read”, “delete”],"type":"module"}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3T15:47:12.091174261</meta:creation-date>
    <dc:date>2020-05-03T16:46:01.822722753</dc:date>
    <meta:editing-duration>PT4M42S</meta:editing-duration>
    <meta:editing-cycles>1</meta:editing-cycles>
    <meta:document-statistic meta:table-count="1" meta:cell-count="1074" meta:object-count="0"/>
    <meta:generator>LibreOffice/6.4.3.2$Linux_X86_64 LibreOffice_project/40$Build-2</meta:generator>
  </office:meta>
</office:document-meta>
</file>